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perty_typ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rea_m2</text:p>
          </table:table-cell>
          <table:table-cell office:value-type="string" calcext:value-type="string">
            <text:p>price_usd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0181" calcext:value-type="float">
            <text:p>19.560181</text:p>
          </table:table-cell>
          <table:table-cell office:value-type="float" office:value="-99.233528" calcext:value-type="float">
            <text:p>-99.233528</text:p>
          </table:table-cell>
          <table:table-cell office:value-type="float" office:value="150" calcext:value-type="float">
            <text:p>150</text:p>
          </table:table-cell>
          <table:table-cell office:value-type="float" office:value="67965.56" calcext:value-type="float">
            <text:p>67965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884355" calcext:value-type="float">
            <text:p>25.6884355</text:p>
          </table:table-cell>
          <table:table-cell office:value-type="float" office:value="-100.1988071" calcext:value-type="float">
            <text:p>-100.1988071</text:p>
          </table:table-cell>
          <table:table-cell office:value-type="float" office:value="186" calcext:value-type="float">
            <text:p>186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767704" calcext:value-type="float">
            <text:p>16.767704</text:p>
          </table:table-cell>
          <table:table-cell office:value-type="float" office:value="-99.764383" calcext:value-type="float">
            <text:p>-99.764383</text:p>
          </table:table-cell>
          <table:table-cell office:value-type="float" office:value="82" calcext:value-type="float">
            <text:p>82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29782" calcext:value-type="float">
            <text:p>16.829782</text:p>
          </table:table-cell>
          <table:table-cell office:value-type="float" office:value="-99.911012" calcext:value-type="float">
            <text:p>-99.911012</text:p>
          </table:table-cell>
          <table:table-cell office:value-type="float" office:value="150" calcext:value-type="float">
            <text:p>150</text:p>
          </table:table-cell>
          <table:table-cell office:value-type="float" office:value="94308.8" calcext:value-type="float">
            <text:p>94308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25830247" calcext:value-type="float">
            <text:p>21.0525830247</text:p>
          </table:table-cell>
          <table:table-cell office:value-type="float" office:value="-89.5386385918" calcext:value-type="float">
            <text:p>-89.5386385918</text:p>
          </table:table-cell>
          <table:table-cell office:value-type="float" office:value="205" calcext:value-type="float">
            <text:p>205</text:p>
          </table:table-cell>
          <table:table-cell office:value-type="float" office:value="105191.37" calcext:value-type="float">
            <text:p>105191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163149" calcext:value-type="float">
            <text:p>20.7163149</text:p>
          </table:table-cell>
          <table:table-cell office:value-type="float" office:value="-100.4525027" calcext:value-type="float">
            <text:p>-100.4525027</text:p>
          </table:table-cell>
          <table:table-cell office:value-type="float" office:value="320" calcext:value-type="float">
            <text:p>320</text:p>
          </table:table-cell>
          <table:table-cell office:value-type="float" office:value="274034.68" calcext:value-type="float">
            <text:p>274034.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26047" calcext:value-type="float">
            <text:p>18.8126047</text:p>
          </table:table-cell>
          <table:table-cell office:value-type="float" office:value="-98.9548261" calcext:value-type="float">
            <text:p>-98.9548261</text:p>
          </table:table-cell>
          <table:table-cell office:value-type="float" office:value="281" calcext:value-type="float">
            <text:p>281</text:p>
          </table:table-cell>
          <table:table-cell office:value-type="float" office:value="151509.56" calcext:value-type="float">
            <text:p>151509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9737" calcext:value-type="float">
            <text:p>16.769737</text:p>
          </table:table-cell>
          <table:table-cell office:value-type="float" office:value="-93.088928" calcext:value-type="float">
            <text:p>-93.088928</text:p>
          </table:table-cell>
          <table:table-cell office:value-type="float" office:value="140" calcext:value-type="float">
            <text:p>14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05407331" calcext:value-type="float">
            <text:p>19.305407331</text:p>
          </table:table-cell>
          <table:table-cell office:value-type="float" office:value="-99.646948278" calcext:value-type="float">
            <text:p>-99.646948278</text:p>
          </table:table-cell>
          <table:table-cell office:value-type="float" office:value="235" calcext:value-type="float">
            <text:p>235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197" calcext:value-type="float">
            <text:p>18.804197</text:p>
          </table:table-cell>
          <table:table-cell office:value-type="float" office:value="-98.932816" calcext:value-type="float">
            <text:p>-98.932816</text:p>
          </table:table-cell>
          <table:table-cell office:value-type="float" office:value="117" calcext:value-type="float">
            <text:p>117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775165" calcext:value-type="float">
            <text:p>16.775165</text:p>
          </table:table-cell>
          <table:table-cell office:value-type="float" office:value="-99.789939" calcext:value-type="float">
            <text:p>-99.789939</text:p>
          </table:table-cell>
          <table:table-cell office:value-type="float" office:value="117" calcext:value-type="float">
            <text:p>117</text:p>
          </table:table-cell>
          <table:table-cell office:value-type="float" office:value="157269.15" calcext:value-type="float">
            <text:p>157269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83333" calcext:value-type="float">
            <text:p>21.0483333</text:p>
          </table:table-cell>
          <table:table-cell office:value-type="float" office:value="-89.6780555" calcext:value-type="float">
            <text:p>-89.6780555</text:p>
          </table:table-cell>
          <table:table-cell office:value-type="float" office:value="193" calcext:value-type="float">
            <text:p>193</text:p>
          </table:table-cell>
          <table:table-cell office:value-type="float" office:value="104607.47" calcext:value-type="float">
            <text:p>104607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0181" calcext:value-type="float">
            <text:p>19.560181</text:p>
          </table:table-cell>
          <table:table-cell office:value-type="float" office:value="-99.233528" calcext:value-type="float">
            <text:p>-99.233528</text:p>
          </table:table-cell>
          <table:table-cell office:value-type="float" office:value="85" calcext:value-type="float">
            <text:p>85</text:p>
          </table:table-cell>
          <table:table-cell office:value-type="float" office:value="63238.77" calcext:value-type="float">
            <text:p>6323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140820847" calcext:value-type="float">
            <text:p>18.0140820847</text:p>
          </table:table-cell>
          <table:table-cell office:value-type="float" office:value="-92.896399498" calcext:value-type="float">
            <text:p>-92.896399498</text:p>
          </table:table-cell>
          <table:table-cell office:value-type="float" office:value="135" calcext:value-type="float">
            <text:p>135</text:p>
          </table:table-cell>
          <table:table-cell office:value-type="float" office:value="77994.48" calcext:value-type="float">
            <text:p>77994.4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0748" calcext:value-type="float">
            <text:p>19.390748</text:p>
          </table:table-cell>
          <table:table-cell office:value-type="float" office:value="-99.158695" calcext:value-type="float">
            <text:p>-99.158695</text:p>
          </table:table-cell>
          <table:table-cell office:value-type="float" office:value="127" calcext:value-type="float">
            <text:p>127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3371507411" calcext:value-type="float">
            <text:p>21.3371507411</text:p>
          </table:table-cell>
          <table:table-cell office:value-type="float" office:value="-89.3226885796" calcext:value-type="float">
            <text:p>-89.3226885796</text:p>
          </table:table-cell>
          <table:table-cell office:value-type="float" office:value="208" calcext:value-type="float">
            <text:p>208</text:p>
          </table:table-cell>
          <table:table-cell office:value-type="float" office:value="203167.1" calcext:value-type="float">
            <text:p>203167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37652" calcext:value-type="float">
            <text:p>19.337652</text:p>
          </table:table-cell>
          <table:table-cell office:value-type="float" office:value="-99.2233268" calcext:value-type="float">
            <text:p>-99.2233268</text:p>
          </table:table-cell>
          <table:table-cell office:value-type="float" office:value="297" calcext:value-type="float">
            <text:p>297</text:p>
          </table:table-cell>
          <table:table-cell office:value-type="float" office:value="264390.77" calcext:value-type="float">
            <text:p>264390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1.518174" calcext:value-type="float">
            <text:p>21.518174</text:p>
          </table:table-cell>
          <table:table-cell office:value-type="float" office:value="-104.9074948" calcext:value-type="float">
            <text:p>-104.9074948</text:p>
          </table:table-cell>
          <table:table-cell office:value-type="float" office:value="173" calcext:value-type="float">
            <text:p>173</text:p>
          </table:table-cell>
          <table:table-cell office:value-type="float" office:value="63238.77" calcext:value-type="float">
            <text:p>6323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5343" calcext:value-type="float">
            <text:p>18.855343</text:p>
          </table:table-cell>
          <table:table-cell office:value-type="float" office:value="-99.241142" calcext:value-type="float">
            <text:p>-99.241142</text:p>
          </table:table-cell>
          <table:table-cell office:value-type="float" office:value="73" calcext:value-type="float">
            <text:p>73</text:p>
          </table:table-cell>
          <table:table-cell office:value-type="float" office:value="36775.16" calcext:value-type="float">
            <text:p>36775.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248763" calcext:value-type="float">
            <text:p>19.0248763</text:p>
          </table:table-cell>
          <table:table-cell office:value-type="float" office:value="-98.1945109" calcext:value-type="float">
            <text:p>-98.1945109</text:p>
          </table:table-cell>
          <table:table-cell office:value-type="float" office:value="170" calcext:value-type="float">
            <text:p>170</text:p>
          </table:table-cell>
          <table:table-cell office:value-type="float" office:value="173570.3" calcext:value-type="float">
            <text:p>173570.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3334" calcext:value-type="float">
            <text:p>19.403334</text:p>
          </table:table-cell>
          <table:table-cell office:value-type="float" office:value="-99.157755" calcext:value-type="float">
            <text:p>-99.157755</text:p>
          </table:table-cell>
          <table:table-cell office:value-type="float" office:value="129" calcext:value-type="float">
            <text:p>129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28152" calcext:value-type="float">
            <text:p>19.428152</text:p>
          </table:table-cell>
          <table:table-cell office:value-type="float" office:value="-99.106194" calcext:value-type="float">
            <text:p>-99.106194</text:p>
          </table:table-cell>
          <table:table-cell office:value-type="float" office:value="68" calcext:value-type="float">
            <text:p>68</text:p>
          </table:table-cell>
          <table:table-cell office:value-type="float" office:value="67175.26" calcext:value-type="float">
            <text:p>67175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91881" calcext:value-type="float">
            <text:p>18.991881</text:p>
          </table:table-cell>
          <table:table-cell office:value-type="float" office:value="-98.275275" calcext:value-type="float">
            <text:p>-98.275275</text:p>
          </table:table-cell>
          <table:table-cell office:value-type="float" office:value="334" calcext:value-type="float">
            <text:p>334</text:p>
          </table:table-cell>
          <table:table-cell office:value-type="float" office:value="262905.55" calcext:value-type="float">
            <text:p>262905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624891" calcext:value-type="float">
            <text:p>25.624891</text:p>
          </table:table-cell>
          <table:table-cell office:value-type="float" office:value="-103.397214" calcext:value-type="float">
            <text:p>-103.397214</text:p>
          </table:table-cell>
          <table:table-cell office:value-type="float" office:value="106" calcext:value-type="float">
            <text:p>106</text:p>
          </table:table-cell>
          <table:table-cell office:value-type="float" office:value="40041.72" calcext:value-type="float">
            <text:p>40041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7143" calcext:value-type="float">
            <text:p>20.997143</text:p>
          </table:table-cell>
          <table:table-cell office:value-type="float" office:value="-89.601028" calcext:value-type="float">
            <text:p>-89.601028</text:p>
          </table:table-cell>
          <table:table-cell office:value-type="float" office:value="132" calcext:value-type="float">
            <text:p>132</text:p>
          </table:table-cell>
          <table:table-cell office:value-type="float" office:value="64556.24" calcext:value-type="float">
            <text:p>64556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39141" calcext:value-type="float">
            <text:p>23.239141</text:p>
          </table:table-cell>
          <table:table-cell office:value-type="float" office:value="-106.412613" calcext:value-type="float">
            <text:p>-106.412613</text:p>
          </table:table-cell>
          <table:table-cell office:value-type="float" office:value="104" calcext:value-type="float">
            <text:p>104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30141" calcext:value-type="float">
            <text:p>19.430141</text:p>
          </table:table-cell>
          <table:table-cell office:value-type="float" office:value="-99.172536" calcext:value-type="float">
            <text:p>-99.172536</text:p>
          </table:table-cell>
          <table:table-cell office:value-type="float" office:value="97" calcext:value-type="float">
            <text:p>97</text:p>
          </table:table-cell>
          <table:table-cell office:value-type="float" office:value="104846.1" calcext:value-type="float">
            <text:p>104846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8595" calcext:value-type="float">
            <text:p>19.538595</text:p>
          </table:table-cell>
          <table:table-cell office:value-type="float" office:value="-99.180214" calcext:value-type="float">
            <text:p>-99.180214</text:p>
          </table:table-cell>
          <table:table-cell office:value-type="float" office:value="200" calcext:value-type="float">
            <text:p>20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80" calcext:value-type="float">
            <text:p>80</text:p>
          </table:table-cell>
          <table:table-cell office:value-type="float" office:value="84845.35" calcext:value-type="float">
            <text:p>84845.3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8931239971" calcext:value-type="float">
            <text:p>17.8931239971</text:p>
          </table:table-cell>
          <table:table-cell office:value-type="float" office:value="-92.9212732315" calcext:value-type="float">
            <text:p>-92.9212732315</text:p>
          </table:table-cell>
          <table:table-cell office:value-type="float" office:value="70" calcext:value-type="float">
            <text:p>70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17077" calcext:value-type="float">
            <text:p>16.717077</text:p>
          </table:table-cell>
          <table:table-cell office:value-type="float" office:value="-93.162903" calcext:value-type="float">
            <text:p>-93.162903</text:p>
          </table:table-cell>
          <table:table-cell office:value-type="float" office:value="240" calcext:value-type="float">
            <text:p>24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261979" calcext:value-type="float">
            <text:p>22.3261979</text:p>
          </table:table-cell>
          <table:table-cell office:value-type="float" office:value="-97.8885244" calcext:value-type="float">
            <text:p>-97.8885244</text:p>
          </table:table-cell>
          <table:table-cell office:value-type="float" office:value="188" calcext:value-type="float">
            <text:p>188</text:p>
          </table:table-cell>
          <table:table-cell office:value-type="float" office:value="92223.21" calcext:value-type="float">
            <text:p>922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31861" calcext:value-type="float">
            <text:p>21.0231861</text:p>
          </table:table-cell>
          <table:table-cell office:value-type="float" office:value="-89.5863038" calcext:value-type="float">
            <text:p>-89.5863038</text:p>
          </table:table-cell>
          <table:table-cell office:value-type="float" office:value="253" calcext:value-type="float">
            <text:p>253</text:p>
          </table:table-cell>
          <table:table-cell office:value-type="float" office:value="129639.48" calcext:value-type="float">
            <text:p>129639.4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365" calcext:value-type="float">
            <text:p>19.39365</text:p>
          </table:table-cell>
          <table:table-cell office:value-type="float" office:value="-99.14769" calcext:value-type="float">
            <text:p>-99.14769</text:p>
          </table:table-cell>
          <table:table-cell office:value-type="float" office:value="128" calcext:value-type="float">
            <text:p>128</text:p>
          </table:table-cell>
          <table:table-cell office:value-type="float" office:value="120125.18" calcext:value-type="float">
            <text:p>120125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69582" calcext:value-type="float">
            <text:p>25.569582</text:p>
          </table:table-cell>
          <table:table-cell office:value-type="float" office:value="-103.33239" calcext:value-type="float">
            <text:p>-103.33239</text:p>
          </table:table-cell>
          <table:table-cell office:value-type="float" office:value="350" calcext:value-type="float">
            <text:p>35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81369" calcext:value-type="float">
            <text:p>25.581369</text:p>
          </table:table-cell>
          <table:table-cell office:value-type="float" office:value="-103.377648" calcext:value-type="float">
            <text:p>-103.377648</text:p>
          </table:table-cell>
          <table:table-cell office:value-type="float" office:value="133" calcext:value-type="float">
            <text:p>133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12967" calcext:value-type="float">
            <text:p>19.0412967</text:p>
          </table:table-cell>
          <table:table-cell office:value-type="float" office:value="-98.2061996" calcext:value-type="float">
            <text:p>-98.2061996</text:p>
          </table:table-cell>
          <table:table-cell office:value-type="float" office:value="250" calcext:value-type="float">
            <text:p>250</text:p>
          </table:table-cell>
          <table:table-cell office:value-type="float" office:value="155461.98" calcext:value-type="float">
            <text:p>155461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0301" calcext:value-type="float">
            <text:p>19.390301</text:p>
          </table:table-cell>
          <table:table-cell office:value-type="float" office:value="-99.11161" calcext:value-type="float">
            <text:p>-99.11161</text:p>
          </table:table-cell>
          <table:table-cell office:value-type="float" office:value="187" calcext:value-type="float">
            <text:p>187</text:p>
          </table:table-cell>
          <table:table-cell office:value-type="float" office:value="126447.56" calcext:value-type="float">
            <text:p>126447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1803" calcext:value-type="float">
            <text:p>19.101803</text:p>
          </table:table-cell>
          <table:table-cell office:value-type="float" office:value="-96.163884" calcext:value-type="float">
            <text:p>-96.163884</text:p>
          </table:table-cell>
          <table:table-cell office:value-type="float" office:value="127" calcext:value-type="float">
            <text:p>127</text:p>
          </table:table-cell>
          <table:table-cell office:value-type="float" office:value="51662.25" calcext:value-type="float">
            <text:p>51662.2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26517" calcext:value-type="float">
            <text:p>19.026517</text:p>
          </table:table-cell>
          <table:table-cell office:value-type="float" office:value="-98.214364" calcext:value-type="float">
            <text:p>-98.214364</text:p>
          </table:table-cell>
          <table:table-cell office:value-type="float" office:value="102" calcext:value-type="float">
            <text:p>102</text:p>
          </table:table-cell>
          <table:table-cell office:value-type="float" office:value="97598.5" calcext:value-type="float">
            <text:p>97598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07" calcext:value-type="float">
            <text:p>107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242" calcext:value-type="float">
            <text:p>242</text:p>
          </table:table-cell>
          <table:table-cell office:value-type="float" office:value="108534.15" calcext:value-type="float">
            <text:p>108534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05334" calcext:value-type="float">
            <text:p>19.3605334</text:p>
          </table:table-cell>
          <table:table-cell office:value-type="float" office:value="-99.2267067" calcext:value-type="float">
            <text:p>-99.2267067</text:p>
          </table:table-cell>
          <table:table-cell office:value-type="float" office:value="245" calcext:value-type="float">
            <text:p>245</text:p>
          </table:table-cell>
          <table:table-cell office:value-type="float" office:value="247626.47" calcext:value-type="float">
            <text:p>247626.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1369" calcext:value-type="float">
            <text:p>19.351369</text:p>
          </table:table-cell>
          <table:table-cell office:value-type="float" office:value="-99.248993" calcext:value-type="float">
            <text:p>-99.248993</text:p>
          </table:table-cell>
          <table:table-cell office:value-type="float" office:value="90" calcext:value-type="float">
            <text:p>90</text:p>
          </table:table-cell>
          <table:table-cell office:value-type="float" office:value="86300.46" calcext:value-type="float">
            <text:p>86300.4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2142" calcext:value-type="float">
            <text:p>19.412142</text:p>
          </table:table-cell>
          <table:table-cell office:value-type="float" office:value="-99.146127" calcext:value-type="float">
            <text:p>-99.146127</text:p>
          </table:table-cell>
          <table:table-cell office:value-type="float" office:value="75" calcext:value-type="float">
            <text:p>75</text:p>
          </table:table-cell>
          <table:table-cell office:value-type="float" office:value="44794.13" calcext:value-type="float">
            <text:p>44794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8.987232" calcext:value-type="float">
            <text:p>18.987232</text:p>
          </table:table-cell>
          <table:table-cell office:value-type="float" office:value="-98.206947" calcext:value-type="float">
            <text:p>-98.206947</text:p>
          </table:table-cell>
          <table:table-cell office:value-type="float" office:value="93" calcext:value-type="float">
            <text:p>93</text:p>
          </table:table-cell>
          <table:table-cell office:value-type="float" office:value="40841.7" calcext:value-type="float">
            <text:p>40841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715134" calcext:value-type="float">
            <text:p>19.715134</text:p>
          </table:table-cell>
          <table:table-cell office:value-type="float" office:value="-99.214828" calcext:value-type="float">
            <text:p>-99.214828</text:p>
          </table:table-cell>
          <table:table-cell office:value-type="float" office:value="126" calcext:value-type="float">
            <text:p>126</text:p>
          </table:table-cell>
          <table:table-cell office:value-type="float" office:value="95309.84" calcext:value-type="float">
            <text:p>95309.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74069" calcext:value-type="float">
            <text:p>19.374069</text:p>
          </table:table-cell>
          <table:table-cell office:value-type="float" office:value="-99.01932" calcext:value-type="float">
            <text:p>-99.01932</text:p>
          </table:table-cell>
          <table:table-cell office:value-type="float" office:value="300" calcext:value-type="float">
            <text:p>300</text:p>
          </table:table-cell>
          <table:table-cell office:value-type="float" office:value="150719.07" calcext:value-type="float">
            <text:p>150719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3745" calcext:value-type="float">
            <text:p>22.133745</text:p>
          </table:table-cell>
          <table:table-cell office:value-type="float" office:value="-101.016029" calcext:value-type="float">
            <text:p>-101.016029</text:p>
          </table:table-cell>
          <table:table-cell office:value-type="float" office:value="132" calcext:value-type="float">
            <text:p>132</text:p>
          </table:table-cell>
          <table:table-cell office:value-type="float" office:value="81683.41" calcext:value-type="float">
            <text:p>81683.4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197" calcext:value-type="float">
            <text:p>18.804197</text:p>
          </table:table-cell>
          <table:table-cell office:value-type="float" office:value="-98.932816" calcext:value-type="float">
            <text:p>-98.932816</text:p>
          </table:table-cell>
          <table:table-cell office:value-type="float" office:value="130" calcext:value-type="float">
            <text:p>130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294432" calcext:value-type="float">
            <text:p>21.0294432</text:p>
          </table:table-cell>
          <table:table-cell office:value-type="float" office:value="-89.6322061" calcext:value-type="float">
            <text:p>-89.6322061</text:p>
          </table:table-cell>
          <table:table-cell office:value-type="float" office:value="237" calcext:value-type="float">
            <text:p>237</text:p>
          </table:table-cell>
          <table:table-cell office:value-type="float" office:value="192087.77" calcext:value-type="float">
            <text:p>192087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093254" calcext:value-type="float">
            <text:p>24.8093254</text:p>
          </table:table-cell>
          <table:table-cell office:value-type="float" office:value="-107.4692179" calcext:value-type="float">
            <text:p>-107.4692179</text:p>
          </table:table-cell>
          <table:table-cell office:value-type="float" office:value="96" calcext:value-type="float">
            <text:p>96</text:p>
          </table:table-cell>
          <table:table-cell office:value-type="float" office:value="60603.82" calcext:value-type="float">
            <text:p>60603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923" calcext:value-type="float">
            <text:p>19.33923</text:p>
          </table:table-cell>
          <table:table-cell office:value-type="float" office:value="-99.218987" calcext:value-type="float">
            <text:p>-99.218987</text:p>
          </table:table-cell>
          <table:table-cell office:value-type="float" office:value="102" calcext:value-type="float">
            <text:p>102</text:p>
          </table:table-cell>
          <table:table-cell office:value-type="float" office:value="237089.17" calcext:value-type="float">
            <text:p>237089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93049" calcext:value-type="float">
            <text:p>32.493049</text:p>
          </table:table-cell>
          <table:table-cell office:value-type="float" office:value="-116.907481" calcext:value-type="float">
            <text:p>-116.907481</text:p>
          </table:table-cell>
          <table:table-cell office:value-type="float" office:value="76" calcext:value-type="float">
            <text:p>76</text:p>
          </table:table-cell>
          <table:table-cell office:value-type="float" office:value="41095.45" calcext:value-type="float">
            <text:p>41095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1254846" calcext:value-type="float">
            <text:p>20.1254846</text:p>
          </table:table-cell>
          <table:table-cell office:value-type="float" office:value="-98.7362998" calcext:value-type="float">
            <text:p>-98.7362998</text:p>
          </table:table-cell>
          <table:table-cell office:value-type="float" office:value="229" calcext:value-type="float">
            <text:p>229</text:p>
          </table:table-cell>
          <table:table-cell office:value-type="float" office:value="158096.93" calcext:value-type="float">
            <text:p>158096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60244" calcext:value-type="float">
            <text:p>18.960244</text:p>
          </table:table-cell>
          <table:table-cell office:value-type="float" office:value="-99.212962" calcext:value-type="float">
            <text:p>-99.212962</text:p>
          </table:table-cell>
          <table:table-cell office:value-type="float" office:value="305" calcext:value-type="float">
            <text:p>305</text:p>
          </table:table-cell>
          <table:table-cell office:value-type="float" office:value="227351.46" calcext:value-type="float">
            <text:p>227351.4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28" calcext:value-type="float">
            <text:p>128</text:p>
          </table:table-cell>
          <table:table-cell office:value-type="float" office:value="67438.69" calcext:value-type="float">
            <text:p>67438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80802461" calcext:value-type="float">
            <text:p>19.5380802461</text:p>
          </table:table-cell>
          <table:table-cell office:value-type="float" office:value="-99.2384793394" calcext:value-type="float">
            <text:p>-99.2384793394</text:p>
          </table:table-cell>
          <table:table-cell office:value-type="float" office:value="240" calcext:value-type="float">
            <text:p>240</text:p>
          </table:table-cell>
          <table:table-cell office:value-type="float" office:value="136984.85" calcext:value-type="float">
            <text:p>136984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29547" calcext:value-type="float">
            <text:p>21.129547</text:p>
          </table:table-cell>
          <table:table-cell office:value-type="float" office:value="-86.817017" calcext:value-type="float">
            <text:p>-86.817017</text:p>
          </table:table-cell>
          <table:table-cell office:value-type="float" office:value="135" calcext:value-type="float">
            <text:p>135</text:p>
          </table:table-cell>
          <table:table-cell office:value-type="float" office:value="93781.94" calcext:value-type="float">
            <text:p>93781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683841" calcext:value-type="float">
            <text:p>25.5683841</text:p>
          </table:table-cell>
          <table:table-cell office:value-type="float" office:value="-100.2439723" calcext:value-type="float">
            <text:p>-100.2439723</text:p>
          </table:table-cell>
          <table:table-cell office:value-type="float" office:value="320" calcext:value-type="float">
            <text:p>320</text:p>
          </table:table-cell>
          <table:table-cell office:value-type="float" office:value="205477.28" calcext:value-type="float">
            <text:p>205477.2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Tamaulipas</text:p>
          </table:table-cell>
          <table:table-cell office:value-type="float" office:value="22.217112" calcext:value-type="float">
            <text:p>22.217112</text:p>
          </table:table-cell>
          <table:table-cell office:value-type="float" office:value="-97.854477" calcext:value-type="float">
            <text:p>-97.854477</text:p>
          </table:table-cell>
          <table:table-cell office:value-type="float" office:value="170" calcext:value-type="float">
            <text:p>170</text:p>
          </table:table-cell>
          <table:table-cell office:value-type="float" office:value="43887.84" calcext:value-type="float">
            <text:p>43887.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60338" calcext:value-type="float">
            <text:p>16.860338</text:p>
          </table:table-cell>
          <table:table-cell office:value-type="float" office:value="-99.870399" calcext:value-type="float">
            <text:p>-99.870399</text:p>
          </table:table-cell>
          <table:table-cell office:value-type="float" office:value="168" calcext:value-type="float">
            <text:p>168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9509" calcext:value-type="float">
            <text:p>19.109509</text:p>
          </table:table-cell>
          <table:table-cell office:value-type="float" office:value="-96.111477" calcext:value-type="float">
            <text:p>-96.111477</text:p>
          </table:table-cell>
          <table:table-cell office:value-type="float" office:value="220" calcext:value-type="float">
            <text:p>220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771518" calcext:value-type="float">
            <text:p>16.771518</text:p>
          </table:table-cell>
          <table:table-cell office:value-type="float" office:value="-99.772466" calcext:value-type="float">
            <text:p>-99.772466</text:p>
          </table:table-cell>
          <table:table-cell office:value-type="float" office:value="180" calcext:value-type="float">
            <text:p>18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50" calcext:value-type="float">
            <text:p>250</text:p>
          </table:table-cell>
          <table:table-cell office:value-type="float" office:value="176499.72" calcext:value-type="float">
            <text:p>176499.7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07114" calcext:value-type="float">
            <text:p>21.0307114</text:p>
          </table:table-cell>
          <table:table-cell office:value-type="float" office:value="-89.6181018" calcext:value-type="float">
            <text:p>-89.6181018</text:p>
          </table:table-cell>
          <table:table-cell office:value-type="float" office:value="157" calcext:value-type="float">
            <text:p>157</text:p>
          </table:table-cell>
          <table:table-cell office:value-type="float" office:value="81630.71" calcext:value-type="float">
            <text:p>81630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36084" calcext:value-type="float">
            <text:p>20.6536084</text:p>
          </table:table-cell>
          <table:table-cell office:value-type="float" office:value="-100.3469826" calcext:value-type="float">
            <text:p>-100.3469826</text:p>
          </table:table-cell>
          <table:table-cell office:value-type="float" office:value="128" calcext:value-type="float">
            <text:p>128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50003" calcext:value-type="float">
            <text:p>19.650003</text:p>
          </table:table-cell>
          <table:table-cell office:value-type="float" office:value="-99.220367" calcext:value-type="float">
            <text:p>-99.220367</text:p>
          </table:table-cell>
          <table:table-cell office:value-type="float" office:value="135" calcext:value-type="float">
            <text:p>135</text:p>
          </table:table-cell>
          <table:table-cell office:value-type="float" office:value="126477.54" calcext:value-type="float">
            <text:p>126477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08134" calcext:value-type="float">
            <text:p>25.708134</text:p>
          </table:table-cell>
          <table:table-cell office:value-type="float" office:value="-100.145821" calcext:value-type="float">
            <text:p>-100.145821</text:p>
          </table:table-cell>
          <table:table-cell office:value-type="float" office:value="60" calcext:value-type="float">
            <text:p>60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1371" calcext:value-type="float">
            <text:p>25.751371</text:p>
          </table:table-cell>
          <table:table-cell office:value-type="float" office:value="-100.238281" calcext:value-type="float">
            <text:p>-100.238281</text:p>
          </table:table-cell>
          <table:table-cell office:value-type="float" office:value="185" calcext:value-type="float">
            <text:p>185</text:p>
          </table:table-cell>
          <table:table-cell office:value-type="float" office:value="72707.34" calcext:value-type="float">
            <text:p>72707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1371" calcext:value-type="float">
            <text:p>19.351371</text:p>
          </table:table-cell>
          <table:table-cell office:value-type="float" office:value="-99.161529" calcext:value-type="float">
            <text:p>-99.161529</text:p>
          </table:table-cell>
          <table:table-cell office:value-type="float" office:value="60" calcext:value-type="float">
            <text:p>60</text:p>
          </table:table-cell>
          <table:table-cell office:value-type="float" office:value="35563.37" calcext:value-type="float">
            <text:p>35563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98899" calcext:value-type="float">
            <text:p>19.298899</text:p>
          </table:table-cell>
          <table:table-cell office:value-type="float" office:value="-99.208048" calcext:value-type="float">
            <text:p>-99.208048</text:p>
          </table:table-cell>
          <table:table-cell office:value-type="float" office:value="300" calcext:value-type="float">
            <text:p>300</text:p>
          </table:table-cell>
          <table:table-cell office:value-type="float" office:value="207057.88" calcext:value-type="float">
            <text:p>207057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81989" calcext:value-type="float">
            <text:p>25.581989</text:p>
          </table:table-cell>
          <table:table-cell office:value-type="float" office:value="-103.378005" calcext:value-type="float">
            <text:p>-103.378005</text:p>
          </table:table-cell>
          <table:table-cell office:value-type="float" office:value="220" calcext:value-type="float">
            <text:p>220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6.074236" calcext:value-type="float">
            <text:p>26.074236</text:p>
          </table:table-cell>
          <table:table-cell office:value-type="float" office:value="-98.349915" calcext:value-type="float">
            <text:p>-98.349915</text:p>
          </table:table-cell>
          <table:table-cell office:value-type="float" office:value="200" calcext:value-type="float">
            <text:p>200</text:p>
          </table:table-cell>
          <table:table-cell office:value-type="float" office:value="126447.56" calcext:value-type="float">
            <text:p>126447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504824698" calcext:value-type="float">
            <text:p>21.1504824698</text:p>
          </table:table-cell>
          <table:table-cell office:value-type="float" office:value="-86.8156854808" calcext:value-type="float">
            <text:p>-86.8156854808</text:p>
          </table:table-cell>
          <table:table-cell office:value-type="float" office:value="261" calcext:value-type="float">
            <text:p>261</text:p>
          </table:table-cell>
          <table:table-cell office:value-type="float" office:value="216014.58" calcext:value-type="float">
            <text:p>216014.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85506" calcext:value-type="float">
            <text:p>20.785506</text:p>
          </table:table-cell>
          <table:table-cell office:value-type="float" office:value="-103.442286" calcext:value-type="float">
            <text:p>-103.442286</text:p>
          </table:table-cell>
          <table:table-cell office:value-type="float" office:value="98" calcext:value-type="float">
            <text:p>98</text:p>
          </table:table-cell>
          <table:table-cell office:value-type="float" office:value="52423.05" calcext:value-type="float">
            <text:p>52423.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4421" calcext:value-type="float">
            <text:p>19.374421</text:p>
          </table:table-cell>
          <table:table-cell office:value-type="float" office:value="-99.13907" calcext:value-type="float">
            <text:p>-99.13907</text:p>
          </table:table-cell>
          <table:table-cell office:value-type="float" office:value="72" calcext:value-type="float">
            <text:p>72</text:p>
          </table:table-cell>
          <table:table-cell office:value-type="float" office:value="118386.52" calcext:value-type="float">
            <text:p>118386.5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947" calcext:value-type="float">
            <text:p>20.99947</text:p>
          </table:table-cell>
          <table:table-cell office:value-type="float" office:value="-89.642815" calcext:value-type="float">
            <text:p>-89.642815</text:p>
          </table:table-cell>
          <table:table-cell office:value-type="float" office:value="211" calcext:value-type="float">
            <text:p>211</text:p>
          </table:table-cell>
          <table:table-cell office:value-type="float" office:value="63238.77" calcext:value-type="float">
            <text:p>6323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3243" calcext:value-type="float">
            <text:p>19.533243</text:p>
          </table:table-cell>
          <table:table-cell office:value-type="float" office:value="-99.227295" calcext:value-type="float">
            <text:p>-99.227295</text:p>
          </table:table-cell>
          <table:table-cell office:value-type="float" office:value="200" calcext:value-type="float">
            <text:p>200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5742" calcext:value-type="float">
            <text:p>20.705742</text:p>
          </table:table-cell>
          <table:table-cell office:value-type="float" office:value="-100.444016" calcext:value-type="float">
            <text:p>-100.444016</text:p>
          </table:table-cell>
          <table:table-cell office:value-type="float" office:value="300" calcext:value-type="float">
            <text:p>300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58504" calcext:value-type="float">
            <text:p>29.058504</text:p>
          </table:table-cell>
          <table:table-cell office:value-type="float" office:value="-110.978981" calcext:value-type="float">
            <text:p>-110.978981</text:p>
          </table:table-cell>
          <table:table-cell office:value-type="float" office:value="185" calcext:value-type="float">
            <text:p>185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9466" calcext:value-type="float">
            <text:p>18.99466</text:p>
          </table:table-cell>
          <table:table-cell office:value-type="float" office:value="-98.2761016" calcext:value-type="float">
            <text:p>-98.2761016</text:p>
          </table:table-cell>
          <table:table-cell office:value-type="float" office:value="178" calcext:value-type="float">
            <text:p>178</text:p>
          </table:table-cell>
          <table:table-cell office:value-type="float" office:value="139652.29" calcext:value-type="float">
            <text:p>139652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754314" calcext:value-type="float">
            <text:p>24.754314</text:p>
          </table:table-cell>
          <table:table-cell office:value-type="float" office:value="-107.402241" calcext:value-type="float">
            <text:p>-107.402241</text:p>
          </table:table-cell>
          <table:table-cell office:value-type="float" office:value="280" calcext:value-type="float">
            <text:p>28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4106" calcext:value-type="float">
            <text:p>19.544106</text:p>
          </table:table-cell>
          <table:table-cell office:value-type="float" office:value="-99.112656" calcext:value-type="float">
            <text:p>-99.112656</text:p>
          </table:table-cell>
          <table:table-cell office:value-type="float" office:value="131" calcext:value-type="float">
            <text:p>131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329957" calcext:value-type="float">
            <text:p>28.6329957</text:p>
          </table:table-cell>
          <table:table-cell office:value-type="float" office:value="-106.0691004" calcext:value-type="float">
            <text:p>-106.0691004</text:p>
          </table:table-cell>
          <table:table-cell office:value-type="float" office:value="115" calcext:value-type="float">
            <text:p>115</text:p>
          </table:table-cell>
          <table:table-cell office:value-type="float" office:value="63238.77" calcext:value-type="float">
            <text:p>6323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2149142" calcext:value-type="float">
            <text:p>20.992149142</text:p>
          </table:table-cell>
          <table:table-cell office:value-type="float" office:value="-89.5655331016" calcext:value-type="float">
            <text:p>-89.5655331016</text:p>
          </table:table-cell>
          <table:table-cell office:value-type="float" office:value="121" calcext:value-type="float">
            <text:p>121</text:p>
          </table:table-cell>
          <table:table-cell office:value-type="float" office:value="65873.72" calcext:value-type="float">
            <text:p>65873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1575" calcext:value-type="float">
            <text:p>22.141575</text:p>
          </table:table-cell>
          <table:table-cell office:value-type="float" office:value="-100.900192" calcext:value-type="float">
            <text:p>-100.900192</text:p>
          </table:table-cell>
          <table:table-cell office:value-type="float" office:value="108" calcext:value-type="float">
            <text:p>108</text:p>
          </table:table-cell>
          <table:table-cell office:value-type="float" office:value="50591.01" calcext:value-type="float">
            <text:p>50591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99857" calcext:value-type="float">
            <text:p>19.499857</text:p>
          </table:table-cell>
          <table:table-cell office:value-type="float" office:value="-99.097517" calcext:value-type="float">
            <text:p>-99.097517</text:p>
          </table:table-cell>
          <table:table-cell office:value-type="float" office:value="300" calcext:value-type="float">
            <text:p>300</text:p>
          </table:table-cell>
          <table:table-cell office:value-type="float" office:value="126447.56" calcext:value-type="float">
            <text:p>126447.5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1729" calcext:value-type="float">
            <text:p>19.381729</text:p>
          </table:table-cell>
          <table:table-cell office:value-type="float" office:value="-99.164986" calcext:value-type="float">
            <text:p>-99.164986</text:p>
          </table:table-cell>
          <table:table-cell office:value-type="float" office:value="80" calcext:value-type="float">
            <text:p>80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2068" calcext:value-type="float">
            <text:p>18.942068</text:p>
          </table:table-cell>
          <table:table-cell office:value-type="float" office:value="-99.242531" calcext:value-type="float">
            <text:p>-99.242531</text:p>
          </table:table-cell>
          <table:table-cell office:value-type="float" office:value="290" calcext:value-type="float">
            <text:p>290</text:p>
          </table:table-cell>
          <table:table-cell office:value-type="float" office:value="242415.29" calcext:value-type="float">
            <text:p>242415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87196" calcext:value-type="float">
            <text:p>19.087196</text:p>
          </table:table-cell>
          <table:table-cell office:value-type="float" office:value="-98.288637" calcext:value-type="float">
            <text:p>-98.288637</text:p>
          </table:table-cell>
          <table:table-cell office:value-type="float" office:value="148" calcext:value-type="float">
            <text:p>148</text:p>
          </table:table-cell>
          <table:table-cell office:value-type="float" office:value="72707.34" calcext:value-type="float">
            <text:p>7270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616453" calcext:value-type="float">
            <text:p>19.1616453</text:p>
          </table:table-cell>
          <table:table-cell office:value-type="float" office:value="-96.154687" calcext:value-type="float">
            <text:p>-96.154687</text:p>
          </table:table-cell>
          <table:table-cell office:value-type="float" office:value="290" calcext:value-type="float">
            <text:p>290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9595" calcext:value-type="float">
            <text:p>18.989595</text:p>
          </table:table-cell>
          <table:table-cell office:value-type="float" office:value="-98.203529" calcext:value-type="float">
            <text:p>-98.203529</text:p>
          </table:table-cell>
          <table:table-cell office:value-type="float" office:value="200" calcext:value-type="float">
            <text:p>200</text:p>
          </table:table-cell>
          <table:table-cell office:value-type="float" office:value="150192.08" calcext:value-type="float">
            <text:p>150192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7542" calcext:value-type="float">
            <text:p>18.917542</text:p>
          </table:table-cell>
          <table:table-cell office:value-type="float" office:value="-98.963181" calcext:value-type="float">
            <text:p>-98.963181</text:p>
          </table:table-cell>
          <table:table-cell office:value-type="float" office:value="220" calcext:value-type="float">
            <text:p>220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93534" calcext:value-type="float">
            <text:p>20.9993534</text:p>
          </table:table-cell>
          <table:table-cell office:value-type="float" office:value="-89.5910162" calcext:value-type="float">
            <text:p>-89.5910162</text:p>
          </table:table-cell>
          <table:table-cell office:value-type="float" office:value="192" calcext:value-type="float">
            <text:p>192</text:p>
          </table:table-cell>
          <table:table-cell office:value-type="float" office:value="86953.31" calcext:value-type="float">
            <text:p>86953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499447277" calcext:value-type="float">
            <text:p>24.1499447277</text:p>
          </table:table-cell>
          <table:table-cell office:value-type="float" office:value="-110.3169306368" calcext:value-type="float">
            <text:p>-110.3169306368</text:p>
          </table:table-cell>
          <table:table-cell office:value-type="float" office:value="176" calcext:value-type="float">
            <text:p>176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4533" calcext:value-type="float">
            <text:p>19.384533</text:p>
          </table:table-cell>
          <table:table-cell office:value-type="float" office:value="-99.183172" calcext:value-type="float">
            <text:p>-99.183172</text:p>
          </table:table-cell>
          <table:table-cell office:value-type="float" office:value="120" calcext:value-type="float">
            <text:p>120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7922" calcext:value-type="float">
            <text:p>19.317922</text:p>
          </table:table-cell>
          <table:table-cell office:value-type="float" office:value="-99.236124" calcext:value-type="float">
            <text:p>-99.236124</text:p>
          </table:table-cell>
          <table:table-cell office:value-type="float" office:value="350" calcext:value-type="float">
            <text:p>350</text:p>
          </table:table-cell>
          <table:table-cell office:value-type="float" office:value="176499.72" calcext:value-type="float">
            <text:p>17649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96592" calcext:value-type="float">
            <text:p>19.696592</text:p>
          </table:table-cell>
          <table:table-cell office:value-type="float" office:value="-99.231445" calcext:value-type="float">
            <text:p>-99.231445</text:p>
          </table:table-cell>
          <table:table-cell office:value-type="float" office:value="87" calcext:value-type="float">
            <text:p>87</text:p>
          </table:table-cell>
          <table:table-cell office:value-type="float" office:value="152000.5" calcext:value-type="float">
            <text:p>152000.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25040623" calcext:value-type="float">
            <text:p>19.3825040623</text:p>
          </table:table-cell>
          <table:table-cell office:value-type="float" office:value="-99.1580399126" calcext:value-type="float">
            <text:p>-99.1580399126</text:p>
          </table:table-cell>
          <table:table-cell office:value-type="float" office:value="78" calcext:value-type="float">
            <text:p>78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1819" calcext:value-type="float">
            <text:p>19.401819</text:p>
          </table:table-cell>
          <table:table-cell office:value-type="float" office:value="-99.184615" calcext:value-type="float">
            <text:p>-99.184615</text:p>
          </table:table-cell>
          <table:table-cell office:value-type="float" office:value="75" calcext:value-type="float">
            <text:p>75</text:p>
          </table:table-cell>
          <table:table-cell office:value-type="float" office:value="78502.86" calcext:value-type="float">
            <text:p>78502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98509" calcext:value-type="float">
            <text:p>18.998509</text:p>
          </table:table-cell>
          <table:table-cell office:value-type="float" office:value="-98.179484" calcext:value-type="float">
            <text:p>-98.179484</text:p>
          </table:table-cell>
          <table:table-cell office:value-type="float" office:value="200" calcext:value-type="float">
            <text:p>200</text:p>
          </table:table-cell>
          <table:table-cell office:value-type="float" office:value="102738.64" calcext:value-type="float">
            <text:p>102738.6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418" calcext:value-type="float">
            <text:p>22.1418</text:p>
          </table:table-cell>
          <table:table-cell office:value-type="float" office:value="-101.027344" calcext:value-type="float">
            <text:p>-101.027344</text:p>
          </table:table-cell>
          <table:table-cell office:value-type="float" office:value="114" calcext:value-type="float">
            <text:p>114</text:p>
          </table:table-cell>
          <table:table-cell office:value-type="float" office:value="88270.78" calcext:value-type="float">
            <text:p>88270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66" calcext:value-type="float">
            <text:p>266</text:p>
          </table:table-cell>
          <table:table-cell office:value-type="float" office:value="111721.83" calcext:value-type="float">
            <text:p>111721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318511" calcext:value-type="float">
            <text:p>25.6318511</text:p>
          </table:table-cell>
          <table:table-cell office:value-type="float" office:value="-100.170963" calcext:value-type="float">
            <text:p>-100.170963</text:p>
          </table:table-cell>
          <table:table-cell office:value-type="float" office:value="204" calcext:value-type="float">
            <text:p>204</text:p>
          </table:table-cell>
          <table:table-cell office:value-type="float" office:value="51644.99" calcext:value-type="float">
            <text:p>5164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83869" calcext:value-type="float">
            <text:p>19.283869</text:p>
          </table:table-cell>
          <table:table-cell office:value-type="float" office:value="-99.588992" calcext:value-type="float">
            <text:p>-99.588992</text:p>
          </table:table-cell>
          <table:table-cell office:value-type="float" office:value="70" calcext:value-type="float">
            <text:p>70</text:p>
          </table:table-cell>
          <table:table-cell office:value-type="float" office:value="57006.77" calcext:value-type="float">
            <text:p>57006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32827" calcext:value-type="float">
            <text:p>20.532827</text:p>
          </table:table-cell>
          <table:table-cell office:value-type="float" office:value="-103.483829" calcext:value-type="float">
            <text:p>-103.483829</text:p>
          </table:table-cell>
          <table:table-cell office:value-type="float" office:value="155" calcext:value-type="float">
            <text:p>155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8608" calcext:value-type="float">
            <text:p>18.918608</text:p>
          </table:table-cell>
          <table:table-cell office:value-type="float" office:value="-98.941094" calcext:value-type="float">
            <text:p>-98.941094</text:p>
          </table:table-cell>
          <table:table-cell office:value-type="float" office:value="247" calcext:value-type="float">
            <text:p>247</text:p>
          </table:table-cell>
          <table:table-cell office:value-type="float" office:value="142287.24" calcext:value-type="float">
            <text:p>142287.2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49012" calcext:value-type="float">
            <text:p>20.649012</text:p>
          </table:table-cell>
          <table:table-cell office:value-type="float" office:value="-103.448288" calcext:value-type="float">
            <text:p>-103.448288</text:p>
          </table:table-cell>
          <table:table-cell office:value-type="float" office:value="88" calcext:value-type="float">
            <text:p>88</text:p>
          </table:table-cell>
          <table:table-cell office:value-type="float" office:value="82875.83" calcext:value-type="float">
            <text:p>82875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175" calcext:value-type="float">
            <text:p>175</text:p>
          </table:table-cell>
          <table:table-cell office:value-type="float" office:value="120944.15" calcext:value-type="float">
            <text:p>120944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Zacateca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70" calcext:value-type="float">
            <text:p>170</text:p>
          </table:table-cell>
          <table:table-cell office:value-type="float" office:value="89567.02" calcext:value-type="float">
            <text:p>89567.0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0937" calcext:value-type="float">
            <text:p>19.380937</text:p>
          </table:table-cell>
          <table:table-cell office:value-type="float" office:value="-99.179545" calcext:value-type="float">
            <text:p>-99.179545</text:p>
          </table:table-cell>
          <table:table-cell office:value-type="float" office:value="98" calcext:value-type="float">
            <text:p>98</text:p>
          </table:table-cell>
          <table:table-cell office:value-type="float" office:value="197100.13" calcext:value-type="float">
            <text:p>197100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59799" calcext:value-type="float">
            <text:p>19.559799</text:p>
          </table:table-cell>
          <table:table-cell office:value-type="float" office:value="-99.233795" calcext:value-type="float">
            <text:p>-99.233795</text:p>
          </table:table-cell>
          <table:table-cell office:value-type="float" office:value="60" calcext:value-type="float">
            <text:p>60</text:p>
          </table:table-cell>
          <table:table-cell office:value-type="float" office:value="34599.16" calcext:value-type="float">
            <text:p>34599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27" calcext:value-type="float">
            <text:p>127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7215" calcext:value-type="float">
            <text:p>19.367215</text:p>
          </table:table-cell>
          <table:table-cell office:value-type="float" office:value="-99.222138" calcext:value-type="float">
            <text:p>-99.222138</text:p>
          </table:table-cell>
          <table:table-cell office:value-type="float" office:value="180" calcext:value-type="float">
            <text:p>180</text:p>
          </table:table-cell>
          <table:table-cell office:value-type="float" office:value="116173.69" calcext:value-type="float">
            <text:p>116173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4477" calcext:value-type="float">
            <text:p>19.044477</text:p>
          </table:table-cell>
          <table:table-cell office:value-type="float" office:value="-98.328011" calcext:value-type="float">
            <text:p>-98.328011</text:p>
          </table:table-cell>
          <table:table-cell office:value-type="float" office:value="326" calcext:value-type="float">
            <text:p>326</text:p>
          </table:table-cell>
          <table:table-cell office:value-type="float" office:value="326733.66" calcext:value-type="float">
            <text:p>326733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34026" calcext:value-type="float">
            <text:p>18.134026</text:p>
          </table:table-cell>
          <table:table-cell office:value-type="float" office:value="-94.476112" calcext:value-type="float">
            <text:p>-94.476112</text:p>
          </table:table-cell>
          <table:table-cell office:value-type="float" office:value="210" calcext:value-type="float">
            <text:p>210</text:p>
          </table:table-cell>
          <table:table-cell office:value-type="float" office:value="247626.47" calcext:value-type="float">
            <text:p>247626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72505" calcext:value-type="float">
            <text:p>25.572505</text:p>
          </table:table-cell>
          <table:table-cell office:value-type="float" office:value="-103.425036" calcext:value-type="float">
            <text:p>-103.425036</text:p>
          </table:table-cell>
          <table:table-cell office:value-type="float" office:value="330" calcext:value-type="float">
            <text:p>330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90517" calcext:value-type="float">
            <text:p>19.290517</text:p>
          </table:table-cell>
          <table:table-cell office:value-type="float" office:value="-99.694921" calcext:value-type="float">
            <text:p>-99.694921</text:p>
          </table:table-cell>
          <table:table-cell office:value-type="float" office:value="157" calcext:value-type="float">
            <text:p>157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88616" calcext:value-type="float">
            <text:p>20.788616</text:p>
          </table:table-cell>
          <table:table-cell office:value-type="float" office:value="-103.435217" calcext:value-type="float">
            <text:p>-103.435217</text:p>
          </table:table-cell>
          <table:table-cell office:value-type="float" office:value="156" calcext:value-type="float">
            <text:p>156</text:p>
          </table:table-cell>
          <table:table-cell office:value-type="float" office:value="123813.23" calcext:value-type="float">
            <text:p>123813.2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526883" calcext:value-type="float">
            <text:p>25.6526883</text:p>
          </table:table-cell>
          <table:table-cell office:value-type="float" office:value="-100.4122654" calcext:value-type="float">
            <text:p>-100.4122654</text:p>
          </table:table-cell>
          <table:table-cell office:value-type="float" office:value="101" calcext:value-type="float">
            <text:p>101</text:p>
          </table:table-cell>
          <table:table-cell office:value-type="float" office:value="160866.42" calcext:value-type="float">
            <text:p>16086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80067" calcext:value-type="float">
            <text:p>25.680067</text:p>
          </table:table-cell>
          <table:table-cell office:value-type="float" office:value="-100.458626" calcext:value-type="float">
            <text:p>-100.458626</text:p>
          </table:table-cell>
          <table:table-cell office:value-type="float" office:value="336" calcext:value-type="float">
            <text:p>336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05643" calcext:value-type="float">
            <text:p>19.305643</text:p>
          </table:table-cell>
          <table:table-cell office:value-type="float" office:value="-98.901535" calcext:value-type="float">
            <text:p>-98.901535</text:p>
          </table:table-cell>
          <table:table-cell office:value-type="float" office:value="120" calcext:value-type="float">
            <text:p>120</text:p>
          </table:table-cell>
          <table:table-cell office:value-type="float" office:value="42159.18" calcext:value-type="float">
            <text:p>4215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84991" calcext:value-type="float">
            <text:p>19.684991</text:p>
          </table:table-cell>
          <table:table-cell office:value-type="float" office:value="-99.225298" calcext:value-type="float">
            <text:p>-99.225298</text:p>
          </table:table-cell>
          <table:table-cell office:value-type="float" office:value="60" calcext:value-type="float">
            <text:p>60</text:p>
          </table:table-cell>
          <table:table-cell office:value-type="float" office:value="37670.83" calcext:value-type="float">
            <text:p>37670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8295" calcext:value-type="float">
            <text:p>21.008295</text:p>
          </table:table-cell>
          <table:table-cell office:value-type="float" office:value="-89.591019" calcext:value-type="float">
            <text:p>-89.591019</text:p>
          </table:table-cell>
          <table:table-cell office:value-type="float" office:value="282" calcext:value-type="float">
            <text:p>282</text:p>
          </table:table-cell>
          <table:table-cell office:value-type="float" office:value="123052.11" calcext:value-type="float">
            <text:p>123052.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72859" calcext:value-type="float">
            <text:p>16.8572859</text:p>
          </table:table-cell>
          <table:table-cell office:value-type="float" office:value="-99.9089643" calcext:value-type="float">
            <text:p>-99.9089643</text:p>
          </table:table-cell>
          <table:table-cell office:value-type="float" office:value="130" calcext:value-type="float">
            <text:p>130</text:p>
          </table:table-cell>
          <table:table-cell office:value-type="float" office:value="104870.96" calcext:value-type="float">
            <text:p>104870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093321" calcext:value-type="float">
            <text:p>22.093321</text:p>
          </table:table-cell>
          <table:table-cell office:value-type="float" office:value="-100.895958" calcext:value-type="float">
            <text:p>-100.895958</text:p>
          </table:table-cell>
          <table:table-cell office:value-type="float" office:value="110" calcext:value-type="float">
            <text:p>110</text:p>
          </table:table-cell>
          <table:table-cell office:value-type="float" office:value="46840.27" calcext:value-type="float">
            <text:p>46840.2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56" calcext:value-type="float">
            <text:p>156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87477" calcext:value-type="float">
            <text:p>22.1387477</text:p>
          </table:table-cell>
          <table:table-cell office:value-type="float" office:value="-101.0181525" calcext:value-type="float">
            <text:p>-101.0181525</text:p>
          </table:table-cell>
          <table:table-cell office:value-type="float" office:value="200" calcext:value-type="float">
            <text:p>200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28043" calcext:value-type="float">
            <text:p>19.428043</text:p>
          </table:table-cell>
          <table:table-cell office:value-type="float" office:value="-99.227384" calcext:value-type="float">
            <text:p>-99.227384</text:p>
          </table:table-cell>
          <table:table-cell office:value-type="float" office:value="309" calcext:value-type="float">
            <text:p>309</text:p>
          </table:table-cell>
          <table:table-cell office:value-type="float" office:value="306529.96" calcext:value-type="float">
            <text:p>306529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59217" calcext:value-type="float">
            <text:p>20.059217</text:p>
          </table:table-cell>
          <table:table-cell office:value-type="float" office:value="-98.790423" calcext:value-type="float">
            <text:p>-98.790423</text:p>
          </table:table-cell>
          <table:table-cell office:value-type="float" office:value="200" calcext:value-type="float">
            <text:p>200</text:p>
          </table:table-cell>
          <table:table-cell office:value-type="float" office:value="136984.85" calcext:value-type="float">
            <text:p>136984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292982" calcext:value-type="float">
            <text:p>21.292982</text:p>
          </table:table-cell>
          <table:table-cell office:value-type="float" office:value="-89.603973" calcext:value-type="float">
            <text:p>-89.603973</text:p>
          </table:table-cell>
          <table:table-cell office:value-type="float" office:value="100" calcext:value-type="float">
            <text:p>100</text:p>
          </table:table-cell>
          <table:table-cell office:value-type="float" office:value="139652.29" calcext:value-type="float">
            <text:p>139652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3454" calcext:value-type="float">
            <text:p>18.903454</text:p>
          </table:table-cell>
          <table:table-cell office:value-type="float" office:value="-99.056687" calcext:value-type="float">
            <text:p>-99.056687</text:p>
          </table:table-cell>
          <table:table-cell office:value-type="float" office:value="145" calcext:value-type="float">
            <text:p>145</text:p>
          </table:table-cell>
          <table:table-cell office:value-type="float" office:value="89567.02" calcext:value-type="float">
            <text:p>89567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11699" calcext:value-type="float">
            <text:p>19.411699</text:p>
          </table:table-cell>
          <table:table-cell office:value-type="float" office:value="-99.166247" calcext:value-type="float">
            <text:p>-99.166247</text:p>
          </table:table-cell>
          <table:table-cell office:value-type="float" office:value="120" calcext:value-type="float">
            <text:p>120</text:p>
          </table:table-cell>
          <table:table-cell office:value-type="float" office:value="230874.8" calcext:value-type="float">
            <text:p>230874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17916491" calcext:value-type="float">
            <text:p>18.8917916491</text:p>
          </table:table-cell>
          <table:table-cell office:value-type="float" office:value="-99.2227220535" calcext:value-type="float">
            <text:p>-99.2227220535</text:p>
          </table:table-cell>
          <table:table-cell office:value-type="float" office:value="183" calcext:value-type="float">
            <text:p>183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24858" calcext:value-type="float">
            <text:p>21.0424858</text:p>
          </table:table-cell>
          <table:table-cell office:value-type="float" office:value="-89.5568382" calcext:value-type="float">
            <text:p>-89.5568382</text:p>
          </table:table-cell>
          <table:table-cell office:value-type="float" office:value="107" calcext:value-type="float">
            <text:p>107</text:p>
          </table:table-cell>
          <table:table-cell office:value-type="float" office:value="50579.02" calcext:value-type="float">
            <text:p>50579.0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711874" calcext:value-type="float">
            <text:p>20.711874</text:p>
          </table:table-cell>
          <table:table-cell office:value-type="float" office:value="-100.448934" calcext:value-type="float">
            <text:p>-100.448934</text:p>
          </table:table-cell>
          <table:table-cell office:value-type="float" office:value="140" calcext:value-type="float">
            <text:p>140</text:p>
          </table:table-cell>
          <table:table-cell office:value-type="float" office:value="102211.77" calcext:value-type="float">
            <text:p>102211.7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28152" calcext:value-type="float">
            <text:p>19.428152</text:p>
          </table:table-cell>
          <table:table-cell office:value-type="float" office:value="-99.106194" calcext:value-type="float">
            <text:p>-99.106194</text:p>
          </table:table-cell>
          <table:table-cell office:value-type="float" office:value="67" calcext:value-type="float">
            <text:p>67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34822" calcext:value-type="float">
            <text:p>19.234822</text:p>
          </table:table-cell>
          <table:table-cell office:value-type="float" office:value="-99.559659" calcext:value-type="float">
            <text:p>-99.559659</text:p>
          </table:table-cell>
          <table:table-cell office:value-type="float" office:value="115" calcext:value-type="float">
            <text:p>115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8449" calcext:value-type="float">
            <text:p>19.558449</text:p>
          </table:table-cell>
          <table:table-cell office:value-type="float" office:value="-99.22973" calcext:value-type="float">
            <text:p>-99.22973</text:p>
          </table:table-cell>
          <table:table-cell office:value-type="float" office:value="180" calcext:value-type="float">
            <text:p>180</text:p>
          </table:table-cell>
          <table:table-cell office:value-type="float" office:value="67965.56" calcext:value-type="float">
            <text:p>67965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52079" calcext:value-type="float">
            <text:p>28.652079</text:p>
          </table:table-cell>
          <table:table-cell office:value-type="float" office:value="-106.109581" calcext:value-type="float">
            <text:p>-106.109581</text:p>
          </table:table-cell>
          <table:table-cell office:value-type="float" office:value="227" calcext:value-type="float">
            <text:p>227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07024" calcext:value-type="float">
            <text:p>25.707024</text:p>
          </table:table-cell>
          <table:table-cell office:value-type="float" office:value="-100.21376" calcext:value-type="float">
            <text:p>-100.21376</text:p>
          </table:table-cell>
          <table:table-cell office:value-type="float" office:value="250" calcext:value-type="float">
            <text:p>250</text:p>
          </table:table-cell>
          <table:table-cell office:value-type="float" office:value="110667.85" calcext:value-type="float">
            <text:p>110667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878481" calcext:value-type="float">
            <text:p>21.878481</text:p>
          </table:table-cell>
          <table:table-cell office:value-type="float" office:value="-102.332787" calcext:value-type="float">
            <text:p>-102.332787</text:p>
          </table:table-cell>
          <table:table-cell office:value-type="float" office:value="215" calcext:value-type="float">
            <text:p>215</text:p>
          </table:table-cell>
          <table:table-cell office:value-type="float" office:value="136490.35" calcext:value-type="float">
            <text:p>136490.3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55567" calcext:value-type="float">
            <text:p>19.155567</text:p>
          </table:table-cell>
          <table:table-cell office:value-type="float" office:value="-96.13928" calcext:value-type="float">
            <text:p>-96.13928</text:p>
          </table:table-cell>
          <table:table-cell office:value-type="float" office:value="165" calcext:value-type="float">
            <text:p>165</text:p>
          </table:table-cell>
          <table:table-cell office:value-type="float" office:value="60589.45" calcext:value-type="float">
            <text:p>6058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568798423" calcext:value-type="float">
            <text:p>20.0568798423</text:p>
          </table:table-cell>
          <table:table-cell office:value-type="float" office:value="-98.7653755526" calcext:value-type="float">
            <text:p>-98.7653755526</text:p>
          </table:table-cell>
          <table:table-cell office:value-type="float" office:value="200" calcext:value-type="float">
            <text:p>200</text:p>
          </table:table-cell>
          <table:table-cell office:value-type="float" office:value="68508.67" calcext:value-type="float">
            <text:p>68508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34661" calcext:value-type="float">
            <text:p>25.634661</text:p>
          </table:table-cell>
          <table:table-cell office:value-type="float" office:value="-100.295769" calcext:value-type="float">
            <text:p>-100.295769</text:p>
          </table:table-cell>
          <table:table-cell office:value-type="float" office:value="242" calcext:value-type="float">
            <text:p>242</text:p>
          </table:table-cell>
          <table:table-cell office:value-type="float" office:value="76413.51" calcext:value-type="float">
            <text:p>76413.5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7931" calcext:value-type="float">
            <text:p>19.367931</text:p>
          </table:table-cell>
          <table:table-cell office:value-type="float" office:value="-99.170262" calcext:value-type="float">
            <text:p>-99.170262</text:p>
          </table:table-cell>
          <table:table-cell office:value-type="float" office:value="120" calcext:value-type="float">
            <text:p>120</text:p>
          </table:table-cell>
          <table:table-cell office:value-type="float" office:value="120652.04" calcext:value-type="float">
            <text:p>120652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0526" calcext:value-type="float">
            <text:p>19.360526</text:p>
          </table:table-cell>
          <table:table-cell office:value-type="float" office:value="-99.301674" calcext:value-type="float">
            <text:p>-99.301674</text:p>
          </table:table-cell>
          <table:table-cell office:value-type="float" office:value="220" calcext:value-type="float">
            <text:p>220</text:p>
          </table:table-cell>
          <table:table-cell office:value-type="float" office:value="87703.06" calcext:value-type="float">
            <text:p>87703.0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64398" calcext:value-type="float">
            <text:p>19.464398</text:p>
          </table:table-cell>
          <table:table-cell office:value-type="float" office:value="-99.113317" calcext:value-type="float">
            <text:p>-99.113317</text:p>
          </table:table-cell>
          <table:table-cell office:value-type="float" office:value="304" calcext:value-type="float">
            <text:p>304</text:p>
          </table:table-cell>
          <table:table-cell office:value-type="float" office:value="259470.39" calcext:value-type="float">
            <text:p>259470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1195" calcext:value-type="float">
            <text:p>19.01195</text:p>
          </table:table-cell>
          <table:table-cell office:value-type="float" office:value="-98.219383" calcext:value-type="float">
            <text:p>-98.219383</text:p>
          </table:table-cell>
          <table:table-cell office:value-type="float" office:value="385" calcext:value-type="float">
            <text:p>385</text:p>
          </table:table-cell>
          <table:table-cell office:value-type="float" office:value="237089.17" calcext:value-type="float">
            <text:p>237089.1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2929822" calcext:value-type="float">
            <text:p>21.2929822</text:p>
          </table:table-cell>
          <table:table-cell office:value-type="float" office:value="-89.6039725" calcext:value-type="float">
            <text:p>-89.6039725</text:p>
          </table:table-cell>
          <table:table-cell office:value-type="float" office:value="255" calcext:value-type="float">
            <text:p>255</text:p>
          </table:table-cell>
          <table:table-cell office:value-type="float" office:value="236144.12" calcext:value-type="float">
            <text:p>236144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1396" calcext:value-type="float">
            <text:p>19.351396</text:p>
          </table:table-cell>
          <table:table-cell office:value-type="float" office:value="-99.130999" calcext:value-type="float">
            <text:p>-99.130999</text:p>
          </table:table-cell>
          <table:table-cell office:value-type="float" office:value="225" calcext:value-type="float">
            <text:p>225</text:p>
          </table:table-cell>
          <table:table-cell office:value-type="float" office:value="237089.17" calcext:value-type="float">
            <text:p>237089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409" calcext:value-type="float">
            <text:p>18.93409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218" calcext:value-type="float">
            <text:p>218</text:p>
          </table:table-cell>
          <table:table-cell office:value-type="float" office:value="143530.93" calcext:value-type="float">
            <text:p>143530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990975" calcext:value-type="float">
            <text:p>20.6990975</text:p>
          </table:table-cell>
          <table:table-cell office:value-type="float" office:value="-100.4705682" calcext:value-type="float">
            <text:p>-100.4705682</text:p>
          </table:table-cell>
          <table:table-cell office:value-type="float" office:value="276" calcext:value-type="float">
            <text:p>276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100" calcext:value-type="float">
            <text:p>10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6355" calcext:value-type="float">
            <text:p>20.996355</text:p>
          </table:table-cell>
          <table:table-cell office:value-type="float" office:value="-89.583946" calcext:value-type="float">
            <text:p>-89.583946</text:p>
          </table:table-cell>
          <table:table-cell office:value-type="float" office:value="201" calcext:value-type="float">
            <text:p>201</text:p>
          </table:table-cell>
          <table:table-cell office:value-type="float" office:value="92223.21" calcext:value-type="float">
            <text:p>922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3141" calcext:value-type="float">
            <text:p>18.983141</text:p>
          </table:table-cell>
          <table:table-cell office:value-type="float" office:value="-98.265739" calcext:value-type="float">
            <text:p>-98.265739</text:p>
          </table:table-cell>
          <table:table-cell office:value-type="float" office:value="135" calcext:value-type="float">
            <text:p>135</text:p>
          </table:table-cell>
          <table:table-cell office:value-type="float" office:value="42149.18" calcext:value-type="float">
            <text:p>4214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826098" calcext:value-type="float">
            <text:p>19.2826098</text:p>
          </table:table-cell>
          <table:table-cell office:value-type="float" office:value="-99.6556653" calcext:value-type="float">
            <text:p>-99.6556653</text:p>
          </table:table-cell>
          <table:table-cell office:value-type="float" office:value="90" calcext:value-type="float">
            <text:p>90</text:p>
          </table:table-cell>
          <table:table-cell office:value-type="float" office:value="56387.9" calcext:value-type="float">
            <text:p>56387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4107891" calcext:value-type="float">
            <text:p>22.4107891</text:p>
          </table:table-cell>
          <table:table-cell office:value-type="float" office:value="-97.9342897" calcext:value-type="float">
            <text:p>-97.9342897</text:p>
          </table:table-cell>
          <table:table-cell office:value-type="float" office:value="176" calcext:value-type="float">
            <text:p>176</text:p>
          </table:table-cell>
          <table:table-cell office:value-type="float" office:value="60603.82" calcext:value-type="float">
            <text:p>60603.8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263374" calcext:value-type="float">
            <text:p>18.263374</text:p>
          </table:table-cell>
          <table:table-cell office:value-type="float" office:value="-93.179222" calcext:value-type="float">
            <text:p>-93.179222</text:p>
          </table:table-cell>
          <table:table-cell office:value-type="float" office:value="104" calcext:value-type="float">
            <text:p>104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6669" calcext:value-type="float">
            <text:p>19.396669</text:p>
          </table:table-cell>
          <table:table-cell office:value-type="float" office:value="-99.067626" calcext:value-type="float">
            <text:p>-99.067626</text:p>
          </table:table-cell>
          <table:table-cell office:value-type="float" office:value="220" calcext:value-type="float">
            <text:p>220</text:p>
          </table:table-cell>
          <table:table-cell office:value-type="float" office:value="110050.31" calcext:value-type="float">
            <text:p>110050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74" calcext:value-type="float">
            <text:p>174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5097" calcext:value-type="float">
            <text:p>19.545097</text:p>
          </table:table-cell>
          <table:table-cell office:value-type="float" office:value="-99.21289" calcext:value-type="float">
            <text:p>-99.21289</text:p>
          </table:table-cell>
          <table:table-cell office:value-type="float" office:value="233" calcext:value-type="float">
            <text:p>233</text:p>
          </table:table-cell>
          <table:table-cell office:value-type="float" office:value="171306.94" calcext:value-type="float">
            <text:p>171306.9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54064" calcext:value-type="float">
            <text:p>19.054064</text:p>
          </table:table-cell>
          <table:table-cell office:value-type="float" office:value="-98.245911" calcext:value-type="float">
            <text:p>-98.245911</text:p>
          </table:table-cell>
          <table:table-cell office:value-type="float" office:value="95" calcext:value-type="float">
            <text:p>95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2378" calcext:value-type="float">
            <text:p>19.62378</text:p>
          </table:table-cell>
          <table:table-cell office:value-type="float" office:value="-99.199085" calcext:value-type="float">
            <text:p>-99.199085</text:p>
          </table:table-cell>
          <table:table-cell office:value-type="float" office:value="153" calcext:value-type="float">
            <text:p>153</text:p>
          </table:table-cell>
          <table:table-cell office:value-type="float" office:value="108007.29" calcext:value-type="float">
            <text:p>108007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40411" calcext:value-type="float">
            <text:p>23.240411</text:p>
          </table:table-cell>
          <table:table-cell office:value-type="float" office:value="-106.432565" calcext:value-type="float">
            <text:p>-106.432565</text:p>
          </table:table-cell>
          <table:table-cell office:value-type="float" office:value="189" calcext:value-type="float">
            <text:p>189</text:p>
          </table:table-cell>
          <table:table-cell office:value-type="float" office:value="63118.4" calcext:value-type="float">
            <text:p>63118.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2331" calcext:value-type="float">
            <text:p>19.452331</text:p>
          </table:table-cell>
          <table:table-cell office:value-type="float" office:value="-99.177162" calcext:value-type="float">
            <text:p>-99.177162</text:p>
          </table:table-cell>
          <table:table-cell office:value-type="float" office:value="90" calcext:value-type="float">
            <text:p>90</text:p>
          </table:table-cell>
          <table:table-cell office:value-type="float" office:value="73234.21" calcext:value-type="float">
            <text:p>73234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29547" calcext:value-type="float">
            <text:p>21.129547</text:p>
          </table:table-cell>
          <table:table-cell office:value-type="float" office:value="-86.817017" calcext:value-type="float">
            <text:p>-86.817017</text:p>
          </table:table-cell>
          <table:table-cell office:value-type="float" office:value="275" calcext:value-type="float">
            <text:p>275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2083" calcext:value-type="float">
            <text:p>19.342083</text:p>
          </table:table-cell>
          <table:table-cell office:value-type="float" office:value="-99.0532159" calcext:value-type="float">
            <text:p>-99.0532159</text:p>
          </table:table-cell>
          <table:table-cell office:value-type="float" office:value="86" calcext:value-type="float">
            <text:p>86</text:p>
          </table:table-cell>
          <table:table-cell office:value-type="float" office:value="90115.25" calcext:value-type="float">
            <text:p>90115.2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02822" calcext:value-type="float">
            <text:p>25.702822</text:p>
          </table:table-cell>
          <table:table-cell office:value-type="float" office:value="-100.304192" calcext:value-type="float">
            <text:p>-100.304192</text:p>
          </table:table-cell>
          <table:table-cell office:value-type="float" office:value="148" calcext:value-type="float">
            <text:p>148</text:p>
          </table:table-cell>
          <table:table-cell office:value-type="float" office:value="94594.66" calcext:value-type="float">
            <text:p>94594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63358" calcext:value-type="float">
            <text:p>19.563358</text:p>
          </table:table-cell>
          <table:table-cell office:value-type="float" office:value="-96.939697" calcext:value-type="float">
            <text:p>-96.939697</text:p>
          </table:table-cell>
          <table:table-cell office:value-type="float" office:value="110" calcext:value-type="float">
            <text:p>110</text:p>
          </table:table-cell>
          <table:table-cell office:value-type="float" office:value="39524.23" calcext:value-type="float">
            <text:p>39524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205341" calcext:value-type="float">
            <text:p>19.205341</text:p>
          </table:table-cell>
          <table:table-cell office:value-type="float" office:value="-96.197784" calcext:value-type="float">
            <text:p>-96.197784</text:p>
          </table:table-cell>
          <table:table-cell office:value-type="float" office:value="130" calcext:value-type="float">
            <text:p>13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24858" calcext:value-type="float">
            <text:p>21.0424858</text:p>
          </table:table-cell>
          <table:table-cell office:value-type="float" office:value="-89.5568382" calcext:value-type="float">
            <text:p>-89.5568382</text:p>
          </table:table-cell>
          <table:table-cell office:value-type="float" office:value="185" calcext:value-type="float">
            <text:p>185</text:p>
          </table:table-cell>
          <table:table-cell office:value-type="float" office:value="76677.01" calcext:value-type="float">
            <text:p>76677.0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29584" calcext:value-type="float">
            <text:p>16.829584</text:p>
          </table:table-cell>
          <table:table-cell office:value-type="float" office:value="-99.9083" calcext:value-type="float">
            <text:p>-99.9083</text:p>
          </table:table-cell>
          <table:table-cell office:value-type="float" office:value="154" calcext:value-type="float">
            <text:p>154</text:p>
          </table:table-cell>
          <table:table-cell office:value-type="float" office:value="114487.72" calcext:value-type="float">
            <text:p>114487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73" calcext:value-type="float">
            <text:p>273</text:p>
          </table:table-cell>
          <table:table-cell office:value-type="float" office:value="181811.47" calcext:value-type="float">
            <text:p>181811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87" calcext:value-type="float">
            <text:p>187</text:p>
          </table:table-cell>
          <table:table-cell office:value-type="float" office:value="94308.8" calcext:value-type="float">
            <text:p>94308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5069" calcext:value-type="float">
            <text:p>19.395069</text:p>
          </table:table-cell>
          <table:table-cell office:value-type="float" office:value="-99.204927" calcext:value-type="float">
            <text:p>-99.204927</text:p>
          </table:table-cell>
          <table:table-cell office:value-type="float" office:value="110" calcext:value-type="float">
            <text:p>110</text:p>
          </table:table-cell>
          <table:table-cell office:value-type="float" office:value="84825.23" calcext:value-type="float">
            <text:p>84825.2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0004" calcext:value-type="float">
            <text:p>19.400004</text:p>
          </table:table-cell>
          <table:table-cell office:value-type="float" office:value="-99.16735" calcext:value-type="float">
            <text:p>-99.16735</text:p>
          </table:table-cell>
          <table:table-cell office:value-type="float" office:value="94" calcext:value-type="float">
            <text:p>94</text:p>
          </table:table-cell>
          <table:table-cell office:value-type="float" office:value="217911.29" calcext:value-type="float">
            <text:p>217911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79631" calcext:value-type="float">
            <text:p>17.979631</text:p>
          </table:table-cell>
          <table:table-cell office:value-type="float" office:value="-92.965249" calcext:value-type="float">
            <text:p>-92.965249</text:p>
          </table:table-cell>
          <table:table-cell office:value-type="float" office:value="100" calcext:value-type="float">
            <text:p>100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87932" calcext:value-type="float">
            <text:p>20.5887932</text:p>
          </table:table-cell>
          <table:table-cell office:value-type="float" office:value="-100.3898881" calcext:value-type="float">
            <text:p>-100.3898881</text:p>
          </table:table-cell>
          <table:table-cell office:value-type="float" office:value="84" calcext:value-type="float">
            <text:p>84</text:p>
          </table:table-cell>
          <table:table-cell office:value-type="float" office:value="49537.03" calcext:value-type="float">
            <text:p>49537.0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756" calcext:value-type="float">
            <text:p>21.006756</text:p>
          </table:table-cell>
          <table:table-cell office:value-type="float" office:value="-89.570984" calcext:value-type="float">
            <text:p>-89.570984</text:p>
          </table:table-cell>
          <table:table-cell office:value-type="float" office:value="162" calcext:value-type="float">
            <text:p>162</text:p>
          </table:table-cell>
          <table:table-cell office:value-type="float" office:value="76413.51" calcext:value-type="float">
            <text:p>7641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3465" calcext:value-type="float">
            <text:p>21.013465</text:p>
          </table:table-cell>
          <table:table-cell office:value-type="float" office:value="-89.591041" calcext:value-type="float">
            <text:p>-89.591041</text:p>
          </table:table-cell>
          <table:table-cell office:value-type="float" office:value="239" calcext:value-type="float">
            <text:p>239</text:p>
          </table:table-cell>
          <table:table-cell office:value-type="float" office:value="283558.65" calcext:value-type="float">
            <text:p>283558.6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1066" calcext:value-type="float">
            <text:p>19.671066</text:p>
          </table:table-cell>
          <table:table-cell office:value-type="float" office:value="-101.213341" calcext:value-type="float">
            <text:p>-101.213341</text:p>
          </table:table-cell>
          <table:table-cell office:value-type="float" office:value="175" calcext:value-type="float">
            <text:p>175</text:p>
          </table:table-cell>
          <table:table-cell office:value-type="float" office:value="92201.34" calcext:value-type="float">
            <text:p>92201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95073" calcext:value-type="float">
            <text:p>18.1495073</text:p>
          </table:table-cell>
          <table:table-cell office:value-type="float" office:value="-94.4422" calcext:value-type="float">
            <text:p>-94.4422</text:p>
          </table:table-cell>
          <table:table-cell office:value-type="float" office:value="200" calcext:value-type="float">
            <text:p>200</text:p>
          </table:table-cell>
          <table:table-cell office:value-type="float" office:value="158096.93" calcext:value-type="float">
            <text:p>158096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418083" calcext:value-type="float">
            <text:p>25.7418083</text:p>
          </table:table-cell>
          <table:table-cell office:value-type="float" office:value="-100.4057781" calcext:value-type="float">
            <text:p>-100.4057781</text:p>
          </table:table-cell>
          <table:table-cell office:value-type="float" office:value="211" calcext:value-type="float">
            <text:p>211</text:p>
          </table:table-cell>
          <table:table-cell office:value-type="float" office:value="124501.99" calcext:value-type="float">
            <text:p>124501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8147" calcext:value-type="float">
            <text:p>20.968147</text:p>
          </table:table-cell>
          <table:table-cell office:value-type="float" office:value="-89.629875" calcext:value-type="float">
            <text:p>-89.629875</text:p>
          </table:table-cell>
          <table:table-cell office:value-type="float" office:value="123" calcext:value-type="float">
            <text:p>123</text:p>
          </table:table-cell>
          <table:table-cell office:value-type="float" office:value="41095.45" calcext:value-type="float">
            <text:p>41095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621259" calcext:value-type="float">
            <text:p>22.2621259</text:p>
          </table:table-cell>
          <table:table-cell office:value-type="float" office:value="-97.8238578" calcext:value-type="float">
            <text:p>-97.8238578</text:p>
          </table:table-cell>
          <table:table-cell office:value-type="float" office:value="141" calcext:value-type="float">
            <text:p>141</text:p>
          </table:table-cell>
          <table:table-cell office:value-type="float" office:value="78502.86" calcext:value-type="float">
            <text:p>78502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67952" calcext:value-type="float">
            <text:p>20.767952</text:p>
          </table:table-cell>
          <table:table-cell office:value-type="float" office:value="-103.40899" calcext:value-type="float">
            <text:p>-103.40899</text:p>
          </table:table-cell>
          <table:table-cell office:value-type="float" office:value="148" calcext:value-type="float">
            <text:p>148</text:p>
          </table:table-cell>
          <table:table-cell office:value-type="float" office:value="96363.57" calcext:value-type="float">
            <text:p>96363.5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795519" calcext:value-type="float">
            <text:p>18.795519</text:p>
          </table:table-cell>
          <table:table-cell office:value-type="float" office:value="-99.231445" calcext:value-type="float">
            <text:p>-99.231445</text:p>
          </table:table-cell>
          <table:table-cell office:value-type="float" office:value="150" calcext:value-type="float">
            <text:p>150</text:p>
          </table:table-cell>
          <table:table-cell office:value-type="float" office:value="67438.69" calcext:value-type="float">
            <text:p>67438.6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9392" calcext:value-type="float">
            <text:p>19.449392</text:p>
          </table:table-cell>
          <table:table-cell office:value-type="float" office:value="-99.138544" calcext:value-type="float">
            <text:p>-99.138544</text:p>
          </table:table-cell>
          <table:table-cell office:value-type="float" office:value="70" calcext:value-type="float">
            <text:p>70</text:p>
          </table:table-cell>
          <table:table-cell office:value-type="float" office:value="42676.05" calcext:value-type="float">
            <text:p>42676.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564082129" calcext:value-type="float">
            <text:p>21.1564082129</text:p>
          </table:table-cell>
          <table:table-cell office:value-type="float" office:value="-86.8488141149" calcext:value-type="float">
            <text:p>-86.8488141149</text:p>
          </table:table-cell>
          <table:table-cell office:value-type="float" office:value="95" calcext:value-type="float">
            <text:p>95</text:p>
          </table:table-cell>
          <table:table-cell office:value-type="float" office:value="68508.67" calcext:value-type="float">
            <text:p>68508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160889" calcext:value-type="float">
            <text:p>22.3160889</text:p>
          </table:table-cell>
          <table:table-cell office:value-type="float" office:value="-97.8884841" calcext:value-type="float">
            <text:p>-97.8884841</text:p>
          </table:table-cell>
          <table:table-cell office:value-type="float" office:value="165" calcext:value-type="float">
            <text:p>165</text:p>
          </table:table-cell>
          <table:table-cell office:value-type="float" office:value="76940.5" calcext:value-type="float">
            <text:p>76940.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86255" calcext:value-type="float">
            <text:p>19.486255</text:p>
          </table:table-cell>
          <table:table-cell office:value-type="float" office:value="-99.214043" calcext:value-type="float">
            <text:p>-99.214043</text:p>
          </table:table-cell>
          <table:table-cell office:value-type="float" office:value="65" calcext:value-type="float">
            <text:p>65</text:p>
          </table:table-cell>
          <table:table-cell office:value-type="float" office:value="46890.97" calcext:value-type="float">
            <text:p>46890.9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594" calcext:value-type="float">
            <text:p>19.36594</text:p>
          </table:table-cell>
          <table:table-cell office:value-type="float" office:value="-99.163153" calcext:value-type="float">
            <text:p>-99.163153</text:p>
          </table:table-cell>
          <table:table-cell office:value-type="float" office:value="85" calcext:value-type="float">
            <text:p>85</text:p>
          </table:table-cell>
          <table:table-cell office:value-type="float" office:value="106848.18" calcext:value-type="float">
            <text:p>106848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46434" calcext:value-type="float">
            <text:p>19.146434</text:p>
          </table:table-cell>
          <table:table-cell office:value-type="float" office:value="-96.161783" calcext:value-type="float">
            <text:p>-96.161783</text:p>
          </table:table-cell>
          <table:table-cell office:value-type="float" office:value="91" calcext:value-type="float">
            <text:p>91</text:p>
          </table:table-cell>
          <table:table-cell office:value-type="float" office:value="42149.18" calcext:value-type="float">
            <text:p>4214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5221" calcext:value-type="float">
            <text:p>21.035221</text:p>
          </table:table-cell>
          <table:table-cell office:value-type="float" office:value="-89.635757" calcext:value-type="float">
            <text:p>-89.635757</text:p>
          </table:table-cell>
          <table:table-cell office:value-type="float" office:value="204" calcext:value-type="float">
            <text:p>204</text:p>
          </table:table-cell>
          <table:table-cell office:value-type="float" office:value="93781.94" calcext:value-type="float">
            <text:p>93781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643286803" calcext:value-type="float">
            <text:p>16.8643286803</text:p>
          </table:table-cell>
          <table:table-cell office:value-type="float" office:value="-99.8879082142" calcext:value-type="float">
            <text:p>-99.8879082142</text:p>
          </table:table-cell>
          <table:table-cell office:value-type="float" office:value="170" calcext:value-type="float">
            <text:p>170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80" calcext:value-type="float">
            <text:p>180</text:p>
          </table:table-cell>
          <table:table-cell office:value-type="float" office:value="109324.45" calcext:value-type="float">
            <text:p>109324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61934" calcext:value-type="float">
            <text:p>23.261934</text:p>
          </table:table-cell>
          <table:table-cell office:value-type="float" office:value="-106.408936" calcext:value-type="float">
            <text:p>-106.408936</text:p>
          </table:table-cell>
          <table:table-cell office:value-type="float" office:value="124" calcext:value-type="float">
            <text:p>124</text:p>
          </table:table-cell>
          <table:table-cell office:value-type="float" office:value="67702.13" calcext:value-type="float">
            <text:p>67702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9086" calcext:value-type="float">
            <text:p>21.139086</text:p>
          </table:table-cell>
          <table:table-cell office:value-type="float" office:value="-86.84964" calcext:value-type="float">
            <text:p>-86.84964</text:p>
          </table:table-cell>
          <table:table-cell office:value-type="float" office:value="66" calcext:value-type="float">
            <text:p>66</text:p>
          </table:table-cell>
          <table:table-cell office:value-type="float" office:value="36880.53" calcext:value-type="float">
            <text:p>36880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35524" calcext:value-type="float">
            <text:p>25.535524</text:p>
          </table:table-cell>
          <table:table-cell office:value-type="float" office:value="-103.379302" calcext:value-type="float">
            <text:p>-103.379302</text:p>
          </table:table-cell>
          <table:table-cell office:value-type="float" office:value="276" calcext:value-type="float">
            <text:p>276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43658" calcext:value-type="float">
            <text:p>21.0043658</text:p>
          </table:table-cell>
          <table:table-cell office:value-type="float" office:value="-89.5614233" calcext:value-type="float">
            <text:p>-89.5614233</text:p>
          </table:table-cell>
          <table:table-cell office:value-type="float" office:value="79" calcext:value-type="float">
            <text:p>79</text:p>
          </table:table-cell>
          <table:table-cell office:value-type="float" office:value="36889.28" calcext:value-type="float">
            <text:p>36889.2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4613" calcext:value-type="float">
            <text:p>19.364613</text:p>
          </table:table-cell>
          <table:table-cell office:value-type="float" office:value="-99.161892" calcext:value-type="float">
            <text:p>-99.161892</text:p>
          </table:table-cell>
          <table:table-cell office:value-type="float" office:value="70" calcext:value-type="float">
            <text:p>70</text:p>
          </table:table-cell>
          <table:table-cell office:value-type="float" office:value="93255.07" calcext:value-type="float">
            <text:p>93255.0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6505" calcext:value-type="float">
            <text:p>19.366505</text:p>
          </table:table-cell>
          <table:table-cell office:value-type="float" office:value="-99.222297" calcext:value-type="float">
            <text:p>-99.222297</text:p>
          </table:table-cell>
          <table:table-cell office:value-type="float" office:value="72" calcext:value-type="float">
            <text:p>72</text:p>
          </table:table-cell>
          <table:table-cell office:value-type="float" office:value="64281.19" calcext:value-type="float">
            <text:p>64281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21079" calcext:value-type="float">
            <text:p>20.6521079</text:p>
          </table:table-cell>
          <table:table-cell office:value-type="float" office:value="-100.3491545" calcext:value-type="float">
            <text:p>-100.3491545</text:p>
          </table:table-cell>
          <table:table-cell office:value-type="float" office:value="250" calcext:value-type="float">
            <text:p>250</text:p>
          </table:table-cell>
          <table:table-cell office:value-type="float" office:value="144922.18" calcext:value-type="float">
            <text:p>144922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50497573" calcext:value-type="float">
            <text:p>21.0350497573</text:p>
          </table:table-cell>
          <table:table-cell office:value-type="float" office:value="-89.5990741253" calcext:value-type="float">
            <text:p>-89.5990741253</text:p>
          </table:table-cell>
          <table:table-cell office:value-type="float" office:value="137" calcext:value-type="float">
            <text:p>137</text:p>
          </table:table-cell>
          <table:table-cell office:value-type="float" office:value="78995.76" calcext:value-type="float">
            <text:p>78995.7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4947" calcext:value-type="float">
            <text:p>19.354947</text:p>
          </table:table-cell>
          <table:table-cell office:value-type="float" office:value="-99.087529" calcext:value-type="float">
            <text:p>-99.087529</text:p>
          </table:table-cell>
          <table:table-cell office:value-type="float" office:value="65" calcext:value-type="float">
            <text:p>65</text:p>
          </table:table-cell>
          <table:table-cell office:value-type="float" office:value="37386.32" calcext:value-type="float">
            <text:p>37386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8295" calcext:value-type="float">
            <text:p>21.008295</text:p>
          </table:table-cell>
          <table:table-cell office:value-type="float" office:value="-89.591019" calcext:value-type="float">
            <text:p>-89.591019</text:p>
          </table:table-cell>
          <table:table-cell office:value-type="float" office:value="142" calcext:value-type="float">
            <text:p>142</text:p>
          </table:table-cell>
          <table:table-cell office:value-type="float" office:value="91169.23" calcext:value-type="float">
            <text:p>91169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476044" calcext:value-type="float">
            <text:p>20.6476044</text:p>
          </table:table-cell>
          <table:table-cell office:value-type="float" office:value="-100.35253" calcext:value-type="float">
            <text:p>-100.35253</text:p>
          </table:table-cell>
          <table:table-cell office:value-type="float" office:value="150" calcext:value-type="float">
            <text:p>150</text:p>
          </table:table-cell>
          <table:table-cell office:value-type="float" office:value="104319.23" calcext:value-type="float">
            <text:p>104319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305" calcext:value-type="float">
            <text:p>305</text:p>
          </table:table-cell>
          <table:table-cell office:value-type="float" office:value="184182.92" calcext:value-type="float">
            <text:p>184182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71317" calcext:value-type="float">
            <text:p>19.371317</text:p>
          </table:table-cell>
          <table:table-cell office:value-type="float" office:value="-99.140957" calcext:value-type="float">
            <text:p>-99.140957</text:p>
          </table:table-cell>
          <table:table-cell office:value-type="float" office:value="300" calcext:value-type="float">
            <text:p>300</text:p>
          </table:table-cell>
          <table:table-cell office:value-type="float" office:value="123981.3" calcext:value-type="float">
            <text:p>123981.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56101" calcext:value-type="float">
            <text:p>19.1356101</text:p>
          </table:table-cell>
          <table:table-cell office:value-type="float" office:value="-96.1142685" calcext:value-type="float">
            <text:p>-96.1142685</text:p>
          </table:table-cell>
          <table:table-cell office:value-type="float" office:value="105" calcext:value-type="float">
            <text:p>105</text:p>
          </table:table-cell>
          <table:table-cell office:value-type="float" office:value="50064.02" calcext:value-type="float">
            <text:p>50064.0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7169" calcext:value-type="float">
            <text:p>19.377169</text:p>
          </table:table-cell>
          <table:table-cell office:value-type="float" office:value="-99.187643" calcext:value-type="float">
            <text:p>-99.187643</text:p>
          </table:table-cell>
          <table:table-cell office:value-type="float" office:value="90" calcext:value-type="float">
            <text:p>90</text:p>
          </table:table-cell>
          <table:table-cell office:value-type="float" office:value="56514.99" calcext:value-type="float">
            <text:p>56514.9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1591" calcext:value-type="float">
            <text:p>19.381591</text:p>
          </table:table-cell>
          <table:table-cell office:value-type="float" office:value="-99.165397" calcext:value-type="float">
            <text:p>-99.165397</text:p>
          </table:table-cell>
          <table:table-cell office:value-type="float" office:value="124" calcext:value-type="float">
            <text:p>124</text:p>
          </table:table-cell>
          <table:table-cell office:value-type="float" office:value="270872.74" calcext:value-type="float">
            <text:p>270872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30" calcext:value-type="float">
            <text:p>230</text:p>
          </table:table-cell>
          <table:table-cell office:value-type="float" office:value="92223.21" calcext:value-type="float">
            <text:p>922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55833" calcext:value-type="float">
            <text:p>20.755833</text:p>
          </table:table-cell>
          <table:table-cell office:value-type="float" office:value="-103.413251" calcext:value-type="float">
            <text:p>-103.413251</text:p>
          </table:table-cell>
          <table:table-cell office:value-type="float" office:value="180" calcext:value-type="float">
            <text:p>180</text:p>
          </table:table-cell>
          <table:table-cell office:value-type="float" office:value="144887.83" calcext:value-type="float">
            <text:p>14488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7223" calcext:value-type="float">
            <text:p>19.27223</text:p>
          </table:table-cell>
          <table:table-cell office:value-type="float" office:value="-99.575691" calcext:value-type="float">
            <text:p>-99.575691</text:p>
          </table:table-cell>
          <table:table-cell office:value-type="float" office:value="300" calcext:value-type="float">
            <text:p>300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91416" calcext:value-type="float">
            <text:p>19.191416</text:p>
          </table:table-cell>
          <table:table-cell office:value-type="float" office:value="-96.127518" calcext:value-type="float">
            <text:p>-96.127518</text:p>
          </table:table-cell>
          <table:table-cell office:value-type="float" office:value="70" calcext:value-type="float">
            <text:p>70</text:p>
          </table:table-cell>
          <table:table-cell office:value-type="float" office:value="62448.28" calcext:value-type="float">
            <text:p>62448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21187" calcext:value-type="float">
            <text:p>22.121187</text:p>
          </table:table-cell>
          <table:table-cell office:value-type="float" office:value="-100.951736" calcext:value-type="float">
            <text:p>-100.951736</text:p>
          </table:table-cell>
          <table:table-cell office:value-type="float" office:value="154" calcext:value-type="float">
            <text:p>154</text:p>
          </table:table-cell>
          <table:table-cell office:value-type="float" office:value="57968.87" calcext:value-type="float">
            <text:p>57968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87557" calcext:value-type="float">
            <text:p>17.987557</text:p>
          </table:table-cell>
          <table:table-cell office:value-type="float" office:value="-92.929147" calcext:value-type="float">
            <text:p>-92.929147</text:p>
          </table:table-cell>
          <table:table-cell office:value-type="float" office:value="150" calcext:value-type="float">
            <text:p>150</text:p>
          </table:table-cell>
          <table:table-cell office:value-type="float" office:value="71126.75" calcext:value-type="float">
            <text:p>71126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653884" calcext:value-type="float">
            <text:p>19.4653884</text:p>
          </table:table-cell>
          <table:table-cell office:value-type="float" office:value="-99.5940417" calcext:value-type="float">
            <text:p>-99.5940417</text:p>
          </table:table-cell>
          <table:table-cell office:value-type="float" office:value="70" calcext:value-type="float">
            <text:p>70</text:p>
          </table:table-cell>
          <table:table-cell office:value-type="float" office:value="39524.23" calcext:value-type="float">
            <text:p>39524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493694" calcext:value-type="float">
            <text:p>18.8493694</text:p>
          </table:table-cell>
          <table:table-cell office:value-type="float" office:value="-98.9479805" calcext:value-type="float">
            <text:p>-98.9479805</text:p>
          </table:table-cell>
          <table:table-cell office:value-type="float" office:value="250" calcext:value-type="float">
            <text:p>25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29434814" calcext:value-type="float">
            <text:p>21.0529434814</text:p>
          </table:table-cell>
          <table:table-cell office:value-type="float" office:value="-89.6679210663" calcext:value-type="float">
            <text:p>-89.6679210663</text:p>
          </table:table-cell>
          <table:table-cell office:value-type="float" office:value="141" calcext:value-type="float">
            <text:p>141</text:p>
          </table:table-cell>
          <table:table-cell office:value-type="float" office:value="62975.27" calcext:value-type="float">
            <text:p>62975.2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2068" calcext:value-type="float">
            <text:p>18.942068</text:p>
          </table:table-cell>
          <table:table-cell office:value-type="float" office:value="-99.242531" calcext:value-type="float">
            <text:p>-99.242531</text:p>
          </table:table-cell>
          <table:table-cell office:value-type="float" office:value="320" calcext:value-type="float">
            <text:p>320</text:p>
          </table:table-cell>
          <table:table-cell office:value-type="float" office:value="289844.37" calcext:value-type="float">
            <text:p>289844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08875" calcext:value-type="float">
            <text:p>16.808875</text:p>
          </table:table-cell>
          <table:table-cell office:value-type="float" office:value="-99.821739" calcext:value-type="float">
            <text:p>-99.821739</text:p>
          </table:table-cell>
          <table:table-cell office:value-type="float" office:value="104" calcext:value-type="float">
            <text:p>104</text:p>
          </table:table-cell>
          <table:table-cell office:value-type="float" office:value="102738.64" calcext:value-type="float">
            <text:p>102738.6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31773" calcext:value-type="float">
            <text:p>19.531773</text:p>
          </table:table-cell>
          <table:table-cell office:value-type="float" office:value="-99.245873" calcext:value-type="float">
            <text:p>-99.245873</text:p>
          </table:table-cell>
          <table:table-cell office:value-type="float" office:value="174" calcext:value-type="float">
            <text:p>174</text:p>
          </table:table-cell>
          <table:table-cell office:value-type="float" office:value="326656.19" calcext:value-type="float">
            <text:p>326656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5.860595" calcext:value-type="float">
            <text:p>25.860595</text:p>
          </table:table-cell>
          <table:table-cell office:value-type="float" office:value="-97.504808" calcext:value-type="float">
            <text:p>-97.504808</text:p>
          </table:table-cell>
          <table:table-cell office:value-type="float" office:value="212" calcext:value-type="float">
            <text:p>212</text:p>
          </table:table-cell>
          <table:table-cell office:value-type="float" office:value="71126.75" calcext:value-type="float">
            <text:p>71126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1666103" calcext:value-type="float">
            <text:p>21.1666103</text:p>
          </table:table-cell>
          <table:table-cell office:value-type="float" office:value="-101.6315416" calcext:value-type="float">
            <text:p>-101.6315416</text:p>
          </table:table-cell>
          <table:table-cell office:value-type="float" office:value="210" calcext:value-type="float">
            <text:p>21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2006" calcext:value-type="float">
            <text:p>18.882006</text:p>
          </table:table-cell>
          <table:table-cell office:value-type="float" office:value="-99.148384" calcext:value-type="float">
            <text:p>-99.148384</text:p>
          </table:table-cell>
          <table:table-cell office:value-type="float" office:value="240" calcext:value-type="float">
            <text:p>240</text:p>
          </table:table-cell>
          <table:table-cell office:value-type="float" office:value="100104.31" calcext:value-type="float">
            <text:p>100104.3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02178" calcext:value-type="float">
            <text:p>19.002178</text:p>
          </table:table-cell>
          <table:table-cell office:value-type="float" office:value="-98.271063" calcext:value-type="float">
            <text:p>-98.271063</text:p>
          </table:table-cell>
          <table:table-cell office:value-type="float" office:value="87" calcext:value-type="float">
            <text:p>87</text:p>
          </table:table-cell>
          <table:table-cell office:value-type="float" office:value="173986.78" calcext:value-type="float">
            <text:p>173986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25918" calcext:value-type="float">
            <text:p>19.425918</text:p>
          </table:table-cell>
          <table:table-cell office:value-type="float" office:value="-99.230123" calcext:value-type="float">
            <text:p>-99.230123</text:p>
          </table:table-cell>
          <table:table-cell office:value-type="float" office:value="300" calcext:value-type="float">
            <text:p>300</text:p>
          </table:table-cell>
          <table:table-cell office:value-type="float" office:value="215222.62" calcext:value-type="float">
            <text:p>215222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736789" calcext:value-type="float">
            <text:p>18.8736789</text:p>
          </table:table-cell>
          <table:table-cell office:value-type="float" office:value="-99.1922665" calcext:value-type="float">
            <text:p>-99.1922665</text:p>
          </table:table-cell>
          <table:table-cell office:value-type="float" office:value="257" calcext:value-type="float">
            <text:p>257</text:p>
          </table:table-cell>
          <table:table-cell office:value-type="float" office:value="188398.84" calcext:value-type="float">
            <text:p>188398.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6096" calcext:value-type="float">
            <text:p>22.186096</text:p>
          </table:table-cell>
          <table:table-cell office:value-type="float" office:value="-101.005652" calcext:value-type="float">
            <text:p>-101.005652</text:p>
          </table:table-cell>
          <table:table-cell office:value-type="float" office:value="240" calcext:value-type="float">
            <text:p>240</text:p>
          </table:table-cell>
          <table:table-cell office:value-type="float" office:value="144887.83" calcext:value-type="float">
            <text:p>14488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189" calcext:value-type="float">
            <text:p>189</text:p>
          </table:table-cell>
          <table:table-cell office:value-type="float" office:value="86932.69" calcext:value-type="float">
            <text:p>86932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4862" calcext:value-type="float">
            <text:p>18.984862</text:p>
          </table:table-cell>
          <table:table-cell office:value-type="float" office:value="-98.222234" calcext:value-type="float">
            <text:p>-98.222234</text:p>
          </table:table-cell>
          <table:table-cell office:value-type="float" office:value="289" calcext:value-type="float">
            <text:p>289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50311" calcext:value-type="float">
            <text:p>19.3650311</text:p>
          </table:table-cell>
          <table:table-cell office:value-type="float" office:value="-99.1477363" calcext:value-type="float">
            <text:p>-99.1477363</text:p>
          </table:table-cell>
          <table:table-cell office:value-type="float" office:value="83" calcext:value-type="float">
            <text:p>83</text:p>
          </table:table-cell>
          <table:table-cell office:value-type="float" office:value="139652.29" calcext:value-type="float">
            <text:p>139652.2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17393" calcext:value-type="float">
            <text:p>18.917393</text:p>
          </table:table-cell>
          <table:table-cell office:value-type="float" office:value="-99.221062" calcext:value-type="float">
            <text:p>-99.221062</text:p>
          </table:table-cell>
          <table:table-cell office:value-type="float" office:value="127" calcext:value-type="float">
            <text:p>127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9375" calcext:value-type="float">
            <text:p>19.399375</text:p>
          </table:table-cell>
          <table:table-cell office:value-type="float" office:value="-99.149986" calcext:value-type="float">
            <text:p>-99.149986</text:p>
          </table:table-cell>
          <table:table-cell office:value-type="float" office:value="95" calcext:value-type="float">
            <text:p>95</text:p>
          </table:table-cell>
          <table:table-cell office:value-type="float" office:value="246994.23" calcext:value-type="float">
            <text:p>246994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5622552" calcext:value-type="float">
            <text:p>32.5622552</text:p>
          </table:table-cell>
          <table:table-cell office:value-type="float" office:value="-115.3169575" calcext:value-type="float">
            <text:p>-115.3169575</text:p>
          </table:table-cell>
          <table:table-cell office:value-type="float" office:value="75" calcext:value-type="float">
            <text:p>75</text:p>
          </table:table-cell>
          <table:table-cell office:value-type="float" office:value="42149.18" calcext:value-type="float">
            <text:p>42149.1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2689" calcext:value-type="float">
            <text:p>19.452689</text:p>
          </table:table-cell>
          <table:table-cell office:value-type="float" office:value="-99.117987" calcext:value-type="float">
            <text:p>-99.117987</text:p>
          </table:table-cell>
          <table:table-cell office:value-type="float" office:value="60" calcext:value-type="float">
            <text:p>60</text:p>
          </table:table-cell>
          <table:table-cell office:value-type="float" office:value="36269.27" calcext:value-type="float">
            <text:p>36269.2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36104" calcext:value-type="float">
            <text:p>19.336104</text:p>
          </table:table-cell>
          <table:table-cell office:value-type="float" office:value="-99.101761" calcext:value-type="float">
            <text:p>-99.101761</text:p>
          </table:table-cell>
          <table:table-cell office:value-type="float" office:value="70" calcext:value-type="float">
            <text:p>70</text:p>
          </table:table-cell>
          <table:table-cell office:value-type="float" office:value="50087.3" calcext:value-type="float">
            <text:p>50087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Zacateca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38" calcext:value-type="float">
            <text:p>138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67506" calcext:value-type="float">
            <text:p>20.567506</text:p>
          </table:table-cell>
          <table:table-cell office:value-type="float" office:value="-103.48332" calcext:value-type="float">
            <text:p>-103.48332</text:p>
          </table:table-cell>
          <table:table-cell office:value-type="float" office:value="149" calcext:value-type="float">
            <text:p>149</text:p>
          </table:table-cell>
          <table:table-cell office:value-type="float" office:value="110588.92" calcext:value-type="float">
            <text:p>110588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722561" calcext:value-type="float">
            <text:p>20.722561</text:p>
          </table:table-cell>
          <table:table-cell office:value-type="float" office:value="-105.270132" calcext:value-type="float">
            <text:p>-105.270132</text:p>
          </table:table-cell>
          <table:table-cell office:value-type="float" office:value="84" calcext:value-type="float">
            <text:p>84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87957" calcext:value-type="float">
            <text:p>19.3987957</text:p>
          </table:table-cell>
          <table:table-cell office:value-type="float" office:value="-99.1594498" calcext:value-type="float">
            <text:p>-99.1594498</text:p>
          </table:table-cell>
          <table:table-cell office:value-type="float" office:value="110" calcext:value-type="float">
            <text:p>110</text:p>
          </table:table-cell>
          <table:table-cell office:value-type="float" office:value="274034.68" calcext:value-type="float">
            <text:p>274034.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176282971" calcext:value-type="float">
            <text:p>22.1176282971</text:p>
          </table:table-cell>
          <table:table-cell office:value-type="float" office:value="-101.015124321" calcext:value-type="float">
            <text:p>-101.015124321</text:p>
          </table:table-cell>
          <table:table-cell office:value-type="float" office:value="380" calcext:value-type="float">
            <text:p>380</text:p>
          </table:table-cell>
          <table:table-cell office:value-type="float" office:value="266066.74" calcext:value-type="float">
            <text:p>26606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756" calcext:value-type="float">
            <text:p>21.006756</text:p>
          </table:table-cell>
          <table:table-cell office:value-type="float" office:value="-89.570984" calcext:value-type="float">
            <text:p>-89.570984</text:p>
          </table:table-cell>
          <table:table-cell office:value-type="float" office:value="90" calcext:value-type="float">
            <text:p>90</text:p>
          </table:table-cell>
          <table:table-cell office:value-type="float" office:value="39462.17" calcext:value-type="float">
            <text:p>39462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10739" calcext:value-type="float">
            <text:p>25.510739</text:p>
          </table:table-cell>
          <table:table-cell office:value-type="float" office:value="-103.357425" calcext:value-type="float">
            <text:p>-103.357425</text:p>
          </table:table-cell>
          <table:table-cell office:value-type="float" office:value="140" calcext:value-type="float">
            <text:p>140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695545" calcext:value-type="float">
            <text:p>22.2695545</text:p>
          </table:table-cell>
          <table:table-cell office:value-type="float" office:value="-97.8750355" calcext:value-type="float">
            <text:p>-97.8750355</text:p>
          </table:table-cell>
          <table:table-cell office:value-type="float" office:value="140" calcext:value-type="float">
            <text:p>140</text:p>
          </table:table-cell>
          <table:table-cell office:value-type="float" office:value="71301.71" calcext:value-type="float">
            <text:p>71301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308425" calcext:value-type="float">
            <text:p>19.3308425</text:p>
          </table:table-cell>
          <table:table-cell office:value-type="float" office:value="-99.5817205" calcext:value-type="float">
            <text:p>-99.5817205</text:p>
          </table:table-cell>
          <table:table-cell office:value-type="float" office:value="140" calcext:value-type="float">
            <text:p>140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398293" calcext:value-type="float">
            <text:p>19.2398293</text:p>
          </table:table-cell>
          <table:table-cell office:value-type="float" office:value="-99.617673" calcext:value-type="float">
            <text:p>-99.617673</text:p>
          </table:table-cell>
          <table:table-cell office:value-type="float" office:value="332" calcext:value-type="float">
            <text:p>332</text:p>
          </table:table-cell>
          <table:table-cell office:value-type="float" office:value="242415.29" calcext:value-type="float">
            <text:p>242415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689569" calcext:value-type="float">
            <text:p>19.4689569</text:p>
          </table:table-cell>
          <table:table-cell office:value-type="float" office:value="-99.2727792" calcext:value-type="float">
            <text:p>-99.2727792</text:p>
          </table:table-cell>
          <table:table-cell office:value-type="float" office:value="372" calcext:value-type="float">
            <text:p>372</text:p>
          </table:table-cell>
          <table:table-cell office:value-type="float" office:value="144887.83" calcext:value-type="float">
            <text:p>14488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7542" calcext:value-type="float">
            <text:p>18.917542</text:p>
          </table:table-cell>
          <table:table-cell office:value-type="float" office:value="-98.963181" calcext:value-type="float">
            <text:p>-98.963181</text:p>
          </table:table-cell>
          <table:table-cell office:value-type="float" office:value="200" calcext:value-type="float">
            <text:p>200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728054562" calcext:value-type="float">
            <text:p>17.9728054562</text:p>
          </table:table-cell>
          <table:table-cell office:value-type="float" office:value="-92.9515487516" calcext:value-type="float">
            <text:p>-92.9515487516</text:p>
          </table:table-cell>
          <table:table-cell office:value-type="float" office:value="134" calcext:value-type="float">
            <text:p>134</text:p>
          </table:table-cell>
          <table:table-cell office:value-type="float" office:value="104343.97" calcext:value-type="float">
            <text:p>104343.9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9255" calcext:value-type="float">
            <text:p>25.79255</text:p>
          </table:table-cell>
          <table:table-cell office:value-type="float" office:value="-100.274638" calcext:value-type="float">
            <text:p>-100.274638</text:p>
          </table:table-cell>
          <table:table-cell office:value-type="float" office:value="159" calcext:value-type="float">
            <text:p>159</text:p>
          </table:table-cell>
          <table:table-cell office:value-type="float" office:value="74972.86" calcext:value-type="float">
            <text:p>74972.8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28136" calcext:value-type="float">
            <text:p>19.3928136</text:p>
          </table:table-cell>
          <table:table-cell office:value-type="float" office:value="-99.1738213" calcext:value-type="float">
            <text:p>-99.1738213</text:p>
          </table:table-cell>
          <table:table-cell office:value-type="float" office:value="112" calcext:value-type="float">
            <text:p>112</text:p>
          </table:table-cell>
          <table:table-cell office:value-type="float" office:value="312957.71" calcext:value-type="float">
            <text:p>312957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04811" calcext:value-type="float">
            <text:p>24.804811</text:p>
          </table:table-cell>
          <table:table-cell office:value-type="float" office:value="-107.46476" calcext:value-type="float">
            <text:p>-107.46476</text:p>
          </table:table-cell>
          <table:table-cell office:value-type="float" office:value="95" calcext:value-type="float">
            <text:p>95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05983" calcext:value-type="float">
            <text:p>21.905983</text:p>
          </table:table-cell>
          <table:table-cell office:value-type="float" office:value="-102.286817" calcext:value-type="float">
            <text:p>-102.286817</text:p>
          </table:table-cell>
          <table:table-cell office:value-type="float" office:value="157" calcext:value-type="float">
            <text:p>157</text:p>
          </table:table-cell>
          <table:table-cell office:value-type="float" office:value="41622.32" calcext:value-type="float">
            <text:p>41622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0945" calcext:value-type="float">
            <text:p>18.900945</text:p>
          </table:table-cell>
          <table:table-cell office:value-type="float" office:value="-99.232574" calcext:value-type="float">
            <text:p>-99.232574</text:p>
          </table:table-cell>
          <table:table-cell office:value-type="float" office:value="279" calcext:value-type="float">
            <text:p>279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900902" calcext:value-type="float">
            <text:p>22.2900902</text:p>
          </table:table-cell>
          <table:table-cell office:value-type="float" office:value="-97.8437788" calcext:value-type="float">
            <text:p>-97.8437788</text:p>
          </table:table-cell>
          <table:table-cell office:value-type="float" office:value="75" calcext:value-type="float">
            <text:p>75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5374" calcext:value-type="float">
            <text:p>19.375374</text:p>
          </table:table-cell>
          <table:table-cell office:value-type="float" office:value="-99.137657" calcext:value-type="float">
            <text:p>-99.137657</text:p>
          </table:table-cell>
          <table:table-cell office:value-type="float" office:value="80" calcext:value-type="float">
            <text:p>80</text:p>
          </table:table-cell>
          <table:table-cell office:value-type="float" office:value="34077.61" calcext:value-type="float">
            <text:p>34077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60711" calcext:value-type="float">
            <text:p>25.660711</text:p>
          </table:table-cell>
          <table:table-cell office:value-type="float" office:value="-100.289459" calcext:value-type="float">
            <text:p>-100.289459</text:p>
          </table:table-cell>
          <table:table-cell office:value-type="float" office:value="222" calcext:value-type="float">
            <text:p>222</text:p>
          </table:table-cell>
          <table:table-cell office:value-type="float" office:value="118544.58" calcext:value-type="float">
            <text:p>118544.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206582554" calcext:value-type="float">
            <text:p>19.0206582554</text:p>
          </table:table-cell>
          <table:table-cell office:value-type="float" office:value="-98.2238459587" calcext:value-type="float">
            <text:p>-98.2238459587</text:p>
          </table:table-cell>
          <table:table-cell office:value-type="float" office:value="100" calcext:value-type="float">
            <text:p>100</text:p>
          </table:table-cell>
          <table:table-cell office:value-type="float" office:value="103606.19" calcext:value-type="float">
            <text:p>103606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08384839" calcext:value-type="float">
            <text:p>20.9608384839</text:p>
          </table:table-cell>
          <table:table-cell office:value-type="float" office:value="-89.6215687395" calcext:value-type="float">
            <text:p>-89.6215687395</text:p>
          </table:table-cell>
          <table:table-cell office:value-type="float" office:value="160" calcext:value-type="float">
            <text:p>160</text:p>
          </table:table-cell>
          <table:table-cell office:value-type="float" office:value="52159.61" calcext:value-type="float">
            <text:p>52159.6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9369" calcext:value-type="float">
            <text:p>19.409369</text:p>
          </table:table-cell>
          <table:table-cell office:value-type="float" office:value="-99.171906" calcext:value-type="float">
            <text:p>-99.171906</text:p>
          </table:table-cell>
          <table:table-cell office:value-type="float" office:value="83" calcext:value-type="float">
            <text:p>83</text:p>
          </table:table-cell>
          <table:table-cell office:value-type="float" office:value="263494.89" calcext:value-type="float">
            <text:p>263494.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84835" calcext:value-type="float">
            <text:p>25.7584835</text:p>
          </table:table-cell>
          <table:table-cell office:value-type="float" office:value="-100.4052434" calcext:value-type="float">
            <text:p>-100.4052434</text:p>
          </table:table-cell>
          <table:table-cell office:value-type="float" office:value="131" calcext:value-type="float">
            <text:p>131</text:p>
          </table:table-cell>
          <table:table-cell office:value-type="float" office:value="92023.21" calcext:value-type="float">
            <text:p>920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12547" calcext:value-type="float">
            <text:p>25.712547</text:p>
          </table:table-cell>
          <table:table-cell office:value-type="float" office:value="-100.249496" calcext:value-type="float">
            <text:p>-100.249496</text:p>
          </table:table-cell>
          <table:table-cell office:value-type="float" office:value="210" calcext:value-type="float">
            <text:p>210</text:p>
          </table:table-cell>
          <table:table-cell office:value-type="float" office:value="83000.89" calcext:value-type="float">
            <text:p>83000.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11962595" calcext:value-type="float">
            <text:p>21.0511962595</text:p>
          </table:table-cell>
          <table:table-cell office:value-type="float" office:value="-89.5385822654" calcext:value-type="float">
            <text:p>-89.5385822654</text:p>
          </table:table-cell>
          <table:table-cell office:value-type="float" office:value="168" calcext:value-type="float">
            <text:p>168</text:p>
          </table:table-cell>
          <table:table-cell office:value-type="float" office:value="80112.98" calcext:value-type="float">
            <text:p>80112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927640219" calcext:value-type="float">
            <text:p>19.0927640219</text:p>
          </table:table-cell>
          <table:table-cell office:value-type="float" office:value="-98.2267805468" calcext:value-type="float">
            <text:p>-98.2267805468</text:p>
          </table:table-cell>
          <table:table-cell office:value-type="float" office:value="100" calcext:value-type="float">
            <text:p>100</text:p>
          </table:table-cell>
          <table:table-cell office:value-type="float" office:value="51644.99" calcext:value-type="float">
            <text:p>5164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92152" calcext:value-type="float">
            <text:p>20.792152</text:p>
          </table:table-cell>
          <table:table-cell office:value-type="float" office:value="-103.475021" calcext:value-type="float">
            <text:p>-103.475021</text:p>
          </table:table-cell>
          <table:table-cell office:value-type="float" office:value="104" calcext:value-type="float">
            <text:p>104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121012" calcext:value-type="float">
            <text:p>21.121012</text:p>
          </table:table-cell>
          <table:table-cell office:value-type="float" office:value="-101.600136" calcext:value-type="float">
            <text:p>-101.600136</text:p>
          </table:table-cell>
          <table:table-cell office:value-type="float" office:value="207" calcext:value-type="float">
            <text:p>207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30772497" calcext:value-type="float">
            <text:p>22.1830772497</text:p>
          </table:table-cell>
          <table:table-cell office:value-type="float" office:value="-101.0302325338" calcext:value-type="float">
            <text:p>-101.0302325338</text:p>
          </table:table-cell>
          <table:table-cell office:value-type="float" office:value="92" calcext:value-type="float">
            <text:p>92</text:p>
          </table:table-cell>
          <table:table-cell office:value-type="float" office:value="34781.32" calcext:value-type="float">
            <text:p>34781.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4032" calcext:value-type="float">
            <text:p>19.404032</text:p>
          </table:table-cell>
          <table:table-cell office:value-type="float" office:value="-99.179694" calcext:value-type="float">
            <text:p>-99.179694</text:p>
          </table:table-cell>
          <table:table-cell office:value-type="float" office:value="103" calcext:value-type="float">
            <text:p>103</text:p>
          </table:table-cell>
          <table:table-cell office:value-type="float" office:value="209902.95" calcext:value-type="float">
            <text:p>209902.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4863" calcext:value-type="float">
            <text:p>18.814863</text:p>
          </table:table-cell>
          <table:table-cell office:value-type="float" office:value="-99.211439" calcext:value-type="float">
            <text:p>-99.211439</text:p>
          </table:table-cell>
          <table:table-cell office:value-type="float" office:value="97" calcext:value-type="float">
            <text:p>97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8544" calcext:value-type="float">
            <text:p>19.368544</text:p>
          </table:table-cell>
          <table:table-cell office:value-type="float" office:value="-99.163605" calcext:value-type="float">
            <text:p>-99.163605</text:p>
          </table:table-cell>
          <table:table-cell office:value-type="float" office:value="105" calcext:value-type="float">
            <text:p>105</text:p>
          </table:table-cell>
          <table:table-cell office:value-type="float" office:value="284507.01" calcext:value-type="float">
            <text:p>284507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550344" calcext:value-type="float">
            <text:p>19.0550344</text:p>
          </table:table-cell>
          <table:table-cell office:value-type="float" office:value="-98.2731403" calcext:value-type="float">
            <text:p>-98.2731403</text:p>
          </table:table-cell>
          <table:table-cell office:value-type="float" office:value="330" calcext:value-type="float">
            <text:p>330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30781672" calcext:value-type="float">
            <text:p>21.0430781672</text:p>
          </table:table-cell>
          <table:table-cell office:value-type="float" office:value="-89.551603049" calcext:value-type="float">
            <text:p>-89.551603049</text:p>
          </table:table-cell>
          <table:table-cell office:value-type="float" office:value="190" calcext:value-type="float">
            <text:p>190</text:p>
          </table:table-cell>
          <table:table-cell office:value-type="float" office:value="89061.27" calcext:value-type="float">
            <text:p>89061.2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99144" calcext:value-type="float">
            <text:p>19.699144</text:p>
          </table:table-cell>
          <table:table-cell office:value-type="float" office:value="-98.978363" calcext:value-type="float">
            <text:p>-98.978363</text:p>
          </table:table-cell>
          <table:table-cell office:value-type="float" office:value="180" calcext:value-type="float">
            <text:p>18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1894" calcext:value-type="float">
            <text:p>19.341894</text:p>
          </table:table-cell>
          <table:table-cell office:value-type="float" office:value="-99.224525" calcext:value-type="float">
            <text:p>-99.224525</text:p>
          </table:table-cell>
          <table:table-cell office:value-type="float" office:value="96" calcext:value-type="float">
            <text:p>96</text:p>
          </table:table-cell>
          <table:table-cell office:value-type="float" office:value="156958.3" calcext:value-type="float">
            <text:p>156958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6285" calcext:value-type="float">
            <text:p>20.596285</text:p>
          </table:table-cell>
          <table:table-cell office:value-type="float" office:value="-100.357695" calcext:value-type="float">
            <text:p>-100.357695</text:p>
          </table:table-cell>
          <table:table-cell office:value-type="float" office:value="300" calcext:value-type="float">
            <text:p>300</text:p>
          </table:table-cell>
          <table:table-cell office:value-type="float" office:value="144887.83" calcext:value-type="float">
            <text:p>144887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35632" calcext:value-type="float">
            <text:p>19.035632</text:p>
          </table:table-cell>
          <table:table-cell office:value-type="float" office:value="-98.223132" calcext:value-type="float">
            <text:p>-98.223132</text:p>
          </table:table-cell>
          <table:table-cell office:value-type="float" office:value="92" calcext:value-type="float">
            <text:p>92</text:p>
          </table:table-cell>
          <table:table-cell office:value-type="float" office:value="109587.88" calcext:value-type="float">
            <text:p>109587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217424" calcext:value-type="float">
            <text:p>19.0217424</text:p>
          </table:table-cell>
          <table:table-cell office:value-type="float" office:value="-98.2604216" calcext:value-type="float">
            <text:p>-98.2604216</text:p>
          </table:table-cell>
          <table:table-cell office:value-type="float" office:value="215" calcext:value-type="float">
            <text:p>215</text:p>
          </table:table-cell>
          <table:table-cell office:value-type="float" office:value="155461.98" calcext:value-type="float">
            <text:p>155461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987465" calcext:value-type="float">
            <text:p>19.987465</text:p>
          </table:table-cell>
          <table:table-cell office:value-type="float" office:value="-102.284888" calcext:value-type="float">
            <text:p>-102.284888</text:p>
          </table:table-cell>
          <table:table-cell office:value-type="float" office:value="330" calcext:value-type="float">
            <text:p>330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57352" calcext:value-type="float">
            <text:p>18.957352</text:p>
          </table:table-cell>
          <table:table-cell office:value-type="float" office:value="-99.260544" calcext:value-type="float">
            <text:p>-99.260544</text:p>
          </table:table-cell>
          <table:table-cell office:value-type="float" office:value="76" calcext:value-type="float">
            <text:p>76</text:p>
          </table:table-cell>
          <table:table-cell office:value-type="float" office:value="52698.97" calcext:value-type="float">
            <text:p>52698.9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45494" calcext:value-type="float">
            <text:p>18.845494</text:p>
          </table:table-cell>
          <table:table-cell office:value-type="float" office:value="-99.20547" calcext:value-type="float">
            <text:p>-99.20547</text:p>
          </table:table-cell>
          <table:table-cell office:value-type="float" office:value="136" calcext:value-type="float">
            <text:p>136</text:p>
          </table:table-cell>
          <table:table-cell office:value-type="float" office:value="71765.83" calcext:value-type="float">
            <text:p>71765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6901" calcext:value-type="float">
            <text:p>19.366901</text:p>
          </table:table-cell>
          <table:table-cell office:value-type="float" office:value="-99.297272" calcext:value-type="float">
            <text:p>-99.297272</text:p>
          </table:table-cell>
          <table:table-cell office:value-type="float" office:value="65" calcext:value-type="float">
            <text:p>65</text:p>
          </table:table-cell>
          <table:table-cell office:value-type="float" office:value="109387.67" calcext:value-type="float">
            <text:p>109387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40801528" calcext:value-type="float">
            <text:p>22.1840801528</text:p>
          </table:table-cell>
          <table:table-cell office:value-type="float" office:value="-101.0286072441" calcext:value-type="float">
            <text:p>-101.0286072441</text:p>
          </table:table-cell>
          <table:table-cell office:value-type="float" office:value="110" calcext:value-type="float">
            <text:p>110</text:p>
          </table:table-cell>
          <table:table-cell office:value-type="float" office:value="39830.98" calcext:value-type="float">
            <text:p>39830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15452" calcext:value-type="float">
            <text:p>19.615452</text:p>
          </table:table-cell>
          <table:table-cell office:value-type="float" office:value="-99.206348" calcext:value-type="float">
            <text:p>-99.206348</text:p>
          </table:table-cell>
          <table:table-cell office:value-type="float" office:value="70" calcext:value-type="float">
            <text:p>70</text:p>
          </table:table-cell>
          <table:table-cell office:value-type="float" office:value="47681.26" calcext:value-type="float">
            <text:p>47681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90134" calcext:value-type="float">
            <text:p>19.590134</text:p>
          </table:table-cell>
          <table:table-cell office:value-type="float" office:value="-99.280419" calcext:value-type="float">
            <text:p>-99.280419</text:p>
          </table:table-cell>
          <table:table-cell office:value-type="float" office:value="100" calcext:value-type="float">
            <text:p>100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3907" calcext:value-type="float">
            <text:p>19.473907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320" calcext:value-type="float">
            <text:p>320</text:p>
          </table:table-cell>
          <table:table-cell office:value-type="float" office:value="91042.24" calcext:value-type="float">
            <text:p>91042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9093" calcext:value-type="float">
            <text:p>22.149093</text:p>
          </table:table-cell>
          <table:table-cell office:value-type="float" office:value="-100.889863" calcext:value-type="float">
            <text:p>-100.889863</text:p>
          </table:table-cell>
          <table:table-cell office:value-type="float" office:value="180" calcext:value-type="float">
            <text:p>180</text:p>
          </table:table-cell>
          <table:table-cell office:value-type="float" office:value="45321.12" calcext:value-type="float">
            <text:p>45321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41889" calcext:value-type="float">
            <text:p>19.641889</text:p>
          </table:table-cell>
          <table:table-cell office:value-type="float" office:value="-99.1774462" calcext:value-type="float">
            <text:p>-99.1774462</text:p>
          </table:table-cell>
          <table:table-cell office:value-type="float" office:value="250" calcext:value-type="float">
            <text:p>250</text:p>
          </table:table-cell>
          <table:table-cell office:value-type="float" office:value="79048.46" calcext:value-type="float">
            <text:p>79048.4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89373" calcext:value-type="float">
            <text:p>19.089373</text:p>
          </table:table-cell>
          <table:table-cell office:value-type="float" office:value="-96.130805" calcext:value-type="float">
            <text:p>-96.130805</text:p>
          </table:table-cell>
          <table:table-cell office:value-type="float" office:value="168" calcext:value-type="float">
            <text:p>168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06224" calcext:value-type="float">
            <text:p>20.606224</text:p>
          </table:table-cell>
          <table:table-cell office:value-type="float" office:value="-100.329168" calcext:value-type="float">
            <text:p>-100.329168</text:p>
          </table:table-cell>
          <table:table-cell office:value-type="float" office:value="165" calcext:value-type="float">
            <text:p>165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1256" calcext:value-type="float">
            <text:p>21.001256</text:p>
          </table:table-cell>
          <table:table-cell office:value-type="float" office:value="-89.600723" calcext:value-type="float">
            <text:p>-89.600723</text:p>
          </table:table-cell>
          <table:table-cell office:value-type="float" office:value="325" calcext:value-type="float">
            <text:p>325</text:p>
          </table:table-cell>
          <table:table-cell office:value-type="float" office:value="183296.27" calcext:value-type="float">
            <text:p>183296.2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7302897" calcext:value-type="float">
            <text:p>25.7302897</text:p>
          </table:table-cell>
          <table:table-cell office:value-type="float" office:value="-100.3965403" calcext:value-type="float">
            <text:p>-100.3965403</text:p>
          </table:table-cell>
          <table:table-cell office:value-type="float" office:value="160" calcext:value-type="float">
            <text:p>160</text:p>
          </table:table-cell>
          <table:table-cell office:value-type="float" office:value="104497.22" calcext:value-type="float">
            <text:p>104497.2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04742" calcext:value-type="float">
            <text:p>19.004742</text:p>
          </table:table-cell>
          <table:table-cell office:value-type="float" office:value="-98.235992" calcext:value-type="float">
            <text:p>-98.235992</text:p>
          </table:table-cell>
          <table:table-cell office:value-type="float" office:value="180" calcext:value-type="float">
            <text:p>180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0158" calcext:value-type="float">
            <text:p>18.920158</text:p>
          </table:table-cell>
          <table:table-cell office:value-type="float" office:value="-99.180214" calcext:value-type="float">
            <text:p>-99.180214</text:p>
          </table:table-cell>
          <table:table-cell office:value-type="float" office:value="85" calcext:value-type="float">
            <text:p>85</text:p>
          </table:table-cell>
          <table:table-cell office:value-type="float" office:value="48734.99" calcext:value-type="float">
            <text:p>4873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6586" calcext:value-type="float">
            <text:p>18.916586</text:p>
          </table:table-cell>
          <table:table-cell office:value-type="float" office:value="-99.214371" calcext:value-type="float">
            <text:p>-99.214371</text:p>
          </table:table-cell>
          <table:table-cell office:value-type="float" office:value="272" calcext:value-type="float">
            <text:p>272</text:p>
          </table:table-cell>
          <table:table-cell office:value-type="float" office:value="262967.9" calcext:value-type="float">
            <text:p>262967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63091" calcext:value-type="float">
            <text:p>19.063091</text:p>
          </table:table-cell>
          <table:table-cell office:value-type="float" office:value="-98.296013" calcext:value-type="float">
            <text:p>-98.296013</text:p>
          </table:table-cell>
          <table:table-cell office:value-type="float" office:value="252" calcext:value-type="float">
            <text:p>252</text:p>
          </table:table-cell>
          <table:table-cell office:value-type="float" office:value="130873.22" calcext:value-type="float">
            <text:p>130873.2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1321" calcext:value-type="float">
            <text:p>19.371321</text:p>
          </table:table-cell>
          <table:table-cell office:value-type="float" office:value="-99.140985" calcext:value-type="float">
            <text:p>-99.140985</text:p>
          </table:table-cell>
          <table:table-cell office:value-type="float" office:value="84" calcext:value-type="float">
            <text:p>84</text:p>
          </table:table-cell>
          <table:table-cell office:value-type="float" office:value="93465.82" calcext:value-type="float">
            <text:p>93465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378006" calcext:value-type="float">
            <text:p>19.0378006</text:p>
          </table:table-cell>
          <table:table-cell office:value-type="float" office:value="-98.3007086" calcext:value-type="float">
            <text:p>-98.3007086</text:p>
          </table:table-cell>
          <table:table-cell office:value-type="float" office:value="120" calcext:value-type="float">
            <text:p>120</text:p>
          </table:table-cell>
          <table:table-cell office:value-type="float" office:value="166001.78" calcext:value-type="float">
            <text:p>166001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2824" calcext:value-type="float">
            <text:p>19.362824</text:p>
          </table:table-cell>
          <table:table-cell office:value-type="float" office:value="-99.266178" calcext:value-type="float">
            <text:p>-99.266178</text:p>
          </table:table-cell>
          <table:table-cell office:value-type="float" office:value="162" calcext:value-type="float">
            <text:p>162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80325" calcext:value-type="float">
            <text:p>16.780325</text:p>
          </table:table-cell>
          <table:table-cell office:value-type="float" office:value="-93.119637" calcext:value-type="float">
            <text:p>-93.119637</text:p>
          </table:table-cell>
          <table:table-cell office:value-type="float" office:value="180" calcext:value-type="float">
            <text:p>180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78" calcext:value-type="float">
            <text:p>178</text:p>
          </table:table-cell>
          <table:table-cell office:value-type="float" office:value="60076.83" calcext:value-type="float">
            <text:p>60076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65454" calcext:value-type="float">
            <text:p>19.465454</text:p>
          </table:table-cell>
          <table:table-cell office:value-type="float" office:value="-99.162665" calcext:value-type="float">
            <text:p>-99.162665</text:p>
          </table:table-cell>
          <table:table-cell office:value-type="float" office:value="69" calcext:value-type="float">
            <text:p>69</text:p>
          </table:table-cell>
          <table:table-cell office:value-type="float" office:value="75375.18" calcext:value-type="float">
            <text:p>75375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00756" calcext:value-type="float">
            <text:p>20.700756</text:p>
          </table:table-cell>
          <table:table-cell office:value-type="float" office:value="-103.333385" calcext:value-type="float">
            <text:p>-103.333385</text:p>
          </table:table-cell>
          <table:table-cell office:value-type="float" office:value="300" calcext:value-type="float">
            <text:p>300</text:p>
          </table:table-cell>
          <table:table-cell office:value-type="float" office:value="94308.8" calcext:value-type="float">
            <text:p>94308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2.886851" calcext:value-type="float">
            <text:p>22.886851</text:p>
          </table:table-cell>
          <table:table-cell office:value-type="float" office:value="-109.946872" calcext:value-type="float">
            <text:p>-109.946872</text:p>
          </table:table-cell>
          <table:table-cell office:value-type="float" office:value="94" calcext:value-type="float">
            <text:p>94</text:p>
          </table:table-cell>
          <table:table-cell office:value-type="float" office:value="50485.62" calcext:value-type="float">
            <text:p>50485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9404" calcext:value-type="float">
            <text:p>20.549404</text:p>
          </table:table-cell>
          <table:table-cell office:value-type="float" office:value="-100.378563" calcext:value-type="float">
            <text:p>-100.378563</text:p>
          </table:table-cell>
          <table:table-cell office:value-type="float" office:value="110" calcext:value-type="float">
            <text:p>110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3288" calcext:value-type="float">
            <text:p>19.353288</text:p>
          </table:table-cell>
          <table:table-cell office:value-type="float" office:value="-99.244721" calcext:value-type="float">
            <text:p>-99.244721</text:p>
          </table:table-cell>
          <table:table-cell office:value-type="float" office:value="150" calcext:value-type="float">
            <text:p>150</text:p>
          </table:table-cell>
          <table:table-cell office:value-type="float" office:value="136405.3" calcext:value-type="float">
            <text:p>136405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78994" calcext:value-type="float">
            <text:p>19.278994</text:p>
          </table:table-cell>
          <table:table-cell office:value-type="float" office:value="-99.559006" calcext:value-type="float">
            <text:p>-99.559006</text:p>
          </table:table-cell>
          <table:table-cell office:value-type="float" office:value="136" calcext:value-type="float">
            <text:p>136</text:p>
          </table:table-cell>
          <table:table-cell office:value-type="float" office:value="89567.02" calcext:value-type="float">
            <text:p>89567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5191" calcext:value-type="float">
            <text:p>18.985191</text:p>
          </table:table-cell>
          <table:table-cell office:value-type="float" office:value="-98.186447" calcext:value-type="float">
            <text:p>-98.186447</text:p>
          </table:table-cell>
          <table:table-cell office:value-type="float" office:value="148" calcext:value-type="float">
            <text:p>148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7603" calcext:value-type="float">
            <text:p>20.67603</text:p>
          </table:table-cell>
          <table:table-cell office:value-type="float" office:value="-103.425418" calcext:value-type="float">
            <text:p>-103.425418</text:p>
          </table:table-cell>
          <table:table-cell office:value-type="float" office:value="125" calcext:value-type="float">
            <text:p>125</text:p>
          </table:table-cell>
          <table:table-cell office:value-type="float" office:value="157479.9" calcext:value-type="float">
            <text:p>157479.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763009074" calcext:value-type="float">
            <text:p>16.8763009074</text:p>
          </table:table-cell>
          <table:table-cell office:value-type="float" office:value="-99.8829327151" calcext:value-type="float">
            <text:p>-99.8829327151</text:p>
          </table:table-cell>
          <table:table-cell office:value-type="float" office:value="88" calcext:value-type="float">
            <text:p>88</text:p>
          </table:table-cell>
          <table:table-cell office:value-type="float" office:value="39260.73" calcext:value-type="float">
            <text:p>39260.7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1.525436" calcext:value-type="float">
            <text:p>21.525436</text:p>
          </table:table-cell>
          <table:table-cell office:value-type="float" office:value="-104.923553" calcext:value-type="float">
            <text:p>-104.923553</text:p>
          </table:table-cell>
          <table:table-cell office:value-type="float" office:value="115" calcext:value-type="float">
            <text:p>115</text:p>
          </table:table-cell>
          <table:table-cell office:value-type="float" office:value="47429.08" calcext:value-type="float">
            <text:p>47429.0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Chiapas</text:p>
          </table:table-cell>
          <table:table-cell office:value-type="float" office:value="16.748743" calcext:value-type="float">
            <text:p>16.748743</text:p>
          </table:table-cell>
          <table:table-cell office:value-type="float" office:value="-93.066491" calcext:value-type="float">
            <text:p>-93.066491</text:p>
          </table:table-cell>
          <table:table-cell office:value-type="float" office:value="73" calcext:value-type="float">
            <text:p>73</text:p>
          </table:table-cell>
          <table:table-cell office:value-type="float" office:value="43202.91" calcext:value-type="float">
            <text:p>43202.9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32657" calcext:value-type="float">
            <text:p>19.432657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50" calcext:value-type="float">
            <text:p>150</text:p>
          </table:table-cell>
          <table:table-cell office:value-type="float" office:value="135085.08" calcext:value-type="float">
            <text:p>135085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8279" calcext:value-type="float">
            <text:p>20.618279</text:p>
          </table:table-cell>
          <table:table-cell office:value-type="float" office:value="-100.346985" calcext:value-type="float">
            <text:p>-100.346985</text:p>
          </table:table-cell>
          <table:table-cell office:value-type="float" office:value="160" calcext:value-type="float">
            <text:p>160</text:p>
          </table:table-cell>
          <table:table-cell office:value-type="float" office:value="99601.06" calcext:value-type="float">
            <text:p>99601.0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72876" calcext:value-type="float">
            <text:p>19.72876</text:p>
          </table:table-cell>
          <table:table-cell office:value-type="float" office:value="-99.461708" calcext:value-type="float">
            <text:p>-99.461708</text:p>
          </table:table-cell>
          <table:table-cell office:value-type="float" office:value="236" calcext:value-type="float">
            <text:p>236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1506" calcext:value-type="float">
            <text:p>25.51506</text:p>
          </table:table-cell>
          <table:table-cell office:value-type="float" office:value="-103.413092" calcext:value-type="float">
            <text:p>-103.413092</text:p>
          </table:table-cell>
          <table:table-cell office:value-type="float" office:value="230" calcext:value-type="float">
            <text:p>230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419854" calcext:value-type="float">
            <text:p>20.419854</text:p>
          </table:table-cell>
          <table:table-cell office:value-type="float" office:value="-99.998039" calcext:value-type="float">
            <text:p>-99.998039</text:p>
          </table:table-cell>
          <table:table-cell office:value-type="float" office:value="89" calcext:value-type="float">
            <text:p>89</text:p>
          </table:table-cell>
          <table:table-cell office:value-type="float" office:value="40568.59" calcext:value-type="float">
            <text:p>40568.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197" calcext:value-type="float">
            <text:p>18.804197</text:p>
          </table:table-cell>
          <table:table-cell office:value-type="float" office:value="-98.932816" calcext:value-type="float">
            <text:p>-98.932816</text:p>
          </table:table-cell>
          <table:table-cell office:value-type="float" office:value="117" calcext:value-type="float">
            <text:p>117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33104" calcext:value-type="float">
            <text:p>22.133104</text:p>
          </table:table-cell>
          <table:table-cell office:value-type="float" office:value="-100.982117" calcext:value-type="float">
            <text:p>-100.982117</text:p>
          </table:table-cell>
          <table:table-cell office:value-type="float" office:value="100" calcext:value-type="float">
            <text:p>100</text:p>
          </table:table-cell>
          <table:table-cell office:value-type="float" office:value="53740.21" calcext:value-type="float">
            <text:p>53740.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0249" calcext:value-type="float">
            <text:p>19.400249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50" calcext:value-type="float">
            <text:p>150</text:p>
          </table:table-cell>
          <table:table-cell office:value-type="float" office:value="273969.71" calcext:value-type="float">
            <text:p>273969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71" calcext:value-type="float">
            <text:p>21.03071</text:p>
          </table:table-cell>
          <table:table-cell office:value-type="float" office:value="-89.618103" calcext:value-type="float">
            <text:p>-89.618103</text:p>
          </table:table-cell>
          <table:table-cell office:value-type="float" office:value="382" calcext:value-type="float">
            <text:p>382</text:p>
          </table:table-cell>
          <table:table-cell office:value-type="float" office:value="223970.65" calcext:value-type="float">
            <text:p>223970.6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49154" calcext:value-type="float">
            <text:p>20.649154</text:p>
          </table:table-cell>
          <table:table-cell office:value-type="float" office:value="-105.202538" calcext:value-type="float">
            <text:p>-105.202538</text:p>
          </table:table-cell>
          <table:table-cell office:value-type="float" office:value="90" calcext:value-type="float">
            <text:p>90</text:p>
          </table:table-cell>
          <table:table-cell office:value-type="float" office:value="33719.34" calcext:value-type="float">
            <text:p>33719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26032" calcext:value-type="float">
            <text:p>32.426032</text:p>
          </table:table-cell>
          <table:table-cell office:value-type="float" office:value="-117.033916" calcext:value-type="float">
            <text:p>-117.033916</text:p>
          </table:table-cell>
          <table:table-cell office:value-type="float" office:value="140" calcext:value-type="float">
            <text:p>140</text:p>
          </table:table-cell>
          <table:table-cell office:value-type="float" office:value="62570.46" calcext:value-type="float">
            <text:p>62570.4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6.058614" calcext:value-type="float">
            <text:p>26.058614</text:p>
          </table:table-cell>
          <table:table-cell office:value-type="float" office:value="-98.322969" calcext:value-type="float">
            <text:p>-98.322969</text:p>
          </table:table-cell>
          <table:table-cell office:value-type="float" office:value="252" calcext:value-type="float">
            <text:p>252</text:p>
          </table:table-cell>
          <table:table-cell office:value-type="float" office:value="66933.76" calcext:value-type="float">
            <text:p>66933.7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99048" calcext:value-type="float">
            <text:p>25.599048</text:p>
          </table:table-cell>
          <table:table-cell office:value-type="float" office:value="-103.412397" calcext:value-type="float">
            <text:p>-103.412397</text:p>
          </table:table-cell>
          <table:table-cell office:value-type="float" office:value="189" calcext:value-type="float">
            <text:p>189</text:p>
          </table:table-cell>
          <table:table-cell office:value-type="float" office:value="64277.51" calcext:value-type="float">
            <text:p>64277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29181" calcext:value-type="float">
            <text:p>24.129181</text:p>
          </table:table-cell>
          <table:table-cell office:value-type="float" office:value="-110.31971" calcext:value-type="float">
            <text:p>-110.31971</text:p>
          </table:table-cell>
          <table:table-cell office:value-type="float" office:value="110" calcext:value-type="float">
            <text:p>11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38298" calcext:value-type="float">
            <text:p>22.238298</text:p>
          </table:table-cell>
          <table:table-cell office:value-type="float" office:value="-97.841892" calcext:value-type="float">
            <text:p>-97.841892</text:p>
          </table:table-cell>
          <table:table-cell office:value-type="float" office:value="200" calcext:value-type="float">
            <text:p>200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6561" calcext:value-type="float">
            <text:p>19.046561</text:p>
          </table:table-cell>
          <table:table-cell office:value-type="float" office:value="-98.190349" calcext:value-type="float">
            <text:p>-98.190349</text:p>
          </table:table-cell>
          <table:table-cell office:value-type="float" office:value="110" calcext:value-type="float">
            <text:p>110</text:p>
          </table:table-cell>
          <table:table-cell office:value-type="float" office:value="100735.92" calcext:value-type="float">
            <text:p>100735.9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1872" calcext:value-type="float">
            <text:p>19.451872</text:p>
          </table:table-cell>
          <table:table-cell office:value-type="float" office:value="-99.173522" calcext:value-type="float">
            <text:p>-99.173522</text:p>
          </table:table-cell>
          <table:table-cell office:value-type="float" office:value="70" calcext:value-type="float">
            <text:p>70</text:p>
          </table:table-cell>
          <table:table-cell office:value-type="float" office:value="66911.83" calcext:value-type="float">
            <text:p>66911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53367" calcext:value-type="float">
            <text:p>19.253367</text:p>
          </table:table-cell>
          <table:table-cell office:value-type="float" office:value="-99.606303" calcext:value-type="float">
            <text:p>-99.606303</text:p>
          </table:table-cell>
          <table:table-cell office:value-type="float" office:value="260" calcext:value-type="float">
            <text:p>260</text:p>
          </table:table-cell>
          <table:table-cell office:value-type="float" office:value="324021.87" calcext:value-type="float">
            <text:p>324021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287123" calcext:value-type="float">
            <text:p>29.0287123</text:p>
          </table:table-cell>
          <table:table-cell office:value-type="float" office:value="-110.97103" calcext:value-type="float">
            <text:p>-110.97103</text:p>
          </table:table-cell>
          <table:table-cell office:value-type="float" office:value="200" calcext:value-type="float">
            <text:p>200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56947061" calcext:value-type="float">
            <text:p>19.4556947061</text:p>
          </table:table-cell>
          <table:table-cell office:value-type="float" office:value="-99.1635761259" calcext:value-type="float">
            <text:p>-99.1635761259</text:p>
          </table:table-cell>
          <table:table-cell office:value-type="float" office:value="76" calcext:value-type="float">
            <text:p>76</text:p>
          </table:table-cell>
          <table:table-cell office:value-type="float" office:value="121355.2" calcext:value-type="float">
            <text:p>121355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670434" calcext:value-type="float">
            <text:p>20.7670434</text:p>
          </table:table-cell>
          <table:table-cell office:value-type="float" office:value="-103.3941011" calcext:value-type="float">
            <text:p>-103.3941011</text:p>
          </table:table-cell>
          <table:table-cell office:value-type="float" office:value="195" calcext:value-type="float">
            <text:p>195</text:p>
          </table:table-cell>
          <table:table-cell office:value-type="float" office:value="135931.12" calcext:value-type="float">
            <text:p>135931.1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6195" calcext:value-type="float">
            <text:p>19.336195</text:p>
          </table:table-cell>
          <table:table-cell office:value-type="float" office:value="-99.23692" calcext:value-type="float">
            <text:p>-99.23692</text:p>
          </table:table-cell>
          <table:table-cell office:value-type="float" office:value="100" calcext:value-type="float">
            <text:p>100</text:p>
          </table:table-cell>
          <table:table-cell office:value-type="float" office:value="74920.17" calcext:value-type="float">
            <text:p>74920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64699" calcext:value-type="float">
            <text:p>22.1564699</text:p>
          </table:table-cell>
          <table:table-cell office:value-type="float" office:value="-100.9855409" calcext:value-type="float">
            <text:p>-100.9855409</text:p>
          </table:table-cell>
          <table:table-cell office:value-type="float" office:value="110" calcext:value-type="float">
            <text:p>110</text:p>
          </table:table-cell>
          <table:table-cell office:value-type="float" office:value="39524.23" calcext:value-type="float">
            <text:p>39524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634817" calcext:value-type="float">
            <text:p>21.0634817</text:p>
          </table:table-cell>
          <table:table-cell office:value-type="float" office:value="-89.6110378" calcext:value-type="float">
            <text:p>-89.6110378</text:p>
          </table:table-cell>
          <table:table-cell office:value-type="float" office:value="296" calcext:value-type="float">
            <text:p>296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135925" calcext:value-type="float">
            <text:p>21.135925</text:p>
          </table:table-cell>
          <table:table-cell office:value-type="float" office:value="-89.6446768" calcext:value-type="float">
            <text:p>-89.6446768</text:p>
          </table:table-cell>
          <table:table-cell office:value-type="float" office:value="200" calcext:value-type="float">
            <text:p>20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7818" calcext:value-type="float">
            <text:p>20.547818</text:p>
          </table:table-cell>
          <table:table-cell office:value-type="float" office:value="-100.407691" calcext:value-type="float">
            <text:p>-100.407691</text:p>
          </table:table-cell>
          <table:table-cell office:value-type="float" office:value="80" calcext:value-type="float">
            <text:p>80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4132" calcext:value-type="float">
            <text:p>18.954132</text:p>
          </table:table-cell>
          <table:table-cell office:value-type="float" office:value="-99.266083" calcext:value-type="float">
            <text:p>-99.266083</text:p>
          </table:table-cell>
          <table:table-cell office:value-type="float" office:value="210" calcext:value-type="float">
            <text:p>210</text:p>
          </table:table-cell>
          <table:table-cell office:value-type="float" office:value="86932.69" calcext:value-type="float">
            <text:p>86932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52508" calcext:value-type="float">
            <text:p>21.152508</text:p>
          </table:table-cell>
          <table:table-cell office:value-type="float" office:value="-86.850891" calcext:value-type="float">
            <text:p>-86.850891</text:p>
          </table:table-cell>
          <table:table-cell office:value-type="float" office:value="180" calcext:value-type="float">
            <text:p>180</text:p>
          </table:table-cell>
          <table:table-cell office:value-type="float" office:value="89040.15" calcext:value-type="float">
            <text:p>89040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2725" calcext:value-type="float">
            <text:p>18.882725</text:p>
          </table:table-cell>
          <table:table-cell office:value-type="float" office:value="-99.163605" calcext:value-type="float">
            <text:p>-99.163605</text:p>
          </table:table-cell>
          <table:table-cell office:value-type="float" office:value="112" calcext:value-type="float">
            <text:p>112</text:p>
          </table:table-cell>
          <table:table-cell office:value-type="float" office:value="86953.31" calcext:value-type="float">
            <text:p>86953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7423" calcext:value-type="float">
            <text:p>17.97423</text:p>
          </table:table-cell>
          <table:table-cell office:value-type="float" office:value="-92.923836" calcext:value-type="float">
            <text:p>-92.923836</text:p>
          </table:table-cell>
          <table:table-cell office:value-type="float" office:value="60" calcext:value-type="float">
            <text:p>60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40764" calcext:value-type="float">
            <text:p>16.740764</text:p>
          </table:table-cell>
          <table:table-cell office:value-type="float" office:value="-93.089951" calcext:value-type="float">
            <text:p>-93.089951</text:p>
          </table:table-cell>
          <table:table-cell office:value-type="float" office:value="148" calcext:value-type="float">
            <text:p>148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64894" calcext:value-type="float">
            <text:p>25.764894</text:p>
          </table:table-cell>
          <table:table-cell office:value-type="float" office:value="-100.264221" calcext:value-type="float">
            <text:p>-100.264221</text:p>
          </table:table-cell>
          <table:table-cell office:value-type="float" office:value="160" calcext:value-type="float">
            <text:p>160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60782" calcext:value-type="float">
            <text:p>20.60782</text:p>
          </table:table-cell>
          <table:table-cell office:value-type="float" office:value="-100.366721" calcext:value-type="float">
            <text:p>-100.366721</text:p>
          </table:table-cell>
          <table:table-cell office:value-type="float" office:value="110" calcext:value-type="float">
            <text:p>11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69688" calcext:value-type="float">
            <text:p>19.469688</text:p>
          </table:table-cell>
          <table:table-cell office:value-type="float" office:value="-99.085456" calcext:value-type="float">
            <text:p>-99.085456</text:p>
          </table:table-cell>
          <table:table-cell office:value-type="float" office:value="248" calcext:value-type="float">
            <text:p>248</text:p>
          </table:table-cell>
          <table:table-cell office:value-type="float" office:value="176541.57" calcext:value-type="float">
            <text:p>176541.5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11236877" calcext:value-type="float">
            <text:p>19.2711236877</text:p>
          </table:table-cell>
          <table:table-cell office:value-type="float" office:value="-99.2088389397" calcext:value-type="float">
            <text:p>-99.2088389397</text:p>
          </table:table-cell>
          <table:table-cell office:value-type="float" office:value="72" calcext:value-type="float">
            <text:p>72</text:p>
          </table:table-cell>
          <table:table-cell office:value-type="float" office:value="40645.77" calcext:value-type="float">
            <text:p>40645.7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723133" calcext:value-type="float">
            <text:p>20.723133</text:p>
          </table:table-cell>
          <table:table-cell office:value-type="float" office:value="-103.418115" calcext:value-type="float">
            <text:p>-103.418115</text:p>
          </table:table-cell>
          <table:table-cell office:value-type="float" office:value="84" calcext:value-type="float">
            <text:p>84</text:p>
          </table:table-cell>
          <table:table-cell office:value-type="float" office:value="178080.31" calcext:value-type="float">
            <text:p>178080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764" calcext:value-type="float">
            <text:p>16.76764</text:p>
          </table:table-cell>
          <table:table-cell office:value-type="float" office:value="-93.178283" calcext:value-type="float">
            <text:p>-93.178283</text:p>
          </table:table-cell>
          <table:table-cell office:value-type="float" office:value="250" calcext:value-type="float">
            <text:p>250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73702" calcext:value-type="float">
            <text:p>20.9673702</text:p>
          </table:table-cell>
          <table:table-cell office:value-type="float" office:value="-89.5925857" calcext:value-type="float">
            <text:p>-89.5925857</text:p>
          </table:table-cell>
          <table:table-cell office:value-type="float" office:value="290" calcext:value-type="float">
            <text:p>290</text:p>
          </table:table-cell>
          <table:table-cell office:value-type="float" office:value="123315.6" calcext:value-type="float">
            <text:p>123315.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7197" calcext:value-type="float">
            <text:p>21.017197</text:p>
          </table:table-cell>
          <table:table-cell office:value-type="float" office:value="-89.574516" calcext:value-type="float">
            <text:p>-89.574516</text:p>
          </table:table-cell>
          <table:table-cell office:value-type="float" office:value="158" calcext:value-type="float">
            <text:p>158</text:p>
          </table:table-cell>
          <table:table-cell office:value-type="float" office:value="102763" calcext:value-type="float">
            <text:p>1027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602" calcext:value-type="float">
            <text:p>18.86260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320" calcext:value-type="float">
            <text:p>320</text:p>
          </table:table-cell>
          <table:table-cell office:value-type="float" office:value="173906.62" calcext:value-type="float">
            <text:p>173906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23617" calcext:value-type="float">
            <text:p>19.123617</text:p>
          </table:table-cell>
          <table:table-cell office:value-type="float" office:value="-96.113161" calcext:value-type="float">
            <text:p>-96.113161</text:p>
          </table:table-cell>
          <table:table-cell office:value-type="float" office:value="220" calcext:value-type="float">
            <text:p>220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5938" calcext:value-type="float">
            <text:p>19.355938</text:p>
          </table:table-cell>
          <table:table-cell office:value-type="float" office:value="-99.129918" calcext:value-type="float">
            <text:p>-99.129918</text:p>
          </table:table-cell>
          <table:table-cell office:value-type="float" office:value="200" calcext:value-type="float">
            <text:p>200</text:p>
          </table:table-cell>
          <table:table-cell office:value-type="float" office:value="315618.38" calcext:value-type="float">
            <text:p>315618.3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19.35913" calcext:value-type="float">
            <text:p>19.35913</text:p>
          </table:table-cell>
          <table:table-cell office:value-type="float" office:value="-98.983431" calcext:value-type="float">
            <text:p>-98.983431</text:p>
          </table:table-cell>
          <table:table-cell office:value-type="float" office:value="189" calcext:value-type="float">
            <text:p>189</text:p>
          </table:table-cell>
          <table:table-cell office:value-type="float" office:value="62696.91" calcext:value-type="float">
            <text:p>62696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89016" calcext:value-type="float">
            <text:p>20.989016</text:p>
          </table:table-cell>
          <table:table-cell office:value-type="float" office:value="-89.632225" calcext:value-type="float">
            <text:p>-89.632225</text:p>
          </table:table-cell>
          <table:table-cell office:value-type="float" office:value="300" calcext:value-type="float">
            <text:p>300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53195" calcext:value-type="float">
            <text:p>25.453195</text:p>
          </table:table-cell>
          <table:table-cell office:value-type="float" office:value="-100.935486" calcext:value-type="float">
            <text:p>-100.935486</text:p>
          </table:table-cell>
          <table:table-cell office:value-type="float" office:value="203" calcext:value-type="float">
            <text:p>203</text:p>
          </table:table-cell>
          <table:table-cell office:value-type="float" office:value="94818.28" calcext:value-type="float">
            <text:p>94818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38659" calcext:value-type="float">
            <text:p>20.938659</text:p>
          </table:table-cell>
          <table:table-cell office:value-type="float" office:value="-89.615316" calcext:value-type="float">
            <text:p>-89.615316</text:p>
          </table:table-cell>
          <table:table-cell office:value-type="float" office:value="173" calcext:value-type="float">
            <text:p>173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0658" calcext:value-type="float">
            <text:p>22.270658</text:p>
          </table:table-cell>
          <table:table-cell office:value-type="float" office:value="-97.849037" calcext:value-type="float">
            <text:p>-97.849037</text:p>
          </table:table-cell>
          <table:table-cell office:value-type="float" office:value="263" calcext:value-type="float">
            <text:p>263</text:p>
          </table:table-cell>
          <table:table-cell office:value-type="float" office:value="176541.57" calcext:value-type="float">
            <text:p>176541.5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8141" calcext:value-type="float">
            <text:p>16.78141</text:p>
          </table:table-cell>
          <table:table-cell office:value-type="float" office:value="-93.096451" calcext:value-type="float">
            <text:p>-93.096451</text:p>
          </table:table-cell>
          <table:table-cell office:value-type="float" office:value="87" calcext:value-type="float">
            <text:p>87</text:p>
          </table:table-cell>
          <table:table-cell office:value-type="float" office:value="51381.5" calcext:value-type="float">
            <text:p>51381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91938" calcext:value-type="float">
            <text:p>19.691938</text:p>
          </table:table-cell>
          <table:table-cell office:value-type="float" office:value="-101.176615" calcext:value-type="float">
            <text:p>-101.176615</text:p>
          </table:table-cell>
          <table:table-cell office:value-type="float" office:value="220" calcext:value-type="float">
            <text:p>220</text:p>
          </table:table-cell>
          <table:table-cell office:value-type="float" office:value="155425.12" calcext:value-type="float">
            <text:p>15542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4079" calcext:value-type="float">
            <text:p>19.64079</text:p>
          </table:table-cell>
          <table:table-cell office:value-type="float" office:value="-99.098691" calcext:value-type="float">
            <text:p>-99.098691</text:p>
          </table:table-cell>
          <table:table-cell office:value-type="float" office:value="105" calcext:value-type="float">
            <text:p>105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11347" calcext:value-type="float">
            <text:p>19.011347</text:p>
          </table:table-cell>
          <table:table-cell office:value-type="float" office:value="-98.246264" calcext:value-type="float">
            <text:p>-98.246264</text:p>
          </table:table-cell>
          <table:table-cell office:value-type="float" office:value="139" calcext:value-type="float">
            <text:p>139</text:p>
          </table:table-cell>
          <table:table-cell office:value-type="float" office:value="179134.04" calcext:value-type="float">
            <text:p>17913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47029" calcext:value-type="float">
            <text:p>20.647029</text:p>
          </table:table-cell>
          <table:table-cell office:value-type="float" office:value="-103.454953" calcext:value-type="float">
            <text:p>-103.454953</text:p>
          </table:table-cell>
          <table:table-cell office:value-type="float" office:value="122" calcext:value-type="float">
            <text:p>122</text:p>
          </table:table-cell>
          <table:table-cell office:value-type="float" office:value="77975.99" calcext:value-type="float">
            <text:p>77975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5066" calcext:value-type="float">
            <text:p>18.905066</text:p>
          </table:table-cell>
          <table:table-cell office:value-type="float" office:value="-99.224869" calcext:value-type="float">
            <text:p>-99.224869</text:p>
          </table:table-cell>
          <table:table-cell office:value-type="float" office:value="120" calcext:value-type="float">
            <text:p>120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668128782" calcext:value-type="float">
            <text:p>19.0668128782</text:p>
          </table:table-cell>
          <table:table-cell office:value-type="float" office:value="-96.0734760761" calcext:value-type="float">
            <text:p>-96.0734760761</text:p>
          </table:table-cell>
          <table:table-cell office:value-type="float" office:value="271" calcext:value-type="float">
            <text:p>271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5742" calcext:value-type="float">
            <text:p>20.705742</text:p>
          </table:table-cell>
          <table:table-cell office:value-type="float" office:value="-100.444016" calcext:value-type="float">
            <text:p>-100.444016</text:p>
          </table:table-cell>
          <table:table-cell office:value-type="float" office:value="350" calcext:value-type="float">
            <text:p>350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323" calcext:value-type="float">
            <text:p>19.54323</text:p>
          </table:table-cell>
          <table:table-cell office:value-type="float" office:value="-99.222374" calcext:value-type="float">
            <text:p>-99.222374</text:p>
          </table:table-cell>
          <table:table-cell office:value-type="float" office:value="181" calcext:value-type="float">
            <text:p>181</text:p>
          </table:table-cell>
          <table:table-cell office:value-type="float" office:value="154950.94" calcext:value-type="float">
            <text:p>154950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090649" calcext:value-type="float">
            <text:p>24.8090649</text:p>
          </table:table-cell>
          <table:table-cell office:value-type="float" office:value="-107.3940117" calcext:value-type="float">
            <text:p>-107.3940117</text:p>
          </table:table-cell>
          <table:table-cell office:value-type="float" office:value="212" calcext:value-type="float">
            <text:p>212</text:p>
          </table:table-cell>
          <table:table-cell office:value-type="float" office:value="112222.21" calcext:value-type="float">
            <text:p>112222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5.872879" calcext:value-type="float">
            <text:p>25.872879</text:p>
          </table:table-cell>
          <table:table-cell office:value-type="float" office:value="-97.509221" calcext:value-type="float">
            <text:p>-97.509221</text:p>
          </table:table-cell>
          <table:table-cell office:value-type="float" office:value="287" calcext:value-type="float">
            <text:p>287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73264" calcext:value-type="float">
            <text:p>19.373264</text:p>
          </table:table-cell>
          <table:table-cell office:value-type="float" office:value="-99.104161" calcext:value-type="float">
            <text:p>-99.104161</text:p>
          </table:table-cell>
          <table:table-cell office:value-type="float" office:value="250" calcext:value-type="float">
            <text:p>250</text:p>
          </table:table-cell>
          <table:table-cell office:value-type="float" office:value="135430.6" calcext:value-type="float">
            <text:p>135430.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3952" calcext:value-type="float">
            <text:p>19.383952</text:p>
          </table:table-cell>
          <table:table-cell office:value-type="float" office:value="-99.160229" calcext:value-type="float">
            <text:p>-99.160229</text:p>
          </table:table-cell>
          <table:table-cell office:value-type="float" office:value="100" calcext:value-type="float">
            <text:p>100</text:p>
          </table:table-cell>
          <table:table-cell office:value-type="float" office:value="174140.42" calcext:value-type="float">
            <text:p>174140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57278" calcext:value-type="float">
            <text:p>16.757278</text:p>
          </table:table-cell>
          <table:table-cell office:value-type="float" office:value="-93.134056" calcext:value-type="float">
            <text:p>-93.134056</text:p>
          </table:table-cell>
          <table:table-cell office:value-type="float" office:value="298" calcext:value-type="float">
            <text:p>298</text:p>
          </table:table-cell>
          <table:table-cell office:value-type="float" office:value="181084.17" calcext:value-type="float">
            <text:p>181084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20061" calcext:value-type="float">
            <text:p>22.320061</text:p>
          </table:table-cell>
          <table:table-cell office:value-type="float" office:value="-97.86808" calcext:value-type="float">
            <text:p>-97.86808</text:p>
          </table:table-cell>
          <table:table-cell office:value-type="float" office:value="67" calcext:value-type="float">
            <text:p>67</text:p>
          </table:table-cell>
          <table:table-cell office:value-type="float" office:value="35835.3" calcext:value-type="float">
            <text:p>35835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0.5834364154" calcext:value-type="float">
            <text:p>20.5834364154</text:p>
          </table:table-cell>
          <table:table-cell office:value-type="float" office:value="-101.1981904507" calcext:value-type="float">
            <text:p>-101.1981904507</text:p>
          </table:table-cell>
          <table:table-cell office:value-type="float" office:value="180" calcext:value-type="float">
            <text:p>180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018" calcext:value-type="float">
            <text:p>19.396018</text:p>
          </table:table-cell>
          <table:table-cell office:value-type="float" office:value="-99.147827" calcext:value-type="float">
            <text:p>-99.147827</text:p>
          </table:table-cell>
          <table:table-cell office:value-type="float" office:value="80" calcext:value-type="float">
            <text:p>80</text:p>
          </table:table-cell>
          <table:table-cell office:value-type="float" office:value="183989.52" calcext:value-type="float">
            <text:p>183989.5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46418" calcext:value-type="float">
            <text:p>19.646418</text:p>
          </table:table-cell>
          <table:table-cell office:value-type="float" office:value="-101.238213" calcext:value-type="float">
            <text:p>-101.238213</text:p>
          </table:table-cell>
          <table:table-cell office:value-type="float" office:value="153" calcext:value-type="float">
            <text:p>153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896123" calcext:value-type="float">
            <text:p>19.5896123</text:p>
          </table:table-cell>
          <table:table-cell office:value-type="float" office:value="-99.2907617" calcext:value-type="float">
            <text:p>-99.2907617</text:p>
          </table:table-cell>
          <table:table-cell office:value-type="float" office:value="60" calcext:value-type="float">
            <text:p>60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31845" calcext:value-type="float">
            <text:p>20.631845</text:p>
          </table:table-cell>
          <table:table-cell office:value-type="float" office:value="-100.390495" calcext:value-type="float">
            <text:p>-100.390495</text:p>
          </table:table-cell>
          <table:table-cell office:value-type="float" office:value="315" calcext:value-type="float">
            <text:p>315</text:p>
          </table:table-cell>
          <table:table-cell office:value-type="float" office:value="237089.17" calcext:value-type="float">
            <text:p>237089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083153" calcext:value-type="float">
            <text:p>24.083153</text:p>
          </table:table-cell>
          <table:table-cell office:value-type="float" office:value="-110.303329" calcext:value-type="float">
            <text:p>-110.303329</text:p>
          </table:table-cell>
          <table:table-cell office:value-type="float" office:value="65" calcext:value-type="float">
            <text:p>65</text:p>
          </table:table-cell>
          <table:table-cell office:value-type="float" office:value="33358.45" calcext:value-type="float">
            <text:p>33358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44342" calcext:value-type="float">
            <text:p>19.144342</text:p>
          </table:table-cell>
          <table:table-cell office:value-type="float" office:value="-96.139002" calcext:value-type="float">
            <text:p>-96.139002</text:p>
          </table:table-cell>
          <table:table-cell office:value-type="float" office:value="140" calcext:value-type="float">
            <text:p>14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72027" calcext:value-type="float">
            <text:p>19.272027</text:p>
          </table:table-cell>
          <table:table-cell office:value-type="float" office:value="-99.553293" calcext:value-type="float">
            <text:p>-99.553293</text:p>
          </table:table-cell>
          <table:table-cell office:value-type="float" office:value="107" calcext:value-type="float">
            <text:p>107</text:p>
          </table:table-cell>
          <table:table-cell office:value-type="float" office:value="71653.61" calcext:value-type="float">
            <text:p>71653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1010608" calcext:value-type="float">
            <text:p>20.1010608</text:p>
          </table:table-cell>
          <table:table-cell office:value-type="float" office:value="-98.7591311" calcext:value-type="float">
            <text:p>-98.7591311</text:p>
          </table:table-cell>
          <table:table-cell office:value-type="float" office:value="320" calcext:value-type="float">
            <text:p>320</text:p>
          </table:table-cell>
          <table:table-cell office:value-type="float" office:value="192305.66" calcext:value-type="float">
            <text:p>19230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95449022" calcext:value-type="float">
            <text:p>18.1495449022</text:p>
          </table:table-cell>
          <table:table-cell office:value-type="float" office:value="-94.5140772966" calcext:value-type="float">
            <text:p>-94.5140772966</text:p>
          </table:table-cell>
          <table:table-cell office:value-type="float" office:value="104" calcext:value-type="float">
            <text:p>104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3901" calcext:value-type="float">
            <text:p>19.333901</text:p>
          </table:table-cell>
          <table:table-cell office:value-type="float" office:value="-99.240356" calcext:value-type="float">
            <text:p>-99.240356</text:p>
          </table:table-cell>
          <table:table-cell office:value-type="float" office:value="85" calcext:value-type="float">
            <text:p>85</text:p>
          </table:table-cell>
          <table:table-cell office:value-type="float" office:value="179134.04" calcext:value-type="float">
            <text:p>179134.0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0031" calcext:value-type="float">
            <text:p>19.390031</text:p>
          </table:table-cell>
          <table:table-cell office:value-type="float" office:value="-99.174182" calcext:value-type="float">
            <text:p>-99.174182</text:p>
          </table:table-cell>
          <table:table-cell office:value-type="float" office:value="108" calcext:value-type="float">
            <text:p>108</text:p>
          </table:table-cell>
          <table:table-cell office:value-type="float" office:value="209692.2" calcext:value-type="float">
            <text:p>209692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81807" calcext:value-type="float">
            <text:p>25.781807</text:p>
          </table:table-cell>
          <table:table-cell office:value-type="float" office:value="-100.187794" calcext:value-type="float">
            <text:p>-100.187794</text:p>
          </table:table-cell>
          <table:table-cell office:value-type="float" office:value="155" calcext:value-type="float">
            <text:p>155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12562" calcext:value-type="float">
            <text:p>20.7012562</text:p>
          </table:table-cell>
          <table:table-cell office:value-type="float" office:value="-100.4654217" calcext:value-type="float">
            <text:p>-100.4654217</text:p>
          </table:table-cell>
          <table:table-cell office:value-type="float" office:value="295" calcext:value-type="float">
            <text:p>295</text:p>
          </table:table-cell>
          <table:table-cell office:value-type="float" office:value="187081.37" calcext:value-type="float">
            <text:p>187081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5834" calcext:value-type="float">
            <text:p>19.365834</text:p>
          </table:table-cell>
          <table:table-cell office:value-type="float" office:value="-99.263505" calcext:value-type="float">
            <text:p>-99.263505</text:p>
          </table:table-cell>
          <table:table-cell office:value-type="float" office:value="126" calcext:value-type="float">
            <text:p>126</text:p>
          </table:table-cell>
          <table:table-cell office:value-type="float" office:value="180187.77" calcext:value-type="float">
            <text:p>180187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37793" calcext:value-type="float">
            <text:p>20.9637793</text:p>
          </table:table-cell>
          <table:table-cell office:value-type="float" office:value="-89.6612548" calcext:value-type="float">
            <text:p>-89.6612548</text:p>
          </table:table-cell>
          <table:table-cell office:value-type="float" office:value="249" calcext:value-type="float">
            <text:p>249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04701" calcext:value-type="float">
            <text:p>19.404701</text:p>
          </table:table-cell>
          <table:table-cell office:value-type="float" office:value="-99.292419" calcext:value-type="float">
            <text:p>-99.292419</text:p>
          </table:table-cell>
          <table:table-cell office:value-type="float" office:value="300" calcext:value-type="float">
            <text:p>300</text:p>
          </table:table-cell>
          <table:table-cell office:value-type="float" office:value="284047.49" calcext:value-type="float">
            <text:p>284047.4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879525" calcext:value-type="float">
            <text:p>18.879525</text:p>
          </table:table-cell>
          <table:table-cell office:value-type="float" office:value="-96.921847" calcext:value-type="float">
            <text:p>-96.921847</text:p>
          </table:table-cell>
          <table:table-cell office:value-type="float" office:value="123" calcext:value-type="float">
            <text:p>123</text:p>
          </table:table-cell>
          <table:table-cell office:value-type="float" office:value="55320.8" calcext:value-type="float">
            <text:p>5532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78682" calcext:value-type="float">
            <text:p>18.978682</text:p>
          </table:table-cell>
          <table:table-cell office:value-type="float" office:value="-98.250015" calcext:value-type="float">
            <text:p>-98.250015</text:p>
          </table:table-cell>
          <table:table-cell office:value-type="float" office:value="162" calcext:value-type="float">
            <text:p>162</text:p>
          </table:table-cell>
          <table:table-cell office:value-type="float" office:value="88513.29" calcext:value-type="float">
            <text:p>88513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205869" calcext:value-type="float">
            <text:p>20.6205869</text:p>
          </table:table-cell>
          <table:table-cell office:value-type="float" office:value="-100.388042" calcext:value-type="float">
            <text:p>-100.388042</text:p>
          </table:table-cell>
          <table:table-cell office:value-type="float" office:value="322" calcext:value-type="float">
            <text:p>322</text:p>
          </table:table-cell>
          <table:table-cell office:value-type="float" office:value="209955.63" calcext:value-type="float">
            <text:p>209955.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54263" calcext:value-type="float">
            <text:p>25.654263</text:p>
          </table:table-cell>
          <table:table-cell office:value-type="float" office:value="-100.297874" calcext:value-type="float">
            <text:p>-100.297874</text:p>
          </table:table-cell>
          <table:table-cell office:value-type="float" office:value="114" calcext:value-type="float">
            <text:p>114</text:p>
          </table:table-cell>
          <table:table-cell office:value-type="float" office:value="55333.92" calcext:value-type="float">
            <text:p>55333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180459" calcext:value-type="float">
            <text:p>19.180459</text:p>
          </table:table-cell>
          <table:table-cell office:value-type="float" office:value="-99.590174" calcext:value-type="float">
            <text:p>-99.590174</text:p>
          </table:table-cell>
          <table:table-cell office:value-type="float" office:value="175" calcext:value-type="float">
            <text:p>175</text:p>
          </table:table-cell>
          <table:table-cell office:value-type="float" office:value="134382.39" calcext:value-type="float">
            <text:p>134382.3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urango</text:p>
          </table:table-cell>
          <table:table-cell office:value-type="float" office:value="24.010702" calcext:value-type="float">
            <text:p>24.010702</text:p>
          </table:table-cell>
          <table:table-cell office:value-type="float" office:value="-104.613602" calcext:value-type="float">
            <text:p>-104.613602</text:p>
          </table:table-cell>
          <table:table-cell office:value-type="float" office:value="88" calcext:value-type="float">
            <text:p>88</text:p>
          </table:table-cell>
          <table:table-cell office:value-type="float" office:value="43213.16" calcext:value-type="float">
            <text:p>43213.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4655" calcext:value-type="float">
            <text:p>19.474655</text:p>
          </table:table-cell>
          <table:table-cell office:value-type="float" office:value="-99.189277" calcext:value-type="float">
            <text:p>-99.189277</text:p>
          </table:table-cell>
          <table:table-cell office:value-type="float" office:value="60" calcext:value-type="float">
            <text:p>60</text:p>
          </table:table-cell>
          <table:table-cell office:value-type="float" office:value="40041.72" calcext:value-type="float">
            <text:p>40041.7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65449" calcext:value-type="float">
            <text:p>20.65449</text:p>
          </table:table-cell>
          <table:table-cell office:value-type="float" office:value="-100.384446" calcext:value-type="float">
            <text:p>-100.384446</text:p>
          </table:table-cell>
          <table:table-cell office:value-type="float" office:value="160" calcext:value-type="float">
            <text:p>160</text:p>
          </table:table-cell>
          <table:table-cell office:value-type="float" office:value="250320.14" calcext:value-type="float">
            <text:p>250320.1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69556" calcext:value-type="float">
            <text:p>25.569556</text:p>
          </table:table-cell>
          <table:table-cell office:value-type="float" office:value="-103.383702" calcext:value-type="float">
            <text:p>-103.383702</text:p>
          </table:table-cell>
          <table:table-cell office:value-type="float" office:value="244" calcext:value-type="float">
            <text:p>244</text:p>
          </table:table-cell>
          <table:table-cell office:value-type="float" office:value="101158.04" calcext:value-type="float">
            <text:p>101158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505" calcext:value-type="float">
            <text:p>18.813505</text:p>
          </table:table-cell>
          <table:table-cell office:value-type="float" office:value="-98.953514" calcext:value-type="float">
            <text:p>-98.953514</text:p>
          </table:table-cell>
          <table:table-cell office:value-type="float" office:value="66" calcext:value-type="float">
            <text:p>66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18165" calcext:value-type="float">
            <text:p>21.118165</text:p>
          </table:table-cell>
          <table:table-cell office:value-type="float" office:value="-86.880921" calcext:value-type="float">
            <text:p>-86.880921</text:p>
          </table:table-cell>
          <table:table-cell office:value-type="float" office:value="189" calcext:value-type="float">
            <text:p>189</text:p>
          </table:table-cell>
          <table:table-cell office:value-type="float" office:value="118544.58" calcext:value-type="float">
            <text:p>118544.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Tabasco</text:p>
          </table:table-cell>
          <table:table-cell office:value-type="float" office:value="17.972448" calcext:value-type="float">
            <text:p>17.972448</text:p>
          </table:table-cell>
          <table:table-cell office:value-type="float" office:value="-92.960579" calcext:value-type="float">
            <text:p>-92.960579</text:p>
          </table:table-cell>
          <table:table-cell office:value-type="float" office:value="104" calcext:value-type="float">
            <text:p>104</text:p>
          </table:table-cell>
          <table:table-cell office:value-type="float" office:value="57968.87" calcext:value-type="float">
            <text:p>57968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65146" calcext:value-type="float">
            <text:p>19.165146</text:p>
          </table:table-cell>
          <table:table-cell office:value-type="float" office:value="-96.160652" calcext:value-type="float">
            <text:p>-96.160652</text:p>
          </table:table-cell>
          <table:table-cell office:value-type="float" office:value="220" calcext:value-type="float">
            <text:p>220</text:p>
          </table:table-cell>
          <table:table-cell office:value-type="float" office:value="139619.18" calcext:value-type="float">
            <text:p>139619.1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99358" calcext:value-type="float">
            <text:p>19.3499358</text:p>
          </table:table-cell>
          <table:table-cell office:value-type="float" office:value="-99.2906864" calcext:value-type="float">
            <text:p>-99.2906864</text:p>
          </table:table-cell>
          <table:table-cell office:value-type="float" office:value="78" calcext:value-type="float">
            <text:p>78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02713" calcext:value-type="float">
            <text:p>19.402713</text:p>
          </table:table-cell>
          <table:table-cell office:value-type="float" office:value="-99.27547" calcext:value-type="float">
            <text:p>-99.27547</text:p>
          </table:table-cell>
          <table:table-cell office:value-type="float" office:value="130" calcext:value-type="float">
            <text:p>130</text:p>
          </table:table-cell>
          <table:table-cell office:value-type="float" office:value="101196.61" calcext:value-type="float">
            <text:p>101196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8109" calcext:value-type="float">
            <text:p>18.948109</text:p>
          </table:table-cell>
          <table:table-cell office:value-type="float" office:value="-99.26886" calcext:value-type="float">
            <text:p>-99.26886</text:p>
          </table:table-cell>
          <table:table-cell office:value-type="float" office:value="200" calcext:value-type="float">
            <text:p>200</text:p>
          </table:table-cell>
          <table:table-cell office:value-type="float" office:value="155461.98" calcext:value-type="float">
            <text:p>155461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87932" calcext:value-type="float">
            <text:p>20.5887932</text:p>
          </table:table-cell>
          <table:table-cell office:value-type="float" office:value="-100.3898881" calcext:value-type="float">
            <text:p>-100.3898881</text:p>
          </table:table-cell>
          <table:table-cell office:value-type="float" office:value="334" calcext:value-type="float">
            <text:p>334</text:p>
          </table:table-cell>
          <table:table-cell office:value-type="float" office:value="279238.36" calcext:value-type="float">
            <text:p>279238.3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6592" calcext:value-type="float">
            <text:p>19.406592</text:p>
          </table:table-cell>
          <table:table-cell office:value-type="float" office:value="-99.155442" calcext:value-type="float">
            <text:p>-99.155442</text:p>
          </table:table-cell>
          <table:table-cell office:value-type="float" office:value="90" calcext:value-type="float">
            <text:p>90</text:p>
          </table:table-cell>
          <table:table-cell office:value-type="float" office:value="224660.17" calcext:value-type="float">
            <text:p>224660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7525" calcext:value-type="float">
            <text:p>25.677525</text:p>
          </table:table-cell>
          <table:table-cell office:value-type="float" office:value="-100.258614" calcext:value-type="float">
            <text:p>-100.258614</text:p>
          </table:table-cell>
          <table:table-cell office:value-type="float" office:value="257" calcext:value-type="float">
            <text:p>257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8989" calcext:value-type="float">
            <text:p>19.318989</text:p>
          </table:table-cell>
          <table:table-cell office:value-type="float" office:value="-99.094437" calcext:value-type="float">
            <text:p>-99.094437</text:p>
          </table:table-cell>
          <table:table-cell office:value-type="float" office:value="100" calcext:value-type="float">
            <text:p>100</text:p>
          </table:table-cell>
          <table:table-cell office:value-type="float" office:value="98523.72" calcext:value-type="float">
            <text:p>98523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12143" calcext:value-type="float">
            <text:p>20.712143</text:p>
          </table:table-cell>
          <table:table-cell office:value-type="float" office:value="-100.454275" calcext:value-type="float">
            <text:p>-100.454275</text:p>
          </table:table-cell>
          <table:table-cell office:value-type="float" office:value="230" calcext:value-type="float">
            <text:p>230</text:p>
          </table:table-cell>
          <table:table-cell office:value-type="float" office:value="152790.8" calcext:value-type="float">
            <text:p>15279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429" calcext:value-type="float">
            <text:p>21.01429</text:p>
          </table:table-cell>
          <table:table-cell office:value-type="float" office:value="-89.605148" calcext:value-type="float">
            <text:p>-89.605148</text:p>
          </table:table-cell>
          <table:table-cell office:value-type="float" office:value="280" calcext:value-type="float">
            <text:p>280</text:p>
          </table:table-cell>
          <table:table-cell office:value-type="float" office:value="144922.18" calcext:value-type="float">
            <text:p>144922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32306" calcext:value-type="float">
            <text:p>19.532306</text:p>
          </table:table-cell>
          <table:table-cell office:value-type="float" office:value="-96.897717" calcext:value-type="float">
            <text:p>-96.897717</text:p>
          </table:table-cell>
          <table:table-cell office:value-type="float" office:value="100" calcext:value-type="float">
            <text:p>100</text:p>
          </table:table-cell>
          <table:table-cell office:value-type="float" office:value="60589.45" calcext:value-type="float">
            <text:p>6058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73773" calcext:value-type="float">
            <text:p>19.173773</text:p>
          </table:table-cell>
          <table:table-cell office:value-type="float" office:value="-96.1342241" calcext:value-type="float">
            <text:p>-96.1342241</text:p>
          </table:table-cell>
          <table:table-cell office:value-type="float" office:value="160" calcext:value-type="float">
            <text:p>160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9896" calcext:value-type="float">
            <text:p>19.139896</text:p>
          </table:table-cell>
          <table:table-cell office:value-type="float" office:value="-96.109911" calcext:value-type="float">
            <text:p>-96.109911</text:p>
          </table:table-cell>
          <table:table-cell office:value-type="float" office:value="163" calcext:value-type="float">
            <text:p>163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665619" calcext:value-type="float">
            <text:p>32.665619</text:p>
          </table:table-cell>
          <table:table-cell office:value-type="float" office:value="-115.433372" calcext:value-type="float">
            <text:p>-115.433372</text:p>
          </table:table-cell>
          <table:table-cell office:value-type="float" office:value="134" calcext:value-type="float">
            <text:p>134</text:p>
          </table:table-cell>
          <table:table-cell office:value-type="float" office:value="133442.74" calcext:value-type="float">
            <text:p>133442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0658" calcext:value-type="float">
            <text:p>22.270658</text:p>
          </table:table-cell>
          <table:table-cell office:value-type="float" office:value="-97.849037" calcext:value-type="float">
            <text:p>-97.849037</text:p>
          </table:table-cell>
          <table:table-cell office:value-type="float" office:value="93" calcext:value-type="float">
            <text:p>93</text:p>
          </table:table-cell>
          <table:table-cell office:value-type="float" office:value="65873.72" calcext:value-type="float">
            <text:p>65873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1821" calcext:value-type="float">
            <text:p>21.021821</text:p>
          </table:table-cell>
          <table:table-cell office:value-type="float" office:value="-89.634346" calcext:value-type="float">
            <text:p>-89.634346</text:p>
          </table:table-cell>
          <table:table-cell office:value-type="float" office:value="235" calcext:value-type="float">
            <text:p>235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5887932" calcext:value-type="float">
            <text:p>20.5887932</text:p>
          </table:table-cell>
          <table:table-cell office:value-type="float" office:value="-100.3898881" calcext:value-type="float">
            <text:p>-100.3898881</text:p>
          </table:table-cell>
          <table:table-cell office:value-type="float" office:value="178" calcext:value-type="float">
            <text:p>178</text:p>
          </table:table-cell>
          <table:table-cell office:value-type="float" office:value="316118.9" calcext:value-type="float">
            <text:p>316118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42568" calcext:value-type="float">
            <text:p>19.142568</text:p>
          </table:table-cell>
          <table:table-cell office:value-type="float" office:value="-96.125389" calcext:value-type="float">
            <text:p>-96.125389</text:p>
          </table:table-cell>
          <table:table-cell office:value-type="float" office:value="214" calcext:value-type="float">
            <text:p>214</text:p>
          </table:table-cell>
          <table:table-cell office:value-type="float" office:value="92728.21" calcext:value-type="float">
            <text:p>92728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70675" calcext:value-type="float">
            <text:p>18.970675</text:p>
          </table:table-cell>
          <table:table-cell office:value-type="float" office:value="-99.288261" calcext:value-type="float">
            <text:p>-99.288261</text:p>
          </table:table-cell>
          <table:table-cell office:value-type="float" office:value="333" calcext:value-type="float">
            <text:p>333</text:p>
          </table:table-cell>
          <table:table-cell office:value-type="float" office:value="156742.28" calcext:value-type="float">
            <text:p>156742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505" calcext:value-type="float">
            <text:p>18.813505</text:p>
          </table:table-cell>
          <table:table-cell office:value-type="float" office:value="-98.953514" calcext:value-type="float">
            <text:p>-98.953514</text:p>
          </table:table-cell>
          <table:table-cell office:value-type="float" office:value="90" calcext:value-type="float">
            <text:p>90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7.492618" calcext:value-type="float">
            <text:p>27.492618</text:p>
          </table:table-cell>
          <table:table-cell office:value-type="float" office:value="-109.960496" calcext:value-type="float">
            <text:p>-109.960496</text:p>
          </table:table-cell>
          <table:table-cell office:value-type="float" office:value="270" calcext:value-type="float">
            <text:p>270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0.65593" calcext:value-type="float">
            <text:p>20.65593</text:p>
          </table:table-cell>
          <table:table-cell office:value-type="float" office:value="-87.05368" calcext:value-type="float">
            <text:p>-87.05368</text:p>
          </table:table-cell>
          <table:table-cell office:value-type="float" office:value="210" calcext:value-type="float">
            <text:p>210</text:p>
          </table:table-cell>
          <table:table-cell office:value-type="float" office:value="225024.63" calcext:value-type="float">
            <text:p>225024.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43626" calcext:value-type="float">
            <text:p>24.143626</text:p>
          </table:table-cell>
          <table:table-cell office:value-type="float" office:value="-110.336274" calcext:value-type="float">
            <text:p>-110.336274</text:p>
          </table:table-cell>
          <table:table-cell office:value-type="float" office:value="180" calcext:value-type="float">
            <text:p>180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41759" calcext:value-type="float">
            <text:p>16.841759</text:p>
          </table:table-cell>
          <table:table-cell office:value-type="float" office:value="-99.847374" calcext:value-type="float">
            <text:p>-99.847374</text:p>
          </table:table-cell>
          <table:table-cell office:value-type="float" office:value="97" calcext:value-type="float">
            <text:p>97</text:p>
          </table:table-cell>
          <table:table-cell office:value-type="float" office:value="67981.68" calcext:value-type="float">
            <text:p>67981.6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25867" calcext:value-type="float">
            <text:p>19.125867</text:p>
          </table:table-cell>
          <table:table-cell office:value-type="float" office:value="-96.106026" calcext:value-type="float">
            <text:p>-96.106026</text:p>
          </table:table-cell>
          <table:table-cell office:value-type="float" office:value="189" calcext:value-type="float">
            <text:p>189</text:p>
          </table:table-cell>
          <table:table-cell office:value-type="float" office:value="279238.36" calcext:value-type="float">
            <text:p>27923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00" calcext:value-type="float">
            <text:p>200</text:p>
          </table:table-cell>
          <table:table-cell office:value-type="float" office:value="42149.18" calcext:value-type="float">
            <text:p>4214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081524999" calcext:value-type="float">
            <text:p>20.6081524999</text:p>
          </table:table-cell>
          <table:table-cell office:value-type="float" office:value="-103.3946675062" calcext:value-type="float">
            <text:p>-103.3946675062</text:p>
          </table:table-cell>
          <table:table-cell office:value-type="float" office:value="150" calcext:value-type="float">
            <text:p>150</text:p>
          </table:table-cell>
          <table:table-cell office:value-type="float" office:value="43993.21" calcext:value-type="float">
            <text:p>43993.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29198" calcext:value-type="float">
            <text:p>21.029198</text:p>
          </table:table-cell>
          <table:table-cell office:value-type="float" office:value="-89.607506" calcext:value-type="float">
            <text:p>-89.607506</text:p>
          </table:table-cell>
          <table:table-cell office:value-type="float" office:value="200" calcext:value-type="float">
            <text:p>200</text:p>
          </table:table-cell>
          <table:table-cell office:value-type="float" office:value="139619.18" calcext:value-type="float">
            <text:p>13961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7336" calcext:value-type="float">
            <text:p>18.927336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145" calcext:value-type="float">
            <text:p>145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39677" calcext:value-type="float">
            <text:p>25.439677</text:p>
          </table:table-cell>
          <table:table-cell office:value-type="float" office:value="-100.946717" calcext:value-type="float">
            <text:p>-100.946717</text:p>
          </table:table-cell>
          <table:table-cell office:value-type="float" office:value="172" calcext:value-type="float">
            <text:p>172</text:p>
          </table:table-cell>
          <table:table-cell office:value-type="float" office:value="90589.54" calcext:value-type="float">
            <text:p>90589.5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2481" calcext:value-type="float">
            <text:p>19.472481</text:p>
          </table:table-cell>
          <table:table-cell office:value-type="float" office:value="-99.182374" calcext:value-type="float">
            <text:p>-99.182374</text:p>
          </table:table-cell>
          <table:table-cell office:value-type="float" office:value="75" calcext:value-type="float">
            <text:p>75</text:p>
          </table:table-cell>
          <table:table-cell office:value-type="float" office:value="80635.87" calcext:value-type="float">
            <text:p>80635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14382" calcext:value-type="float">
            <text:p>19.514382</text:p>
          </table:table-cell>
          <table:table-cell office:value-type="float" office:value="-99.258682" calcext:value-type="float">
            <text:p>-99.258682</text:p>
          </table:table-cell>
          <table:table-cell office:value-type="float" office:value="150" calcext:value-type="float">
            <text:p>150</text:p>
          </table:table-cell>
          <table:table-cell office:value-type="float" office:value="77325.47" calcext:value-type="float">
            <text:p>77325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25355" calcext:value-type="float">
            <text:p>19.325355</text:p>
          </table:table-cell>
          <table:table-cell office:value-type="float" office:value="-99.232561" calcext:value-type="float">
            <text:p>-99.232561</text:p>
          </table:table-cell>
          <table:table-cell office:value-type="float" office:value="136" calcext:value-type="float">
            <text:p>136</text:p>
          </table:table-cell>
          <table:table-cell office:value-type="float" office:value="306635.33" calcext:value-type="float">
            <text:p>306635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50" calcext:value-type="float">
            <text:p>250</text:p>
          </table:table-cell>
          <table:table-cell office:value-type="float" office:value="110641.61" calcext:value-type="float">
            <text:p>11064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691" calcext:value-type="float">
            <text:p>22.14691</text:p>
          </table:table-cell>
          <table:table-cell office:value-type="float" office:value="-101.038651" calcext:value-type="float">
            <text:p>-101.038651</text:p>
          </table:table-cell>
          <table:table-cell office:value-type="float" office:value="245" calcext:value-type="float">
            <text:p>245</text:p>
          </table:table-cell>
          <table:table-cell office:value-type="float" office:value="144922.18" calcext:value-type="float">
            <text:p>144922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79347" calcext:value-type="float">
            <text:p>18.879347</text:p>
          </table:table-cell>
          <table:table-cell office:value-type="float" office:value="-99.179871" calcext:value-type="float">
            <text:p>-99.179871</text:p>
          </table:table-cell>
          <table:table-cell office:value-type="float" office:value="184" calcext:value-type="float">
            <text:p>184</text:p>
          </table:table-cell>
          <table:table-cell office:value-type="float" office:value="136984.85" calcext:value-type="float">
            <text:p>136984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341023227" calcext:value-type="float">
            <text:p>18.0341023227</text:p>
          </table:table-cell>
          <table:table-cell office:value-type="float" office:value="-92.9841993784" calcext:value-type="float">
            <text:p>-92.9841993784</text:p>
          </table:table-cell>
          <table:table-cell office:value-type="float" office:value="161" calcext:value-type="float">
            <text:p>161</text:p>
          </table:table-cell>
          <table:table-cell office:value-type="float" office:value="125950.55" calcext:value-type="float">
            <text:p>125950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338" calcext:value-type="float">
            <text:p>338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21051" calcext:value-type="float">
            <text:p>18.921051</text:p>
          </table:table-cell>
          <table:table-cell office:value-type="float" office:value="-98.417053" calcext:value-type="float">
            <text:p>-98.417053</text:p>
          </table:table-cell>
          <table:table-cell office:value-type="float" office:value="116" calcext:value-type="float">
            <text:p>116</text:p>
          </table:table-cell>
          <table:table-cell office:value-type="float" office:value="91463.73" calcext:value-type="float">
            <text:p>91463.7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14643" calcext:value-type="float">
            <text:p>19.014643</text:p>
          </table:table-cell>
          <table:table-cell office:value-type="float" office:value="-98.170731" calcext:value-type="float">
            <text:p>-98.170731</text:p>
          </table:table-cell>
          <table:table-cell office:value-type="float" office:value="140" calcext:value-type="float">
            <text:p>140</text:p>
          </table:table-cell>
          <table:table-cell office:value-type="float" office:value="89588.26" calcext:value-type="float">
            <text:p>89588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8107" calcext:value-type="float">
            <text:p>18.858107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78" calcext:value-type="float">
            <text:p>78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5309" calcext:value-type="float">
            <text:p>18.945309</text:p>
          </table:table-cell>
          <table:table-cell office:value-type="float" office:value="-99.22372" calcext:value-type="float">
            <text:p>-99.22372</text:p>
          </table:table-cell>
          <table:table-cell office:value-type="float" office:value="380" calcext:value-type="float">
            <text:p>380</text:p>
          </table:table-cell>
          <table:table-cell office:value-type="float" office:value="263432.41" calcext:value-type="float">
            <text:p>263432.4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81057" calcext:value-type="float">
            <text:p>21.0381057</text:p>
          </table:table-cell>
          <table:table-cell office:value-type="float" office:value="-89.5933722" calcext:value-type="float">
            <text:p>-89.5933722</text:p>
          </table:table-cell>
          <table:table-cell office:value-type="float" office:value="213" calcext:value-type="float">
            <text:p>213</text:p>
          </table:table-cell>
          <table:table-cell office:value-type="float" office:value="118572.7" calcext:value-type="float">
            <text:p>118572.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4655" calcext:value-type="float">
            <text:p>19.474655</text:p>
          </table:table-cell>
          <table:table-cell office:value-type="float" office:value="-99.189277" calcext:value-type="float">
            <text:p>-99.189277</text:p>
          </table:table-cell>
          <table:table-cell office:value-type="float" office:value="70" calcext:value-type="float">
            <text:p>70</text:p>
          </table:table-cell>
          <table:table-cell office:value-type="float" office:value="50064.02" calcext:value-type="float">
            <text:p>50064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00" calcext:value-type="float">
            <text:p>200</text:p>
          </table:table-cell>
          <table:table-cell office:value-type="float" office:value="102763" calcext:value-type="float">
            <text:p>1027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31834" calcext:value-type="float">
            <text:p>25.531834</text:p>
          </table:table-cell>
          <table:table-cell office:value-type="float" office:value="-103.315276" calcext:value-type="float">
            <text:p>-103.315276</text:p>
          </table:table-cell>
          <table:table-cell office:value-type="float" office:value="150" calcext:value-type="float">
            <text:p>150</text:p>
          </table:table-cell>
          <table:table-cell office:value-type="float" office:value="41105.2" calcext:value-type="float">
            <text:p>41105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51072" calcext:value-type="float">
            <text:p>25.651072</text:p>
          </table:table-cell>
          <table:table-cell office:value-type="float" office:value="-100.342773" calcext:value-type="float">
            <text:p>-100.342773</text:p>
          </table:table-cell>
          <table:table-cell office:value-type="float" office:value="92" calcext:value-type="float">
            <text:p>92</text:p>
          </table:table-cell>
          <table:table-cell office:value-type="float" office:value="208160.96" calcext:value-type="float">
            <text:p>208160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9864" calcext:value-type="float">
            <text:p>19.499864</text:p>
          </table:table-cell>
          <table:table-cell office:value-type="float" office:value="-99.050138" calcext:value-type="float">
            <text:p>-99.050138</text:p>
          </table:table-cell>
          <table:table-cell office:value-type="float" office:value="175" calcext:value-type="float">
            <text:p>175</text:p>
          </table:table-cell>
          <table:table-cell office:value-type="float" office:value="100104.31" calcext:value-type="float">
            <text:p>100104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5771" calcext:value-type="float">
            <text:p>19.555771</text:p>
          </table:table-cell>
          <table:table-cell office:value-type="float" office:value="-99.248612" calcext:value-type="float">
            <text:p>-99.248612</text:p>
          </table:table-cell>
          <table:table-cell office:value-type="float" office:value="200" calcext:value-type="float">
            <text:p>200</text:p>
          </table:table-cell>
          <table:table-cell office:value-type="float" office:value="94256.11" calcext:value-type="float">
            <text:p>94256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7743" calcext:value-type="float">
            <text:p>22.157743</text:p>
          </table:table-cell>
          <table:table-cell office:value-type="float" office:value="-100.94397" calcext:value-type="float">
            <text:p>-100.94397</text:p>
          </table:table-cell>
          <table:table-cell office:value-type="float" office:value="225" calcext:value-type="float">
            <text:p>225</text:p>
          </table:table-cell>
          <table:table-cell office:value-type="float" office:value="75078.23" calcext:value-type="float">
            <text:p>75078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69684" calcext:value-type="float">
            <text:p>25.6769684</text:p>
          </table:table-cell>
          <table:table-cell office:value-type="float" office:value="-100.4508956" calcext:value-type="float">
            <text:p>-100.4508956</text:p>
          </table:table-cell>
          <table:table-cell office:value-type="float" office:value="107" calcext:value-type="float">
            <text:p>107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70009295" calcext:value-type="float">
            <text:p>22.1470009295</text:p>
          </table:table-cell>
          <table:table-cell office:value-type="float" office:value="-101.0172995925" calcext:value-type="float">
            <text:p>-101.0172995925</text:p>
          </table:table-cell>
          <table:table-cell office:value-type="float" office:value="160" calcext:value-type="float">
            <text:p>160</text:p>
          </table:table-cell>
          <table:table-cell office:value-type="float" office:value="109587.88" calcext:value-type="float">
            <text:p>109587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5678" calcext:value-type="float">
            <text:p>16.85678</text:p>
          </table:table-cell>
          <table:table-cell office:value-type="float" office:value="-99.853204" calcext:value-type="float">
            <text:p>-99.853204</text:p>
          </table:table-cell>
          <table:table-cell office:value-type="float" office:value="280" calcext:value-type="float">
            <text:p>280</text:p>
          </table:table-cell>
          <table:table-cell office:value-type="float" office:value="200208.63" calcext:value-type="float">
            <text:p>200208.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24913" calcext:value-type="float">
            <text:p>19.424913</text:p>
          </table:table-cell>
          <table:table-cell office:value-type="float" office:value="-99.271629" calcext:value-type="float">
            <text:p>-99.271629</text:p>
          </table:table-cell>
          <table:table-cell office:value-type="float" office:value="69" calcext:value-type="float">
            <text:p>69</text:p>
          </table:table-cell>
          <table:table-cell office:value-type="float" office:value="57422.47" calcext:value-type="float">
            <text:p>57422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96674785" calcext:value-type="float">
            <text:p>19.5496674785</text:p>
          </table:table-cell>
          <table:table-cell office:value-type="float" office:value="-99.0165393054" calcext:value-type="float">
            <text:p>-99.0165393054</text:p>
          </table:table-cell>
          <table:table-cell office:value-type="float" office:value="90" calcext:value-type="float">
            <text:p>90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67283" calcext:value-type="float">
            <text:p>16.867283</text:p>
          </table:table-cell>
          <table:table-cell office:value-type="float" office:value="-99.867119" calcext:value-type="float">
            <text:p>-99.867119</text:p>
          </table:table-cell>
          <table:table-cell office:value-type="float" office:value="150" calcext:value-type="float">
            <text:p>150</text:p>
          </table:table-cell>
          <table:table-cell office:value-type="float" office:value="139619.18" calcext:value-type="float">
            <text:p>13961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1808" calcext:value-type="float">
            <text:p>18.811808</text:p>
          </table:table-cell>
          <table:table-cell office:value-type="float" office:value="-98.94649" calcext:value-type="float">
            <text:p>-98.94649</text:p>
          </table:table-cell>
          <table:table-cell office:value-type="float" office:value="100" calcext:value-type="float">
            <text:p>100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502" calcext:value-type="float">
            <text:p>19.396502</text:p>
          </table:table-cell>
          <table:table-cell office:value-type="float" office:value="-99.128797" calcext:value-type="float">
            <text:p>-99.128797</text:p>
          </table:table-cell>
          <table:table-cell office:value-type="float" office:value="80" calcext:value-type="float">
            <text:p>80</text:p>
          </table:table-cell>
          <table:table-cell office:value-type="float" office:value="39946.36" calcext:value-type="float">
            <text:p>39946.3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17197" calcext:value-type="float">
            <text:p>21.017197</text:p>
          </table:table-cell>
          <table:table-cell office:value-type="float" office:value="-89.574516" calcext:value-type="float">
            <text:p>-89.574516</text:p>
          </table:table-cell>
          <table:table-cell office:value-type="float" office:value="66" calcext:value-type="float">
            <text:p>66</text:p>
          </table:table-cell>
          <table:table-cell office:value-type="float" office:value="83771.5" calcext:value-type="float">
            <text:p>83771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649913245" calcext:value-type="float">
            <text:p>20.0649913245</text:p>
          </table:table-cell>
          <table:table-cell office:value-type="float" office:value="-98.7680017948" calcext:value-type="float">
            <text:p>-98.7680017948</text:p>
          </table:table-cell>
          <table:table-cell office:value-type="float" office:value="100" calcext:value-type="float">
            <text:p>100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66645" calcext:value-type="float">
            <text:p>22.266645</text:p>
          </table:table-cell>
          <table:table-cell office:value-type="float" office:value="-97.870796" calcext:value-type="float">
            <text:p>-97.870796</text:p>
          </table:table-cell>
          <table:table-cell office:value-type="float" office:value="296" calcext:value-type="float">
            <text:p>296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8.948179" calcext:value-type="float">
            <text:p>18.948179</text:p>
          </table:table-cell>
          <table:table-cell office:value-type="float" office:value="-99.482277" calcext:value-type="float">
            <text:p>-99.482277</text:p>
          </table:table-cell>
          <table:table-cell office:value-type="float" office:value="170" calcext:value-type="float">
            <text:p>17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3421022" calcext:value-type="float">
            <text:p>21.3421022</text:p>
          </table:table-cell>
          <table:table-cell office:value-type="float" office:value="-89.2624626" calcext:value-type="float">
            <text:p>-89.2624626</text:p>
          </table:table-cell>
          <table:table-cell office:value-type="float" office:value="202" calcext:value-type="float">
            <text:p>202</text:p>
          </table:table-cell>
          <table:table-cell office:value-type="float" office:value="210743.21" calcext:value-type="float">
            <text:p>21074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4477" calcext:value-type="float">
            <text:p>19.044477</text:p>
          </table:table-cell>
          <table:table-cell office:value-type="float" office:value="-98.328011" calcext:value-type="float">
            <text:p>-98.328011</text:p>
          </table:table-cell>
          <table:table-cell office:value-type="float" office:value="235" calcext:value-type="float">
            <text:p>235</text:p>
          </table:table-cell>
          <table:table-cell office:value-type="float" office:value="168636.73" calcext:value-type="float">
            <text:p>168636.7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556674" calcext:value-type="float">
            <text:p>28.6556674</text:p>
          </table:table-cell>
          <table:table-cell office:value-type="float" office:value="-106.0711926" calcext:value-type="float">
            <text:p>-106.0711926</text:p>
          </table:table-cell>
          <table:table-cell office:value-type="float" office:value="159" calcext:value-type="float">
            <text:p>159</text:p>
          </table:table-cell>
          <table:table-cell office:value-type="float" office:value="68205.43" calcext:value-type="float">
            <text:p>68205.4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26778" calcext:value-type="float">
            <text:p>19.2826778</text:p>
          </table:table-cell>
          <table:table-cell office:value-type="float" office:value="-99.2090757" calcext:value-type="float">
            <text:p>-99.2090757</text:p>
          </table:table-cell>
          <table:table-cell office:value-type="float" office:value="161" calcext:value-type="float">
            <text:p>161</text:p>
          </table:table-cell>
          <table:table-cell office:value-type="float" office:value="144887.83" calcext:value-type="float">
            <text:p>144887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8888" calcext:value-type="float">
            <text:p>19.48888</text:p>
          </table:table-cell>
          <table:table-cell office:value-type="float" office:value="-99.179278" calcext:value-type="float">
            <text:p>-99.179278</text:p>
          </table:table-cell>
          <table:table-cell office:value-type="float" office:value="70" calcext:value-type="float">
            <text:p>70</text:p>
          </table:table-cell>
          <table:table-cell office:value-type="float" office:value="51393.55" calcext:value-type="float">
            <text:p>51393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32222" calcext:value-type="float">
            <text:p>16.732222</text:p>
          </table:table-cell>
          <table:table-cell office:value-type="float" office:value="-93.135307" calcext:value-type="float">
            <text:p>-93.135307</text:p>
          </table:table-cell>
          <table:table-cell office:value-type="float" office:value="240" calcext:value-type="float">
            <text:p>24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05" calcext:value-type="float">
            <text:p>205</text:p>
          </table:table-cell>
          <table:table-cell office:value-type="float" office:value="78766.29" calcext:value-type="float">
            <text:p>78766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81057" calcext:value-type="float">
            <text:p>21.0381057</text:p>
          </table:table-cell>
          <table:table-cell office:value-type="float" office:value="-89.5933722" calcext:value-type="float">
            <text:p>-89.5933722</text:p>
          </table:table-cell>
          <table:table-cell office:value-type="float" office:value="165" calcext:value-type="float">
            <text:p>165</text:p>
          </table:table-cell>
          <table:table-cell office:value-type="float" office:value="100075.35" calcext:value-type="float">
            <text:p>100075.3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01018" calcext:value-type="float">
            <text:p>16.801018</text:p>
          </table:table-cell>
          <table:table-cell office:value-type="float" office:value="-99.824979" calcext:value-type="float">
            <text:p>-99.824979</text:p>
          </table:table-cell>
          <table:table-cell office:value-type="float" office:value="98" calcext:value-type="float">
            <text:p>98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850991" calcext:value-type="float">
            <text:p>19.6850991</text:p>
          </table:table-cell>
          <table:table-cell office:value-type="float" office:value="-99.2113669" calcext:value-type="float">
            <text:p>-99.2113669</text:p>
          </table:table-cell>
          <table:table-cell office:value-type="float" office:value="62" calcext:value-type="float">
            <text:p>62</text:p>
          </table:table-cell>
          <table:table-cell office:value-type="float" office:value="37943.26" calcext:value-type="float">
            <text:p>37943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12022" calcext:value-type="float">
            <text:p>18.9212022</text:p>
          </table:table-cell>
          <table:table-cell office:value-type="float" office:value="-99.1739857" calcext:value-type="float">
            <text:p>-99.1739857</text:p>
          </table:table-cell>
          <table:table-cell office:value-type="float" office:value="125" calcext:value-type="float">
            <text:p>125</text:p>
          </table:table-cell>
          <table:table-cell office:value-type="float" office:value="62184.79" calcext:value-type="float">
            <text:p>62184.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320" calcext:value-type="float">
            <text:p>320</text:p>
          </table:table-cell>
          <table:table-cell office:value-type="float" office:value="189663.62" calcext:value-type="float">
            <text:p>189663.6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8.9678552823" calcext:value-type="float">
            <text:p>18.9678552823</text:p>
          </table:table-cell>
          <table:table-cell office:value-type="float" office:value="-98.2848708631" calcext:value-type="float">
            <text:p>-98.2848708631</text:p>
          </table:table-cell>
          <table:table-cell office:value-type="float" office:value="127" calcext:value-type="float">
            <text:p>127</text:p>
          </table:table-cell>
          <table:table-cell office:value-type="float" office:value="176979.24" calcext:value-type="float">
            <text:p>176979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3516" calcext:value-type="float">
            <text:p>25.723516</text:p>
          </table:table-cell>
          <table:table-cell office:value-type="float" office:value="-100.393311" calcext:value-type="float">
            <text:p>-100.393311</text:p>
          </table:table-cell>
          <table:table-cell office:value-type="float" office:value="365" calcext:value-type="float">
            <text:p>365</text:p>
          </table:table-cell>
          <table:table-cell office:value-type="float" office:value="242415.29" calcext:value-type="float">
            <text:p>242415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51423" calcext:value-type="float">
            <text:p>21.0151423</text:p>
          </table:table-cell>
          <table:table-cell office:value-type="float" office:value="-89.6551671" calcext:value-type="float">
            <text:p>-89.6551671</text:p>
          </table:table-cell>
          <table:table-cell office:value-type="float" office:value="180" calcext:value-type="float">
            <text:p>180</text:p>
          </table:table-cell>
          <table:table-cell office:value-type="float" office:value="68245.17" calcext:value-type="float">
            <text:p>68245.1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359373912" calcext:value-type="float">
            <text:p>21.1359373912</text:p>
          </table:table-cell>
          <table:table-cell office:value-type="float" office:value="-86.7675390242" calcext:value-type="float">
            <text:p>-86.7675390242</text:p>
          </table:table-cell>
          <table:table-cell office:value-type="float" office:value="84" calcext:value-type="float">
            <text:p>84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1859" calcext:value-type="float">
            <text:p>18.891859</text:p>
          </table:table-cell>
          <table:table-cell office:value-type="float" office:value="-99.187134" calcext:value-type="float">
            <text:p>-99.187134</text:p>
          </table:table-cell>
          <table:table-cell office:value-type="float" office:value="320" calcext:value-type="float">
            <text:p>320</text:p>
          </table:table-cell>
          <table:table-cell office:value-type="float" office:value="210795.91" calcext:value-type="float">
            <text:p>210795.9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inaloa</text:p>
          </table:table-cell>
          <table:table-cell office:value-type="float" office:value="23.261248" calcext:value-type="float">
            <text:p>23.261248</text:p>
          </table:table-cell>
          <table:table-cell office:value-type="float" office:value="-106.459885" calcext:value-type="float">
            <text:p>-106.459885</text:p>
          </table:table-cell>
          <table:table-cell office:value-type="float" office:value="61" calcext:value-type="float">
            <text:p>61</text:p>
          </table:table-cell>
          <table:table-cell office:value-type="float" office:value="40568.59" calcext:value-type="float">
            <text:p>40568.5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4891" calcext:value-type="float">
            <text:p>19.364891</text:p>
          </table:table-cell>
          <table:table-cell office:value-type="float" office:value="-99.148384" calcext:value-type="float">
            <text:p>-99.148384</text:p>
          </table:table-cell>
          <table:table-cell office:value-type="float" office:value="62" calcext:value-type="float">
            <text:p>62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26528" calcext:value-type="float">
            <text:p>19.426528</text:p>
          </table:table-cell>
          <table:table-cell office:value-type="float" office:value="-99.196279" calcext:value-type="float">
            <text:p>-99.196279</text:p>
          </table:table-cell>
          <table:table-cell office:value-type="float" office:value="60" calcext:value-type="float">
            <text:p>60</text:p>
          </table:table-cell>
          <table:table-cell office:value-type="float" office:value="218648.9" calcext:value-type="float">
            <text:p>218648.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69319" calcext:value-type="float">
            <text:p>19.369319</text:p>
          </table:table-cell>
          <table:table-cell office:value-type="float" office:value="-99.293444" calcext:value-type="float">
            <text:p>-99.293444</text:p>
          </table:table-cell>
          <table:table-cell office:value-type="float" office:value="150" calcext:value-type="float">
            <text:p>150</text:p>
          </table:table-cell>
          <table:table-cell office:value-type="float" office:value="128098.38" calcext:value-type="float">
            <text:p>128098.3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Chiapas</text:p>
          </table:table-cell>
          <table:table-cell office:value-type="float" office:value="16.745249" calcext:value-type="float">
            <text:p>16.745249</text:p>
          </table:table-cell>
          <table:table-cell office:value-type="float" office:value="-93.152699" calcext:value-type="float">
            <text:p>-93.152699</text:p>
          </table:table-cell>
          <table:table-cell office:value-type="float" office:value="73" calcext:value-type="float">
            <text:p>73</text:p>
          </table:table-cell>
          <table:table-cell office:value-type="float" office:value="43202.91" calcext:value-type="float">
            <text:p>43202.9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34723" calcext:value-type="float">
            <text:p>19.434723</text:p>
          </table:table-cell>
          <table:table-cell office:value-type="float" office:value="-99.175887" calcext:value-type="float">
            <text:p>-99.175887</text:p>
          </table:table-cell>
          <table:table-cell office:value-type="float" office:value="80" calcext:value-type="float">
            <text:p>80</text:p>
          </table:table-cell>
          <table:table-cell office:value-type="float" office:value="131768.89" calcext:value-type="float">
            <text:p>131768.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9392" calcext:value-type="float">
            <text:p>19.449392</text:p>
          </table:table-cell>
          <table:table-cell office:value-type="float" office:value="-99.138544" calcext:value-type="float">
            <text:p>-99.138544</text:p>
          </table:table-cell>
          <table:table-cell office:value-type="float" office:value="65" calcext:value-type="float">
            <text:p>65</text:p>
          </table:table-cell>
          <table:table-cell office:value-type="float" office:value="42676.05" calcext:value-type="float">
            <text:p>42676.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134" calcext:value-type="float">
            <text:p>19.55134</text:p>
          </table:table-cell>
          <table:table-cell office:value-type="float" office:value="-99.233528" calcext:value-type="float">
            <text:p>-99.233528</text:p>
          </table:table-cell>
          <table:table-cell office:value-type="float" office:value="260" calcext:value-type="float">
            <text:p>260</text:p>
          </table:table-cell>
          <table:table-cell office:value-type="float" office:value="316118.9" calcext:value-type="float">
            <text:p>316118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07178" calcext:value-type="float">
            <text:p>20.607178</text:p>
          </table:table-cell>
          <table:table-cell office:value-type="float" office:value="-100.335754" calcext:value-type="float">
            <text:p>-100.335754</text:p>
          </table:table-cell>
          <table:table-cell office:value-type="float" office:value="104" calcext:value-type="float">
            <text:p>104</text:p>
          </table:table-cell>
          <table:table-cell office:value-type="float" office:value="77975.99" calcext:value-type="float">
            <text:p>77975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648322115" calcext:value-type="float">
            <text:p>22.1648322115</text:p>
          </table:table-cell>
          <table:table-cell office:value-type="float" office:value="-100.9765219688" calcext:value-type="float">
            <text:p>-100.9765219688</text:p>
          </table:table-cell>
          <table:table-cell office:value-type="float" office:value="125" calcext:value-type="float">
            <text:p>125</text:p>
          </table:table-cell>
          <table:table-cell office:value-type="float" office:value="51644.99" calcext:value-type="float">
            <text:p>5164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664458833" calcext:value-type="float">
            <text:p>22.1664458833</text:p>
          </table:table-cell>
          <table:table-cell office:value-type="float" office:value="-100.9547920559" calcext:value-type="float">
            <text:p>-100.9547920559</text:p>
          </table:table-cell>
          <table:table-cell office:value-type="float" office:value="140" calcext:value-type="float">
            <text:p>140</text:p>
          </table:table-cell>
          <table:table-cell office:value-type="float" office:value="51644.99" calcext:value-type="float">
            <text:p>5164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71928" calcext:value-type="float">
            <text:p>16.771928</text:p>
          </table:table-cell>
          <table:table-cell office:value-type="float" office:value="-93.105578" calcext:value-type="float">
            <text:p>-93.105578</text:p>
          </table:table-cell>
          <table:table-cell office:value-type="float" office:value="200" calcext:value-type="float">
            <text:p>200</text:p>
          </table:table-cell>
          <table:table-cell office:value-type="float" office:value="110667.85" calcext:value-type="float">
            <text:p>110667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46319" calcext:value-type="float">
            <text:p>22.246319</text:p>
          </table:table-cell>
          <table:table-cell office:value-type="float" office:value="-97.86264" calcext:value-type="float">
            <text:p>-97.86264</text:p>
          </table:table-cell>
          <table:table-cell office:value-type="float" office:value="163" calcext:value-type="float">
            <text:p>163</text:p>
          </table:table-cell>
          <table:table-cell office:value-type="float" office:value="113302.8" calcext:value-type="float">
            <text:p>113302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5175" calcext:value-type="float">
            <text:p>19.365175</text:p>
          </table:table-cell>
          <table:table-cell office:value-type="float" office:value="-99.230064" calcext:value-type="float">
            <text:p>-99.230064</text:p>
          </table:table-cell>
          <table:table-cell office:value-type="float" office:value="270" calcext:value-type="float">
            <text:p>270</text:p>
          </table:table-cell>
          <table:table-cell office:value-type="float" office:value="150683.34" calcext:value-type="float">
            <text:p>150683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79597" calcext:value-type="float">
            <text:p>19.379597</text:p>
          </table:table-cell>
          <table:table-cell office:value-type="float" office:value="-99.293808" calcext:value-type="float">
            <text:p>-99.293808</text:p>
          </table:table-cell>
          <table:table-cell office:value-type="float" office:value="155" calcext:value-type="float">
            <text:p>155</text:p>
          </table:table-cell>
          <table:table-cell office:value-type="float" office:value="236091.42" calcext:value-type="float">
            <text:p>236091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312792" calcext:value-type="float">
            <text:p>19.312792</text:p>
          </table:table-cell>
          <table:table-cell office:value-type="float" office:value="-98.216515" calcext:value-type="float">
            <text:p>-98.216515</text:p>
          </table:table-cell>
          <table:table-cell office:value-type="float" office:value="159" calcext:value-type="float">
            <text:p>159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45" calcext:value-type="float">
            <text:p>145</text:p>
          </table:table-cell>
          <table:table-cell office:value-type="float" office:value="72707.34" calcext:value-type="float">
            <text:p>7270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86" calcext:value-type="float">
            <text:p>186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75159" calcext:value-type="float">
            <text:p>22.175159</text:p>
          </table:table-cell>
          <table:table-cell office:value-type="float" office:value="-100.979996" calcext:value-type="float">
            <text:p>-100.979996</text:p>
          </table:table-cell>
          <table:table-cell office:value-type="float" office:value="188" calcext:value-type="float">
            <text:p>188</text:p>
          </table:table-cell>
          <table:table-cell office:value-type="float" office:value="72197.6" calcext:value-type="float">
            <text:p>72197.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1105571397" calcext:value-type="float">
            <text:p>19.1105571397</text:p>
          </table:table-cell>
          <table:table-cell office:value-type="float" office:value="-98.2800516486" calcext:value-type="float">
            <text:p>-98.2800516486</text:p>
          </table:table-cell>
          <table:table-cell office:value-type="float" office:value="120" calcext:value-type="float">
            <text:p>120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4443" calcext:value-type="float">
            <text:p>19.64443</text:p>
          </table:table-cell>
          <table:table-cell office:value-type="float" office:value="-99.098587" calcext:value-type="float">
            <text:p>-99.098587</text:p>
          </table:table-cell>
          <table:table-cell office:value-type="float" office:value="75" calcext:value-type="float">
            <text:p>75</text:p>
          </table:table-cell>
          <table:table-cell office:value-type="float" office:value="37943.26" calcext:value-type="float">
            <text:p>37943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02705" calcext:value-type="float">
            <text:p>25.502705</text:p>
          </table:table-cell>
          <table:table-cell office:value-type="float" office:value="-103.408554" calcext:value-type="float">
            <text:p>-103.408554</text:p>
          </table:table-cell>
          <table:table-cell office:value-type="float" office:value="190" calcext:value-type="float">
            <text:p>190</text:p>
          </table:table-cell>
          <table:table-cell office:value-type="float" office:value="42969.88" calcext:value-type="float">
            <text:p>42969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61545" calcext:value-type="float">
            <text:p>25.461545</text:p>
          </table:table-cell>
          <table:table-cell office:value-type="float" office:value="-100.883958" calcext:value-type="float">
            <text:p>-100.883958</text:p>
          </table:table-cell>
          <table:table-cell office:value-type="float" office:value="170" calcext:value-type="float">
            <text:p>170</text:p>
          </table:table-cell>
          <table:table-cell office:value-type="float" office:value="124340.1" calcext:value-type="float">
            <text:p>124340.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8815" calcext:value-type="float">
            <text:p>19.478815</text:p>
          </table:table-cell>
          <table:table-cell office:value-type="float" office:value="-99.196831" calcext:value-type="float">
            <text:p>-99.196831</text:p>
          </table:table-cell>
          <table:table-cell office:value-type="float" office:value="64" calcext:value-type="float">
            <text:p>64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1304" calcext:value-type="float">
            <text:p>20.611304</text:p>
          </table:table-cell>
          <table:table-cell office:value-type="float" office:value="-100.386343" calcext:value-type="float">
            <text:p>-100.386343</text:p>
          </table:table-cell>
          <table:table-cell office:value-type="float" office:value="360" calcext:value-type="float">
            <text:p>360</text:p>
          </table:table-cell>
          <table:table-cell office:value-type="float" office:value="268701.06" calcext:value-type="float">
            <text:p>268701.0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78049" calcext:value-type="float">
            <text:p>19.178049</text:p>
          </table:table-cell>
          <table:table-cell office:value-type="float" office:value="-96.128845" calcext:value-type="float">
            <text:p>-96.128845</text:p>
          </table:table-cell>
          <table:table-cell office:value-type="float" office:value="160" calcext:value-type="float">
            <text:p>16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55351" calcext:value-type="float">
            <text:p>20.955351</text:p>
          </table:table-cell>
          <table:table-cell office:value-type="float" office:value="-97.404341" calcext:value-type="float">
            <text:p>-97.404341</text:p>
          </table:table-cell>
          <table:table-cell office:value-type="float" office:value="150" calcext:value-type="float">
            <text:p>150</text:p>
          </table:table-cell>
          <table:table-cell office:value-type="float" office:value="43729.78" calcext:value-type="float">
            <text:p>43729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7683" calcext:value-type="float">
            <text:p>29.07683</text:p>
          </table:table-cell>
          <table:table-cell office:value-type="float" office:value="-110.9871743" calcext:value-type="float">
            <text:p>-110.9871743</text:p>
          </table:table-cell>
          <table:table-cell office:value-type="float" office:value="309" calcext:value-type="float">
            <text:p>309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78" calcext:value-type="float">
            <text:p>178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15" calcext:value-type="float">
            <text:p>215</text:p>
          </table:table-cell>
          <table:table-cell office:value-type="float" office:value="98656.43" calcext:value-type="float">
            <text:p>98656.4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431730317" calcext:value-type="float">
            <text:p>25.7431730317</text:p>
          </table:table-cell>
          <table:table-cell office:value-type="float" office:value="-100.3723396361" calcext:value-type="float">
            <text:p>-100.3723396361</text:p>
          </table:table-cell>
          <table:table-cell office:value-type="float" office:value="138" calcext:value-type="float">
            <text:p>138</text:p>
          </table:table-cell>
          <table:table-cell office:value-type="float" office:value="53225.96" calcext:value-type="float">
            <text:p>53225.9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701939816" calcext:value-type="float">
            <text:p>18.9701939816</text:p>
          </table:table-cell>
          <table:table-cell office:value-type="float" office:value="-99.2423853278" calcext:value-type="float">
            <text:p>-99.2423853278</text:p>
          </table:table-cell>
          <table:table-cell office:value-type="float" office:value="117" calcext:value-type="float">
            <text:p>117</text:p>
          </table:table-cell>
          <table:table-cell office:value-type="float" office:value="123813.23" calcext:value-type="float">
            <text:p>123813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8893042472" calcext:value-type="float">
            <text:p>21.8893042472</text:p>
          </table:table-cell>
          <table:table-cell office:value-type="float" office:value="-102.2563044727" calcext:value-type="float">
            <text:p>-102.2563044727</text:p>
          </table:table-cell>
          <table:table-cell office:value-type="float" office:value="198" calcext:value-type="float">
            <text:p>198</text:p>
          </table:table-cell>
          <table:table-cell office:value-type="float" office:value="41105.2" calcext:value-type="float">
            <text:p>41105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98168" calcext:value-type="float">
            <text:p>19.298168</text:p>
          </table:table-cell>
          <table:table-cell office:value-type="float" office:value="-99.113106" calcext:value-type="float">
            <text:p>-99.113106</text:p>
          </table:table-cell>
          <table:table-cell office:value-type="float" office:value="83" calcext:value-type="float">
            <text:p>83</text:p>
          </table:table-cell>
          <table:table-cell office:value-type="float" office:value="177695.7" calcext:value-type="float">
            <text:p>177695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34992" calcext:value-type="float">
            <text:p>16.734992</text:p>
          </table:table-cell>
          <table:table-cell office:value-type="float" office:value="-93.102641" calcext:value-type="float">
            <text:p>-93.102641</text:p>
          </table:table-cell>
          <table:table-cell office:value-type="float" office:value="121" calcext:value-type="float">
            <text:p>121</text:p>
          </table:table-cell>
          <table:table-cell office:value-type="float" office:value="83771.5" calcext:value-type="float">
            <text:p>83771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01321" calcext:value-type="float">
            <text:p>25.701321</text:p>
          </table:table-cell>
          <table:table-cell office:value-type="float" office:value="-100.457924" calcext:value-type="float">
            <text:p>-100.457924</text:p>
          </table:table-cell>
          <table:table-cell office:value-type="float" office:value="164" calcext:value-type="float">
            <text:p>164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88585" calcext:value-type="float">
            <text:p>21.88585</text:p>
          </table:table-cell>
          <table:table-cell office:value-type="float" office:value="-102.294085" calcext:value-type="float">
            <text:p>-102.294085</text:p>
          </table:table-cell>
          <table:table-cell office:value-type="float" office:value="185" calcext:value-type="float">
            <text:p>185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18633" calcext:value-type="float">
            <text:p>20.618633</text:p>
          </table:table-cell>
          <table:table-cell office:value-type="float" office:value="-103.387465" calcext:value-type="float">
            <text:p>-103.387465</text:p>
          </table:table-cell>
          <table:table-cell office:value-type="float" office:value="150" calcext:value-type="float">
            <text:p>150</text:p>
          </table:table-cell>
          <table:table-cell office:value-type="float" office:value="73761.07" calcext:value-type="float">
            <text:p>73761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38201627" calcext:value-type="float">
            <text:p>25.6738201627</text:p>
          </table:table-cell>
          <table:table-cell office:value-type="float" office:value="-100.3135946987" calcext:value-type="float">
            <text:p>-100.3135946987</text:p>
          </table:table-cell>
          <table:table-cell office:value-type="float" office:value="120" calcext:value-type="float">
            <text:p>120</text:p>
          </table:table-cell>
          <table:table-cell office:value-type="float" office:value="79048.46" calcext:value-type="float">
            <text:p>79048.4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2068" calcext:value-type="float">
            <text:p>18.942068</text:p>
          </table:table-cell>
          <table:table-cell office:value-type="float" office:value="-99.242531" calcext:value-type="float">
            <text:p>-99.242531</text:p>
          </table:table-cell>
          <table:table-cell office:value-type="float" office:value="200" calcext:value-type="float">
            <text:p>200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0323" calcext:value-type="float">
            <text:p>20.700323</text:p>
          </table:table-cell>
          <table:table-cell office:value-type="float" office:value="-100.472563" calcext:value-type="float">
            <text:p>-100.472563</text:p>
          </table:table-cell>
          <table:table-cell office:value-type="float" office:value="269" calcext:value-type="float">
            <text:p>269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58393" calcext:value-type="float">
            <text:p>25.558393</text:p>
          </table:table-cell>
          <table:table-cell office:value-type="float" office:value="-103.385429" calcext:value-type="float">
            <text:p>-103.385429</text:p>
          </table:table-cell>
          <table:table-cell office:value-type="float" office:value="113" calcext:value-type="float">
            <text:p>113</text:p>
          </table:table-cell>
          <table:table-cell office:value-type="float" office:value="44941.57" calcext:value-type="float">
            <text:p>44941.5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80088" calcext:value-type="float">
            <text:p>25.580088</text:p>
          </table:table-cell>
          <table:table-cell office:value-type="float" office:value="-100.239685" calcext:value-type="float">
            <text:p>-100.239685</text:p>
          </table:table-cell>
          <table:table-cell office:value-type="float" office:value="234" calcext:value-type="float">
            <text:p>234</text:p>
          </table:table-cell>
          <table:table-cell office:value-type="float" office:value="201310.09" calcext:value-type="float">
            <text:p>201310.0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83125" calcext:value-type="float">
            <text:p>23.283125</text:p>
          </table:table-cell>
          <table:table-cell office:value-type="float" office:value="-106.406723" calcext:value-type="float">
            <text:p>-106.406723</text:p>
          </table:table-cell>
          <table:table-cell office:value-type="float" office:value="192" calcext:value-type="float">
            <text:p>192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52182" calcext:value-type="float">
            <text:p>16.752182</text:p>
          </table:table-cell>
          <table:table-cell office:value-type="float" office:value="-93.088427" calcext:value-type="float">
            <text:p>-93.088427</text:p>
          </table:table-cell>
          <table:table-cell office:value-type="float" office:value="184" calcext:value-type="float">
            <text:p>184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80398" calcext:value-type="float">
            <text:p>19.3880398</text:p>
          </table:table-cell>
          <table:table-cell office:value-type="float" office:value="-99.1695793" calcext:value-type="float">
            <text:p>-99.1695793</text:p>
          </table:table-cell>
          <table:table-cell office:value-type="float" office:value="100" calcext:value-type="float">
            <text:p>100</text:p>
          </table:table-cell>
          <table:table-cell office:value-type="float" office:value="113302.8" calcext:value-type="float">
            <text:p>113302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691" calcext:value-type="float">
            <text:p>22.14691</text:p>
          </table:table-cell>
          <table:table-cell office:value-type="float" office:value="-101.038651" calcext:value-type="float">
            <text:p>-101.038651</text:p>
          </table:table-cell>
          <table:table-cell office:value-type="float" office:value="150" calcext:value-type="float">
            <text:p>150</text:p>
          </table:table-cell>
          <table:table-cell office:value-type="float" office:value="81664.04" calcext:value-type="float">
            <text:p>8166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6026" calcext:value-type="float">
            <text:p>18.936026</text:p>
          </table:table-cell>
          <table:table-cell office:value-type="float" office:value="-99.216217" calcext:value-type="float">
            <text:p>-99.216217</text:p>
          </table:table-cell>
          <table:table-cell office:value-type="float" office:value="286" calcext:value-type="float">
            <text:p>286</text:p>
          </table:table-cell>
          <table:table-cell office:value-type="float" office:value="209692.2" calcext:value-type="float">
            <text:p>209692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28833" calcext:value-type="float">
            <text:p>19.328833</text:p>
          </table:table-cell>
          <table:table-cell office:value-type="float" office:value="-99.133163" calcext:value-type="float">
            <text:p>-99.133163</text:p>
          </table:table-cell>
          <table:table-cell office:value-type="float" office:value="140" calcext:value-type="float">
            <text:p>140</text:p>
          </table:table-cell>
          <table:table-cell office:value-type="float" office:value="123813.23" calcext:value-type="float">
            <text:p>123813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55385" calcext:value-type="float">
            <text:p>19.455385</text:p>
          </table:table-cell>
          <table:table-cell office:value-type="float" office:value="-99.209835" calcext:value-type="float">
            <text:p>-99.209835</text:p>
          </table:table-cell>
          <table:table-cell office:value-type="float" office:value="216" calcext:value-type="float">
            <text:p>216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71239" calcext:value-type="float">
            <text:p>19.071239</text:p>
          </table:table-cell>
          <table:table-cell office:value-type="float" office:value="-98.273949" calcext:value-type="float">
            <text:p>-98.273949</text:p>
          </table:table-cell>
          <table:table-cell office:value-type="float" office:value="240" calcext:value-type="float">
            <text:p>240</text:p>
          </table:table-cell>
          <table:table-cell office:value-type="float" office:value="126447.56" calcext:value-type="float">
            <text:p>126447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01955" calcext:value-type="float">
            <text:p>19.501955</text:p>
          </table:table-cell>
          <table:table-cell office:value-type="float" office:value="-99.226952" calcext:value-type="float">
            <text:p>-99.226952</text:p>
          </table:table-cell>
          <table:table-cell office:value-type="float" office:value="196" calcext:value-type="float">
            <text:p>196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6121" calcext:value-type="float">
            <text:p>18.866121</text:p>
          </table:table-cell>
          <table:table-cell office:value-type="float" office:value="-99.231445" calcext:value-type="float">
            <text:p>-99.231445</text:p>
          </table:table-cell>
          <table:table-cell office:value-type="float" office:value="180" calcext:value-type="float">
            <text:p>180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330" calcext:value-type="float">
            <text:p>330</text:p>
          </table:table-cell>
          <table:table-cell office:value-type="float" office:value="194986.21" calcext:value-type="float">
            <text:p>19498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192" calcext:value-type="float">
            <text:p>192</text:p>
          </table:table-cell>
          <table:table-cell office:value-type="float" office:value="92542.77" calcext:value-type="float">
            <text:p>92542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435802" calcext:value-type="float">
            <text:p>19.435802</text:p>
          </table:table-cell>
          <table:table-cell office:value-type="float" office:value="-98.10286" calcext:value-type="float">
            <text:p>-98.10286</text:p>
          </table:table-cell>
          <table:table-cell office:value-type="float" office:value="135" calcext:value-type="float">
            <text:p>135</text:p>
          </table:table-cell>
          <table:table-cell office:value-type="float" office:value="41095.45" calcext:value-type="float">
            <text:p>41095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731555" calcext:value-type="float">
            <text:p>20.9731555</text:p>
          </table:table-cell>
          <table:table-cell office:value-type="float" office:value="-89.6229189" calcext:value-type="float">
            <text:p>-89.6229189</text:p>
          </table:table-cell>
          <table:table-cell office:value-type="float" office:value="250" calcext:value-type="float">
            <text:p>250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159458" calcext:value-type="float">
            <text:p>19.159458</text:p>
          </table:table-cell>
          <table:table-cell office:value-type="float" office:value="-99.565956" calcext:value-type="float">
            <text:p>-99.565956</text:p>
          </table:table-cell>
          <table:table-cell office:value-type="float" office:value="79" calcext:value-type="float">
            <text:p>79</text:p>
          </table:table-cell>
          <table:table-cell office:value-type="float" office:value="37943.26" calcext:value-type="float">
            <text:p>37943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12967" calcext:value-type="float">
            <text:p>19.0412967</text:p>
          </table:table-cell>
          <table:table-cell office:value-type="float" office:value="-98.2061996" calcext:value-type="float">
            <text:p>-98.2061996</text:p>
          </table:table-cell>
          <table:table-cell office:value-type="float" office:value="109" calcext:value-type="float">
            <text:p>109</text:p>
          </table:table-cell>
          <table:table-cell office:value-type="float" office:value="36889.28" calcext:value-type="float">
            <text:p>36889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17956" calcext:value-type="float">
            <text:p>24.817956</text:p>
          </table:table-cell>
          <table:table-cell office:value-type="float" office:value="-107.434033" calcext:value-type="float">
            <text:p>-107.434033</text:p>
          </table:table-cell>
          <table:table-cell office:value-type="float" office:value="146" calcext:value-type="float">
            <text:p>146</text:p>
          </table:table-cell>
          <table:table-cell office:value-type="float" office:value="64804.37" calcext:value-type="float">
            <text:p>64804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inaloa</text:p>
          </table:table-cell>
          <table:table-cell office:value-type="float" office:value="23.299184" calcext:value-type="float">
            <text:p>23.299184</text:p>
          </table:table-cell>
          <table:table-cell office:value-type="float" office:value="-106.481557" calcext:value-type="float">
            <text:p>-106.481557</text:p>
          </table:table-cell>
          <table:table-cell office:value-type="float" office:value="230" calcext:value-type="float">
            <text:p>230</text:p>
          </table:table-cell>
          <table:table-cell office:value-type="float" office:value="269754.79" calcext:value-type="float">
            <text:p>269754.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243" calcext:value-type="float">
            <text:p>19.36243</text:p>
          </table:table-cell>
          <table:table-cell office:value-type="float" office:value="-99.176957" calcext:value-type="float">
            <text:p>-99.176957</text:p>
          </table:table-cell>
          <table:table-cell office:value-type="float" office:value="70" calcext:value-type="float">
            <text:p>70</text:p>
          </table:table-cell>
          <table:table-cell office:value-type="float" office:value="40568.59" calcext:value-type="float">
            <text:p>40568.5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0062" calcext:value-type="float">
            <text:p>19.390062</text:p>
          </table:table-cell>
          <table:table-cell office:value-type="float" office:value="-99.192293" calcext:value-type="float">
            <text:p>-99.192293</text:p>
          </table:table-cell>
          <table:table-cell office:value-type="float" office:value="64" calcext:value-type="float">
            <text:p>64</text:p>
          </table:table-cell>
          <table:table-cell office:value-type="float" office:value="94858.16" calcext:value-type="float">
            <text:p>94858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81963" calcext:value-type="float">
            <text:p>25.7581963</text:p>
          </table:table-cell>
          <table:table-cell office:value-type="float" office:value="-100.2665026" calcext:value-type="float">
            <text:p>-100.2665026</text:p>
          </table:table-cell>
          <table:table-cell office:value-type="float" office:value="135" calcext:value-type="float">
            <text:p>135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56261" calcext:value-type="float">
            <text:p>20.556261</text:p>
          </table:table-cell>
          <table:table-cell office:value-type="float" office:value="-100.370035" calcext:value-type="float">
            <text:p>-100.370035</text:p>
          </table:table-cell>
          <table:table-cell office:value-type="float" office:value="112" calcext:value-type="float">
            <text:p>112</text:p>
          </table:table-cell>
          <table:table-cell office:value-type="float" office:value="90620.75" calcext:value-type="float">
            <text:p>90620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44808" calcext:value-type="float">
            <text:p>16.744808</text:p>
          </table:table-cell>
          <table:table-cell office:value-type="float" office:value="-93.179222" calcext:value-type="float">
            <text:p>-93.179222</text:p>
          </table:table-cell>
          <table:table-cell office:value-type="float" office:value="350" calcext:value-type="float">
            <text:p>350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59468647" calcext:value-type="float">
            <text:p>21.0259468647</text:p>
          </table:table-cell>
          <table:table-cell office:value-type="float" office:value="-89.584236145" calcext:value-type="float">
            <text:p>-89.584236145</text:p>
          </table:table-cell>
          <table:table-cell office:value-type="float" office:value="264" calcext:value-type="float">
            <text:p>264</text:p>
          </table:table-cell>
          <table:table-cell office:value-type="float" office:value="149928.59" calcext:value-type="float">
            <text:p>149928.5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500747207" calcext:value-type="float">
            <text:p>21.1500747207</text:p>
          </table:table-cell>
          <table:table-cell office:value-type="float" office:value="-86.8316459656" calcext:value-type="float">
            <text:p>-86.8316459656</text:p>
          </table:table-cell>
          <table:table-cell office:value-type="float" office:value="165" calcext:value-type="float">
            <text:p>165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34121" calcext:value-type="float">
            <text:p>16.734121</text:p>
          </table:table-cell>
          <table:table-cell office:value-type="float" office:value="-92.626991" calcext:value-type="float">
            <text:p>-92.626991</text:p>
          </table:table-cell>
          <table:table-cell office:value-type="float" office:value="100" calcext:value-type="float">
            <text:p>10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5742" calcext:value-type="float">
            <text:p>20.705742</text:p>
          </table:table-cell>
          <table:table-cell office:value-type="float" office:value="-100.444016" calcext:value-type="float">
            <text:p>-100.444016</text:p>
          </table:table-cell>
          <table:table-cell office:value-type="float" office:value="223" calcext:value-type="float">
            <text:p>223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0731" calcext:value-type="float">
            <text:p>19.400731</text:p>
          </table:table-cell>
          <table:table-cell office:value-type="float" office:value="-99.125466" calcext:value-type="float">
            <text:p>-99.125466</text:p>
          </table:table-cell>
          <table:table-cell office:value-type="float" office:value="80" calcext:value-type="float">
            <text:p>80</text:p>
          </table:table-cell>
          <table:table-cell office:value-type="float" office:value="68070.93" calcext:value-type="float">
            <text:p>68070.9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923" calcext:value-type="float">
            <text:p>19.33923</text:p>
          </table:table-cell>
          <table:table-cell office:value-type="float" office:value="-99.218987" calcext:value-type="float">
            <text:p>-99.218987</text:p>
          </table:table-cell>
          <table:table-cell office:value-type="float" office:value="83" calcext:value-type="float">
            <text:p>83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5383" calcext:value-type="float">
            <text:p>19.365383</text:p>
          </table:table-cell>
          <table:table-cell office:value-type="float" office:value="-99.16507" calcext:value-type="float">
            <text:p>-99.16507</text:p>
          </table:table-cell>
          <table:table-cell office:value-type="float" office:value="81" calcext:value-type="float">
            <text:p>81</text:p>
          </table:table-cell>
          <table:table-cell office:value-type="float" office:value="161826.53" calcext:value-type="float">
            <text:p>161826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350" calcext:value-type="float">
            <text:p>350</text:p>
          </table:table-cell>
          <table:table-cell office:value-type="float" office:value="221283.23" calcext:value-type="float">
            <text:p>221283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874" calcext:value-type="float">
            <text:p>18.864874</text:p>
          </table:table-cell>
          <table:table-cell office:value-type="float" office:value="-98.925911" calcext:value-type="float">
            <text:p>-98.925911</text:p>
          </table:table-cell>
          <table:table-cell office:value-type="float" office:value="60" calcext:value-type="float">
            <text:p>60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63009" calcext:value-type="float">
            <text:p>19.463009</text:p>
          </table:table-cell>
          <table:table-cell office:value-type="float" office:value="-99.131106" calcext:value-type="float">
            <text:p>-99.131106</text:p>
          </table:table-cell>
          <table:table-cell office:value-type="float" office:value="81" calcext:value-type="float">
            <text:p>81</text:p>
          </table:table-cell>
          <table:table-cell office:value-type="float" office:value="102738.64" calcext:value-type="float">
            <text:p>102738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3085667381" calcext:value-type="float">
            <text:p>21.3085667381</text:p>
          </table:table-cell>
          <table:table-cell office:value-type="float" office:value="-89.5303344727" calcext:value-type="float">
            <text:p>-89.5303344727</text:p>
          </table:table-cell>
          <table:table-cell office:value-type="float" office:value="380" calcext:value-type="float">
            <text:p>380</text:p>
          </table:table-cell>
          <table:table-cell office:value-type="float" office:value="210795.91" calcext:value-type="float">
            <text:p>210795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3427" calcext:value-type="float">
            <text:p>19.33427</text:p>
          </table:table-cell>
          <table:table-cell office:value-type="float" office:value="-99.083374" calcext:value-type="float">
            <text:p>-99.083374</text:p>
          </table:table-cell>
          <table:table-cell office:value-type="float" office:value="100" calcext:value-type="float">
            <text:p>10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99434" calcext:value-type="float">
            <text:p>19.499434</text:p>
          </table:table-cell>
          <table:table-cell office:value-type="float" office:value="-99.111916" calcext:value-type="float">
            <text:p>-99.111916</text:p>
          </table:table-cell>
          <table:table-cell office:value-type="float" office:value="85" calcext:value-type="float">
            <text:p>85</text:p>
          </table:table-cell>
          <table:table-cell office:value-type="float" office:value="112402.96" calcext:value-type="float">
            <text:p>112402.9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0937" calcext:value-type="float">
            <text:p>19.380937</text:p>
          </table:table-cell>
          <table:table-cell office:value-type="float" office:value="-99.179545" calcext:value-type="float">
            <text:p>-99.179545</text:p>
          </table:table-cell>
          <table:table-cell office:value-type="float" office:value="98" calcext:value-type="float">
            <text:p>98</text:p>
          </table:table-cell>
          <table:table-cell office:value-type="float" office:value="197146.87" calcext:value-type="float">
            <text:p>197146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866" calcext:value-type="float">
            <text:p>21.006866</text:p>
          </table:table-cell>
          <table:table-cell office:value-type="float" office:value="-89.618103" calcext:value-type="float">
            <text:p>-89.618103</text:p>
          </table:table-cell>
          <table:table-cell office:value-type="float" office:value="305" calcext:value-type="float">
            <text:p>305</text:p>
          </table:table-cell>
          <table:table-cell office:value-type="float" office:value="168596.74" calcext:value-type="float">
            <text:p>16859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9777" calcext:value-type="float">
            <text:p>19.109777</text:p>
          </table:table-cell>
          <table:table-cell office:value-type="float" office:value="-96.106922" calcext:value-type="float">
            <text:p>-96.106922</text:p>
          </table:table-cell>
          <table:table-cell office:value-type="float" office:value="240" calcext:value-type="float">
            <text:p>240</text:p>
          </table:table-cell>
          <table:table-cell office:value-type="float" office:value="168596.74" calcext:value-type="float">
            <text:p>16859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59403" calcext:value-type="float">
            <text:p>32.459403</text:p>
          </table:table-cell>
          <table:table-cell office:value-type="float" office:value="-116.880827" calcext:value-type="float">
            <text:p>-116.880827</text:p>
          </table:table-cell>
          <table:table-cell office:value-type="float" office:value="114" calcext:value-type="float">
            <text:p>114</text:p>
          </table:table-cell>
          <table:table-cell office:value-type="float" office:value="73761.07" calcext:value-type="float">
            <text:p>73761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101185" calcext:value-type="float">
            <text:p>19.101185</text:p>
          </table:table-cell>
          <table:table-cell office:value-type="float" office:value="-98.357062" calcext:value-type="float">
            <text:p>-98.357062</text:p>
          </table:table-cell>
          <table:table-cell office:value-type="float" office:value="90" calcext:value-type="float">
            <text:p>90</text:p>
          </table:table-cell>
          <table:table-cell office:value-type="float" office:value="42149.18" calcext:value-type="float">
            <text:p>42149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94361" calcext:value-type="float">
            <text:p>20.394361</text:p>
          </table:table-cell>
          <table:table-cell office:value-type="float" office:value="-99.973053" calcext:value-type="float">
            <text:p>-99.973053</text:p>
          </table:table-cell>
          <table:table-cell office:value-type="float" office:value="354" calcext:value-type="float">
            <text:p>354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65001" calcext:value-type="float">
            <text:p>21.065001</text:p>
          </table:table-cell>
          <table:table-cell office:value-type="float" office:value="-89.6239875" calcext:value-type="float">
            <text:p>-89.6239875</text:p>
          </table:table-cell>
          <table:table-cell office:value-type="float" office:value="155" calcext:value-type="float">
            <text:p>155</text:p>
          </table:table-cell>
          <table:table-cell office:value-type="float" office:value="71143.62" calcext:value-type="float">
            <text:p>71143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46841" calcext:value-type="float">
            <text:p>20.646841</text:p>
          </table:table-cell>
          <table:table-cell office:value-type="float" office:value="-100.376117" calcext:value-type="float">
            <text:p>-100.376117</text:p>
          </table:table-cell>
          <table:table-cell office:value-type="float" office:value="86" calcext:value-type="float">
            <text:p>86</text:p>
          </table:table-cell>
          <table:table-cell office:value-type="float" office:value="45310.37" calcext:value-type="float">
            <text:p>45310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7581" calcext:value-type="float">
            <text:p>18.897581</text:p>
          </table:table-cell>
          <table:table-cell office:value-type="float" office:value="-99.07093" calcext:value-type="float">
            <text:p>-99.07093</text:p>
          </table:table-cell>
          <table:table-cell office:value-type="float" office:value="306" calcext:value-type="float">
            <text:p>306</text:p>
          </table:table-cell>
          <table:table-cell office:value-type="float" office:value="208160.96" calcext:value-type="float">
            <text:p>208160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71" calcext:value-type="float">
            <text:p>171</text:p>
          </table:table-cell>
          <table:table-cell office:value-type="float" office:value="94278.47" calcext:value-type="float">
            <text:p>94278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7542" calcext:value-type="float">
            <text:p>18.917542</text:p>
          </table:table-cell>
          <table:table-cell office:value-type="float" office:value="-98.963181" calcext:value-type="float">
            <text:p>-98.963181</text:p>
          </table:table-cell>
          <table:table-cell office:value-type="float" office:value="182" calcext:value-type="float">
            <text:p>182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48336" calcext:value-type="float">
            <text:p>20.948336</text:p>
          </table:table-cell>
          <table:table-cell office:value-type="float" office:value="-97.362764" calcext:value-type="float">
            <text:p>-97.362764</text:p>
          </table:table-cell>
          <table:table-cell office:value-type="float" office:value="100" calcext:value-type="float">
            <text:p>100</text:p>
          </table:table-cell>
          <table:table-cell office:value-type="float" office:value="54267.07" calcext:value-type="float">
            <text:p>54267.0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018" calcext:value-type="float">
            <text:p>19.396018</text:p>
          </table:table-cell>
          <table:table-cell office:value-type="float" office:value="-99.147827" calcext:value-type="float">
            <text:p>-99.147827</text:p>
          </table:table-cell>
          <table:table-cell office:value-type="float" office:value="70" calcext:value-type="float">
            <text:p>70</text:p>
          </table:table-cell>
          <table:table-cell office:value-type="float" office:value="183989.47" calcext:value-type="float">
            <text:p>183989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51815" calcext:value-type="float">
            <text:p>19.051815</text:p>
          </table:table-cell>
          <table:table-cell office:value-type="float" office:value="-98.277669" calcext:value-type="float">
            <text:p>-98.277669</text:p>
          </table:table-cell>
          <table:table-cell office:value-type="float" office:value="198" calcext:value-type="float">
            <text:p>198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9208" calcext:value-type="float">
            <text:p>19.309208</text:p>
          </table:table-cell>
          <table:table-cell office:value-type="float" office:value="-99.171906" calcext:value-type="float">
            <text:p>-99.171906</text:p>
          </table:table-cell>
          <table:table-cell office:value-type="float" office:value="70" calcext:value-type="float">
            <text:p>70</text:p>
          </table:table-cell>
          <table:table-cell office:value-type="float" office:value="77572.89" calcext:value-type="float">
            <text:p>77572.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06531" calcext:value-type="float">
            <text:p>21.0506531</text:p>
          </table:table-cell>
          <table:table-cell office:value-type="float" office:value="-89.5588406" calcext:value-type="float">
            <text:p>-89.5588406</text:p>
          </table:table-cell>
          <table:table-cell office:value-type="float" office:value="334" calcext:value-type="float">
            <text:p>334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3437962237" calcext:value-type="float">
            <text:p>21.3437962237</text:p>
          </table:table-cell>
          <table:table-cell office:value-type="float" office:value="-89.262059927" calcext:value-type="float">
            <text:p>-89.262059927</text:p>
          </table:table-cell>
          <table:table-cell office:value-type="float" office:value="130" calcext:value-type="float">
            <text:p>130</text:p>
          </table:table-cell>
          <table:table-cell office:value-type="float" office:value="110404.35" calcext:value-type="float">
            <text:p>110404.3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7378" calcext:value-type="float">
            <text:p>20.587378</text:p>
          </table:table-cell>
          <table:table-cell office:value-type="float" office:value="-100.418361" calcext:value-type="float">
            <text:p>-100.418361</text:p>
          </table:table-cell>
          <table:table-cell office:value-type="float" office:value="106" calcext:value-type="float">
            <text:p>106</text:p>
          </table:table-cell>
          <table:table-cell office:value-type="float" office:value="56637.97" calcext:value-type="float">
            <text:p>56637.9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721081" calcext:value-type="float">
            <text:p>25.721081</text:p>
          </table:table-cell>
          <table:table-cell office:value-type="float" office:value="-100.345581" calcext:value-type="float">
            <text:p>-100.345581</text:p>
          </table:table-cell>
          <table:table-cell office:value-type="float" office:value="72" calcext:value-type="float">
            <text:p>72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360" calcext:value-type="float">
            <text:p>360</text:p>
          </table:table-cell>
          <table:table-cell office:value-type="float" office:value="278947.368421053" calcext:value-type="float">
            <text:p>278947.3684210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2720402" calcext:value-type="float">
            <text:p>19.2720402</text:p>
          </table:table-cell>
          <table:table-cell office:value-type="float" office:value="-99.572013" calcext:value-type="float">
            <text:p>-99.572013</text:p>
          </table:table-cell>
          <table:table-cell office:value-type="float" office:value="85" calcext:value-type="float">
            <text:p>85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88821177" calcext:value-type="float">
            <text:p>22.1388821177</text:p>
          </table:table-cell>
          <table:table-cell office:value-type="float" office:value="-100.9965100633" calcext:value-type="float">
            <text:p>-100.9965100633</text:p>
          </table:table-cell>
          <table:table-cell office:value-type="float" office:value="158" calcext:value-type="float">
            <text:p>158</text:p>
          </table:table-cell>
          <table:table-cell office:value-type="float" office:value="111578.947368421" calcext:value-type="float">
            <text:p>111578.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4558" calcext:value-type="float">
            <text:p>19.394558</text:p>
          </table:table-cell>
          <table:table-cell office:value-type="float" office:value="-99.129707" calcext:value-type="float">
            <text:p>-99.129707</text:p>
          </table:table-cell>
          <table:table-cell office:value-type="float" office:value="65" calcext:value-type="float">
            <text:p>65</text:p>
          </table:table-cell>
          <table:table-cell office:value-type="float" office:value="39904.7368421053" calcext:value-type="float">
            <text:p>3990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680666" calcext:value-type="float">
            <text:p>19.1680666</text:p>
          </table:table-cell>
          <table:table-cell office:value-type="float" office:value="-96.160663" calcext:value-type="float">
            <text:p>-96.160663</text:p>
          </table:table-cell>
          <table:table-cell office:value-type="float" office:value="100" calcext:value-type="float">
            <text:p>100</text:p>
          </table:table-cell>
          <table:table-cell office:value-type="float" office:value="35263.1578947368" calcext:value-type="float">
            <text:p>35263.157894736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261962968" calcext:value-type="float">
            <text:p>19.3261962968</text:p>
          </table:table-cell>
          <table:table-cell office:value-type="float" office:value="-99.140586108" calcext:value-type="float">
            <text:p>-99.140586108</text:p>
          </table:table-cell>
          <table:table-cell office:value-type="float" office:value="74" calcext:value-type="float">
            <text:p>74</text:p>
          </table:table-cell>
          <table:table-cell office:value-type="float" office:value="157368.421052632" calcext:value-type="float">
            <text:p>15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52216" calcext:value-type="float">
            <text:p>21.0552216</text:p>
          </table:table-cell>
          <table:table-cell office:value-type="float" office:value="-89.6583682" calcext:value-type="float">
            <text:p>-89.6583682</text:p>
          </table:table-cell>
          <table:table-cell office:value-type="float" office:value="220" calcext:value-type="float">
            <text:p>220</text:p>
          </table:table-cell>
          <table:table-cell office:value-type="float" office:value="112473.684210526" calcext:value-type="float">
            <text:p>112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91416" calcext:value-type="float">
            <text:p>28.691416</text:p>
          </table:table-cell>
          <table:table-cell office:value-type="float" office:value="-106.13604" calcext:value-type="float">
            <text:p>-106.13604</text:p>
          </table:table-cell>
          <table:table-cell office:value-type="float" office:value="236" calcext:value-type="float">
            <text:p>236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41428" calcext:value-type="float">
            <text:p>20.641428</text:p>
          </table:table-cell>
          <table:table-cell office:value-type="float" office:value="-103.417295" calcext:value-type="float">
            <text:p>-103.417295</text:p>
          </table:table-cell>
          <table:table-cell office:value-type="float" office:value="85" calcext:value-type="float">
            <text:p>85</text:p>
          </table:table-cell>
          <table:table-cell office:value-type="float" office:value="88947.3684210526" calcext:value-type="float">
            <text:p>8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26078" calcext:value-type="float">
            <text:p>22.126078</text:p>
          </table:table-cell>
          <table:table-cell office:value-type="float" office:value="-100.944672" calcext:value-type="float">
            <text:p>-100.944672</text:p>
          </table:table-cell>
          <table:table-cell office:value-type="float" office:value="131" calcext:value-type="float">
            <text:p>131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364236166" calcext:value-type="float">
            <text:p>19.0364236166</text:p>
          </table:table-cell>
          <table:table-cell office:value-type="float" office:value="-98.1994184107" calcext:value-type="float">
            <text:p>-98.1994184107</text:p>
          </table:table-cell>
          <table:table-cell office:value-type="float" office:value="337" calcext:value-type="float">
            <text:p>337</text:p>
          </table:table-cell>
          <table:table-cell office:value-type="float" office:value="163157.894736842" calcext:value-type="float">
            <text:p>163157.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7239" calcext:value-type="float">
            <text:p>19.367239</text:p>
          </table:table-cell>
          <table:table-cell office:value-type="float" office:value="-99.186126" calcext:value-type="float">
            <text:p>-99.186126</text:p>
          </table:table-cell>
          <table:table-cell office:value-type="float" office:value="92" calcext:value-type="float">
            <text:p>92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1935" calcext:value-type="float">
            <text:p>16.851935</text:p>
          </table:table-cell>
          <table:table-cell office:value-type="float" office:value="-99.844955" calcext:value-type="float">
            <text:p>-99.844955</text:p>
          </table:table-cell>
          <table:table-cell office:value-type="float" office:value="195" calcext:value-type="float">
            <text:p>195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53019" calcext:value-type="float">
            <text:p>19.153019</text:p>
          </table:table-cell>
          <table:table-cell office:value-type="float" office:value="-96.12487" calcext:value-type="float">
            <text:p>-96.12487</text:p>
          </table:table-cell>
          <table:table-cell office:value-type="float" office:value="207" calcext:value-type="float">
            <text:p>207</text:p>
          </table:table-cell>
          <table:table-cell office:value-type="float" office:value="144736.842105263" calcext:value-type="float">
            <text:p>1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01328883" calcext:value-type="float">
            <text:p>25.7501328883</text:p>
          </table:table-cell>
          <table:table-cell office:value-type="float" office:value="-100.2701137385" calcext:value-type="float">
            <text:p>-100.2701137385</text:p>
          </table:table-cell>
          <table:table-cell office:value-type="float" office:value="280" calcext:value-type="float">
            <text:p>280</text:p>
          </table:table-cell>
          <table:table-cell office:value-type="float" office:value="104736.842105263" calcext:value-type="float">
            <text:p>104736.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36253" calcext:value-type="float">
            <text:p>19.536253</text:p>
          </table:table-cell>
          <table:table-cell office:value-type="float" office:value="-99.240456" calcext:value-type="float">
            <text:p>-99.240456</text:p>
          </table:table-cell>
          <table:table-cell office:value-type="float" office:value="99" calcext:value-type="float">
            <text:p>99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3779" calcext:value-type="float">
            <text:p>19.673779</text:p>
          </table:table-cell>
          <table:table-cell office:value-type="float" office:value="-101.187927" calcext:value-type="float">
            <text:p>-101.187927</text:p>
          </table:table-cell>
          <table:table-cell office:value-type="float" office:value="210" calcext:value-type="float">
            <text:p>210</text:p>
          </table:table-cell>
          <table:table-cell office:value-type="float" office:value="136842.105263158" calcext:value-type="float">
            <text:p>1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690603" calcext:value-type="float">
            <text:p>32.4690603</text:p>
          </table:table-cell>
          <table:table-cell office:value-type="float" office:value="-116.8196303" calcext:value-type="float">
            <text:p>-116.8196303</text:p>
          </table:table-cell>
          <table:table-cell office:value-type="float" office:value="111" calcext:value-type="float">
            <text:p>111</text:p>
          </table:table-cell>
          <table:table-cell office:value-type="float" office:value="71911.2105263158" calcext:value-type="float">
            <text:p>71911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771" calcext:value-type="float">
            <text:p>21.030771</text:p>
          </table:table-cell>
          <table:table-cell office:value-type="float" office:value="-89.646347" calcext:value-type="float">
            <text:p>-89.646347</text:p>
          </table:table-cell>
          <table:table-cell office:value-type="float" office:value="150" calcext:value-type="float">
            <text:p>150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17077" calcext:value-type="float">
            <text:p>16.717077</text:p>
          </table:table-cell>
          <table:table-cell office:value-type="float" office:value="-93.162903" calcext:value-type="float">
            <text:p>-93.162903</text:p>
          </table:table-cell>
          <table:table-cell office:value-type="float" office:value="170" calcext:value-type="float">
            <text:p>170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908" calcext:value-type="float">
            <text:p>18.813908</text:p>
          </table:table-cell>
          <table:table-cell office:value-type="float" office:value="-99.201675" calcext:value-type="float">
            <text:p>-99.201675</text:p>
          </table:table-cell>
          <table:table-cell office:value-type="float" office:value="86" calcext:value-type="float">
            <text:p>86</text:p>
          </table:table-cell>
          <table:table-cell office:value-type="float" office:value="52631.5789473684" calcext:value-type="float">
            <text:p>52631.5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3001" calcext:value-type="float">
            <text:p>19.473001</text:p>
          </table:table-cell>
          <table:table-cell office:value-type="float" office:value="-99.087491" calcext:value-type="float">
            <text:p>-99.087491</text:p>
          </table:table-cell>
          <table:table-cell office:value-type="float" office:value="79" calcext:value-type="float">
            <text:p>79</text:p>
          </table:table-cell>
          <table:table-cell office:value-type="float" office:value="35841.5789473684" calcext:value-type="float">
            <text:p>3584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90" calcext:value-type="float">
            <text:p>190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8279" calcext:value-type="float">
            <text:p>20.618279</text:p>
          </table:table-cell>
          <table:table-cell office:value-type="float" office:value="-100.346985" calcext:value-type="float">
            <text:p>-100.346985</text:p>
          </table:table-cell>
          <table:table-cell office:value-type="float" office:value="237" calcext:value-type="float">
            <text:p>237</text:p>
          </table:table-cell>
          <table:table-cell office:value-type="float" office:value="157894.736842105" calcext:value-type="float">
            <text:p>15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300" calcext:value-type="float">
            <text:p>300</text:p>
          </table:table-cell>
          <table:table-cell office:value-type="float" office:value="115263.157894737" calcext:value-type="float">
            <text:p>11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659727494" calcext:value-type="float">
            <text:p>16.8659727494</text:p>
          </table:table-cell>
          <table:table-cell office:value-type="float" office:value="-99.8717173934" calcext:value-type="float">
            <text:p>-99.8717173934</text:p>
          </table:table-cell>
          <table:table-cell office:value-type="float" office:value="300" calcext:value-type="float">
            <text:p>300</text:p>
          </table:table-cell>
          <table:table-cell office:value-type="float" office:value="131578.947368421" calcext:value-type="float">
            <text:p>1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82705" calcext:value-type="float">
            <text:p>25.582705</text:p>
          </table:table-cell>
          <table:table-cell office:value-type="float" office:value="-103.376805" calcext:value-type="float">
            <text:p>-103.376805</text:p>
          </table:table-cell>
          <table:table-cell office:value-type="float" office:value="232" calcext:value-type="float">
            <text:p>232</text:p>
          </table:table-cell>
          <table:table-cell office:value-type="float" office:value="81578.9473684211" calcext:value-type="float">
            <text:p>8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7197" calcext:value-type="float">
            <text:p>21.017197</text:p>
          </table:table-cell>
          <table:table-cell office:value-type="float" office:value="-89.574516" calcext:value-type="float">
            <text:p>-89.574516</text:p>
          </table:table-cell>
          <table:table-cell office:value-type="float" office:value="220" calcext:value-type="float">
            <text:p>220</text:p>
          </table:table-cell>
          <table:table-cell office:value-type="float" office:value="92105.2631578947" calcext:value-type="float">
            <text:p>9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36614" calcext:value-type="float">
            <text:p>20.036614</text:p>
          </table:table-cell>
          <table:table-cell office:value-type="float" office:value="-98.77615" calcext:value-type="float">
            <text:p>-98.77615</text:p>
          </table:table-cell>
          <table:table-cell office:value-type="float" office:value="295" calcext:value-type="float">
            <text:p>295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9331" calcext:value-type="float">
            <text:p>21.0399331</text:p>
          </table:table-cell>
          <table:table-cell office:value-type="float" office:value="-89.5965747" calcext:value-type="float">
            <text:p>-89.5965747</text:p>
          </table:table-cell>
          <table:table-cell office:value-type="float" office:value="240" calcext:value-type="float">
            <text:p>240</text:p>
          </table:table-cell>
          <table:table-cell office:value-type="float" office:value="99473.6842105263" calcext:value-type="float">
            <text:p>9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3921" calcext:value-type="float">
            <text:p>18.893921</text:p>
          </table:table-cell>
          <table:table-cell office:value-type="float" office:value="-99.221429" calcext:value-type="float">
            <text:p>-99.221429</text:p>
          </table:table-cell>
          <table:table-cell office:value-type="float" office:value="160" calcext:value-type="float">
            <text:p>16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45829" calcext:value-type="float">
            <text:p>25.545829</text:p>
          </table:table-cell>
          <table:table-cell office:value-type="float" office:value="-103.38708" calcext:value-type="float">
            <text:p>-103.38708</text:p>
          </table:table-cell>
          <table:table-cell office:value-type="float" office:value="115" calcext:value-type="float">
            <text:p>115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9086" calcext:value-type="float">
            <text:p>21.139086</text:p>
          </table:table-cell>
          <table:table-cell office:value-type="float" office:value="-86.84964" calcext:value-type="float">
            <text:p>-86.84964</text:p>
          </table:table-cell>
          <table:table-cell office:value-type="float" office:value="290" calcext:value-type="float">
            <text:p>29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81248" calcext:value-type="float">
            <text:p>19.681248</text:p>
          </table:table-cell>
          <table:table-cell office:value-type="float" office:value="-101.209167" calcext:value-type="float">
            <text:p>-101.209167</text:p>
          </table:table-cell>
          <table:table-cell office:value-type="float" office:value="180" calcext:value-type="float">
            <text:p>180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1467" calcext:value-type="float">
            <text:p>19.271467</text:p>
          </table:table-cell>
          <table:table-cell office:value-type="float" office:value="-99.146309" calcext:value-type="float">
            <text:p>-99.146309</text:p>
          </table:table-cell>
          <table:table-cell office:value-type="float" office:value="98" calcext:value-type="float">
            <text:p>98</text:p>
          </table:table-cell>
          <table:table-cell office:value-type="float" office:value="130842.105263158" calcext:value-type="float">
            <text:p>130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24886" calcext:value-type="float">
            <text:p>19.724886</text:p>
          </table:table-cell>
          <table:table-cell office:value-type="float" office:value="-101.118018" calcext:value-type="float">
            <text:p>-101.118018</text:p>
          </table:table-cell>
          <table:table-cell office:value-type="float" office:value="120" calcext:value-type="float">
            <text:p>120</text:p>
          </table:table-cell>
          <table:table-cell office:value-type="float" office:value="73684.2105263158" calcext:value-type="float">
            <text:p>7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20156" calcext:value-type="float">
            <text:p>19.420156</text:p>
          </table:table-cell>
          <table:table-cell office:value-type="float" office:value="-99.249458" calcext:value-type="float">
            <text:p>-99.249458</text:p>
          </table:table-cell>
          <table:table-cell office:value-type="float" office:value="378" calcext:value-type="float">
            <text:p>378</text:p>
          </table:table-cell>
          <table:table-cell office:value-type="float" office:value="321052.631578947" calcext:value-type="float">
            <text:p>32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0.684505" calcext:value-type="float">
            <text:p>20.684505</text:p>
          </table:table-cell>
          <table:table-cell office:value-type="float" office:value="-101.406695" calcext:value-type="float">
            <text:p>-101.406695</text:p>
          </table:table-cell>
          <table:table-cell office:value-type="float" office:value="280" calcext:value-type="float">
            <text:p>280</text:p>
          </table:table-cell>
          <table:table-cell office:value-type="float" office:value="189473.684210526" calcext:value-type="float">
            <text:p>18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4862" calcext:value-type="float">
            <text:p>18.984862</text:p>
          </table:table-cell>
          <table:table-cell office:value-type="float" office:value="-98.222234" calcext:value-type="float">
            <text:p>-98.222234</text:p>
          </table:table-cell>
          <table:table-cell office:value-type="float" office:value="299" calcext:value-type="float">
            <text:p>299</text:p>
          </table:table-cell>
          <table:table-cell office:value-type="float" office:value="231578.947368421" calcext:value-type="float">
            <text:p>2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9286" calcext:value-type="float">
            <text:p>19.289286</text:p>
          </table:table-cell>
          <table:table-cell office:value-type="float" office:value="-99.158066" calcext:value-type="float">
            <text:p>-99.158066</text:p>
          </table:table-cell>
          <table:table-cell office:value-type="float" office:value="140" calcext:value-type="float">
            <text:p>140</text:p>
          </table:table-cell>
          <table:table-cell office:value-type="float" office:value="124210.526315789" calcext:value-type="float">
            <text:p>12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0696" calcext:value-type="float">
            <text:p>22.150696</text:p>
          </table:table-cell>
          <table:table-cell office:value-type="float" office:value="-101.010025" calcext:value-type="float">
            <text:p>-101.010025</text:p>
          </table:table-cell>
          <table:table-cell office:value-type="float" office:value="172" calcext:value-type="float">
            <text:p>172</text:p>
          </table:table-cell>
          <table:table-cell office:value-type="float" office:value="81052.6315789474" calcext:value-type="float">
            <text:p>81052.6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4924" calcext:value-type="float">
            <text:p>19.444924</text:p>
          </table:table-cell>
          <table:table-cell office:value-type="float" office:value="-99.139843" calcext:value-type="float">
            <text:p>-99.139843</text:p>
          </table:table-cell>
          <table:table-cell office:value-type="float" office:value="60" calcext:value-type="float">
            <text:p>60</text:p>
          </table:table-cell>
          <table:table-cell office:value-type="float" office:value="46280.6842105263" calcext:value-type="float">
            <text:p>46280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17324" calcext:value-type="float">
            <text:p>18.017324</text:p>
          </table:table-cell>
          <table:table-cell office:value-type="float" office:value="-92.899362" calcext:value-type="float">
            <text:p>-92.899362</text:p>
          </table:table-cell>
          <table:table-cell office:value-type="float" office:value="98" calcext:value-type="float">
            <text:p>98</text:p>
          </table:table-cell>
          <table:table-cell office:value-type="float" office:value="36842.1052631579" calcext:value-type="float">
            <text:p>3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14643" calcext:value-type="float">
            <text:p>19.014643</text:p>
          </table:table-cell>
          <table:table-cell office:value-type="float" office:value="-98.170731" calcext:value-type="float">
            <text:p>-98.170731</text:p>
          </table:table-cell>
          <table:table-cell office:value-type="float" office:value="286" calcext:value-type="float">
            <text:p>286</text:p>
          </table:table-cell>
          <table:table-cell office:value-type="float" office:value="260526.315789474" calcext:value-type="float">
            <text:p>26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58686" calcext:value-type="float">
            <text:p>22.258686</text:p>
          </table:table-cell>
          <table:table-cell office:value-type="float" office:value="-97.851753" calcext:value-type="float">
            <text:p>-97.851753</text:p>
          </table:table-cell>
          <table:table-cell office:value-type="float" office:value="163" calcext:value-type="float">
            <text:p>163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78482" calcext:value-type="float">
            <text:p>19.378482</text:p>
          </table:table-cell>
          <table:table-cell office:value-type="float" office:value="-99.220795" calcext:value-type="float">
            <text:p>-99.220795</text:p>
          </table:table-cell>
          <table:table-cell office:value-type="float" office:value="100" calcext:value-type="float">
            <text:p>100</text:p>
          </table:table-cell>
          <table:table-cell office:value-type="float" office:value="201061.210526316" calcext:value-type="float">
            <text:p>201061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409" calcext:value-type="float">
            <text:p>18.93409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240" calcext:value-type="float">
            <text:p>240</text:p>
          </table:table-cell>
          <table:table-cell office:value-type="float" office:value="178947.368421053" calcext:value-type="float">
            <text:p>178947.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15095" calcext:value-type="float">
            <text:p>21.0315095</text:p>
          </table:table-cell>
          <table:table-cell office:value-type="float" office:value="-89.600513" calcext:value-type="float">
            <text:p>-89.600513</text:p>
          </table:table-cell>
          <table:table-cell office:value-type="float" office:value="325" calcext:value-type="float">
            <text:p>325</text:p>
          </table:table-cell>
          <table:table-cell office:value-type="float" office:value="186842.105263158" calcext:value-type="float">
            <text:p>18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90" calcext:value-type="float">
            <text:p>19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23538" calcext:value-type="float">
            <text:p>18.923538</text:p>
          </table:table-cell>
          <table:table-cell office:value-type="float" office:value="-99.241848" calcext:value-type="float">
            <text:p>-99.241848</text:p>
          </table:table-cell>
          <table:table-cell office:value-type="float" office:value="110" calcext:value-type="float">
            <text:p>110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81293" calcext:value-type="float">
            <text:p>20.681293</text:p>
          </table:table-cell>
          <table:table-cell office:value-type="float" office:value="-100.329622" calcext:value-type="float">
            <text:p>-100.329622</text:p>
          </table:table-cell>
          <table:table-cell office:value-type="float" office:value="155" calcext:value-type="float">
            <text:p>155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21062" calcext:value-type="float">
            <text:p>18.821062</text:p>
          </table:table-cell>
          <table:table-cell office:value-type="float" office:value="-98.949371" calcext:value-type="float">
            <text:p>-98.949371</text:p>
          </table:table-cell>
          <table:table-cell office:value-type="float" office:value="120" calcext:value-type="float">
            <text:p>120</text:p>
          </table:table-cell>
          <table:table-cell office:value-type="float" office:value="69473.6842105263" calcext:value-type="float">
            <text:p>69473.6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31086" calcext:value-type="float">
            <text:p>16.8531086</text:p>
          </table:table-cell>
          <table:table-cell office:value-type="float" office:value="-99.8236533" calcext:value-type="float">
            <text:p>-99.8236533</text:p>
          </table:table-cell>
          <table:table-cell office:value-type="float" office:value="141" calcext:value-type="float">
            <text:p>141</text:p>
          </table:table-cell>
          <table:table-cell office:value-type="float" office:value="121052.631578947" calcext:value-type="float">
            <text:p>121052.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49024" calcext:value-type="float">
            <text:p>19.049024</text:p>
          </table:table-cell>
          <table:table-cell office:value-type="float" office:value="-98.281669" calcext:value-type="float">
            <text:p>-98.281669</text:p>
          </table:table-cell>
          <table:table-cell office:value-type="float" office:value="127" calcext:value-type="float">
            <text:p>127</text:p>
          </table:table-cell>
          <table:table-cell office:value-type="float" office:value="88947.3684210526" calcext:value-type="float">
            <text:p>8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400533557" calcext:value-type="float">
            <text:p>22.3400533557</text:p>
          </table:table-cell>
          <table:table-cell office:value-type="float" office:value="-97.8860995173" calcext:value-type="float">
            <text:p>-97.8860995173</text:p>
          </table:table-cell>
          <table:table-cell office:value-type="float" office:value="165" calcext:value-type="float">
            <text:p>165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602" calcext:value-type="float">
            <text:p>18.86260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145" calcext:value-type="float">
            <text:p>145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18724" calcext:value-type="float">
            <text:p>21.018724</text:p>
          </table:table-cell>
          <table:table-cell office:value-type="float" office:value="-89.589836" calcext:value-type="float">
            <text:p>-89.589836</text:p>
          </table:table-cell>
          <table:table-cell office:value-type="float" office:value="60" calcext:value-type="float">
            <text:p>60</text:p>
          </table:table-cell>
          <table:table-cell office:value-type="float" office:value="47105.2631578947" calcext:value-type="float">
            <text:p>47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69456" calcext:value-type="float">
            <text:p>20.569456</text:p>
          </table:table-cell>
          <table:table-cell office:value-type="float" office:value="-103.50165" calcext:value-type="float">
            <text:p>-103.50165</text:p>
          </table:table-cell>
          <table:table-cell office:value-type="float" office:value="176" calcext:value-type="float">
            <text:p>176</text:p>
          </table:table-cell>
          <table:table-cell office:value-type="float" office:value="123684.210526316" calcext:value-type="float">
            <text:p>123684.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34457" calcext:value-type="float">
            <text:p>19.3934457</text:p>
          </table:table-cell>
          <table:table-cell office:value-type="float" office:value="-99.1796926" calcext:value-type="float">
            <text:p>-99.1796926</text:p>
          </table:table-cell>
          <table:table-cell office:value-type="float" office:value="100" calcext:value-type="float">
            <text:p>100</text:p>
          </table:table-cell>
          <table:table-cell office:value-type="float" office:value="279193.578947368" calcext:value-type="float">
            <text:p>279193.57894736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36024" calcext:value-type="float">
            <text:p>19.436024</text:p>
          </table:table-cell>
          <table:table-cell office:value-type="float" office:value="-99.15461" calcext:value-type="float">
            <text:p>-99.15461</text:p>
          </table:table-cell>
          <table:table-cell office:value-type="float" office:value="64" calcext:value-type="float">
            <text:p>64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8009" calcext:value-type="float">
            <text:p>19.378009</text:p>
          </table:table-cell>
          <table:table-cell office:value-type="float" office:value="-99.193543" calcext:value-type="float">
            <text:p>-99.193543</text:p>
          </table:table-cell>
          <table:table-cell office:value-type="float" office:value="180" calcext:value-type="float">
            <text:p>180</text:p>
          </table:table-cell>
          <table:table-cell office:value-type="float" office:value="78189.4736842105" calcext:value-type="float">
            <text:p>78189.47368421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6294" calcext:value-type="float">
            <text:p>19.416294</text:p>
          </table:table-cell>
          <table:table-cell office:value-type="float" office:value="-99.16748" calcext:value-type="float">
            <text:p>-99.16748</text:p>
          </table:table-cell>
          <table:table-cell office:value-type="float" office:value="117" calcext:value-type="float">
            <text:p>117</text:p>
          </table:table-cell>
          <table:table-cell office:value-type="float" office:value="289421.052631579" calcext:value-type="float">
            <text:p>289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9078" calcext:value-type="float">
            <text:p>18.859078</text:p>
          </table:table-cell>
          <table:table-cell office:value-type="float" office:value="-99.176287" calcext:value-type="float">
            <text:p>-99.176287</text:p>
          </table:table-cell>
          <table:table-cell office:value-type="float" office:value="82" calcext:value-type="float">
            <text:p>82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92161" calcext:value-type="float">
            <text:p>20.692161</text:p>
          </table:table-cell>
          <table:table-cell office:value-type="float" office:value="-100.465025" calcext:value-type="float">
            <text:p>-100.465025</text:p>
          </table:table-cell>
          <table:table-cell office:value-type="float" office:value="258" calcext:value-type="float">
            <text:p>258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94361" calcext:value-type="float">
            <text:p>20.394361</text:p>
          </table:table-cell>
          <table:table-cell office:value-type="float" office:value="-99.973053" calcext:value-type="float">
            <text:p>-99.973053</text:p>
          </table:table-cell>
          <table:table-cell office:value-type="float" office:value="120" calcext:value-type="float">
            <text:p>120</text:p>
          </table:table-cell>
          <table:table-cell office:value-type="float" office:value="73684.2105263158" calcext:value-type="float">
            <text:p>7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53504" calcext:value-type="float">
            <text:p>32.453504</text:p>
          </table:table-cell>
          <table:table-cell office:value-type="float" office:value="-117.038495" calcext:value-type="float">
            <text:p>-117.038495</text:p>
          </table:table-cell>
          <table:table-cell office:value-type="float" office:value="111" calcext:value-type="float">
            <text:p>111</text:p>
          </table:table-cell>
          <table:table-cell office:value-type="float" office:value="71911.2105263158" calcext:value-type="float">
            <text:p>71911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82" calcext:value-type="float">
            <text:p>82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19862" calcext:value-type="float">
            <text:p>19.619862</text:p>
          </table:table-cell>
          <table:table-cell office:value-type="float" office:value="-99.146996" calcext:value-type="float">
            <text:p>-99.146996</text:p>
          </table:table-cell>
          <table:table-cell office:value-type="float" office:value="75" calcext:value-type="float">
            <text:p>75</text:p>
          </table:table-cell>
          <table:table-cell office:value-type="float" office:value="37037.1052631579" calcext:value-type="float">
            <text:p>37037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59035" calcext:value-type="float">
            <text:p>20.059035</text:p>
          </table:table-cell>
          <table:table-cell office:value-type="float" office:value="-98.790359" calcext:value-type="float">
            <text:p>-98.790359</text:p>
          </table:table-cell>
          <table:table-cell office:value-type="float" office:value="240" calcext:value-type="float">
            <text:p>240</text:p>
          </table:table-cell>
          <table:table-cell office:value-type="float" office:value="142105.263157895" calcext:value-type="float">
            <text:p>142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68129" calcext:value-type="float">
            <text:p>19.468129</text:p>
          </table:table-cell>
          <table:table-cell office:value-type="float" office:value="-99.04049" calcext:value-type="float">
            <text:p>-99.04049</text:p>
          </table:table-cell>
          <table:table-cell office:value-type="float" office:value="86" calcext:value-type="float">
            <text:p>86</text:p>
          </table:table-cell>
          <table:table-cell office:value-type="float" office:value="42807.6315789474" calcext:value-type="float">
            <text:p>42807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24858" calcext:value-type="float">
            <text:p>21.0424858</text:p>
          </table:table-cell>
          <table:table-cell office:value-type="float" office:value="-89.5568382" calcext:value-type="float">
            <text:p>-89.5568382</text:p>
          </table:table-cell>
          <table:table-cell office:value-type="float" office:value="200" calcext:value-type="float">
            <text:p>200</text:p>
          </table:table-cell>
          <table:table-cell office:value-type="float" office:value="91315.7894736842" calcext:value-type="float">
            <text:p>91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758369" calcext:value-type="float">
            <text:p>16.758369</text:p>
          </table:table-cell>
          <table:table-cell office:value-type="float" office:value="-99.768737" calcext:value-type="float">
            <text:p>-99.768737</text:p>
          </table:table-cell>
          <table:table-cell office:value-type="float" office:value="136" calcext:value-type="float">
            <text:p>136</text:p>
          </table:table-cell>
          <table:table-cell office:value-type="float" office:value="134715.789473684" calcext:value-type="float">
            <text:p>1347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315927" calcext:value-type="float">
            <text:p>25.6315927</text:p>
          </table:table-cell>
          <table:table-cell office:value-type="float" office:value="-100.1953926" calcext:value-type="float">
            <text:p>-100.1953926</text:p>
          </table:table-cell>
          <table:table-cell office:value-type="float" office:value="90" calcext:value-type="float">
            <text:p>90</text:p>
          </table:table-cell>
          <table:table-cell office:value-type="float" office:value="43157.8947368421" calcext:value-type="float">
            <text:p>43157.8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595877395" calcext:value-type="float">
            <text:p>21.1595877395</text:p>
          </table:table-cell>
          <table:table-cell office:value-type="float" office:value="-86.8222086132" calcext:value-type="float">
            <text:p>-86.8222086132</text:p>
          </table:table-cell>
          <table:table-cell office:value-type="float" office:value="145" calcext:value-type="float">
            <text:p>145</text:p>
          </table:table-cell>
          <table:table-cell office:value-type="float" office:value="166315.789473684" calcext:value-type="float">
            <text:p>166315.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0338" calcext:value-type="float">
            <text:p>16.860338</text:p>
          </table:table-cell>
          <table:table-cell office:value-type="float" office:value="-99.870399" calcext:value-type="float">
            <text:p>-99.870399</text:p>
          </table:table-cell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65658191" calcext:value-type="float">
            <text:p>16.8665658191</text:p>
          </table:table-cell>
          <table:table-cell office:value-type="float" office:value="-99.8808288574" calcext:value-type="float">
            <text:p>-99.8808288574</text:p>
          </table:table-cell>
          <table:table-cell office:value-type="float" office:value="108" calcext:value-type="float">
            <text:p>108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85983" calcext:value-type="float">
            <text:p>20.685983</text:p>
          </table:table-cell>
          <table:table-cell office:value-type="float" office:value="-103.447155" calcext:value-type="float">
            <text:p>-103.447155</text:p>
          </table:table-cell>
          <table:table-cell office:value-type="float" office:value="64" calcext:value-type="float">
            <text:p>64</text:p>
          </table:table-cell>
          <table:table-cell office:value-type="float" office:value="77368.4210526316" calcext:value-type="float">
            <text:p>7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2" calcext:value-type="float">
            <text:p>21.0751632</text:p>
          </table:table-cell>
          <table:table-cell office:value-type="float" office:value="-89.5167298" calcext:value-type="float">
            <text:p>-89.5167298</text:p>
          </table:table-cell>
          <table:table-cell office:value-type="float" office:value="252" calcext:value-type="float">
            <text:p>252</text:p>
          </table:table-cell>
          <table:table-cell office:value-type="float" office:value="103945.631578947" calcext:value-type="float">
            <text:p>103945.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6822" calcext:value-type="float">
            <text:p>19.376822</text:p>
          </table:table-cell>
          <table:table-cell office:value-type="float" office:value="-99.174675" calcext:value-type="float">
            <text:p>-99.174675</text:p>
          </table:table-cell>
          <table:table-cell office:value-type="float" office:value="114" calcext:value-type="float">
            <text:p>114</text:p>
          </table:table-cell>
          <table:table-cell office:value-type="float" office:value="233473.684210526" calcext:value-type="float">
            <text:p>233473.6842105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303511" calcext:value-type="float">
            <text:p>19.0303511</text:p>
          </table:table-cell>
          <table:table-cell office:value-type="float" office:value="-98.3143192" calcext:value-type="float">
            <text:p>-98.3143192</text:p>
          </table:table-cell>
          <table:table-cell office:value-type="float" office:value="102" calcext:value-type="float">
            <text:p>102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33274" calcext:value-type="float">
            <text:p>19.433274</text:p>
          </table:table-cell>
          <table:table-cell office:value-type="float" office:value="-99.210758" calcext:value-type="float">
            <text:p>-99.210758</text:p>
          </table:table-cell>
          <table:table-cell office:value-type="float" office:value="304" calcext:value-type="float">
            <text:p>304</text:p>
          </table:table-cell>
          <table:table-cell office:value-type="float" office:value="231478.947368421" calcext:value-type="float">
            <text:p>231478.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4358" calcext:value-type="float">
            <text:p>19.394358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00" calcext:value-type="float">
            <text:p>100</text:p>
          </table:table-cell>
          <table:table-cell office:value-type="float" office:value="229400" calcext:value-type="float">
            <text:p>2294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46" calcext:value-type="float">
            <text:p>146</text:p>
          </table:table-cell>
          <table:table-cell office:value-type="float" office:value="76315.7894736842" calcext:value-type="float">
            <text:p>7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54874" calcext:value-type="float">
            <text:p>18.8954874</text:p>
          </table:table-cell>
          <table:table-cell office:value-type="float" office:value="-99.1732936" calcext:value-type="float">
            <text:p>-99.1732936</text:p>
          </table:table-cell>
          <table:table-cell office:value-type="float" office:value="154" calcext:value-type="float">
            <text:p>154</text:p>
          </table:table-cell>
          <table:table-cell office:value-type="float" office:value="93684.2105263158" calcext:value-type="float">
            <text:p>9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4862" calcext:value-type="float">
            <text:p>18.984862</text:p>
          </table:table-cell>
          <table:table-cell office:value-type="float" office:value="-98.222234" calcext:value-type="float">
            <text:p>-98.222234</text:p>
          </table:table-cell>
          <table:table-cell office:value-type="float" office:value="289" calcext:value-type="float">
            <text:p>289</text:p>
          </table:table-cell>
          <table:table-cell office:value-type="float" office:value="226315.789473684" calcext:value-type="float">
            <text:p>2263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90" calcext:value-type="float">
            <text:p>90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908" calcext:value-type="float">
            <text:p>18.813908</text:p>
          </table:table-cell>
          <table:table-cell office:value-type="float" office:value="-99.201675" calcext:value-type="float">
            <text:p>-99.201675</text:p>
          </table:table-cell>
          <table:table-cell office:value-type="float" office:value="67" calcext:value-type="float">
            <text:p>67</text:p>
          </table:table-cell>
          <table:table-cell office:value-type="float" office:value="34210.5263157895" calcext:value-type="float">
            <text:p>3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424117" calcext:value-type="float">
            <text:p>20.424117</text:p>
          </table:table-cell>
          <table:table-cell office:value-type="float" office:value="-103.29756" calcext:value-type="float">
            <text:p>-103.29756</text:p>
          </table:table-cell>
          <table:table-cell office:value-type="float" office:value="299" calcext:value-type="float">
            <text:p>299</text:p>
          </table:table-cell>
          <table:table-cell office:value-type="float" office:value="163157.894736842" calcext:value-type="float">
            <text:p>16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81057" calcext:value-type="float">
            <text:p>21.0381057</text:p>
          </table:table-cell>
          <table:table-cell office:value-type="float" office:value="-89.5933722" calcext:value-type="float">
            <text:p>-89.5933722</text:p>
          </table:table-cell>
          <table:table-cell office:value-type="float" office:value="182" calcext:value-type="float">
            <text:p>182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828302502" calcext:value-type="float">
            <text:p>19.2828302502</text:p>
          </table:table-cell>
          <table:table-cell office:value-type="float" office:value="-99.566673518" calcext:value-type="float">
            <text:p>-99.566673518</text:p>
          </table:table-cell>
          <table:table-cell office:value-type="float" office:value="267" calcext:value-type="float">
            <text:p>267</text:p>
          </table:table-cell>
          <table:table-cell office:value-type="float" office:value="157894.736842105" calcext:value-type="float">
            <text:p>15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464221" calcext:value-type="float">
            <text:p>28.6464221</text:p>
          </table:table-cell>
          <table:table-cell office:value-type="float" office:value="-106.0860628" calcext:value-type="float">
            <text:p>-106.0860628</text:p>
          </table:table-cell>
          <table:table-cell office:value-type="float" office:value="233" calcext:value-type="float">
            <text:p>233</text:p>
          </table:table-cell>
          <table:table-cell office:value-type="float" office:value="155263.157894737" calcext:value-type="float">
            <text:p>155263.1578947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652097" calcext:value-type="float">
            <text:p>19.5652097</text:p>
          </table:table-cell>
          <table:table-cell office:value-type="float" office:value="-99.2646998" calcext:value-type="float">
            <text:p>-99.2646998</text:p>
          </table:table-cell>
          <table:table-cell office:value-type="float" office:value="87" calcext:value-type="float">
            <text:p>87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84855" calcext:value-type="float">
            <text:p>19.284855</text:p>
          </table:table-cell>
          <table:table-cell office:value-type="float" office:value="-98.950752" calcext:value-type="float">
            <text:p>-98.950752</text:p>
          </table:table-cell>
          <table:table-cell office:value-type="float" office:value="80" calcext:value-type="float">
            <text:p>80</text:p>
          </table:table-cell>
          <table:table-cell office:value-type="float" office:value="69473.6842105263" calcext:value-type="float">
            <text:p>6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70506" calcext:value-type="float">
            <text:p>20.70506</text:p>
          </table:table-cell>
          <table:table-cell office:value-type="float" office:value="-105.269812" calcext:value-type="float">
            <text:p>-105.269812</text:p>
          </table:table-cell>
          <table:table-cell office:value-type="float" office:value="101" calcext:value-type="float">
            <text:p>101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753576" calcext:value-type="float">
            <text:p>19.2753576</text:p>
          </table:table-cell>
          <table:table-cell office:value-type="float" office:value="-99.1675547" calcext:value-type="float">
            <text:p>-99.1675547</text:p>
          </table:table-cell>
          <table:table-cell office:value-type="float" office:value="370" calcext:value-type="float">
            <text:p>370</text:p>
          </table:table-cell>
          <table:table-cell office:value-type="float" office:value="263157.894736842" calcext:value-type="float">
            <text:p>263157.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7135" calcext:value-type="float">
            <text:p>19.137135</text:p>
          </table:table-cell>
          <table:table-cell office:value-type="float" office:value="-96.112946" calcext:value-type="float">
            <text:p>-96.112946</text:p>
          </table:table-cell>
          <table:table-cell office:value-type="float" office:value="110" calcext:value-type="float">
            <text:p>110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75995" calcext:value-type="float">
            <text:p>20.675995</text:p>
          </table:table-cell>
          <table:table-cell office:value-type="float" office:value="-103.420837" calcext:value-type="float">
            <text:p>-103.420837</text:p>
          </table:table-cell>
          <table:table-cell office:value-type="float" office:value="220" calcext:value-type="float">
            <text:p>220</text:p>
          </table:table-cell>
          <table:table-cell office:value-type="float" office:value="213157.894736842" calcext:value-type="float">
            <text:p>21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151894" calcext:value-type="float">
            <text:p>22.3151894</text:p>
          </table:table-cell>
          <table:table-cell office:value-type="float" office:value="-97.8573594" calcext:value-type="float">
            <text:p>-97.8573594</text:p>
          </table:table-cell>
          <table:table-cell office:value-type="float" office:value="318" calcext:value-type="float">
            <text:p>318</text:p>
          </table:table-cell>
          <table:table-cell office:value-type="float" office:value="47368.4210526316" calcext:value-type="float">
            <text:p>47368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36404" calcext:value-type="float">
            <text:p>19.436404</text:p>
          </table:table-cell>
          <table:table-cell office:value-type="float" office:value="-99.173617" calcext:value-type="float">
            <text:p>-99.173617</text:p>
          </table:table-cell>
          <table:table-cell office:value-type="float" office:value="70" calcext:value-type="float">
            <text:p>70</text:p>
          </table:table-cell>
          <table:table-cell office:value-type="float" office:value="90014.9473684211" calcext:value-type="float">
            <text:p>90014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095711" calcext:value-type="float">
            <text:p>21.095711</text:p>
          </table:table-cell>
          <table:table-cell office:value-type="float" office:value="-86.869343" calcext:value-type="float">
            <text:p>-86.869343</text:p>
          </table:table-cell>
          <table:table-cell office:value-type="float" office:value="147" calcext:value-type="float">
            <text:p>147</text:p>
          </table:table-cell>
          <table:table-cell office:value-type="float" office:value="98368.4210526316" calcext:value-type="float">
            <text:p>98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509445" calcext:value-type="float">
            <text:p>32.509445</text:p>
          </table:table-cell>
          <table:table-cell office:value-type="float" office:value="-116.985857" calcext:value-type="float">
            <text:p>-116.985857</text:p>
          </table:table-cell>
          <table:table-cell office:value-type="float" office:value="104" calcext:value-type="float">
            <text:p>104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16705" calcext:value-type="float">
            <text:p>20.616705</text:p>
          </table:table-cell>
          <table:table-cell office:value-type="float" office:value="-103.413612" calcext:value-type="float">
            <text:p>-103.413612</text:p>
          </table:table-cell>
          <table:table-cell office:value-type="float" office:value="105" calcext:value-type="float">
            <text:p>105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15713" calcext:value-type="float">
            <text:p>23.215713</text:p>
          </table:table-cell>
          <table:table-cell office:value-type="float" office:value="-106.418182" calcext:value-type="float">
            <text:p>-106.418182</text:p>
          </table:table-cell>
          <table:table-cell office:value-type="float" office:value="315" calcext:value-type="float">
            <text:p>315</text:p>
          </table:table-cell>
          <table:table-cell office:value-type="float" office:value="252631.578947368" calcext:value-type="float">
            <text:p>25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77" calcext:value-type="float">
            <text:p>277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40" calcext:value-type="float">
            <text:p>240</text:p>
          </table:table-cell>
          <table:table-cell office:value-type="float" office:value="122894.736842105" calcext:value-type="float">
            <text:p>122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01" calcext:value-type="float">
            <text:p>201</text:p>
          </table:table-cell>
          <table:table-cell office:value-type="float" office:value="75210.5263157895" calcext:value-type="float">
            <text:p>75210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15982" calcext:value-type="float">
            <text:p>21.015982</text:p>
          </table:table-cell>
          <table:table-cell office:value-type="float" office:value="-89.705116" calcext:value-type="float">
            <text:p>-89.705116</text:p>
          </table:table-cell>
          <table:table-cell office:value-type="float" office:value="172" calcext:value-type="float">
            <text:p>172</text:p>
          </table:table-cell>
          <table:table-cell office:value-type="float" office:value="176315.789473684" calcext:value-type="float">
            <text:p>176315.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25907517" calcext:value-type="float">
            <text:p>22.125907517</text:p>
          </table:table-cell>
          <table:table-cell office:value-type="float" office:value="-100.9865534306" calcext:value-type="float">
            <text:p>-100.9865534306</text:p>
          </table:table-cell>
          <table:table-cell office:value-type="float" office:value="103" calcext:value-type="float">
            <text:p>103</text:p>
          </table:table-cell>
          <table:table-cell office:value-type="float" office:value="53684.2105263158" calcext:value-type="float">
            <text:p>5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7674" calcext:value-type="float">
            <text:p>20.547674</text:p>
          </table:table-cell>
          <table:table-cell office:value-type="float" office:value="-100.394761" calcext:value-type="float">
            <text:p>-100.394761</text:p>
          </table:table-cell>
          <table:table-cell office:value-type="float" office:value="110" calcext:value-type="float">
            <text:p>110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77448" calcext:value-type="float">
            <text:p>20.677448</text:p>
          </table:table-cell>
          <table:table-cell office:value-type="float" office:value="-103.400405" calcext:value-type="float">
            <text:p>-103.400405</text:p>
          </table:table-cell>
          <table:table-cell office:value-type="float" office:value="135" calcext:value-type="float">
            <text:p>135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638852" calcext:value-type="float">
            <text:p>20.9638852</text:p>
          </table:table-cell>
          <table:table-cell office:value-type="float" office:value="-97.4124504" calcext:value-type="float">
            <text:p>-97.4124504</text:p>
          </table:table-cell>
          <table:table-cell office:value-type="float" office:value="88" calcext:value-type="float">
            <text:p>88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34054" calcext:value-type="float">
            <text:p>19.4034054</text:p>
          </table:table-cell>
          <table:table-cell office:value-type="float" office:value="-99.1825418" calcext:value-type="float">
            <text:p>-99.1825418</text:p>
          </table:table-cell>
          <table:table-cell office:value-type="float" office:value="120" calcext:value-type="float">
            <text:p>120</text:p>
          </table:table-cell>
          <table:table-cell office:value-type="float" office:value="209311.052631579" calcext:value-type="float">
            <text:p>20931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951106" calcext:value-type="float">
            <text:p>20.3951106</text:p>
          </table:table-cell>
          <table:table-cell office:value-type="float" office:value="-99.9856344" calcext:value-type="float">
            <text:p>-99.9856344</text:p>
          </table:table-cell>
          <table:table-cell office:value-type="float" office:value="180" calcext:value-type="float">
            <text:p>180</text:p>
          </table:table-cell>
          <table:table-cell office:value-type="float" office:value="73684.2105263158" calcext:value-type="float">
            <text:p>7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6936" calcext:value-type="float">
            <text:p>19.536936</text:p>
          </table:table-cell>
          <table:table-cell office:value-type="float" office:value="-99.22732" calcext:value-type="float">
            <text:p>-99.22732</text:p>
          </table:table-cell>
          <table:table-cell office:value-type="float" office:value="270" calcext:value-type="float">
            <text:p>27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3142" calcext:value-type="float">
            <text:p>19.453142</text:p>
          </table:table-cell>
          <table:table-cell office:value-type="float" office:value="-99.180214" calcext:value-type="float">
            <text:p>-99.180214</text:p>
          </table:table-cell>
          <table:table-cell office:value-type="float" office:value="68" calcext:value-type="float">
            <text:p>68</text:p>
          </table:table-cell>
          <table:table-cell office:value-type="float" office:value="52631.5789473684" calcext:value-type="float">
            <text:p>52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496682663" calcext:value-type="float">
            <text:p>19.1496682663</text:p>
          </table:table-cell>
          <table:table-cell office:value-type="float" office:value="-96.1202859879" calcext:value-type="float">
            <text:p>-96.1202859879</text:p>
          </table:table-cell>
          <table:table-cell office:value-type="float" office:value="150" calcext:value-type="float">
            <text:p>150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34214" calcext:value-type="float">
            <text:p>19.3434214</text:p>
          </table:table-cell>
          <table:table-cell office:value-type="float" office:value="-99.1294848" calcext:value-type="float">
            <text:p>-99.1294848</text:p>
          </table:table-cell>
          <table:table-cell office:value-type="float" office:value="280" calcext:value-type="float">
            <text:p>280</text:p>
          </table:table-cell>
          <table:table-cell office:value-type="float" office:value="314736.842105263" calcext:value-type="float">
            <text:p>31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99826" calcext:value-type="float">
            <text:p>20.099826</text:p>
          </table:table-cell>
          <table:table-cell office:value-type="float" office:value="-98.772656" calcext:value-type="float">
            <text:p>-98.772656</text:p>
          </table:table-cell>
          <table:table-cell office:value-type="float" office:value="140" calcext:value-type="float">
            <text:p>140</text:p>
          </table:table-cell>
          <table:table-cell office:value-type="float" office:value="51842.1052631579" calcext:value-type="float">
            <text:p>51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3623" calcext:value-type="float">
            <text:p>19.473623</text:p>
          </table:table-cell>
          <table:table-cell office:value-type="float" office:value="-99.124863" calcext:value-type="float">
            <text:p>-99.124863</text:p>
          </table:table-cell>
          <table:table-cell office:value-type="float" office:value="147" calcext:value-type="float">
            <text:p>147</text:p>
          </table:table-cell>
          <table:table-cell office:value-type="float" office:value="122419.263157895" calcext:value-type="float">
            <text:p>122419.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5835963" calcext:value-type="float">
            <text:p>20.5835963</text:p>
          </table:table-cell>
          <table:table-cell office:value-type="float" office:value="-100.3729496" calcext:value-type="float">
            <text:p>-100.3729496</text:p>
          </table:table-cell>
          <table:table-cell office:value-type="float" office:value="144" calcext:value-type="float">
            <text:p>144</text:p>
          </table:table-cell>
          <table:table-cell office:value-type="float" office:value="160263.157894737" calcext:value-type="float">
            <text:p>160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73" calcext:value-type="float">
            <text:p>173</text:p>
          </table:table-cell>
          <table:table-cell office:value-type="float" office:value="139473.684210526" calcext:value-type="float">
            <text:p>13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78757635" calcext:value-type="float">
            <text:p>20.5878757635</text:p>
          </table:table-cell>
          <table:table-cell office:value-type="float" office:value="-100.4464960098" calcext:value-type="float">
            <text:p>-100.4464960098</text:p>
          </table:table-cell>
          <table:table-cell office:value-type="float" office:value="111" calcext:value-type="float">
            <text:p>111</text:p>
          </table:table-cell>
          <table:table-cell office:value-type="float" office:value="69684.2105263158" calcext:value-type="float">
            <text:p>69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olima</text:p>
          </table:table-cell>
          <table:table-cell office:value-type="float" office:value="19.232695" calcext:value-type="float">
            <text:p>19.232695</text:p>
          </table:table-cell>
          <table:table-cell office:value-type="float" office:value="-103.696887" calcext:value-type="float">
            <text:p>-103.696887</text:p>
          </table:table-cell>
          <table:table-cell office:value-type="float" office:value="189" calcext:value-type="float">
            <text:p>189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</text:p>
          </table:table-cell>
          <table:table-cell office:value-type="float" office:value="32.440475" calcext:value-type="float">
            <text:p>32.440475</text:p>
          </table:table-cell>
          <table:table-cell office:value-type="float" office:value="-116.983772" calcext:value-type="float">
            <text:p>-116.983772</text:p>
          </table:table-cell>
          <table:table-cell office:value-type="float" office:value="70" calcext:value-type="float">
            <text:p>70</text:p>
          </table:table-cell>
          <table:table-cell office:value-type="float" office:value="36263.1578947368" calcext:value-type="float">
            <text:p>36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13165" calcext:value-type="float">
            <text:p>19.513165</text:p>
          </table:table-cell>
          <table:table-cell office:value-type="float" office:value="-96.898109" calcext:value-type="float">
            <text:p>-96.898109</text:p>
          </table:table-cell>
          <table:table-cell office:value-type="float" office:value="130" calcext:value-type="float">
            <text:p>13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4" calcext:value-type="float">
            <text:p>-102.552784</text:p>
          </table:table-cell>
          <table:table-cell office:value-type="float" office:value="140" calcext:value-type="float">
            <text:p>140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983446" calcext:value-type="float">
            <text:p>28.6983446</text:p>
          </table:table-cell>
          <table:table-cell office:value-type="float" office:value="-106.0940375" calcext:value-type="float">
            <text:p>-106.0940375</text:p>
          </table:table-cell>
          <table:table-cell office:value-type="float" office:value="350" calcext:value-type="float">
            <text:p>350</text:p>
          </table:table-cell>
          <table:table-cell office:value-type="float" office:value="231578.947368421" calcext:value-type="float">
            <text:p>2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770091" calcext:value-type="float">
            <text:p>24.770091</text:p>
          </table:table-cell>
          <table:table-cell office:value-type="float" office:value="-107.444782" calcext:value-type="float">
            <text:p>-107.444782</text:p>
          </table:table-cell>
          <table:table-cell office:value-type="float" office:value="155" calcext:value-type="float">
            <text:p>155</text:p>
          </table:table-cell>
          <table:table-cell office:value-type="float" office:value="76315.7894736842" calcext:value-type="float">
            <text:p>7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6.078394" calcext:value-type="float">
            <text:p>26.078394</text:p>
          </table:table-cell>
          <table:table-cell office:value-type="float" office:value="-98.325452" calcext:value-type="float">
            <text:p>-98.325452</text:p>
          </table:table-cell>
          <table:table-cell office:value-type="float" office:value="80" calcext:value-type="float">
            <text:p>80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8.9547958912" calcext:value-type="float">
            <text:p>28.9547958912</text:p>
          </table:table-cell>
          <table:table-cell office:value-type="float" office:value="-111.0455946252" calcext:value-type="float">
            <text:p>-111.0455946252</text:p>
          </table:table-cell>
          <table:table-cell office:value-type="float" office:value="206" calcext:value-type="float">
            <text:p>206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26854" calcext:value-type="float">
            <text:p>25.626854</text:p>
          </table:table-cell>
          <table:table-cell office:value-type="float" office:value="-100.188538" calcext:value-type="float">
            <text:p>-100.188538</text:p>
          </table:table-cell>
          <table:table-cell office:value-type="float" office:value="170" calcext:value-type="float">
            <text:p>170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62301" calcext:value-type="float">
            <text:p>20.662301</text:p>
          </table:table-cell>
          <table:table-cell office:value-type="float" office:value="-100.441093" calcext:value-type="float">
            <text:p>-100.441093</text:p>
          </table:table-cell>
          <table:table-cell office:value-type="float" office:value="235" calcext:value-type="float">
            <text:p>235</text:p>
          </table:table-cell>
          <table:table-cell office:value-type="float" office:value="131578.947368421" calcext:value-type="float">
            <text:p>131578.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0498059839" calcext:value-type="float">
            <text:p>21.0498059839</text:p>
          </table:table-cell>
          <table:table-cell office:value-type="float" office:value="-86.8535878365" calcext:value-type="float">
            <text:p>-86.8535878365</text:p>
          </table:table-cell>
          <table:table-cell office:value-type="float" office:value="178" calcext:value-type="float">
            <text:p>178</text:p>
          </table:table-cell>
          <table:table-cell office:value-type="float" office:value="205578.947368421" calcext:value-type="float">
            <text:p>205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40425" calcext:value-type="float">
            <text:p>16.740425</text:p>
          </table:table-cell>
          <table:table-cell office:value-type="float" office:value="-93.12841" calcext:value-type="float">
            <text:p>-93.12841</text:p>
          </table:table-cell>
          <table:table-cell office:value-type="float" office:value="170" calcext:value-type="float">
            <text:p>170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5097" calcext:value-type="float">
            <text:p>19.395097</text:p>
          </table:table-cell>
          <table:table-cell office:value-type="float" office:value="-99.150424" calcext:value-type="float">
            <text:p>-99.150424</text:p>
          </table:table-cell>
          <table:table-cell office:value-type="float" office:value="65" calcext:value-type="float">
            <text:p>65</text:p>
          </table:table-cell>
          <table:table-cell office:value-type="float" office:value="53102.7894736842" calcext:value-type="float">
            <text:p>53102.7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60824" calcext:value-type="float">
            <text:p>18.960824</text:p>
          </table:table-cell>
          <table:table-cell office:value-type="float" office:value="-99.268107" calcext:value-type="float">
            <text:p>-99.268107</text:p>
          </table:table-cell>
          <table:table-cell office:value-type="float" office:value="92" calcext:value-type="float">
            <text:p>92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37" calcext:value-type="float">
            <text:p>20.7037</text:p>
          </table:table-cell>
          <table:table-cell office:value-type="float" office:value="-100.462857" calcext:value-type="float">
            <text:p>-100.462857</text:p>
          </table:table-cell>
          <table:table-cell office:value-type="float" office:value="220" calcext:value-type="float">
            <text:p>220</text:p>
          </table:table-cell>
          <table:table-cell office:value-type="float" office:value="168421.052631579" calcext:value-type="float">
            <text:p>1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4073" calcext:value-type="float">
            <text:p>28.64073</text:p>
          </table:table-cell>
          <table:table-cell office:value-type="float" office:value="-106.109581" calcext:value-type="float">
            <text:p>-106.109581</text:p>
          </table:table-cell>
          <table:table-cell office:value-type="float" office:value="300" calcext:value-type="float">
            <text:p>300</text:p>
          </table:table-cell>
          <table:table-cell office:value-type="float" office:value="197368.421052632" calcext:value-type="float">
            <text:p>197368.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5233" calcext:value-type="float">
            <text:p>19.305233</text:p>
          </table:table-cell>
          <table:table-cell office:value-type="float" office:value="-99.12269" calcext:value-type="float">
            <text:p>-99.12269</text:p>
          </table:table-cell>
          <table:table-cell office:value-type="float" office:value="75" calcext:value-type="float">
            <text:p>75</text:p>
          </table:table-cell>
          <table:table-cell office:value-type="float" office:value="47631.5789473684" calcext:value-type="float">
            <text:p>47631.5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79597" calcext:value-type="float">
            <text:p>19.379597</text:p>
          </table:table-cell>
          <table:table-cell office:value-type="float" office:value="-99.293808" calcext:value-type="float">
            <text:p>-99.293808</text:p>
          </table:table-cell>
          <table:table-cell office:value-type="float" office:value="80" calcext:value-type="float">
            <text:p>80</text:p>
          </table:table-cell>
          <table:table-cell office:value-type="float" office:value="166863.157894737" calcext:value-type="float">
            <text:p>1668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18397109" calcext:value-type="float">
            <text:p>19.2618397109</text:p>
          </table:table-cell>
          <table:table-cell office:value-type="float" office:value="-99.5839350622" calcext:value-type="float">
            <text:p>-99.5839350622</text:p>
          </table:table-cell>
          <table:table-cell office:value-type="float" office:value="195" calcext:value-type="float">
            <text:p>195</text:p>
          </table:table-cell>
          <table:table-cell office:value-type="float" office:value="136842.105263158" calcext:value-type="float">
            <text:p>13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53576" calcext:value-type="float">
            <text:p>19.2753576</text:p>
          </table:table-cell>
          <table:table-cell office:value-type="float" office:value="-99.1675547" calcext:value-type="float">
            <text:p>-99.1675547</text:p>
          </table:table-cell>
          <table:table-cell office:value-type="float" office:value="101" calcext:value-type="float">
            <text:p>101</text:p>
          </table:table-cell>
          <table:table-cell office:value-type="float" office:value="173421.052631579" calcext:value-type="float">
            <text:p>173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5.553129" calcext:value-type="float">
            <text:p>25.553129</text:p>
          </table:table-cell>
          <table:table-cell office:value-type="float" office:value="-103.510059" calcext:value-type="float">
            <text:p>-103.510059</text:p>
          </table:table-cell>
          <table:table-cell office:value-type="float" office:value="187" calcext:value-type="float">
            <text:p>187</text:p>
          </table:table-cell>
          <table:table-cell office:value-type="float" office:value="42105.2631578947" calcext:value-type="float">
            <text:p>42105.2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3409" calcext:value-type="float">
            <text:p>18.93409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130" calcext:value-type="float">
            <text:p>130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6687" calcext:value-type="float">
            <text:p>19.346687</text:p>
          </table:table-cell>
          <table:table-cell office:value-type="float" office:value="-99.011513" calcext:value-type="float">
            <text:p>-99.011513</text:p>
          </table:table-cell>
          <table:table-cell office:value-type="float" office:value="115" calcext:value-type="float">
            <text:p>115</text:p>
          </table:table-cell>
          <table:table-cell office:value-type="float" office:value="89210.5263157895" calcext:value-type="float">
            <text:p>89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38398" calcext:value-type="float">
            <text:p>16.838398</text:p>
          </table:table-cell>
          <table:table-cell office:value-type="float" office:value="-99.897744" calcext:value-type="float">
            <text:p>-99.897744</text:p>
          </table:table-cell>
          <table:table-cell office:value-type="float" office:value="113" calcext:value-type="float">
            <text:p>113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82168" calcext:value-type="float">
            <text:p>19.482168</text:p>
          </table:table-cell>
          <table:table-cell office:value-type="float" office:value="-99.264038" calcext:value-type="float">
            <text:p>-99.264038</text:p>
          </table:table-cell>
          <table:table-cell office:value-type="float" office:value="140" calcext:value-type="float">
            <text:p>140</text:p>
          </table:table-cell>
          <table:table-cell office:value-type="float" office:value="34021.7368421053" calcext:value-type="float">
            <text:p>34021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427771" calcext:value-type="float">
            <text:p>24.8427771</text:p>
          </table:table-cell>
          <table:table-cell office:value-type="float" office:value="-107.3931108" calcext:value-type="float">
            <text:p>-107.3931108</text:p>
          </table:table-cell>
          <table:table-cell office:value-type="float" office:value="117" calcext:value-type="float">
            <text:p>117</text:p>
          </table:table-cell>
          <table:table-cell office:value-type="float" office:value="47368.4210526316" calcext:value-type="float">
            <text:p>4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01317" calcext:value-type="float">
            <text:p>21.101317</text:p>
          </table:table-cell>
          <table:table-cell office:value-type="float" office:value="-86.862888" calcext:value-type="float">
            <text:p>-86.862888</text:p>
          </table:table-cell>
          <table:table-cell office:value-type="float" office:value="182" calcext:value-type="float">
            <text:p>182</text:p>
          </table:table-cell>
          <table:table-cell office:value-type="float" office:value="134210.526315789" calcext:value-type="float">
            <text:p>13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64147" calcext:value-type="float">
            <text:p>21.164147</text:p>
          </table:table-cell>
          <table:table-cell office:value-type="float" office:value="-86.868479" calcext:value-type="float">
            <text:p>-86.868479</text:p>
          </table:table-cell>
          <table:table-cell office:value-type="float" office:value="330" calcext:value-type="float">
            <text:p>330</text:p>
          </table:table-cell>
          <table:table-cell office:value-type="float" office:value="197982.105263158" calcext:value-type="float">
            <text:p>19798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47146" calcext:value-type="float">
            <text:p>25.647146</text:p>
          </table:table-cell>
          <table:table-cell office:value-type="float" office:value="-100.356804" calcext:value-type="float">
            <text:p>-100.356804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442345726" calcext:value-type="float">
            <text:p>25.6442345726</text:p>
          </table:table-cell>
          <table:table-cell office:value-type="float" office:value="-100.2966356277" calcext:value-type="float">
            <text:p>-100.2966356277</text:p>
          </table:table-cell>
          <table:table-cell office:value-type="float" office:value="228" calcext:value-type="float">
            <text:p>228</text:p>
          </table:table-cell>
          <table:table-cell office:value-type="float" office:value="142105.263157895" calcext:value-type="float">
            <text:p>142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904798" calcext:value-type="float">
            <text:p>29.0904798</text:p>
          </table:table-cell>
          <table:table-cell office:value-type="float" office:value="-110.9747137" calcext:value-type="float">
            <text:p>-110.9747137</text:p>
          </table:table-cell>
          <table:table-cell office:value-type="float" office:value="298" calcext:value-type="float">
            <text:p>298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596323322" calcext:value-type="float">
            <text:p>24.1596323322</text:p>
          </table:table-cell>
          <table:table-cell office:value-type="float" office:value="-110.3057599068" calcext:value-type="float">
            <text:p>-110.3057599068</text:p>
          </table:table-cell>
          <table:table-cell office:value-type="float" office:value="96" calcext:value-type="float">
            <text:p>96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84784" calcext:value-type="float">
            <text:p>20.784784</text:p>
          </table:table-cell>
          <table:table-cell office:value-type="float" office:value="-103.471496" calcext:value-type="float">
            <text:p>-103.471496</text:p>
          </table:table-cell>
          <table:table-cell office:value-type="float" office:value="79" calcext:value-type="float">
            <text:p>79</text:p>
          </table:table-cell>
          <table:table-cell office:value-type="float" office:value="41052.6315789474" calcext:value-type="float">
            <text:p>4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465535" calcext:value-type="float">
            <text:p>22.2465535</text:p>
          </table:table-cell>
          <table:table-cell office:value-type="float" office:value="-97.8721436" calcext:value-type="float">
            <text:p>-97.8721436</text:p>
          </table:table-cell>
          <table:table-cell office:value-type="float" office:value="109" calcext:value-type="float">
            <text:p>109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9101" calcext:value-type="float">
            <text:p>19.569101</text:p>
          </table:table-cell>
          <table:table-cell office:value-type="float" office:value="-99.303513" calcext:value-type="float">
            <text:p>-99.303513</text:p>
          </table:table-cell>
          <table:table-cell office:value-type="float" office:value="180" calcext:value-type="float">
            <text:p>180</text:p>
          </table:table-cell>
          <table:table-cell office:value-type="float" office:value="251578.947368421" calcext:value-type="float">
            <text:p>25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14" calcext:value-type="float">
            <text:p>214</text:p>
          </table:table-cell>
          <table:table-cell office:value-type="float" office:value="117894.736842105" calcext:value-type="float">
            <text:p>11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55649" calcext:value-type="float">
            <text:p>20.555649</text:p>
          </table:table-cell>
          <table:table-cell office:value-type="float" office:value="-100.38488" calcext:value-type="float">
            <text:p>-100.38488</text:p>
          </table:table-cell>
          <table:table-cell office:value-type="float" office:value="325" calcext:value-type="float">
            <text:p>325</text:p>
          </table:table-cell>
          <table:table-cell office:value-type="float" office:value="206315.789473684" calcext:value-type="float">
            <text:p>206315.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5298" calcext:value-type="float">
            <text:p>19.405298</text:p>
          </table:table-cell>
          <table:table-cell office:value-type="float" office:value="-99.164986" calcext:value-type="float">
            <text:p>-99.164986</text:p>
          </table:table-cell>
          <table:table-cell office:value-type="float" office:value="74" calcext:value-type="float">
            <text:p>74</text:p>
          </table:table-cell>
          <table:table-cell office:value-type="float" office:value="225263.157894737" calcext:value-type="float">
            <text:p>225263.1578947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58038" calcext:value-type="float">
            <text:p>19.258038</text:p>
          </table:table-cell>
          <table:table-cell office:value-type="float" office:value="-99.161589" calcext:value-type="float">
            <text:p>-99.161589</text:p>
          </table:table-cell>
          <table:table-cell office:value-type="float" office:value="160" calcext:value-type="float">
            <text:p>160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23669" calcext:value-type="float">
            <text:p>18.823669</text:p>
          </table:table-cell>
          <table:table-cell office:value-type="float" office:value="-99.227295" calcext:value-type="float">
            <text:p>-99.227295</text:p>
          </table:table-cell>
          <table:table-cell office:value-type="float" office:value="165" calcext:value-type="float">
            <text:p>165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7171" calcext:value-type="float">
            <text:p>19.377171</text:p>
          </table:table-cell>
          <table:table-cell office:value-type="float" office:value="-99.188503" calcext:value-type="float">
            <text:p>-99.188503</text:p>
          </table:table-cell>
          <table:table-cell office:value-type="float" office:value="75" calcext:value-type="float">
            <text:p>75</text:p>
          </table:table-cell>
          <table:table-cell office:value-type="float" office:value="106736.842105263" calcext:value-type="float">
            <text:p>106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7197" calcext:value-type="float">
            <text:p>21.017197</text:p>
          </table:table-cell>
          <table:table-cell office:value-type="float" office:value="-89.574516" calcext:value-type="float">
            <text:p>-89.574516</text:p>
          </table:table-cell>
          <table:table-cell office:value-type="float" office:value="206" calcext:value-type="float">
            <text:p>206</text:p>
          </table:table-cell>
          <table:table-cell office:value-type="float" office:value="113710.526315789" calcext:value-type="float">
            <text:p>1137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2714" calcext:value-type="float">
            <text:p>18.892714</text:p>
          </table:table-cell>
          <table:table-cell office:value-type="float" office:value="-99.1996" calcext:value-type="float">
            <text:p>-99.1996</text:p>
          </table:table-cell>
          <table:table-cell office:value-type="float" office:value="90" calcext:value-type="float">
            <text:p>90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36706" calcext:value-type="float">
            <text:p>19.636706</text:p>
          </table:table-cell>
          <table:table-cell office:value-type="float" office:value="-99.101569" calcext:value-type="float">
            <text:p>-99.101569</text:p>
          </table:table-cell>
          <table:table-cell office:value-type="float" office:value="250" calcext:value-type="float">
            <text:p>250</text:p>
          </table:table-cell>
          <table:table-cell office:value-type="float" office:value="131578.947368421" calcext:value-type="float">
            <text:p>1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74" calcext:value-type="float">
            <text:p>274</text:p>
          </table:table-cell>
          <table:table-cell office:value-type="float" office:value="152368.421052632" calcext:value-type="float">
            <text:p>152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34026" calcext:value-type="float">
            <text:p>18.134026</text:p>
          </table:table-cell>
          <table:table-cell office:value-type="float" office:value="-94.476112" calcext:value-type="float">
            <text:p>-94.476112</text:p>
          </table:table-cell>
          <table:table-cell office:value-type="float" office:value="235" calcext:value-type="float">
            <text:p>235</text:p>
          </table:table-cell>
          <table:table-cell office:value-type="float" office:value="165789.473684211" calcext:value-type="float">
            <text:p>16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67191798" calcext:value-type="float">
            <text:p>21.0767191798</text:p>
          </table:table-cell>
          <table:table-cell office:value-type="float" office:value="-89.6277563274" calcext:value-type="float">
            <text:p>-89.6277563274</text:p>
          </table:table-cell>
          <table:table-cell office:value-type="float" office:value="155" calcext:value-type="float">
            <text:p>155</text:p>
          </table:table-cell>
          <table:table-cell office:value-type="float" office:value="67894.7368421053" calcext:value-type="float">
            <text:p>67894.73684210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1509" calcext:value-type="float">
            <text:p>19.401509</text:p>
          </table:table-cell>
          <table:table-cell office:value-type="float" office:value="-99.154034" calcext:value-type="float">
            <text:p>-99.154034</text:p>
          </table:table-cell>
          <table:table-cell office:value-type="float" office:value="90" calcext:value-type="float">
            <text:p>90</text:p>
          </table:table-cell>
          <table:table-cell office:value-type="float" office:value="116403.578947368" calcext:value-type="float">
            <text:p>116403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72582" calcext:value-type="float">
            <text:p>18.072582</text:p>
          </table:table-cell>
          <table:table-cell office:value-type="float" office:value="-93.165413" calcext:value-type="float">
            <text:p>-93.165413</text:p>
          </table:table-cell>
          <table:table-cell office:value-type="float" office:value="350" calcext:value-type="float">
            <text:p>350</text:p>
          </table:table-cell>
          <table:table-cell office:value-type="float" office:value="66315.7894736842" calcext:value-type="float">
            <text:p>6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90" calcext:value-type="float">
            <text:p>190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47913" calcext:value-type="float">
            <text:p>22.247913</text:p>
          </table:table-cell>
          <table:table-cell office:value-type="float" office:value="-97.875565" calcext:value-type="float">
            <text:p>-97.875565</text:p>
          </table:table-cell>
          <table:table-cell office:value-type="float" office:value="263" calcext:value-type="float">
            <text:p>263</text:p>
          </table:table-cell>
          <table:table-cell office:value-type="float" office:value="127368.421052632" calcext:value-type="float">
            <text:p>12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8722" calcext:value-type="float">
            <text:p>22.148722</text:p>
          </table:table-cell>
          <table:table-cell office:value-type="float" office:value="-101.00119" calcext:value-type="float">
            <text:p>-101.00119</text:p>
          </table:table-cell>
          <table:table-cell office:value-type="float" office:value="190" calcext:value-type="float">
            <text:p>190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94743" calcext:value-type="float">
            <text:p>32.494743</text:p>
          </table:table-cell>
          <table:table-cell office:value-type="float" office:value="-117.016784" calcext:value-type="float">
            <text:p>-117.016784</text:p>
          </table:table-cell>
          <table:table-cell office:value-type="float" office:value="92" calcext:value-type="float">
            <text:p>92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97892283" calcext:value-type="float">
            <text:p>22.1897892283</text:p>
          </table:table-cell>
          <table:table-cell office:value-type="float" office:value="-100.9525537491" calcext:value-type="float">
            <text:p>-100.9525537491</text:p>
          </table:table-cell>
          <table:table-cell office:value-type="float" office:value="138" calcext:value-type="float">
            <text:p>1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62954561" calcext:value-type="float">
            <text:p>18.962954561</text:p>
          </table:table-cell>
          <table:table-cell office:value-type="float" office:value="-98.2796788216" calcext:value-type="float">
            <text:p>-98.2796788216</text:p>
          </table:table-cell>
          <table:table-cell office:value-type="float" office:value="222" calcext:value-type="float">
            <text:p>222</text:p>
          </table:table-cell>
          <table:table-cell office:value-type="float" office:value="151578.947368421" calcext:value-type="float">
            <text:p>15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59084" calcext:value-type="float">
            <text:p>18.8859084</text:p>
          </table:table-cell>
          <table:table-cell office:value-type="float" office:value="-99.19064" calcext:value-type="float">
            <text:p>-99.19064</text:p>
          </table:table-cell>
          <table:table-cell office:value-type="float" office:value="110" calcext:value-type="float">
            <text:p>110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43902" calcext:value-type="float">
            <text:p>28.643902</text:p>
          </table:table-cell>
          <table:table-cell office:value-type="float" office:value="-106.130157" calcext:value-type="float">
            <text:p>-106.130157</text:p>
          </table:table-cell>
          <table:table-cell office:value-type="float" office:value="355" calcext:value-type="float">
            <text:p>355</text:p>
          </table:table-cell>
          <table:table-cell office:value-type="float" office:value="260526.315789474" calcext:value-type="float">
            <text:p>260526.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7683" calcext:value-type="float">
            <text:p>19.347683</text:p>
          </table:table-cell>
          <table:table-cell office:value-type="float" office:value="-99.165877" calcext:value-type="float">
            <text:p>-99.165877</text:p>
          </table:table-cell>
          <table:table-cell office:value-type="float" office:value="135" calcext:value-type="float">
            <text:p>135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5374" calcext:value-type="float">
            <text:p>19.375374</text:p>
          </table:table-cell>
          <table:table-cell office:value-type="float" office:value="-99.137657" calcext:value-type="float">
            <text:p>-99.137657</text:p>
          </table:table-cell>
          <table:table-cell office:value-type="float" office:value="110" calcext:value-type="float">
            <text:p>110</text:p>
          </table:table-cell>
          <table:table-cell office:value-type="float" office:value="77894.7368421053" calcext:value-type="float">
            <text:p>7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52395" calcext:value-type="float">
            <text:p>19.52395</text:p>
          </table:table-cell>
          <table:table-cell office:value-type="float" office:value="-99.152881" calcext:value-type="float">
            <text:p>-99.152881</text:p>
          </table:table-cell>
          <table:table-cell office:value-type="float" office:value="95" calcext:value-type="float">
            <text:p>95</text:p>
          </table:table-cell>
          <table:table-cell office:value-type="float" office:value="147631.578947368" calcext:value-type="float">
            <text:p>147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757619" calcext:value-type="float">
            <text:p>16.757619</text:p>
          </table:table-cell>
          <table:table-cell office:value-type="float" office:value="-99.767532" calcext:value-type="float">
            <text:p>-99.767532</text:p>
          </table:table-cell>
          <table:table-cell office:value-type="float" office:value="140" calcext:value-type="float">
            <text:p>140</text:p>
          </table:table-cell>
          <table:table-cell office:value-type="float" office:value="144736.842105263" calcext:value-type="float">
            <text:p>1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197" calcext:value-type="float">
            <text:p>197</text:p>
          </table:table-cell>
          <table:table-cell office:value-type="float" office:value="91052.6315789474" calcext:value-type="float">
            <text:p>9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2038" calcext:value-type="float">
            <text:p>19.02038</text:p>
          </table:table-cell>
          <table:table-cell office:value-type="float" office:value="-98.207626" calcext:value-type="float">
            <text:p>-98.207626</text:p>
          </table:table-cell>
          <table:table-cell office:value-type="float" office:value="380" calcext:value-type="float">
            <text:p>380</text:p>
          </table:table-cell>
          <table:table-cell office:value-type="float" office:value="205263.157894737" calcext:value-type="float">
            <text:p>2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243493" calcext:value-type="float">
            <text:p>21.9243493</text:p>
          </table:table-cell>
          <table:table-cell office:value-type="float" office:value="-102.2833909" calcext:value-type="float">
            <text:p>-102.2833909</text:p>
          </table:table-cell>
          <table:table-cell office:value-type="float" office:value="140" calcext:value-type="float">
            <text:p>140</text:p>
          </table:table-cell>
          <table:table-cell office:value-type="float" office:value="35789.4736842105" calcext:value-type="float">
            <text:p>3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51429" calcext:value-type="float">
            <text:p>21.1351429</text:p>
          </table:table-cell>
          <table:table-cell office:value-type="float" office:value="-86.837489" calcext:value-type="float">
            <text:p>-86.837489</text:p>
          </table:table-cell>
          <table:table-cell office:value-type="float" office:value="80" calcext:value-type="float">
            <text:p>80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365" calcext:value-type="float">
            <text:p>19.39365</text:p>
          </table:table-cell>
          <table:table-cell office:value-type="float" office:value="-99.14769" calcext:value-type="float">
            <text:p>-99.14769</text:p>
          </table:table-cell>
          <table:table-cell office:value-type="float" office:value="75" calcext:value-type="float">
            <text:p>75</text:p>
          </table:table-cell>
          <table:table-cell office:value-type="float" office:value="157489.473684211" calcext:value-type="float">
            <text:p>1574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33049" calcext:value-type="float">
            <text:p>25.733049</text:p>
          </table:table-cell>
          <table:table-cell office:value-type="float" office:value="-100.22847" calcext:value-type="float">
            <text:p>-100.22847</text:p>
          </table:table-cell>
          <table:table-cell office:value-type="float" office:value="200" calcext:value-type="float">
            <text:p>200</text:p>
          </table:table-cell>
          <table:table-cell office:value-type="float" office:value="69473.6842105263" calcext:value-type="float">
            <text:p>6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41701" calcext:value-type="float">
            <text:p>24.141701</text:p>
          </table:table-cell>
          <table:table-cell office:value-type="float" office:value="-110.347267" calcext:value-type="float">
            <text:p>-110.347267</text:p>
          </table:table-cell>
          <table:table-cell office:value-type="float" office:value="275" calcext:value-type="float">
            <text:p>275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79091" calcext:value-type="float">
            <text:p>20.579091</text:p>
          </table:table-cell>
          <table:table-cell office:value-type="float" office:value="-103.430379" calcext:value-type="float">
            <text:p>-103.430379</text:p>
          </table:table-cell>
          <table:table-cell office:value-type="float" office:value="164" calcext:value-type="float">
            <text:p>164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31798" calcext:value-type="float">
            <text:p>25.731798</text:p>
          </table:table-cell>
          <table:table-cell office:value-type="float" office:value="-100.349091" calcext:value-type="float">
            <text:p>-100.349091</text:p>
          </table:table-cell>
          <table:table-cell office:value-type="float" office:value="180" calcext:value-type="float">
            <text:p>180</text:p>
          </table:table-cell>
          <table:table-cell office:value-type="float" office:value="74234.3684210526" calcext:value-type="float">
            <text:p>74234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72207" calcext:value-type="float">
            <text:p>19.672207</text:p>
          </table:table-cell>
          <table:table-cell office:value-type="float" office:value="-99.015656" calcext:value-type="float">
            <text:p>-99.015656</text:p>
          </table:table-cell>
          <table:table-cell office:value-type="float" office:value="122" calcext:value-type="float">
            <text:p>122</text:p>
          </table:table-cell>
          <table:table-cell office:value-type="float" office:value="139473.684210526" calcext:value-type="float">
            <text:p>139473.6842105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01066" calcext:value-type="float">
            <text:p>19.401066</text:p>
          </table:table-cell>
          <table:table-cell office:value-type="float" office:value="-99.277168" calcext:value-type="float">
            <text:p>-99.277168</text:p>
          </table:table-cell>
          <table:table-cell office:value-type="float" office:value="190" calcext:value-type="float">
            <text:p>190</text:p>
          </table:table-cell>
          <table:table-cell office:value-type="float" office:value="305263.157894737" calcext:value-type="float">
            <text:p>3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227" calcext:value-type="float">
            <text:p>21.00227</text:p>
          </table:table-cell>
          <table:table-cell office:value-type="float" office:value="-89.5650908" calcext:value-type="float">
            <text:p>-89.5650908</text:p>
          </table:table-cell>
          <table:table-cell office:value-type="float" office:value="131" calcext:value-type="float">
            <text:p>131</text:p>
          </table:table-cell>
          <table:table-cell office:value-type="float" office:value="69578.9473684211" calcext:value-type="float">
            <text:p>69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0.680066" calcext:value-type="float">
            <text:p>20.680066</text:p>
          </table:table-cell>
          <table:table-cell office:value-type="float" office:value="-87.038345" calcext:value-type="float">
            <text:p>-87.038345</text:p>
          </table:table-cell>
          <table:table-cell office:value-type="float" office:value="208" calcext:value-type="float">
            <text:p>208</text:p>
          </table:table-cell>
          <table:table-cell office:value-type="float" office:value="176842.105263158" calcext:value-type="float">
            <text:p>17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4830635" calcext:value-type="float">
            <text:p>16.864830635</text:p>
          </table:table-cell>
          <table:table-cell office:value-type="float" office:value="-99.8752605915" calcext:value-type="float">
            <text:p>-99.8752605915</text:p>
          </table:table-cell>
          <table:table-cell office:value-type="float" office:value="61" calcext:value-type="float">
            <text:p>61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60167" calcext:value-type="float">
            <text:p>20.760167</text:p>
          </table:table-cell>
          <table:table-cell office:value-type="float" office:value="-103.379168" calcext:value-type="float">
            <text:p>-103.379168</text:p>
          </table:table-cell>
          <table:table-cell office:value-type="float" office:value="83" calcext:value-type="float">
            <text:p>83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83803657" calcext:value-type="float">
            <text:p>21.0283803657</text:p>
          </table:table-cell>
          <table:table-cell office:value-type="float" office:value="-89.564639926" calcext:value-type="float">
            <text:p>-89.564639926</text:p>
          </table:table-cell>
          <table:table-cell office:value-type="float" office:value="174" calcext:value-type="float">
            <text:p>174</text:p>
          </table:table-cell>
          <table:table-cell office:value-type="float" office:value="35526.3157894737" calcext:value-type="float">
            <text:p>35526.3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341597" calcext:value-type="float">
            <text:p>19.341597</text:p>
          </table:table-cell>
          <table:table-cell office:value-type="float" office:value="-98.215828" calcext:value-type="float">
            <text:p>-98.215828</text:p>
          </table:table-cell>
          <table:table-cell office:value-type="float" office:value="180" calcext:value-type="float">
            <text:p>180</text:p>
          </table:table-cell>
          <table:table-cell office:value-type="float" office:value="168421.052631579" calcext:value-type="float">
            <text:p>1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96904" calcext:value-type="float">
            <text:p>25.596904</text:p>
          </table:table-cell>
          <table:table-cell office:value-type="float" office:value="-103.4203" calcext:value-type="float">
            <text:p>-103.4203</text:p>
          </table:table-cell>
          <table:table-cell office:value-type="float" office:value="118" calcext:value-type="float">
            <text:p>118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65554" calcext:value-type="float">
            <text:p>19.665554</text:p>
          </table:table-cell>
          <table:table-cell office:value-type="float" office:value="-101.235738" calcext:value-type="float">
            <text:p>-101.235738</text:p>
          </table:table-cell>
          <table:table-cell office:value-type="float" office:value="115" calcext:value-type="float">
            <text:p>115</text:p>
          </table:table-cell>
          <table:table-cell office:value-type="float" office:value="77631.5789473684" calcext:value-type="float">
            <text:p>77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50003" calcext:value-type="float">
            <text:p>19.650003</text:p>
          </table:table-cell>
          <table:table-cell office:value-type="float" office:value="-99.220367" calcext:value-type="float">
            <text:p>-99.220367</text:p>
          </table:table-cell>
          <table:table-cell office:value-type="float" office:value="245" calcext:value-type="float">
            <text:p>24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708161" calcext:value-type="float">
            <text:p>25.7708161</text:p>
          </table:table-cell>
          <table:table-cell office:value-type="float" office:value="-100.4340179" calcext:value-type="float">
            <text:p>-100.4340179</text:p>
          </table:table-cell>
          <table:table-cell office:value-type="float" office:value="100" calcext:value-type="float">
            <text:p>100</text:p>
          </table:table-cell>
          <table:table-cell office:value-type="float" office:value="60526.3157894737" calcext:value-type="float">
            <text:p>60526.3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331041" calcext:value-type="float">
            <text:p>22.2331041</text:p>
          </table:table-cell>
          <table:table-cell office:value-type="float" office:value="-97.861099" calcext:value-type="float">
            <text:p>-97.861099</text:p>
          </table:table-cell>
          <table:table-cell office:value-type="float" office:value="130" calcext:value-type="float">
            <text:p>130</text:p>
          </table:table-cell>
          <table:table-cell office:value-type="float" office:value="92105.2631578947" calcext:value-type="float">
            <text:p>9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3276" calcext:value-type="float">
            <text:p>25.723276</text:p>
          </table:table-cell>
          <table:table-cell office:value-type="float" office:value="-100.401518" calcext:value-type="float">
            <text:p>-100.401518</text:p>
          </table:table-cell>
          <table:table-cell office:value-type="float" office:value="278" calcext:value-type="float">
            <text:p>278</text:p>
          </table:table-cell>
          <table:table-cell office:value-type="float" office:value="240526.315789474" calcext:value-type="float">
            <text:p>24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4477" calcext:value-type="float">
            <text:p>19.044477</text:p>
          </table:table-cell>
          <table:table-cell office:value-type="float" office:value="-98.328011" calcext:value-type="float">
            <text:p>-98.328011</text:p>
          </table:table-cell>
          <table:table-cell office:value-type="float" office:value="260" calcext:value-type="float">
            <text:p>260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2922" calcext:value-type="float">
            <text:p>19.562922</text:p>
          </table:table-cell>
          <table:table-cell office:value-type="float" office:value="-99.254974" calcext:value-type="float">
            <text:p>-99.254974</text:p>
          </table:table-cell>
          <table:table-cell office:value-type="float" office:value="120" calcext:value-type="float">
            <text:p>120</text:p>
          </table:table-cell>
          <table:table-cell office:value-type="float" office:value="45789.4736842105" calcext:value-type="float">
            <text:p>45789.47368421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580088" calcext:value-type="float">
            <text:p>25.580088</text:p>
          </table:table-cell>
          <table:table-cell office:value-type="float" office:value="-100.239685" calcext:value-type="float">
            <text:p>-100.239685</text:p>
          </table:table-cell>
          <table:table-cell office:value-type="float" office:value="130" calcext:value-type="float">
            <text:p>130</text:p>
          </table:table-cell>
          <table:table-cell office:value-type="float" office:value="104210.526315789" calcext:value-type="float">
            <text:p>10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55344" calcext:value-type="float">
            <text:p>19.055344</text:p>
          </table:table-cell>
          <table:table-cell office:value-type="float" office:value="-98.212046" calcext:value-type="float">
            <text:p>-98.212046</text:p>
          </table:table-cell>
          <table:table-cell office:value-type="float" office:value="146" calcext:value-type="float">
            <text:p>146</text:p>
          </table:table-cell>
          <table:table-cell office:value-type="float" office:value="76315.7894736842" calcext:value-type="float">
            <text:p>7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90" calcext:value-type="float">
            <text:p>290</text:p>
          </table:table-cell>
          <table:table-cell office:value-type="float" office:value="221052.631578947" calcext:value-type="float">
            <text:p>221052.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189" calcext:value-type="float">
            <text:p>19.34189</text:p>
          </table:table-cell>
          <table:table-cell office:value-type="float" office:value="-99.166374" calcext:value-type="float">
            <text:p>-99.166374</text:p>
          </table:table-cell>
          <table:table-cell office:value-type="float" office:value="80" calcext:value-type="float">
            <text:p>80</text:p>
          </table:table-cell>
          <table:table-cell office:value-type="float" office:value="97678.9473684211" calcext:value-type="float">
            <text:p>976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04718" calcext:value-type="float">
            <text:p>19.404718</text:p>
          </table:table-cell>
          <table:table-cell office:value-type="float" office:value="-99.263313" calcext:value-type="float">
            <text:p>-99.263313</text:p>
          </table:table-cell>
          <table:table-cell office:value-type="float" office:value="139" calcext:value-type="float">
            <text:p>139</text:p>
          </table:table-cell>
          <table:table-cell office:value-type="float" office:value="252631.578947368" calcext:value-type="float">
            <text:p>25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75023" calcext:value-type="float">
            <text:p>20.675023</text:p>
          </table:table-cell>
          <table:table-cell office:value-type="float" office:value="-100.457086" calcext:value-type="float">
            <text:p>-100.457086</text:p>
          </table:table-cell>
          <table:table-cell office:value-type="float" office:value="304" calcext:value-type="float">
            <text:p>304</text:p>
          </table:table-cell>
          <table:table-cell office:value-type="float" office:value="273684.210526316" calcext:value-type="float">
            <text:p>27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2259" calcext:value-type="float">
            <text:p>19.532259</text:p>
          </table:table-cell>
          <table:table-cell office:value-type="float" office:value="-99.23214" calcext:value-type="float">
            <text:p>-99.23214</text:p>
          </table:table-cell>
          <table:table-cell office:value-type="float" office:value="220" calcext:value-type="float">
            <text:p>220</text:p>
          </table:table-cell>
          <table:table-cell office:value-type="float" office:value="204000" calcext:value-type="float">
            <text:p>204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13122" calcext:value-type="float">
            <text:p>22.313122</text:p>
          </table:table-cell>
          <table:table-cell office:value-type="float" office:value="-97.858559" calcext:value-type="float">
            <text:p>-97.858559</text:p>
          </table:table-cell>
          <table:table-cell office:value-type="float" office:value="193" calcext:value-type="float">
            <text:p>19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927530261" calcext:value-type="float">
            <text:p>22.2927530261</text:p>
          </table:table-cell>
          <table:table-cell office:value-type="float" office:value="-97.8906248519" calcext:value-type="float">
            <text:p>-97.8906248519</text:p>
          </table:table-cell>
          <table:table-cell office:value-type="float" office:value="88" calcext:value-type="float">
            <text:p>88</text:p>
          </table:table-cell>
          <table:table-cell office:value-type="float" office:value="60526.3157894737" calcext:value-type="float">
            <text:p>60526.3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874" calcext:value-type="float">
            <text:p>18.864874</text:p>
          </table:table-cell>
          <table:table-cell office:value-type="float" office:value="-98.925911" calcext:value-type="float">
            <text:p>-98.925911</text:p>
          </table:table-cell>
          <table:table-cell office:value-type="float" office:value="130" calcext:value-type="float">
            <text:p>130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90" calcext:value-type="float">
            <text:p>290</text:p>
          </table:table-cell>
          <table:table-cell office:value-type="float" office:value="199473.684210526" calcext:value-type="float">
            <text:p>19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7204378" calcext:value-type="float">
            <text:p>20.7204378</text:p>
          </table:table-cell>
          <table:table-cell office:value-type="float" office:value="-105.2706825" calcext:value-type="float">
            <text:p>-105.2706825</text:p>
          </table:table-cell>
          <table:table-cell office:value-type="float" office:value="152" calcext:value-type="float">
            <text:p>152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68849" calcext:value-type="float">
            <text:p>19.1368849</text:p>
          </table:table-cell>
          <table:table-cell office:value-type="float" office:value="-96.1093008" calcext:value-type="float">
            <text:p>-96.1093008</text:p>
          </table:table-cell>
          <table:table-cell office:value-type="float" office:value="130" calcext:value-type="float">
            <text:p>130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291351" calcext:value-type="float">
            <text:p>19.291351</text:p>
          </table:table-cell>
          <table:table-cell office:value-type="float" office:value="-99.668945" calcext:value-type="float">
            <text:p>-99.668945</text:p>
          </table:table-cell>
          <table:table-cell office:value-type="float" office:value="85" calcext:value-type="float">
            <text:p>85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242095" calcext:value-type="float">
            <text:p>18.9242095</text:p>
          </table:table-cell>
          <table:table-cell office:value-type="float" office:value="-99.2215659" calcext:value-type="float">
            <text:p>-99.2215659</text:p>
          </table:table-cell>
          <table:table-cell office:value-type="float" office:value="80" calcext:value-type="float">
            <text:p>80</text:p>
          </table:table-cell>
          <table:table-cell office:value-type="float" office:value="39473.6842105263" calcext:value-type="float">
            <text:p>39473.6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52496" calcext:value-type="float">
            <text:p>21.152496</text:p>
          </table:table-cell>
          <table:table-cell office:value-type="float" office:value="-86.869834" calcext:value-type="float">
            <text:p>-86.869834</text:p>
          </table:table-cell>
          <table:table-cell office:value-type="float" office:value="99" calcext:value-type="float">
            <text:p>99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27103" calcext:value-type="float">
            <text:p>19.027103</text:p>
          </table:table-cell>
          <table:table-cell office:value-type="float" office:value="-98.270025" calcext:value-type="float">
            <text:p>-98.270025</text:p>
          </table:table-cell>
          <table:table-cell office:value-type="float" office:value="166" calcext:value-type="float">
            <text:p>166</text:p>
          </table:table-cell>
          <table:table-cell office:value-type="float" office:value="83157.8947368421" calcext:value-type="float">
            <text:p>8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6551" calcext:value-type="float">
            <text:p>25.56551</text:p>
          </table:table-cell>
          <table:table-cell office:value-type="float" office:value="-100.223213" calcext:value-type="float">
            <text:p>-100.223213</text:p>
          </table:table-cell>
          <table:table-cell office:value-type="float" office:value="350" calcext:value-type="float">
            <text:p>350</text:p>
          </table:table-cell>
          <table:table-cell office:value-type="float" office:value="223684.210526316" calcext:value-type="float">
            <text:p>22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505" calcext:value-type="float">
            <text:p>18.813505</text:p>
          </table:table-cell>
          <table:table-cell office:value-type="float" office:value="-98.953514" calcext:value-type="float">
            <text:p>-98.953514</text:p>
          </table:table-cell>
          <table:table-cell office:value-type="float" office:value="140" calcext:value-type="float">
            <text:p>140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53" calcext:value-type="float">
            <text:p>253</text:p>
          </table:table-cell>
          <table:table-cell office:value-type="float" office:value="120263.157894737" calcext:value-type="float">
            <text:p>120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409" calcext:value-type="float">
            <text:p>18.804409</text:p>
          </table:table-cell>
          <table:table-cell office:value-type="float" office:value="-98.959038" calcext:value-type="float">
            <text:p>-98.959038</text:p>
          </table:table-cell>
          <table:table-cell office:value-type="float" office:value="230" calcext:value-type="float">
            <text:p>230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84658" calcext:value-type="float">
            <text:p>25.584658</text:p>
          </table:table-cell>
          <table:table-cell office:value-type="float" office:value="-100.257912" calcext:value-type="float">
            <text:p>-100.257912</text:p>
          </table:table-cell>
          <table:table-cell office:value-type="float" office:value="350" calcext:value-type="float">
            <text:p>350</text:p>
          </table:table-cell>
          <table:table-cell office:value-type="float" office:value="262631.578947368" calcext:value-type="float">
            <text:p>26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25745" calcext:value-type="float">
            <text:p>19.225745</text:p>
          </table:table-cell>
          <table:table-cell office:value-type="float" office:value="-99.567856" calcext:value-type="float">
            <text:p>-99.567856</text:p>
          </table:table-cell>
          <table:table-cell office:value-type="float" office:value="270" calcext:value-type="float">
            <text:p>270</text:p>
          </table:table-cell>
          <table:table-cell office:value-type="float" office:value="207894.736842105" calcext:value-type="float">
            <text:p>20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63189" calcext:value-type="float">
            <text:p>20.763189</text:p>
          </table:table-cell>
          <table:table-cell office:value-type="float" office:value="-103.389053" calcext:value-type="float">
            <text:p>-103.389053</text:p>
          </table:table-cell>
          <table:table-cell office:value-type="float" office:value="95" calcext:value-type="float">
            <text:p>95</text:p>
          </table:table-cell>
          <table:table-cell office:value-type="float" office:value="81578.9473684211" calcext:value-type="float">
            <text:p>8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83512" calcext:value-type="float">
            <text:p>19.383512</text:p>
          </table:table-cell>
          <table:table-cell office:value-type="float" office:value="-99.084804" calcext:value-type="float">
            <text:p>-99.084804</text:p>
          </table:table-cell>
          <table:table-cell office:value-type="float" office:value="115" calcext:value-type="float">
            <text:p>115</text:p>
          </table:table-cell>
          <table:table-cell office:value-type="float" office:value="94210.5263157895" calcext:value-type="float">
            <text:p>9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460186" calcext:value-type="float">
            <text:p>20.6460186</text:p>
          </table:table-cell>
          <table:table-cell office:value-type="float" office:value="-105.2267944" calcext:value-type="float">
            <text:p>-105.2267944</text:p>
          </table:table-cell>
          <table:table-cell office:value-type="float" office:value="160" calcext:value-type="float">
            <text:p>160</text:p>
          </table:table-cell>
          <table:table-cell office:value-type="float" office:value="126315.789473684" calcext:value-type="float">
            <text:p>126315.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7025" calcext:value-type="float">
            <text:p>19.367025</text:p>
          </table:table-cell>
          <table:table-cell office:value-type="float" office:value="-99.170349" calcext:value-type="float">
            <text:p>-99.170349</text:p>
          </table:table-cell>
          <table:table-cell office:value-type="float" office:value="85" calcext:value-type="float">
            <text:p>85</text:p>
          </table:table-cell>
          <table:table-cell office:value-type="float" office:value="165789.473684211" calcext:value-type="float">
            <text:p>16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04974" calcext:value-type="float">
            <text:p>20.604974</text:p>
          </table:table-cell>
          <table:table-cell office:value-type="float" office:value="-100.409786" calcext:value-type="float">
            <text:p>-100.409786</text:p>
          </table:table-cell>
          <table:table-cell office:value-type="float" office:value="110" calcext:value-type="float">
            <text:p>110</text:p>
          </table:table-cell>
          <table:table-cell office:value-type="float" office:value="52105.2631578947" calcext:value-type="float">
            <text:p>5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3248" calcext:value-type="float">
            <text:p>21.93248</text:p>
          </table:table-cell>
          <table:table-cell office:value-type="float" office:value="-102.297005" calcext:value-type="float">
            <text:p>-102.297005</text:p>
          </table:table-cell>
          <table:table-cell office:value-type="float" office:value="305" calcext:value-type="float">
            <text:p>305</text:p>
          </table:table-cell>
          <table:table-cell office:value-type="float" office:value="192105.263157895" calcext:value-type="float">
            <text:p>192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3745" calcext:value-type="float">
            <text:p>22.133745</text:p>
          </table:table-cell>
          <table:table-cell office:value-type="float" office:value="-101.016029" calcext:value-type="float">
            <text:p>-101.016029</text:p>
          </table:table-cell>
          <table:table-cell office:value-type="float" office:value="126" calcext:value-type="float">
            <text:p>126</text:p>
          </table:table-cell>
          <table:table-cell office:value-type="float" office:value="113105.263157895" calcext:value-type="float">
            <text:p>113105.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54064" calcext:value-type="float">
            <text:p>19.054064</text:p>
          </table:table-cell>
          <table:table-cell office:value-type="float" office:value="-98.245911" calcext:value-type="float">
            <text:p>-98.245911</text:p>
          </table:table-cell>
          <table:table-cell office:value-type="float" office:value="87" calcext:value-type="float">
            <text:p>87</text:p>
          </table:table-cell>
          <table:table-cell office:value-type="float" office:value="46973.6842105263" calcext:value-type="float">
            <text:p>469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303511" calcext:value-type="float">
            <text:p>19.0303511</text:p>
          </table:table-cell>
          <table:table-cell office:value-type="float" office:value="-98.3143192" calcext:value-type="float">
            <text:p>-98.3143192</text:p>
          </table:table-cell>
          <table:table-cell office:value-type="float" office:value="122" calcext:value-type="float">
            <text:p>122</text:p>
          </table:table-cell>
          <table:table-cell office:value-type="float" office:value="113684.210526316" calcext:value-type="float">
            <text:p>11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7784" calcext:value-type="float">
            <text:p>18.947784</text:p>
          </table:table-cell>
          <table:table-cell office:value-type="float" office:value="-99.201675" calcext:value-type="float">
            <text:p>-99.201675</text:p>
          </table:table-cell>
          <table:table-cell office:value-type="float" office:value="300" calcext:value-type="float">
            <text:p>300</text:p>
          </table:table-cell>
          <table:table-cell office:value-type="float" office:value="242105.263157895" calcext:value-type="float">
            <text:p>242105.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18937" calcext:value-type="float">
            <text:p>19.3418937</text:p>
          </table:table-cell>
          <table:table-cell office:value-type="float" office:value="-99.2245237" calcext:value-type="float">
            <text:p>-99.2245237</text:p>
          </table:table-cell>
          <table:table-cell office:value-type="float" office:value="145" calcext:value-type="float">
            <text:p>145</text:p>
          </table:table-cell>
          <table:table-cell office:value-type="float" office:value="244736.842105263" calcext:value-type="float">
            <text:p>2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63127" calcext:value-type="float">
            <text:p>20.963127</text:p>
          </table:table-cell>
          <table:table-cell office:value-type="float" office:value="-97.385071" calcext:value-type="float">
            <text:p>-97.385071</text:p>
          </table:table-cell>
          <table:table-cell office:value-type="float" office:value="200" calcext:value-type="float">
            <text:p>20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0089" calcext:value-type="float">
            <text:p>19.550089</text:p>
          </table:table-cell>
          <table:table-cell office:value-type="float" office:value="-99.214828" calcext:value-type="float">
            <text:p>-99.214828</text:p>
          </table:table-cell>
          <table:table-cell office:value-type="float" office:value="87" calcext:value-type="float">
            <text:p>87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07415" calcext:value-type="float">
            <text:p>22.307415</text:p>
          </table:table-cell>
          <table:table-cell office:value-type="float" office:value="-97.859846" calcext:value-type="float">
            <text:p>-97.859846</text:p>
          </table:table-cell>
          <table:table-cell office:value-type="float" office:value="61" calcext:value-type="float">
            <text:p>61</text:p>
          </table:table-cell>
          <table:table-cell office:value-type="float" office:value="33684.2105263158" calcext:value-type="float">
            <text:p>3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79389" calcext:value-type="float">
            <text:p>18.8879389</text:p>
          </table:table-cell>
          <table:table-cell office:value-type="float" office:value="-99.0247871" calcext:value-type="float">
            <text:p>-99.0247871</text:p>
          </table:table-cell>
          <table:table-cell office:value-type="float" office:value="76" calcext:value-type="float">
            <text:p>76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144" calcext:value-type="float">
            <text:p>144</text:p>
          </table:table-cell>
          <table:table-cell office:value-type="float" office:value="86789.4736842105" calcext:value-type="float">
            <text:p>86789.47368421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28372114" calcext:value-type="float">
            <text:p>19.1028372114</text:p>
          </table:table-cell>
          <table:table-cell office:value-type="float" office:value="-96.1112308502" calcext:value-type="float">
            <text:p>-96.1112308502</text:p>
          </table:table-cell>
          <table:table-cell office:value-type="float" office:value="160" calcext:value-type="float">
            <text:p>160</text:p>
          </table:table-cell>
          <table:table-cell office:value-type="float" office:value="92105.2631578947" calcext:value-type="float">
            <text:p>9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3592" calcext:value-type="float">
            <text:p>19.353592</text:p>
          </table:table-cell>
          <table:table-cell office:value-type="float" office:value="-99.177275" calcext:value-type="float">
            <text:p>-99.177275</text:p>
          </table:table-cell>
          <table:table-cell office:value-type="float" office:value="360" calcext:value-type="float">
            <text:p>360</text:p>
          </table:table-cell>
          <table:table-cell office:value-type="float" office:value="230842.105263158" calcext:value-type="float">
            <text:p>230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14451792" calcext:value-type="float">
            <text:p>21.0114451792</text:p>
          </table:table-cell>
          <table:table-cell office:value-type="float" office:value="-89.5797729492" calcext:value-type="float">
            <text:p>-89.5797729492</text:p>
          </table:table-cell>
          <table:table-cell office:value-type="float" office:value="222" calcext:value-type="float">
            <text:p>222</text:p>
          </table:table-cell>
          <table:table-cell office:value-type="float" office:value="113157.894736842" calcext:value-type="float">
            <text:p>11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3756" calcext:value-type="float">
            <text:p>19.263756</text:p>
          </table:table-cell>
          <table:table-cell office:value-type="float" office:value="-99.540924" calcext:value-type="float">
            <text:p>-99.540924</text:p>
          </table:table-cell>
          <table:table-cell office:value-type="float" office:value="134" calcext:value-type="float">
            <text:p>134</text:p>
          </table:table-cell>
          <table:table-cell office:value-type="float" office:value="92105.2631578947" calcext:value-type="float">
            <text:p>9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15097" calcext:value-type="float">
            <text:p>19.415097</text:p>
          </table:table-cell>
          <table:table-cell office:value-type="float" office:value="-98.918523" calcext:value-type="float">
            <text:p>-98.918523</text:p>
          </table:table-cell>
          <table:table-cell office:value-type="float" office:value="85" calcext:value-type="float">
            <text:p>85</text:p>
          </table:table-cell>
          <table:table-cell office:value-type="float" office:value="49473.6842105263" calcext:value-type="float">
            <text:p>4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1368" calcext:value-type="float">
            <text:p>19.471368</text:p>
          </table:table-cell>
          <table:table-cell office:value-type="float" office:value="-99.08649" calcext:value-type="float">
            <text:p>-99.08649</text:p>
          </table:table-cell>
          <table:table-cell office:value-type="float" office:value="280" calcext:value-type="float">
            <text:p>280</text:p>
          </table:table-cell>
          <table:table-cell office:value-type="float" office:value="141052.631578947" calcext:value-type="float">
            <text:p>14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25807" calcext:value-type="float">
            <text:p>19.125807</text:p>
          </table:table-cell>
          <table:table-cell office:value-type="float" office:value="-96.104954" calcext:value-type="float">
            <text:p>-96.104954</text:p>
          </table:table-cell>
          <table:table-cell office:value-type="float" office:value="251" calcext:value-type="float">
            <text:p>251</text:p>
          </table:table-cell>
          <table:table-cell office:value-type="float" office:value="139473.684210526" calcext:value-type="float">
            <text:p>13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14261" calcext:value-type="float">
            <text:p>19.414261</text:p>
          </table:table-cell>
          <table:table-cell office:value-type="float" office:value="-99.104118" calcext:value-type="float">
            <text:p>-99.104118</text:p>
          </table:table-cell>
          <table:table-cell office:value-type="float" office:value="167" calcext:value-type="float">
            <text:p>167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69454" calcext:value-type="float">
            <text:p>32.469454</text:p>
          </table:table-cell>
          <table:table-cell office:value-type="float" office:value="-117.003688" calcext:value-type="float">
            <text:p>-117.003688</text:p>
          </table:table-cell>
          <table:table-cell office:value-type="float" office:value="93" calcext:value-type="float">
            <text:p>93</text:p>
          </table:table-cell>
          <table:table-cell office:value-type="float" office:value="89421.052631579" calcext:value-type="float">
            <text:p>89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224961" calcext:value-type="float">
            <text:p>19.5224961</text:p>
          </table:table-cell>
          <table:table-cell office:value-type="float" office:value="-99.255074" calcext:value-type="float">
            <text:p>-99.255074</text:p>
          </table:table-cell>
          <table:table-cell office:value-type="float" office:value="230" calcext:value-type="float">
            <text:p>230</text:p>
          </table:table-cell>
          <table:table-cell office:value-type="float" office:value="227684.210526316" calcext:value-type="float">
            <text:p>227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81" calcext:value-type="float">
            <text:p>181</text:p>
          </table:table-cell>
          <table:table-cell office:value-type="float" office:value="97894.7368421053" calcext:value-type="float">
            <text:p>9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0.6295586" calcext:value-type="float">
            <text:p>20.6295586</text:p>
          </table:table-cell>
          <table:table-cell office:value-type="float" office:value="-87.0738851" calcext:value-type="float">
            <text:p>-87.0738851</text:p>
          </table:table-cell>
          <table:table-cell office:value-type="float" office:value="143" calcext:value-type="float">
            <text:p>143</text:p>
          </table:table-cell>
          <table:table-cell office:value-type="float" office:value="127894.736842105" calcext:value-type="float">
            <text:p>12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7078" calcext:value-type="float">
            <text:p>19.17078</text:p>
          </table:table-cell>
          <table:table-cell office:value-type="float" office:value="-96.12487" calcext:value-type="float">
            <text:p>-96.12487</text:p>
          </table:table-cell>
          <table:table-cell office:value-type="float" office:value="380" calcext:value-type="float">
            <text:p>380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56552" calcext:value-type="float">
            <text:p>16.756552</text:p>
          </table:table-cell>
          <table:table-cell office:value-type="float" office:value="-93.181732" calcext:value-type="float">
            <text:p>-93.181732</text:p>
          </table:table-cell>
          <table:table-cell office:value-type="float" office:value="326" calcext:value-type="float">
            <text:p>326</text:p>
          </table:table-cell>
          <table:table-cell office:value-type="float" office:value="192217.473684211" calcext:value-type="float">
            <text:p>192217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45579" calcext:value-type="float">
            <text:p>20.5745579</text:p>
          </table:table-cell>
          <table:table-cell office:value-type="float" office:value="-100.4129676" calcext:value-type="float">
            <text:p>-100.4129676</text:p>
          </table:table-cell>
          <table:table-cell office:value-type="float" office:value="160" calcext:value-type="float">
            <text:p>160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2192" calcext:value-type="float">
            <text:p>20.62192</text:p>
          </table:table-cell>
          <table:table-cell office:value-type="float" office:value="-103.259237" calcext:value-type="float">
            <text:p>-103.259237</text:p>
          </table:table-cell>
          <table:table-cell office:value-type="float" office:value="250" calcext:value-type="float">
            <text:p>250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633485156" calcext:value-type="float">
            <text:p>21.0633485156</text:p>
          </table:table-cell>
          <table:table-cell office:value-type="float" office:value="-89.6130359243" calcext:value-type="float">
            <text:p>-89.6130359243</text:p>
          </table:table-cell>
          <table:table-cell office:value-type="float" office:value="60" calcext:value-type="float">
            <text:p>60</text:p>
          </table:table-cell>
          <table:table-cell office:value-type="float" office:value="46789.4736842105" calcext:value-type="float">
            <text:p>46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49624" calcext:value-type="float">
            <text:p>25.749624</text:p>
          </table:table-cell>
          <table:table-cell office:value-type="float" office:value="-100.304192" calcext:value-type="float">
            <text:p>-100.304192</text:p>
          </table:table-cell>
          <table:table-cell office:value-type="float" office:value="172" calcext:value-type="float">
            <text:p>172</text:p>
          </table:table-cell>
          <table:table-cell office:value-type="float" office:value="121052.631578947" calcext:value-type="float">
            <text:p>12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36623" calcext:value-type="float">
            <text:p>19.036623</text:p>
          </table:table-cell>
          <table:table-cell office:value-type="float" office:value="-98.190544" calcext:value-type="float">
            <text:p>-98.190544</text:p>
          </table:table-cell>
          <table:table-cell office:value-type="float" office:value="204" calcext:value-type="float">
            <text:p>204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8008" calcext:value-type="float">
            <text:p>19.358008</text:p>
          </table:table-cell>
          <table:table-cell office:value-type="float" office:value="-99.127094" calcext:value-type="float">
            <text:p>-99.127094</text:p>
          </table:table-cell>
          <table:table-cell office:value-type="float" office:value="95" calcext:value-type="float">
            <text:p>95</text:p>
          </table:table-cell>
          <table:table-cell office:value-type="float" office:value="101157.894736842" calcext:value-type="float">
            <text:p>101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01565" calcext:value-type="float">
            <text:p>19.701565</text:p>
          </table:table-cell>
          <table:table-cell office:value-type="float" office:value="-101.270798" calcext:value-type="float">
            <text:p>-101.270798</text:p>
          </table:table-cell>
          <table:table-cell office:value-type="float" office:value="250" calcext:value-type="float">
            <text:p>250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5143" calcext:value-type="float">
            <text:p>19.415143</text:p>
          </table:table-cell>
          <table:table-cell office:value-type="float" office:value="-99.14685" calcext:value-type="float">
            <text:p>-99.14685</text:p>
          </table:table-cell>
          <table:table-cell office:value-type="float" office:value="70" calcext:value-type="float">
            <text:p>70</text:p>
          </table:table-cell>
          <table:table-cell office:value-type="float" office:value="36421.0526315789" calcext:value-type="float">
            <text:p>36421.0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79784" calcext:value-type="float">
            <text:p>18.1479784</text:p>
          </table:table-cell>
          <table:table-cell office:value-type="float" office:value="-94.4626507" calcext:value-type="float">
            <text:p>-94.4626507</text:p>
          </table:table-cell>
          <table:table-cell office:value-type="float" office:value="157" calcext:value-type="float">
            <text:p>157</text:p>
          </table:table-cell>
          <table:table-cell office:value-type="float" office:value="121052.631578947" calcext:value-type="float">
            <text:p>121052.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794599" calcext:value-type="float">
            <text:p>16.794599</text:p>
          </table:table-cell>
          <table:table-cell office:value-type="float" office:value="-99.83012" calcext:value-type="float">
            <text:p>-99.83012</text:p>
          </table:table-cell>
          <table:table-cell office:value-type="float" office:value="230" calcext:value-type="float">
            <text:p>230</text:p>
          </table:table-cell>
          <table:table-cell office:value-type="float" office:value="207894.736842105" calcext:value-type="float">
            <text:p>20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4322" calcext:value-type="float">
            <text:p>20.594322</text:p>
          </table:table-cell>
          <table:table-cell office:value-type="float" office:value="-100.365929" calcext:value-type="float">
            <text:p>-100.365929</text:p>
          </table:table-cell>
          <table:table-cell office:value-type="float" office:value="298" calcext:value-type="float">
            <text:p>298</text:p>
          </table:table-cell>
          <table:table-cell office:value-type="float" office:value="173684.210526316" calcext:value-type="float">
            <text:p>17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9898" calcext:value-type="float">
            <text:p>18.919898</text:p>
          </table:table-cell>
          <table:table-cell office:value-type="float" office:value="-98.978835" calcext:value-type="float">
            <text:p>-98.978835</text:p>
          </table:table-cell>
          <table:table-cell office:value-type="float" office:value="190" calcext:value-type="float">
            <text:p>190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74387" calcext:value-type="float">
            <text:p>19.074387</text:p>
          </table:table-cell>
          <table:table-cell office:value-type="float" office:value="-96.086259" calcext:value-type="float">
            <text:p>-96.086259</text:p>
          </table:table-cell>
          <table:table-cell office:value-type="float" office:value="245" calcext:value-type="float">
            <text:p>245</text:p>
          </table:table-cell>
          <table:table-cell office:value-type="float" office:value="151315.789473684" calcext:value-type="float">
            <text:p>1513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758724" calcext:value-type="float">
            <text:p>16.758724</text:p>
          </table:table-cell>
          <table:table-cell office:value-type="float" office:value="-99.767563" calcext:value-type="float">
            <text:p>-99.767563</text:p>
          </table:table-cell>
          <table:table-cell office:value-type="float" office:value="142" calcext:value-type="float">
            <text:p>14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50003" calcext:value-type="float">
            <text:p>19.650003</text:p>
          </table:table-cell>
          <table:table-cell office:value-type="float" office:value="-99.220367" calcext:value-type="float">
            <text:p>-99.220367</text:p>
          </table:table-cell>
          <table:table-cell office:value-type="float" office:value="132" calcext:value-type="float">
            <text:p>132</text:p>
          </table:table-cell>
          <table:table-cell office:value-type="float" office:value="137105.263157895" calcext:value-type="float">
            <text:p>137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72876" calcext:value-type="float">
            <text:p>19.72876</text:p>
          </table:table-cell>
          <table:table-cell office:value-type="float" office:value="-99.461708" calcext:value-type="float">
            <text:p>-99.461708</text:p>
          </table:table-cell>
          <table:table-cell office:value-type="float" office:value="90" calcext:value-type="float">
            <text:p>90</text:p>
          </table:table-cell>
          <table:table-cell office:value-type="float" office:value="70263.1578947368" calcext:value-type="float">
            <text:p>70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27" calcext:value-type="float">
            <text:p>127</text:p>
          </table:table-cell>
          <table:table-cell office:value-type="float" office:value="84210.5263157895" calcext:value-type="float">
            <text:p>8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9449" calcext:value-type="float">
            <text:p>20.999449</text:p>
          </table:table-cell>
          <table:table-cell office:value-type="float" office:value="-89.6334" calcext:value-type="float">
            <text:p>-89.6334</text:p>
          </table:table-cell>
          <table:table-cell office:value-type="float" office:value="300" calcext:value-type="float">
            <text:p>300</text:p>
          </table:table-cell>
          <table:table-cell office:value-type="float" office:value="228947.368421053" calcext:value-type="float">
            <text:p>228947.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11724" calcext:value-type="float">
            <text:p>21.0411724</text:p>
          </table:table-cell>
          <table:table-cell office:value-type="float" office:value="-89.5550539" calcext:value-type="float">
            <text:p>-89.5550539</text:p>
          </table:table-cell>
          <table:table-cell office:value-type="float" office:value="215" calcext:value-type="float">
            <text:p>215</text:p>
          </table:table-cell>
          <table:table-cell office:value-type="float" office:value="98162.3684210526" calcext:value-type="float">
            <text:p>98162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105051" calcext:value-type="float">
            <text:p>19.105051</text:p>
          </table:table-cell>
          <table:table-cell office:value-type="float" office:value="-98.243682" calcext:value-type="float">
            <text:p>-98.243682</text:p>
          </table:table-cell>
          <table:table-cell office:value-type="float" office:value="170" calcext:value-type="float">
            <text:p>170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81057" calcext:value-type="float">
            <text:p>21.0381057</text:p>
          </table:table-cell>
          <table:table-cell office:value-type="float" office:value="-89.5933722" calcext:value-type="float">
            <text:p>-89.5933722</text:p>
          </table:table-cell>
          <table:table-cell office:value-type="float" office:value="186" calcext:value-type="float">
            <text:p>186</text:p>
          </table:table-cell>
          <table:table-cell office:value-type="float" office:value="148739.684210526" calcext:value-type="float">
            <text:p>148739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6782" calcext:value-type="float">
            <text:p>19.136782</text:p>
          </table:table-cell>
          <table:table-cell office:value-type="float" office:value="-96.123543" calcext:value-type="float">
            <text:p>-96.123543</text:p>
          </table:table-cell>
          <table:table-cell office:value-type="float" office:value="210" calcext:value-type="float">
            <text:p>210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63496" calcext:value-type="float">
            <text:p>32.63496</text:p>
          </table:table-cell>
          <table:table-cell office:value-type="float" office:value="-115.391907" calcext:value-type="float">
            <text:p>-115.391907</text:p>
          </table:table-cell>
          <table:table-cell office:value-type="float" office:value="110" calcext:value-type="float">
            <text:p>110</text:p>
          </table:table-cell>
          <table:table-cell office:value-type="float" office:value="102631.578947368" calcext:value-type="float">
            <text:p>10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23" calcext:value-type="float">
            <text:p>223</text:p>
          </table:table-cell>
          <table:table-cell office:value-type="float" office:value="125926.684210526" calcext:value-type="float">
            <text:p>125926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35009" calcext:value-type="float">
            <text:p>25.535009</text:p>
          </table:table-cell>
          <table:table-cell office:value-type="float" office:value="-103.302429" calcext:value-type="float">
            <text:p>-103.302429</text:p>
          </table:table-cell>
          <table:table-cell office:value-type="float" office:value="350" calcext:value-type="float">
            <text:p>350</text:p>
          </table:table-cell>
          <table:table-cell office:value-type="float" office:value="42105.2631578947" calcext:value-type="float">
            <text:p>4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7053975" calcext:value-type="float">
            <text:p>20.7053975</text:p>
          </table:table-cell>
          <table:table-cell office:value-type="float" office:value="-105.2684878" calcext:value-type="float">
            <text:p>-105.2684878</text:p>
          </table:table-cell>
          <table:table-cell office:value-type="float" office:value="101" calcext:value-type="float">
            <text:p>101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659972" calcext:value-type="float">
            <text:p>25.659972</text:p>
          </table:table-cell>
          <table:table-cell office:value-type="float" office:value="-103.366303" calcext:value-type="float">
            <text:p>-103.366303</text:p>
          </table:table-cell>
          <table:table-cell office:value-type="float" office:value="170" calcext:value-type="float">
            <text:p>170</text:p>
          </table:table-cell>
          <table:table-cell office:value-type="float" office:value="49473.6842105263" calcext:value-type="float">
            <text:p>4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22052" calcext:value-type="float">
            <text:p>22.2722052</text:p>
          </table:table-cell>
          <table:table-cell office:value-type="float" office:value="-97.8476749" calcext:value-type="float">
            <text:p>-97.8476749</text:p>
          </table:table-cell>
          <table:table-cell office:value-type="float" office:value="214" calcext:value-type="float">
            <text:p>214</text:p>
          </table:table-cell>
          <table:table-cell office:value-type="float" office:value="128947.368421053" calcext:value-type="float">
            <text:p>128947.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7191" calcext:value-type="float">
            <text:p>18.867191</text:p>
          </table:table-cell>
          <table:table-cell office:value-type="float" office:value="-99.180214" calcext:value-type="float">
            <text:p>-99.180214</text:p>
          </table:table-cell>
          <table:table-cell office:value-type="float" office:value="184" calcext:value-type="float">
            <text:p>184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962084" calcext:value-type="float">
            <text:p>20.6962084</text:p>
          </table:table-cell>
          <table:table-cell office:value-type="float" office:value="-100.4506587" calcext:value-type="float">
            <text:p>-100.4506587</text:p>
          </table:table-cell>
          <table:table-cell office:value-type="float" office:value="120" calcext:value-type="float">
            <text:p>120</text:p>
          </table:table-cell>
          <table:table-cell office:value-type="float" office:value="76315.7894736842" calcext:value-type="float">
            <text:p>7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5162" calcext:value-type="float">
            <text:p>19.285162</text:p>
          </table:table-cell>
          <table:table-cell office:value-type="float" office:value="-99.194185" calcext:value-type="float">
            <text:p>-99.194185</text:p>
          </table:table-cell>
          <table:table-cell office:value-type="float" office:value="150" calcext:value-type="float">
            <text:p>15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7893" calcext:value-type="float">
            <text:p>19.497893</text:p>
          </table:table-cell>
          <table:table-cell office:value-type="float" office:value="-99.244125" calcext:value-type="float">
            <text:p>-99.244125</text:p>
          </table:table-cell>
          <table:table-cell office:value-type="float" office:value="250" calcext:value-type="float">
            <text:p>250</text:p>
          </table:table-cell>
          <table:table-cell office:value-type="float" office:value="234210.526315789" calcext:value-type="float">
            <text:p>23421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70" calcext:value-type="float">
            <text:p>170</text:p>
          </table:table-cell>
          <table:table-cell office:value-type="float" office:value="157894.736842105" calcext:value-type="float">
            <text:p>15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383" calcext:value-type="float">
            <text:p>383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89062" calcext:value-type="float">
            <text:p>20.389062</text:p>
          </table:table-cell>
          <table:table-cell office:value-type="float" office:value="-99.957622" calcext:value-type="float">
            <text:p>-99.957622</text:p>
          </table:table-cell>
          <table:table-cell office:value-type="float" office:value="95" calcext:value-type="float">
            <text:p>95</text:p>
          </table:table-cell>
          <table:table-cell office:value-type="float" office:value="48947.3684210526" calcext:value-type="float">
            <text:p>48947.36842105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28667" calcext:value-type="float">
            <text:p>16.828667</text:p>
          </table:table-cell>
          <table:table-cell office:value-type="float" office:value="-99.858981" calcext:value-type="float">
            <text:p>-99.858981</text:p>
          </table:table-cell>
          <table:table-cell office:value-type="float" office:value="137" calcext:value-type="float">
            <text:p>137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5742" calcext:value-type="float">
            <text:p>20.705742</text:p>
          </table:table-cell>
          <table:table-cell office:value-type="float" office:value="-100.444016" calcext:value-type="float">
            <text:p>-100.444016</text:p>
          </table:table-cell>
          <table:table-cell office:value-type="float" office:value="258" calcext:value-type="float">
            <text:p>258</text:p>
          </table:table-cell>
          <table:table-cell office:value-type="float" office:value="210526.315789474" calcext:value-type="float">
            <text:p>210526.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782" calcext:value-type="float">
            <text:p>19.35782</text:p>
          </table:table-cell>
          <table:table-cell office:value-type="float" office:value="-99.149406" calcext:value-type="float">
            <text:p>-99.149406</text:p>
          </table:table-cell>
          <table:table-cell office:value-type="float" office:value="80" calcext:value-type="float">
            <text:p>80</text:p>
          </table:table-cell>
          <table:table-cell office:value-type="float" office:value="68157.8947368421" calcext:value-type="float">
            <text:p>68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874" calcext:value-type="float">
            <text:p>18.864874</text:p>
          </table:table-cell>
          <table:table-cell office:value-type="float" office:value="-98.925911" calcext:value-type="float">
            <text:p>-98.925911</text:p>
          </table:table-cell>
          <table:table-cell office:value-type="float" office:value="121" calcext:value-type="float">
            <text:p>121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2911" calcext:value-type="float">
            <text:p>19.342911</text:p>
          </table:table-cell>
          <table:table-cell office:value-type="float" office:value="-99.224472" calcext:value-type="float">
            <text:p>-99.224472</text:p>
          </table:table-cell>
          <table:table-cell office:value-type="float" office:value="120" calcext:value-type="float">
            <text:p>120</text:p>
          </table:table-cell>
          <table:table-cell office:value-type="float" office:value="171949.052631579" calcext:value-type="float">
            <text:p>171949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28" calcext:value-type="float">
            <text:p>228</text:p>
          </table:table-cell>
          <table:table-cell office:value-type="float" office:value="149000" calcext:value-type="float">
            <text:p>149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63726" calcext:value-type="float">
            <text:p>29.063726</text:p>
          </table:table-cell>
          <table:table-cell office:value-type="float" office:value="-110.976746" calcext:value-type="float">
            <text:p>-110.976746</text:p>
          </table:table-cell>
          <table:table-cell office:value-type="float" office:value="102" calcext:value-type="float">
            <text:p>102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801826" calcext:value-type="float">
            <text:p>25.801826</text:p>
          </table:table-cell>
          <table:table-cell office:value-type="float" office:value="-100.196945" calcext:value-type="float">
            <text:p>-100.196945</text:p>
          </table:table-cell>
          <table:table-cell office:value-type="float" office:value="190" calcext:value-type="float">
            <text:p>190</text:p>
          </table:table-cell>
          <table:table-cell office:value-type="float" office:value="104736.842105263" calcext:value-type="float">
            <text:p>10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51924" calcext:value-type="float">
            <text:p>20.5951924</text:p>
          </table:table-cell>
          <table:table-cell office:value-type="float" office:value="-100.3479663" calcext:value-type="float">
            <text:p>-100.3479663</text:p>
          </table:table-cell>
          <table:table-cell office:value-type="float" office:value="180" calcext:value-type="float">
            <text:p>18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59084" calcext:value-type="float">
            <text:p>19.059084</text:p>
          </table:table-cell>
          <table:table-cell office:value-type="float" office:value="-98.286095" calcext:value-type="float">
            <text:p>-98.286095</text:p>
          </table:table-cell>
          <table:table-cell office:value-type="float" office:value="165" calcext:value-type="float">
            <text:p>165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50" calcext:value-type="float">
            <text:p>150</text:p>
          </table:table-cell>
          <table:table-cell office:value-type="float" office:value="35368.4210526316" calcext:value-type="float">
            <text:p>35368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35" calcext:value-type="float">
            <text:p>135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78699" calcext:value-type="float">
            <text:p>21.0278699</text:p>
          </table:table-cell>
          <table:table-cell office:value-type="float" office:value="-89.5880314" calcext:value-type="float">
            <text:p>-89.5880314</text:p>
          </table:table-cell>
          <table:table-cell office:value-type="float" office:value="240" calcext:value-type="float">
            <text:p>24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47310938" calcext:value-type="float">
            <text:p>18.9147310938</text:p>
          </table:table-cell>
          <table:table-cell office:value-type="float" office:value="-98.9408111572" calcext:value-type="float">
            <text:p>-98.9408111572</text:p>
          </table:table-cell>
          <table:table-cell office:value-type="float" office:value="140" calcext:value-type="float">
            <text:p>14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8147" calcext:value-type="float">
            <text:p>20.968147</text:p>
          </table:table-cell>
          <table:table-cell office:value-type="float" office:value="-89.629875" calcext:value-type="float">
            <text:p>-89.629875</text:p>
          </table:table-cell>
          <table:table-cell office:value-type="float" office:value="70" calcext:value-type="float">
            <text:p>70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4595" calcext:value-type="float">
            <text:p>25.674595</text:p>
          </table:table-cell>
          <table:table-cell office:value-type="float" office:value="-100.463539" calcext:value-type="float">
            <text:p>-100.463539</text:p>
          </table:table-cell>
          <table:table-cell office:value-type="float" office:value="234" calcext:value-type="float">
            <text:p>234</text:p>
          </table:table-cell>
          <table:table-cell office:value-type="float" office:value="113157.894736842" calcext:value-type="float">
            <text:p>11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20" calcext:value-type="float">
            <text:p>22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0763" calcext:value-type="float">
            <text:p>18.850763</text:p>
          </table:table-cell>
          <table:table-cell office:value-type="float" office:value="-98.943855" calcext:value-type="float">
            <text:p>-98.943855</text:p>
          </table:table-cell>
          <table:table-cell office:value-type="float" office:value="160" calcext:value-type="float">
            <text:p>160</text:p>
          </table:table-cell>
          <table:table-cell office:value-type="float" office:value="84210.5263157895" calcext:value-type="float">
            <text:p>8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50" calcext:value-type="float">
            <text:p>250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56689" calcext:value-type="float">
            <text:p>19.056689</text:p>
          </table:table-cell>
          <table:table-cell office:value-type="float" office:value="-98.237817" calcext:value-type="float">
            <text:p>-98.237817</text:p>
          </table:table-cell>
          <table:table-cell office:value-type="float" office:value="120" calcext:value-type="float">
            <text:p>120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0658" calcext:value-type="float">
            <text:p>22.270658</text:p>
          </table:table-cell>
          <table:table-cell office:value-type="float" office:value="-97.849037" calcext:value-type="float">
            <text:p>-97.849037</text:p>
          </table:table-cell>
          <table:table-cell office:value-type="float" office:value="380" calcext:value-type="float">
            <text:p>380</text:p>
          </table:table-cell>
          <table:table-cell office:value-type="float" office:value="263157.894736842" calcext:value-type="float">
            <text:p>26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48312" calcext:value-type="float">
            <text:p>20.748312</text:p>
          </table:table-cell>
          <table:table-cell office:value-type="float" office:value="-103.429504" calcext:value-type="float">
            <text:p>-103.429504</text:p>
          </table:table-cell>
          <table:table-cell office:value-type="float" office:value="96" calcext:value-type="float">
            <text:p>96</text:p>
          </table:table-cell>
          <table:table-cell office:value-type="float" office:value="77631.5789473684" calcext:value-type="float">
            <text:p>77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4635" calcext:value-type="float">
            <text:p>20.614635</text:p>
          </table:table-cell>
          <table:table-cell office:value-type="float" office:value="-100.416756" calcext:value-type="float">
            <text:p>-100.416756</text:p>
          </table:table-cell>
          <table:table-cell office:value-type="float" office:value="139" calcext:value-type="float">
            <text:p>139</text:p>
          </table:table-cell>
          <table:table-cell office:value-type="float" office:value="92105.2631578947" calcext:value-type="float">
            <text:p>9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29880008" calcext:value-type="float">
            <text:p>22.1529880008</text:p>
          </table:table-cell>
          <table:table-cell office:value-type="float" office:value="-100.9653639793" calcext:value-type="float">
            <text:p>-100.9653639793</text:p>
          </table:table-cell>
          <table:table-cell office:value-type="float" office:value="250" calcext:value-type="float">
            <text:p>250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20" calcext:value-type="float">
            <text:p>220</text:p>
          </table:table-cell>
          <table:table-cell office:value-type="float" office:value="94210.5263157895" calcext:value-type="float">
            <text:p>9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3516" calcext:value-type="float">
            <text:p>25.723516</text:p>
          </table:table-cell>
          <table:table-cell office:value-type="float" office:value="-100.393311" calcext:value-type="float">
            <text:p>-100.393311</text:p>
          </table:table-cell>
          <table:table-cell office:value-type="float" office:value="290" calcext:value-type="float">
            <text:p>290</text:p>
          </table:table-cell>
          <table:table-cell office:value-type="float" office:value="181263.157894737" calcext:value-type="float">
            <text:p>181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63767" calcext:value-type="float">
            <text:p>19.563767</text:p>
          </table:table-cell>
          <table:table-cell office:value-type="float" office:value="-96.938694" calcext:value-type="float">
            <text:p>-96.938694</text:p>
          </table:table-cell>
          <table:table-cell office:value-type="float" office:value="300" calcext:value-type="float">
            <text:p>300</text:p>
          </table:table-cell>
          <table:table-cell office:value-type="float" office:value="228947.368421053" calcext:value-type="float">
            <text:p>228947.3684210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4885" calcext:value-type="float">
            <text:p>19.474885</text:p>
          </table:table-cell>
          <table:table-cell office:value-type="float" office:value="-99.188231" calcext:value-type="float">
            <text:p>-99.188231</text:p>
          </table:table-cell>
          <table:table-cell office:value-type="float" office:value="92" calcext:value-type="float">
            <text:p>92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4622" calcext:value-type="float">
            <text:p>18.8624622</text:p>
          </table:table-cell>
          <table:table-cell office:value-type="float" office:value="-99.2120335" calcext:value-type="float">
            <text:p>-99.2120335</text:p>
          </table:table-cell>
          <table:table-cell office:value-type="float" office:value="261" calcext:value-type="float">
            <text:p>261</text:p>
          </table:table-cell>
          <table:table-cell office:value-type="float" office:value="221052.631578947" calcext:value-type="float">
            <text:p>22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08698" calcext:value-type="float">
            <text:p>19.508698</text:p>
          </table:table-cell>
          <table:table-cell office:value-type="float" office:value="-98.875664" calcext:value-type="float">
            <text:p>-98.875664</text:p>
          </table:table-cell>
          <table:table-cell office:value-type="float" office:value="260" calcext:value-type="float">
            <text:p>260</text:p>
          </table:table-cell>
          <table:table-cell office:value-type="float" office:value="44789.4736842105" calcext:value-type="float">
            <text:p>44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68791" calcext:value-type="float">
            <text:p>20.968791</text:p>
          </table:table-cell>
          <table:table-cell office:value-type="float" office:value="-89.5857147" calcext:value-type="float">
            <text:p>-89.5857147</text:p>
          </table:table-cell>
          <table:table-cell office:value-type="float" office:value="228" calcext:value-type="float">
            <text:p>228</text:p>
          </table:table-cell>
          <table:table-cell office:value-type="float" office:value="66526.3157894737" calcext:value-type="float">
            <text:p>66526.31578947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735635" calcext:value-type="float">
            <text:p>19.3735635</text:p>
          </table:table-cell>
          <table:table-cell office:value-type="float" office:value="-99.2965778" calcext:value-type="float">
            <text:p>-99.2965778</text:p>
          </table:table-cell>
          <table:table-cell office:value-type="float" office:value="126" calcext:value-type="float">
            <text:p>126</text:p>
          </table:table-cell>
          <table:table-cell office:value-type="float" office:value="142105.263157895" calcext:value-type="float">
            <text:p>142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453265" calcext:value-type="float">
            <text:p>22.2453265</text:p>
          </table:table-cell>
          <table:table-cell office:value-type="float" office:value="-97.8431699" calcext:value-type="float">
            <text:p>-97.8431699</text:p>
          </table:table-cell>
          <table:table-cell office:value-type="float" office:value="131" calcext:value-type="float">
            <text:p>131</text:p>
          </table:table-cell>
          <table:table-cell office:value-type="float" office:value="73684.2105263158" calcext:value-type="float">
            <text:p>73684.2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3392" calcext:value-type="float">
            <text:p>19.303392</text:p>
          </table:table-cell>
          <table:table-cell office:value-type="float" office:value="-99.243225" calcext:value-type="float">
            <text:p>-99.243225</text:p>
          </table:table-cell>
          <table:table-cell office:value-type="float" office:value="80" calcext:value-type="float">
            <text:p>80</text:p>
          </table:table-cell>
          <table:table-cell office:value-type="float" office:value="52428.2631578947" calcext:value-type="float">
            <text:p>52428.2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794434" calcext:value-type="float">
            <text:p>16.794434</text:p>
          </table:table-cell>
          <table:table-cell office:value-type="float" office:value="-99.830807" calcext:value-type="float">
            <text:p>-99.830807</text:p>
          </table:table-cell>
          <table:table-cell office:value-type="float" office:value="256" calcext:value-type="float">
            <text:p>256</text:p>
          </table:table-cell>
          <table:table-cell office:value-type="float" office:value="307127.157894737" calcext:value-type="float">
            <text:p>307127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00137" calcext:value-type="float">
            <text:p>22.300137</text:p>
          </table:table-cell>
          <table:table-cell office:value-type="float" office:value="-97.897331" calcext:value-type="float">
            <text:p>-97.897331</text:p>
          </table:table-cell>
          <table:table-cell office:value-type="float" office:value="111" calcext:value-type="float">
            <text:p>111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49051" calcext:value-type="float">
            <text:p>20.749051</text:p>
          </table:table-cell>
          <table:table-cell office:value-type="float" office:value="-103.66731" calcext:value-type="float">
            <text:p>-103.66731</text:p>
          </table:table-cell>
          <table:table-cell office:value-type="float" office:value="300" calcext:value-type="float">
            <text:p>300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6.847851" calcext:value-type="float">
            <text:p>26.847851</text:p>
          </table:table-cell>
          <table:table-cell office:value-type="float" office:value="-101.424133" calcext:value-type="float">
            <text:p>-101.424133</text:p>
          </table:table-cell>
          <table:table-cell office:value-type="float" office:value="160" calcext:value-type="float">
            <text:p>160</text:p>
          </table:table-cell>
          <table:table-cell office:value-type="float" office:value="67026.3157894737" calcext:value-type="float">
            <text:p>67026.3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15" calcext:value-type="float">
            <text:p>115</text:p>
          </table:table-cell>
          <table:table-cell office:value-type="float" office:value="42631.5789473684" calcext:value-type="float">
            <text:p>42631.578947368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2038" calcext:value-type="float">
            <text:p>19.02038</text:p>
          </table:table-cell>
          <table:table-cell office:value-type="float" office:value="-98.207626" calcext:value-type="float">
            <text:p>-98.207626</text:p>
          </table:table-cell>
          <table:table-cell office:value-type="float" office:value="219" calcext:value-type="float">
            <text:p>219</text:p>
          </table:table-cell>
          <table:table-cell office:value-type="float" office:value="101315.789473684" calcext:value-type="float">
            <text:p>1013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519991" calcext:value-type="float">
            <text:p>20.0519991</text:p>
          </table:table-cell>
          <table:table-cell office:value-type="float" office:value="-98.755252" calcext:value-type="float">
            <text:p>-98.755252</text:p>
          </table:table-cell>
          <table:table-cell office:value-type="float" office:value="110" calcext:value-type="float">
            <text:p>110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634817" calcext:value-type="float">
            <text:p>21.0634817</text:p>
          </table:table-cell>
          <table:table-cell office:value-type="float" office:value="-89.6110378" calcext:value-type="float">
            <text:p>-89.6110378</text:p>
          </table:table-cell>
          <table:table-cell office:value-type="float" office:value="250" calcext:value-type="float">
            <text:p>25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9652" calcext:value-type="float">
            <text:p>19.399652</text:p>
          </table:table-cell>
          <table:table-cell office:value-type="float" office:value="-99.16127" calcext:value-type="float">
            <text:p>-99.16127</text:p>
          </table:table-cell>
          <table:table-cell office:value-type="float" office:value="235" calcext:value-type="float">
            <text:p>235</text:p>
          </table:table-cell>
          <table:table-cell office:value-type="float" office:value="205263.157894737" calcext:value-type="float">
            <text:p>2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4.043295" calcext:value-type="float">
            <text:p>24.043295</text:p>
          </table:table-cell>
          <table:table-cell office:value-type="float" office:value="-104.636917" calcext:value-type="float">
            <text:p>-104.636917</text:p>
          </table:table-cell>
          <table:table-cell office:value-type="float" office:value="350" calcext:value-type="float">
            <text:p>350</text:p>
          </table:table-cell>
          <table:table-cell office:value-type="float" office:value="236842.105263158" calcext:value-type="float">
            <text:p>236842.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51631" calcext:value-type="float">
            <text:p>25.551631</text:p>
          </table:table-cell>
          <table:table-cell office:value-type="float" office:value="-103.432737" calcext:value-type="float">
            <text:p>-103.432737</text:p>
          </table:table-cell>
          <table:table-cell office:value-type="float" office:value="236" calcext:value-type="float">
            <text:p>236</text:p>
          </table:table-cell>
          <table:table-cell office:value-type="float" office:value="39473.6842105263" calcext:value-type="float">
            <text:p>3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4251" calcext:value-type="float">
            <text:p>20.574251</text:p>
          </table:table-cell>
          <table:table-cell office:value-type="float" office:value="-100.388476" calcext:value-type="float">
            <text:p>-100.388476</text:p>
          </table:table-cell>
          <table:table-cell office:value-type="float" office:value="195" calcext:value-type="float">
            <text:p>195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82603" calcext:value-type="float">
            <text:p>19.482603</text:p>
          </table:table-cell>
          <table:table-cell office:value-type="float" office:value="-99.194748" calcext:value-type="float">
            <text:p>-99.194748</text:p>
          </table:table-cell>
          <table:table-cell office:value-type="float" office:value="60" calcext:value-type="float">
            <text:p>60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3268" calcext:value-type="float">
            <text:p>18.953268</text:p>
          </table:table-cell>
          <table:table-cell office:value-type="float" office:value="-99.224525" calcext:value-type="float">
            <text:p>-99.224525</text:p>
          </table:table-cell>
          <table:table-cell office:value-type="float" office:value="201" calcext:value-type="float">
            <text:p>201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891611" calcext:value-type="float">
            <text:p>18.891611</text:p>
          </table:table-cell>
          <table:table-cell office:value-type="float" office:value="-99.221756" calcext:value-type="float">
            <text:p>-99.221756</text:p>
          </table:table-cell>
          <table:table-cell office:value-type="float" office:value="93" calcext:value-type="float">
            <text:p>93</text:p>
          </table:table-cell>
          <table:table-cell office:value-type="float" office:value="49473.6842105263" calcext:value-type="float">
            <text:p>49473.6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441622" calcext:value-type="float">
            <text:p>22.1441622</text:p>
          </table:table-cell>
          <table:table-cell office:value-type="float" office:value="-101.0358237" calcext:value-type="float">
            <text:p>-101.0358237</text:p>
          </table:table-cell>
          <table:table-cell office:value-type="float" office:value="160" calcext:value-type="float">
            <text:p>160</text:p>
          </table:table-cell>
          <table:table-cell office:value-type="float" office:value="89421.052631579" calcext:value-type="float">
            <text:p>89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93686" calcext:value-type="float">
            <text:p>19.2693686</text:p>
          </table:table-cell>
          <table:table-cell office:value-type="float" office:value="-99.6021262" calcext:value-type="float">
            <text:p>-99.6021262</text:p>
          </table:table-cell>
          <table:table-cell office:value-type="float" office:value="250" calcext:value-type="float">
            <text:p>250</text:p>
          </table:table-cell>
          <table:table-cell office:value-type="float" office:value="294736.842105263" calcext:value-type="float">
            <text:p>2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49983" calcext:value-type="float">
            <text:p>21.0749983</text:p>
          </table:table-cell>
          <table:table-cell office:value-type="float" office:value="-89.5195181" calcext:value-type="float">
            <text:p>-89.5195181</text:p>
          </table:table-cell>
          <table:table-cell office:value-type="float" office:value="242" calcext:value-type="float">
            <text:p>242</text:p>
          </table:table-cell>
          <table:table-cell office:value-type="float" office:value="101884.210526316" calcext:value-type="float">
            <text:p>1018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462721" calcext:value-type="float">
            <text:p>18.462721</text:p>
          </table:table-cell>
          <table:table-cell office:value-type="float" office:value="-97.414111" calcext:value-type="float">
            <text:p>-97.414111</text:p>
          </table:table-cell>
          <table:table-cell office:value-type="float" office:value="250" calcext:value-type="float">
            <text:p>250</text:p>
          </table:table-cell>
          <table:table-cell office:value-type="float" office:value="144736.842105263" calcext:value-type="float">
            <text:p>1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95285" calcext:value-type="float">
            <text:p>19.595285</text:p>
          </table:table-cell>
          <table:table-cell office:value-type="float" office:value="-99.050201" calcext:value-type="float">
            <text:p>-99.050201</text:p>
          </table:table-cell>
          <table:table-cell office:value-type="float" office:value="120" calcext:value-type="float">
            <text:p>120</text:p>
          </table:table-cell>
          <table:table-cell office:value-type="float" office:value="36842.1052631579" calcext:value-type="float">
            <text:p>3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7.934649" calcext:value-type="float">
            <text:p>27.934649</text:p>
          </table:table-cell>
          <table:table-cell office:value-type="float" office:value="-110.94401" calcext:value-type="float">
            <text:p>-110.94401</text:p>
          </table:table-cell>
          <table:table-cell office:value-type="float" office:value="134" calcext:value-type="float">
            <text:p>134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7911916858" calcext:value-type="float">
            <text:p>24.7911916858</text:p>
          </table:table-cell>
          <table:table-cell office:value-type="float" office:value="-107.3835468292" calcext:value-type="float">
            <text:p>-107.3835468292</text:p>
          </table:table-cell>
          <table:table-cell office:value-type="float" office:value="300" calcext:value-type="float">
            <text:p>300</text:p>
          </table:table-cell>
          <table:table-cell office:value-type="float" office:value="144736.842105263" calcext:value-type="float">
            <text:p>1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500286" calcext:value-type="float">
            <text:p>19.500286</text:p>
          </table:table-cell>
          <table:table-cell office:value-type="float" office:value="-99.122093" calcext:value-type="float">
            <text:p>-99.122093</text:p>
          </table:table-cell>
          <table:table-cell office:value-type="float" office:value="180" calcext:value-type="float">
            <text:p>18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53" calcext:value-type="float">
            <text:p>253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4171734" calcext:value-type="float">
            <text:p>19.4171734</text:p>
          </table:table-cell>
          <table:table-cell office:value-type="float" office:value="-98.1434147" calcext:value-type="float">
            <text:p>-98.1434147</text:p>
          </table:table-cell>
          <table:table-cell office:value-type="float" office:value="140" calcext:value-type="float">
            <text:p>140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8295" calcext:value-type="float">
            <text:p>21.008295</text:p>
          </table:table-cell>
          <table:table-cell office:value-type="float" office:value="-89.591019" calcext:value-type="float">
            <text:p>-89.591019</text:p>
          </table:table-cell>
          <table:table-cell office:value-type="float" office:value="250" calcext:value-type="float">
            <text:p>250</text:p>
          </table:table-cell>
          <table:table-cell office:value-type="float" office:value="158210.526315789" calcext:value-type="float">
            <text:p>158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482" calcext:value-type="float">
            <text:p>18.864482</text:p>
          </table:table-cell>
          <table:table-cell office:value-type="float" office:value="-98.928802" calcext:value-type="float">
            <text:p>-98.928802</text:p>
          </table:table-cell>
          <table:table-cell office:value-type="float" office:value="121" calcext:value-type="float">
            <text:p>121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6935" calcext:value-type="float">
            <text:p>19.366935</text:p>
          </table:table-cell>
          <table:table-cell office:value-type="float" office:value="-99.077541" calcext:value-type="float">
            <text:p>-99.077541</text:p>
          </table:table-cell>
          <table:table-cell office:value-type="float" office:value="208" calcext:value-type="float">
            <text:p>208</text:p>
          </table:table-cell>
          <table:table-cell office:value-type="float" office:value="77089.4736842105" calcext:value-type="float">
            <text:p>770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98" calcext:value-type="float">
            <text:p>198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57278" calcext:value-type="float">
            <text:p>16.757278</text:p>
          </table:table-cell>
          <table:table-cell office:value-type="float" office:value="-93.134056" calcext:value-type="float">
            <text:p>-93.134056</text:p>
          </table:table-cell>
          <table:table-cell office:value-type="float" office:value="255" calcext:value-type="float">
            <text:p>255</text:p>
          </table:table-cell>
          <table:table-cell office:value-type="float" office:value="165043.736842105" calcext:value-type="float">
            <text:p>165043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697244" calcext:value-type="float">
            <text:p>20.697244</text:p>
          </table:table-cell>
          <table:table-cell office:value-type="float" office:value="-105.274384" calcext:value-type="float">
            <text:p>-105.274384</text:p>
          </table:table-cell>
          <table:table-cell office:value-type="float" office:value="160" calcext:value-type="float">
            <text:p>160</text:p>
          </table:table-cell>
          <table:table-cell office:value-type="float" office:value="155263.157894737" calcext:value-type="float">
            <text:p>15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2038" calcext:value-type="float">
            <text:p>19.02038</text:p>
          </table:table-cell>
          <table:table-cell office:value-type="float" office:value="-98.207626" calcext:value-type="float">
            <text:p>-98.207626</text:p>
          </table:table-cell>
          <table:table-cell office:value-type="float" office:value="330" calcext:value-type="float">
            <text:p>33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773896" calcext:value-type="float">
            <text:p>21.1773896</text:p>
          </table:table-cell>
          <table:table-cell office:value-type="float" office:value="-86.8179603" calcext:value-type="float">
            <text:p>-86.8179603</text:p>
          </table:table-cell>
          <table:table-cell office:value-type="float" office:value="290" calcext:value-type="float">
            <text:p>29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55229" calcext:value-type="float">
            <text:p>16.855229</text:p>
          </table:table-cell>
          <table:table-cell office:value-type="float" office:value="-99.918871" calcext:value-type="float">
            <text:p>-99.918871</text:p>
          </table:table-cell>
          <table:table-cell office:value-type="float" office:value="150" calcext:value-type="float">
            <text:p>150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7423" calcext:value-type="float">
            <text:p>17.97423</text:p>
          </table:table-cell>
          <table:table-cell office:value-type="float" office:value="-92.923836" calcext:value-type="float">
            <text:p>-92.923836</text:p>
          </table:table-cell>
          <table:table-cell office:value-type="float" office:value="110" calcext:value-type="float">
            <text:p>110</text:p>
          </table:table-cell>
          <table:table-cell office:value-type="float" office:value="55263.1578947368" calcext:value-type="float">
            <text:p>55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3719" calcext:value-type="float">
            <text:p>19.313719</text:p>
          </table:table-cell>
          <table:table-cell office:value-type="float" office:value="-99.231792" calcext:value-type="float">
            <text:p>-99.231792</text:p>
          </table:table-cell>
          <table:table-cell office:value-type="float" office:value="300" calcext:value-type="float">
            <text:p>300</text:p>
          </table:table-cell>
          <table:table-cell office:value-type="float" office:value="103684.210526316" calcext:value-type="float">
            <text:p>10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5.5897299138" calcext:value-type="float">
            <text:p>25.5897299138</text:p>
          </table:table-cell>
          <table:table-cell office:value-type="float" office:value="-103.4631872177" calcext:value-type="float">
            <text:p>-103.4631872177</text:p>
          </table:table-cell>
          <table:table-cell office:value-type="float" office:value="118" calcext:value-type="float">
            <text:p>11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61908" calcext:value-type="float">
            <text:p>21.161908</text:p>
          </table:table-cell>
          <table:table-cell office:value-type="float" office:value="-86.8515279" calcext:value-type="float">
            <text:p>-86.8515279</text:p>
          </table:table-cell>
          <table:table-cell office:value-type="float" office:value="204" calcext:value-type="float">
            <text:p>204</text:p>
          </table:table-cell>
          <table:table-cell office:value-type="float" office:value="157368.421052632" calcext:value-type="float">
            <text:p>15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71" calcext:value-type="float">
            <text:p>21.03071</text:p>
          </table:table-cell>
          <table:table-cell office:value-type="float" office:value="-89.618103" calcext:value-type="float">
            <text:p>-89.618103</text:p>
          </table:table-cell>
          <table:table-cell office:value-type="float" office:value="131" calcext:value-type="float">
            <text:p>131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912" calcext:value-type="float">
            <text:p>19.39912</text:p>
          </table:table-cell>
          <table:table-cell office:value-type="float" office:value="-99.141464" calcext:value-type="float">
            <text:p>-99.141464</text:p>
          </table:table-cell>
          <table:table-cell office:value-type="float" office:value="74" calcext:value-type="float">
            <text:p>74</text:p>
          </table:table-cell>
          <table:table-cell office:value-type="float" office:value="175368.421052632" calcext:value-type="float">
            <text:p>175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63227206" calcext:value-type="float">
            <text:p>21.0563227206</text:p>
          </table:table-cell>
          <table:table-cell office:value-type="float" office:value="-89.66288656" calcext:value-type="float">
            <text:p>-89.66288656</text:p>
          </table:table-cell>
          <table:table-cell office:value-type="float" office:value="220" calcext:value-type="float">
            <text:p>220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139313" calcext:value-type="float">
            <text:p>19.5139313</text:p>
          </table:table-cell>
          <table:table-cell office:value-type="float" office:value="-99.2281847" calcext:value-type="float">
            <text:p>-99.2281847</text:p>
          </table:table-cell>
          <table:table-cell office:value-type="float" office:value="160" calcext:value-type="float">
            <text:p>160</text:p>
          </table:table-cell>
          <table:table-cell office:value-type="float" office:value="106368.421052632" calcext:value-type="float">
            <text:p>106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8278" calcext:value-type="float">
            <text:p>20.598278</text:p>
          </table:table-cell>
          <table:table-cell office:value-type="float" office:value="-100.33121" calcext:value-type="float">
            <text:p>-100.33121</text:p>
          </table:table-cell>
          <table:table-cell office:value-type="float" office:value="140" calcext:value-type="float">
            <text:p>140</text:p>
          </table:table-cell>
          <table:table-cell office:value-type="float" office:value="92631.5789473684" calcext:value-type="float">
            <text:p>92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70559" calcext:value-type="float">
            <text:p>23.270559</text:p>
          </table:table-cell>
          <table:table-cell office:value-type="float" office:value="-106.389061" calcext:value-type="float">
            <text:p>-106.389061</text:p>
          </table:table-cell>
          <table:table-cell office:value-type="float" office:value="158" calcext:value-type="float">
            <text:p>158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80" calcext:value-type="float">
            <text:p>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95223103" calcext:value-type="float">
            <text:p>16.8595223103</text:p>
          </table:table-cell>
          <table:table-cell office:value-type="float" office:value="-99.8628473282" calcext:value-type="float">
            <text:p>-99.8628473282</text:p>
          </table:table-cell>
          <table:table-cell office:value-type="float" office:value="142" calcext:value-type="float">
            <text:p>142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4224" calcext:value-type="float">
            <text:p>18.884224</text:p>
          </table:table-cell>
          <table:table-cell office:value-type="float" office:value="-98.982506" calcext:value-type="float">
            <text:p>-98.982506</text:p>
          </table:table-cell>
          <table:table-cell office:value-type="float" office:value="150" calcext:value-type="float">
            <text:p>150</text:p>
          </table:table-cell>
          <table:table-cell office:value-type="float" office:value="46315.7894736842" calcext:value-type="float">
            <text:p>4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602" calcext:value-type="float">
            <text:p>18.86260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160" calcext:value-type="float">
            <text:p>160</text:p>
          </table:table-cell>
          <table:table-cell office:value-type="float" office:value="103157.894736842" calcext:value-type="float">
            <text:p>103157.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012" calcext:value-type="float">
            <text:p>19.40012</text:p>
          </table:table-cell>
          <table:table-cell office:value-type="float" office:value="-99.1532" calcext:value-type="float">
            <text:p>-99.1532</text:p>
          </table:table-cell>
          <table:table-cell office:value-type="float" office:value="84" calcext:value-type="float">
            <text:p>84</text:p>
          </table:table-cell>
          <table:table-cell office:value-type="float" office:value="93368.4210526316" calcext:value-type="float">
            <text:p>93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5617" calcext:value-type="float">
            <text:p>25.55617</text:p>
          </table:table-cell>
          <table:table-cell office:value-type="float" office:value="-103.481529" calcext:value-type="float">
            <text:p>-103.481529</text:p>
          </table:table-cell>
          <table:table-cell office:value-type="float" office:value="307" calcext:value-type="float">
            <text:p>307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73046" calcext:value-type="float">
            <text:p>25.573046</text:p>
          </table:table-cell>
          <table:table-cell office:value-type="float" office:value="-103.443045" calcext:value-type="float">
            <text:p>-103.443045</text:p>
          </table:table-cell>
          <table:table-cell office:value-type="float" office:value="200" calcext:value-type="float">
            <text:p>200</text:p>
          </table:table-cell>
          <table:table-cell office:value-type="float" office:value="35789.4736842105" calcext:value-type="float">
            <text:p>3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8107" calcext:value-type="float">
            <text:p>18.858107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105" calcext:value-type="float">
            <text:p>105</text:p>
          </table:table-cell>
          <table:table-cell office:value-type="float" office:value="72578.9473684211" calcext:value-type="float">
            <text:p>72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569304" calcext:value-type="float">
            <text:p>28.6569304</text:p>
          </table:table-cell>
          <table:table-cell office:value-type="float" office:value="-106.0919272" calcext:value-type="float">
            <text:p>-106.0919272</text:p>
          </table:table-cell>
          <table:table-cell office:value-type="float" office:value="115" calcext:value-type="float">
            <text:p>115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8.684125" calcext:value-type="float">
            <text:p>28.684125</text:p>
          </table:table-cell>
          <table:table-cell office:value-type="float" office:value="-100.541089" calcext:value-type="float">
            <text:p>-100.541089</text:p>
          </table:table-cell>
          <table:table-cell office:value-type="float" office:value="160" calcext:value-type="float">
            <text:p>160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54078" calcext:value-type="float">
            <text:p>22.254078</text:p>
          </table:table-cell>
          <table:table-cell office:value-type="float" office:value="-97.824554" calcext:value-type="float">
            <text:p>-97.824554</text:p>
          </table:table-cell>
          <table:table-cell office:value-type="float" office:value="140" calcext:value-type="float">
            <text:p>140</text:p>
          </table:table-cell>
          <table:table-cell office:value-type="float" office:value="60526.3157894737" calcext:value-type="float">
            <text:p>60526.3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6455" calcext:value-type="float">
            <text:p>16.766455</text:p>
          </table:table-cell>
          <table:table-cell office:value-type="float" office:value="-93.111488" calcext:value-type="float">
            <text:p>-93.111488</text:p>
          </table:table-cell>
          <table:table-cell office:value-type="float" office:value="240" calcext:value-type="float">
            <text:p>240</text:p>
          </table:table-cell>
          <table:table-cell office:value-type="float" office:value="67368.4210526316" calcext:value-type="float">
            <text:p>6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5198" calcext:value-type="float">
            <text:p>20.545198</text:p>
          </table:table-cell>
          <table:table-cell office:value-type="float" office:value="-100.407191" calcext:value-type="float">
            <text:p>-100.407191</text:p>
          </table:table-cell>
          <table:table-cell office:value-type="float" office:value="140" calcext:value-type="float">
            <text:p>140</text:p>
          </table:table-cell>
          <table:table-cell office:value-type="float" office:value="55263.1578947368" calcext:value-type="float">
            <text:p>55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77427607" calcext:value-type="float">
            <text:p>22.1877427607</text:p>
          </table:table-cell>
          <table:table-cell office:value-type="float" office:value="-100.9580844641" calcext:value-type="float">
            <text:p>-100.9580844641</text:p>
          </table:table-cell>
          <table:table-cell office:value-type="float" office:value="200" calcext:value-type="float">
            <text:p>200</text:p>
          </table:table-cell>
          <table:table-cell office:value-type="float" office:value="67631.5789473684" calcext:value-type="float">
            <text:p>67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874" calcext:value-type="float">
            <text:p>18.864874</text:p>
          </table:table-cell>
          <table:table-cell office:value-type="float" office:value="-98.925911" calcext:value-type="float">
            <text:p>-98.925911</text:p>
          </table:table-cell>
          <table:table-cell office:value-type="float" office:value="86" calcext:value-type="float">
            <text:p>86</text:p>
          </table:table-cell>
          <table:table-cell office:value-type="float" office:value="46315.7894736842" calcext:value-type="float">
            <text:p>46315.7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33104" calcext:value-type="float">
            <text:p>22.133104</text:p>
          </table:table-cell>
          <table:table-cell office:value-type="float" office:value="-100.982117" calcext:value-type="float">
            <text:p>-100.982117</text:p>
          </table:table-cell>
          <table:table-cell office:value-type="float" office:value="130" calcext:value-type="float">
            <text:p>130</text:p>
          </table:table-cell>
          <table:table-cell office:value-type="float" office:value="72631.5789473684" calcext:value-type="float">
            <text:p>72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6.079573" calcext:value-type="float">
            <text:p>26.079573</text:p>
          </table:table-cell>
          <table:table-cell office:value-type="float" office:value="-98.282845" calcext:value-type="float">
            <text:p>-98.282845</text:p>
          </table:table-cell>
          <table:table-cell office:value-type="float" office:value="268" calcext:value-type="float">
            <text:p>268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27317" calcext:value-type="float">
            <text:p>19.127317</text:p>
          </table:table-cell>
          <table:table-cell office:value-type="float" office:value="-96.106186" calcext:value-type="float">
            <text:p>-96.106186</text:p>
          </table:table-cell>
          <table:table-cell office:value-type="float" office:value="160" calcext:value-type="float">
            <text:p>160</text:p>
          </table:table-cell>
          <table:table-cell office:value-type="float" office:value="152631.578947368" calcext:value-type="float">
            <text:p>152631.57894736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0305" calcext:value-type="float">
            <text:p>19.340305</text:p>
          </table:table-cell>
          <table:table-cell office:value-type="float" office:value="-99.214455" calcext:value-type="float">
            <text:p>-99.214455</text:p>
          </table:table-cell>
          <table:table-cell office:value-type="float" office:value="60" calcext:value-type="float">
            <text:p>60</text:p>
          </table:table-cell>
          <table:table-cell office:value-type="float" office:value="121052.631578947" calcext:value-type="float">
            <text:p>12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17476" calcext:value-type="float">
            <text:p>19.517476</text:p>
          </table:table-cell>
          <table:table-cell office:value-type="float" office:value="-99.272892" calcext:value-type="float">
            <text:p>-99.272892</text:p>
          </table:table-cell>
          <table:table-cell office:value-type="float" office:value="170" calcext:value-type="float">
            <text:p>170</text:p>
          </table:table-cell>
          <table:table-cell office:value-type="float" office:value="97894.7368421053" calcext:value-type="float">
            <text:p>9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2838" calcext:value-type="float">
            <text:p>19.552838</text:p>
          </table:table-cell>
          <table:table-cell office:value-type="float" office:value="-99.251161" calcext:value-type="float">
            <text:p>-99.251161</text:p>
          </table:table-cell>
          <table:table-cell office:value-type="float" office:value="80" calcext:value-type="float">
            <text:p>80</text:p>
          </table:table-cell>
          <table:table-cell office:value-type="float" office:value="44105.2631578947" calcext:value-type="float">
            <text:p>44105.2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74317235" calcext:value-type="float">
            <text:p>19.3574317235</text:p>
          </table:table-cell>
          <table:table-cell office:value-type="float" office:value="-99.2873257399" calcext:value-type="float">
            <text:p>-99.2873257399</text:p>
          </table:table-cell>
          <table:table-cell office:value-type="float" office:value="67" calcext:value-type="float">
            <text:p>67</text:p>
          </table:table-cell>
          <table:table-cell office:value-type="float" office:value="139473.684210526" calcext:value-type="float">
            <text:p>13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9323" calcext:value-type="float">
            <text:p>19.69323</text:p>
          </table:table-cell>
          <table:table-cell office:value-type="float" office:value="-99.22522" calcext:value-type="float">
            <text:p>-99.22522</text:p>
          </table:table-cell>
          <table:table-cell office:value-type="float" office:value="70" calcext:value-type="float">
            <text:p>70</text:p>
          </table:table-cell>
          <table:table-cell office:value-type="float" office:value="53097.8947368421" calcext:value-type="float">
            <text:p>5309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25944" calcext:value-type="float">
            <text:p>19.325944</text:p>
          </table:table-cell>
          <table:table-cell office:value-type="float" office:value="-99.098311" calcext:value-type="float">
            <text:p>-99.098311</text:p>
          </table:table-cell>
          <table:table-cell office:value-type="float" office:value="250" calcext:value-type="float">
            <text:p>250</text:p>
          </table:table-cell>
          <table:table-cell office:value-type="float" office:value="107894.736842105" calcext:value-type="float">
            <text:p>10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21093" calcext:value-type="float">
            <text:p>20.621093</text:p>
          </table:table-cell>
          <table:table-cell office:value-type="float" office:value="-103.319042" calcext:value-type="float">
            <text:p>-103.319042</text:p>
          </table:table-cell>
          <table:table-cell office:value-type="float" office:value="380" calcext:value-type="float">
            <text:p>380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647057" calcext:value-type="float">
            <text:p>32.647057</text:p>
          </table:table-cell>
          <table:table-cell office:value-type="float" office:value="-115.421524" calcext:value-type="float">
            <text:p>-115.421524</text:p>
          </table:table-cell>
          <table:table-cell office:value-type="float" office:value="176" calcext:value-type="float">
            <text:p>176</text:p>
          </table:table-cell>
          <table:table-cell office:value-type="float" office:value="102631.578947368" calcext:value-type="float">
            <text:p>10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1575" calcext:value-type="float">
            <text:p>22.141575</text:p>
          </table:table-cell>
          <table:table-cell office:value-type="float" office:value="-100.900192" calcext:value-type="float">
            <text:p>-100.900192</text:p>
          </table:table-cell>
          <table:table-cell office:value-type="float" office:value="245" calcext:value-type="float">
            <text:p>245</text:p>
          </table:table-cell>
          <table:table-cell office:value-type="float" office:value="84210.5263157895" calcext:value-type="float">
            <text:p>8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78682" calcext:value-type="float">
            <text:p>18.978682</text:p>
          </table:table-cell>
          <table:table-cell office:value-type="float" office:value="-98.250015" calcext:value-type="float">
            <text:p>-98.250015</text:p>
          </table:table-cell>
          <table:table-cell office:value-type="float" office:value="128" calcext:value-type="float">
            <text:p>128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9887" calcext:value-type="float">
            <text:p>20.619887</text:p>
          </table:table-cell>
          <table:table-cell office:value-type="float" office:value="-100.392302" calcext:value-type="float">
            <text:p>-100.392302</text:p>
          </table:table-cell>
          <table:table-cell office:value-type="float" office:value="350" calcext:value-type="float">
            <text:p>350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2714" calcext:value-type="float">
            <text:p>18.892714</text:p>
          </table:table-cell>
          <table:table-cell office:value-type="float" office:value="-99.1996" calcext:value-type="float">
            <text:p>-99.1996</text:p>
          </table:table-cell>
          <table:table-cell office:value-type="float" office:value="285" calcext:value-type="float">
            <text:p>285</text:p>
          </table:table-cell>
          <table:table-cell office:value-type="float" office:value="197368.421052632" calcext:value-type="float">
            <text:p>197368.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29824" calcext:value-type="float">
            <text:p>22.329824</text:p>
          </table:table-cell>
          <table:table-cell office:value-type="float" office:value="-97.880325" calcext:value-type="float">
            <text:p>-97.880325</text:p>
          </table:table-cell>
          <table:table-cell office:value-type="float" office:value="200" calcext:value-type="float">
            <text:p>200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22523" calcext:value-type="float">
            <text:p>19.322523</text:p>
          </table:table-cell>
          <table:table-cell office:value-type="float" office:value="-99.141464" calcext:value-type="float">
            <text:p>-99.141464</text:p>
          </table:table-cell>
          <table:table-cell office:value-type="float" office:value="78" calcext:value-type="float">
            <text:p>78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0635" calcext:value-type="float">
            <text:p>16.70635</text:p>
          </table:table-cell>
          <table:table-cell office:value-type="float" office:value="-93.177151" calcext:value-type="float">
            <text:p>-93.177151</text:p>
          </table:table-cell>
          <table:table-cell office:value-type="float" office:value="115" calcext:value-type="float">
            <text:p>115</text:p>
          </table:table-cell>
          <table:table-cell office:value-type="float" office:value="53684.2105263158" calcext:value-type="float">
            <text:p>5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97163" calcext:value-type="float">
            <text:p>19.297163</text:p>
          </table:table-cell>
          <table:table-cell office:value-type="float" office:value="-99.635183" calcext:value-type="float">
            <text:p>-99.635183</text:p>
          </table:table-cell>
          <table:table-cell office:value-type="float" office:value="230" calcext:value-type="float">
            <text:p>230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50622658" calcext:value-type="float">
            <text:p>20.950622658</text:p>
          </table:table-cell>
          <table:table-cell office:value-type="float" office:value="-97.4216314405" calcext:value-type="float">
            <text:p>-97.4216314405</text:p>
          </table:table-cell>
          <table:table-cell office:value-type="float" office:value="64" calcext:value-type="float">
            <text:p>64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725515" calcext:value-type="float">
            <text:p>20.9725515</text:p>
          </table:table-cell>
          <table:table-cell office:value-type="float" office:value="-89.6004394" calcext:value-type="float">
            <text:p>-89.6004394</text:p>
          </table:table-cell>
          <table:table-cell office:value-type="float" office:value="229" calcext:value-type="float">
            <text:p>229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7675" calcext:value-type="float">
            <text:p>19.317675</text:p>
          </table:table-cell>
          <table:table-cell office:value-type="float" office:value="-99.09318" calcext:value-type="float">
            <text:p>-99.09318</text:p>
          </table:table-cell>
          <table:table-cell office:value-type="float" office:value="229" calcext:value-type="float">
            <text:p>229</text:p>
          </table:table-cell>
          <table:table-cell office:value-type="float" office:value="184210.526315789" calcext:value-type="float">
            <text:p>18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79347" calcext:value-type="float">
            <text:p>18.879347</text:p>
          </table:table-cell>
          <table:table-cell office:value-type="float" office:value="-99.179871" calcext:value-type="float">
            <text:p>-99.179871</text:p>
          </table:table-cell>
          <table:table-cell office:value-type="float" office:value="95" calcext:value-type="float">
            <text:p>95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5.625198" calcext:value-type="float">
            <text:p>25.625198</text:p>
          </table:table-cell>
          <table:table-cell office:value-type="float" office:value="-103.499954" calcext:value-type="float">
            <text:p>-103.499954</text:p>
          </table:table-cell>
          <table:table-cell office:value-type="float" office:value="132" calcext:value-type="float">
            <text:p>132</text:p>
          </table:table-cell>
          <table:table-cell office:value-type="float" office:value="45789.4736842105" calcext:value-type="float">
            <text:p>45789.47368421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1507" calcext:value-type="float">
            <text:p>19.401507</text:p>
          </table:table-cell>
          <table:table-cell office:value-type="float" office:value="-99.14682" calcext:value-type="float">
            <text:p>-99.14682</text:p>
          </table:table-cell>
          <table:table-cell office:value-type="float" office:value="90" calcext:value-type="float">
            <text:p>90</text:p>
          </table:table-cell>
          <table:table-cell office:value-type="float" office:value="91052.6315789474" calcext:value-type="float">
            <text:p>91052.6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4285" calcext:value-type="float">
            <text:p>19.474285</text:p>
          </table:table-cell>
          <table:table-cell office:value-type="float" office:value="-99.084981" calcext:value-type="float">
            <text:p>-99.084981</text:p>
          </table:table-cell>
          <table:table-cell office:value-type="float" office:value="74" calcext:value-type="float">
            <text:p>74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8623" calcext:value-type="float">
            <text:p>18.928623</text:p>
          </table:table-cell>
          <table:table-cell office:value-type="float" office:value="-99.247382" calcext:value-type="float">
            <text:p>-99.247382</text:p>
          </table:table-cell>
          <table:table-cell office:value-type="float" office:value="220" calcext:value-type="float">
            <text:p>220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20556" calcext:value-type="float">
            <text:p>20.520556</text:p>
          </table:table-cell>
          <table:table-cell office:value-type="float" office:value="-99.895833" calcext:value-type="float">
            <text:p>-99.895833</text:p>
          </table:table-cell>
          <table:table-cell office:value-type="float" office:value="350" calcext:value-type="float">
            <text:p>350</text:p>
          </table:table-cell>
          <table:table-cell office:value-type="float" office:value="205263.157894737" calcext:value-type="float">
            <text:p>2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62563" calcext:value-type="float">
            <text:p>25.662563</text:p>
          </table:table-cell>
          <table:table-cell office:value-type="float" office:value="-100.18013" calcext:value-type="float">
            <text:p>-100.18013</text:p>
          </table:table-cell>
          <table:table-cell office:value-type="float" office:value="350" calcext:value-type="float">
            <text:p>350</text:p>
          </table:table-cell>
          <table:table-cell office:value-type="float" office:value="157894.736842105" calcext:value-type="float">
            <text:p>15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46303" calcext:value-type="float">
            <text:p>23.246303</text:p>
          </table:table-cell>
          <table:table-cell office:value-type="float" office:value="-106.398103" calcext:value-type="float">
            <text:p>-106.398103</text:p>
          </table:table-cell>
          <table:table-cell office:value-type="float" office:value="200" calcext:value-type="float">
            <text:p>200</text:p>
          </table:table-cell>
          <table:table-cell office:value-type="float" office:value="52631.5789473684" calcext:value-type="float">
            <text:p>52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69294" calcext:value-type="float">
            <text:p>18.969294</text:p>
          </table:table-cell>
          <table:table-cell office:value-type="float" office:value="-99.249802" calcext:value-type="float">
            <text:p>-99.249802</text:p>
          </table:table-cell>
          <table:table-cell office:value-type="float" office:value="198" calcext:value-type="float">
            <text:p>198</text:p>
          </table:table-cell>
          <table:table-cell office:value-type="float" office:value="136842.105263158" calcext:value-type="float">
            <text:p>136842.1052631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7506391062" calcext:value-type="float">
            <text:p>16.7506391062</text:p>
          </table:table-cell>
          <table:table-cell office:value-type="float" office:value="-99.762630685" calcext:value-type="float">
            <text:p>-99.762630685</text:p>
          </table:table-cell>
          <table:table-cell office:value-type="float" office:value="70" calcext:value-type="float">
            <text:p>70</text:p>
          </table:table-cell>
          <table:table-cell office:value-type="float" office:value="43684.2105263158" calcext:value-type="float">
            <text:p>4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35116" calcext:value-type="float">
            <text:p>19.335116</text:p>
          </table:table-cell>
          <table:table-cell office:value-type="float" office:value="-99.223332" calcext:value-type="float">
            <text:p>-99.223332</text:p>
          </table:table-cell>
          <table:table-cell office:value-type="float" office:value="90" calcext:value-type="float">
            <text:p>90</text:p>
          </table:table-cell>
          <table:table-cell office:value-type="float" office:value="171578.947368421" calcext:value-type="float">
            <text:p>171578.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2944" calcext:value-type="float">
            <text:p>19.402944</text:p>
          </table:table-cell>
          <table:table-cell office:value-type="float" office:value="-99.199727" calcext:value-type="float">
            <text:p>-99.199727</text:p>
          </table:table-cell>
          <table:table-cell office:value-type="float" office:value="70" calcext:value-type="float">
            <text:p>70</text:p>
          </table:table-cell>
          <table:table-cell office:value-type="float" office:value="61242.1052631579" calcext:value-type="float">
            <text:p>612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82219" calcext:value-type="float">
            <text:p>19.682219</text:p>
          </table:table-cell>
          <table:table-cell office:value-type="float" office:value="-99.118782" calcext:value-type="float">
            <text:p>-99.118782</text:p>
          </table:table-cell>
          <table:table-cell office:value-type="float" office:value="188" calcext:value-type="float">
            <text:p>188</text:p>
          </table:table-cell>
          <table:table-cell office:value-type="float" office:value="163157.894736842" calcext:value-type="float">
            <text:p>16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14602" calcext:value-type="float">
            <text:p>25.7214602</text:p>
          </table:table-cell>
          <table:table-cell office:value-type="float" office:value="-100.2735673" calcext:value-type="float">
            <text:p>-100.2735673</text:p>
          </table:table-cell>
          <table:table-cell office:value-type="float" office:value="85" calcext:value-type="float">
            <text:p>85</text:p>
          </table:table-cell>
          <table:table-cell office:value-type="float" office:value="63157.8947368421" calcext:value-type="float">
            <text:p>6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80665" calcext:value-type="float">
            <text:p>20.5980665</text:p>
          </table:table-cell>
          <table:table-cell office:value-type="float" office:value="-100.4308988" calcext:value-type="float">
            <text:p>-100.4308988</text:p>
          </table:table-cell>
          <table:table-cell office:value-type="float" office:value="115" calcext:value-type="float">
            <text:p>115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2399" calcext:value-type="float">
            <text:p>25.672399</text:p>
          </table:table-cell>
          <table:table-cell office:value-type="float" office:value="-100.257777" calcext:value-type="float">
            <text:p>-100.257777</text:p>
          </table:table-cell>
          <table:table-cell office:value-type="float" office:value="123" calcext:value-type="float">
            <text:p>123</text:p>
          </table:table-cell>
          <table:table-cell office:value-type="float" office:value="64210.5263157895" calcext:value-type="float">
            <text:p>64210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9815" calcext:value-type="float">
            <text:p>19.399815</text:p>
          </table:table-cell>
          <table:table-cell office:value-type="float" office:value="-99.150806" calcext:value-type="float">
            <text:p>-99.150806</text:p>
          </table:table-cell>
          <table:table-cell office:value-type="float" office:value="90" calcext:value-type="float">
            <text:p>9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550515" calcext:value-type="float">
            <text:p>20.9550515</text:p>
          </table:table-cell>
          <table:table-cell office:value-type="float" office:value="-89.6793392" calcext:value-type="float">
            <text:p>-89.6793392</text:p>
          </table:table-cell>
          <table:table-cell office:value-type="float" office:value="120" calcext:value-type="float">
            <text:p>120</text:p>
          </table:table-cell>
          <table:table-cell office:value-type="float" office:value="41052.6315789474" calcext:value-type="float">
            <text:p>4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228815" calcext:value-type="float">
            <text:p>16.228815</text:p>
          </table:table-cell>
          <table:table-cell office:value-type="float" office:value="-92.128043" calcext:value-type="float">
            <text:p>-92.128043</text:p>
          </table:table-cell>
          <table:table-cell office:value-type="float" office:value="147" calcext:value-type="float">
            <text:p>147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69064" calcext:value-type="float">
            <text:p>20.69064</text:p>
          </table:table-cell>
          <table:table-cell office:value-type="float" office:value="-103.393175" calcext:value-type="float">
            <text:p>-103.393175</text:p>
          </table:table-cell>
          <table:table-cell office:value-type="float" office:value="166" calcext:value-type="float">
            <text:p>166</text:p>
          </table:table-cell>
          <table:table-cell office:value-type="float" office:value="274592.894736842" calcext:value-type="float">
            <text:p>274592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58327" calcext:value-type="float">
            <text:p>19.258327</text:p>
          </table:table-cell>
          <table:table-cell office:value-type="float" office:value="-99.598374" calcext:value-type="float">
            <text:p>-99.598374</text:p>
          </table:table-cell>
          <table:table-cell office:value-type="float" office:value="215" calcext:value-type="float">
            <text:p>215</text:p>
          </table:table-cell>
          <table:table-cell office:value-type="float" office:value="247105.263157895" calcext:value-type="float">
            <text:p>247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95" calcext:value-type="float">
            <text:p>295</text:p>
          </table:table-cell>
          <table:table-cell office:value-type="float" office:value="273684.210526316" calcext:value-type="float">
            <text:p>273684.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3334" calcext:value-type="float">
            <text:p>19.403334</text:p>
          </table:table-cell>
          <table:table-cell office:value-type="float" office:value="-99.157755" calcext:value-type="float">
            <text:p>-99.157755</text:p>
          </table:table-cell>
          <table:table-cell office:value-type="float" office:value="125" calcext:value-type="float">
            <text:p>125</text:p>
          </table:table-cell>
          <table:table-cell office:value-type="float" office:value="241060.526315789" calcext:value-type="float">
            <text:p>241060.5263157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</text:p>
          </table:table-cell>
          <table:table-cell office:value-type="float" office:value="32.451368" calcext:value-type="float">
            <text:p>32.451368</text:p>
          </table:table-cell>
          <table:table-cell office:value-type="float" office:value="-116.973935" calcext:value-type="float">
            <text:p>-116.973935</text:p>
          </table:table-cell>
          <table:table-cell office:value-type="float" office:value="70" calcext:value-type="float">
            <text:p>70</text:p>
          </table:table-cell>
          <table:table-cell office:value-type="float" office:value="36092.1052631579" calcext:value-type="float">
            <text:p>3609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01482" calcext:value-type="float">
            <text:p>21.901482</text:p>
          </table:table-cell>
          <table:table-cell office:value-type="float" office:value="-102.34405" calcext:value-type="float">
            <text:p>-102.34405</text:p>
          </table:table-cell>
          <table:table-cell office:value-type="float" office:value="350" calcext:value-type="float">
            <text:p>350</text:p>
          </table:table-cell>
          <table:table-cell office:value-type="float" office:value="202631.578947368" calcext:value-type="float">
            <text:p>20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302476" calcext:value-type="float">
            <text:p>20.302476</text:p>
          </table:table-cell>
          <table:table-cell office:value-type="float" office:value="-103.23781" calcext:value-type="float">
            <text:p>-103.23781</text:p>
          </table:table-cell>
          <table:table-cell office:value-type="float" office:value="340" calcext:value-type="float">
            <text:p>340</text:p>
          </table:table-cell>
          <table:table-cell office:value-type="float" office:value="313105.263157895" calcext:value-type="float">
            <text:p>313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76204" calcext:value-type="float">
            <text:p>19.076204</text:p>
          </table:table-cell>
          <table:table-cell office:value-type="float" office:value="-98.266733" calcext:value-type="float">
            <text:p>-98.266733</text:p>
          </table:table-cell>
          <table:table-cell office:value-type="float" office:value="117" calcext:value-type="float">
            <text:p>117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8778" calcext:value-type="float">
            <text:p>19.48778</text:p>
          </table:table-cell>
          <table:table-cell office:value-type="float" office:value="-99.110583" calcext:value-type="float">
            <text:p>-99.110583</text:p>
          </table:table-cell>
          <table:table-cell office:value-type="float" office:value="65" calcext:value-type="float">
            <text:p>65</text:p>
          </table:table-cell>
          <table:table-cell office:value-type="float" office:value="52631.5789473684" calcext:value-type="float">
            <text:p>52631.5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76966" calcext:value-type="float">
            <text:p>19.3176966</text:p>
          </table:table-cell>
          <table:table-cell office:value-type="float" office:value="-99.0612554" calcext:value-type="float">
            <text:p>-99.0612554</text:p>
          </table:table-cell>
          <table:table-cell office:value-type="float" office:value="100" calcext:value-type="float">
            <text:p>100</text:p>
          </table:table-cell>
          <table:table-cell office:value-type="float" office:value="109210.52631579" calcext:value-type="float">
            <text:p>109210.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29547" calcext:value-type="float">
            <text:p>21.129547</text:p>
          </table:table-cell>
          <table:table-cell office:value-type="float" office:value="-86.817017" calcext:value-type="float">
            <text:p>-86.817017</text:p>
          </table:table-cell>
          <table:table-cell office:value-type="float" office:value="180" calcext:value-type="float">
            <text:p>180</text:p>
          </table:table-cell>
          <table:table-cell office:value-type="float" office:value="97368.4210526316" calcext:value-type="float">
            <text:p>97368.4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6724" calcext:value-type="float">
            <text:p>19.046724</text:p>
          </table:table-cell>
          <table:table-cell office:value-type="float" office:value="-98.254127" calcext:value-type="float">
            <text:p>-98.254127</text:p>
          </table:table-cell>
          <table:table-cell office:value-type="float" office:value="136" calcext:value-type="float">
            <text:p>136</text:p>
          </table:table-cell>
          <table:table-cell office:value-type="float" office:value="120252.631578947" calcext:value-type="float">
            <text:p>120252.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52431" calcext:value-type="float">
            <text:p>19.352431</text:p>
          </table:table-cell>
          <table:table-cell office:value-type="float" office:value="-99.288369" calcext:value-type="float">
            <text:p>-99.288369</text:p>
          </table:table-cell>
          <table:table-cell office:value-type="float" office:value="80" calcext:value-type="float">
            <text:p>80</text:p>
          </table:table-cell>
          <table:table-cell office:value-type="float" office:value="152631.578947368" calcext:value-type="float">
            <text:p>15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8107" calcext:value-type="float">
            <text:p>18.858107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92" calcext:value-type="float">
            <text:p>92</text:p>
          </table:table-cell>
          <table:table-cell office:value-type="float" office:value="52398.9473684211" calcext:value-type="float">
            <text:p>5239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36084" calcext:value-type="float">
            <text:p>20.6536084</text:p>
          </table:table-cell>
          <table:table-cell office:value-type="float" office:value="-100.3469826" calcext:value-type="float">
            <text:p>-100.3469826</text:p>
          </table:table-cell>
          <table:table-cell office:value-type="float" office:value="130" calcext:value-type="float">
            <text:p>130</text:p>
          </table:table-cell>
          <table:table-cell office:value-type="float" office:value="88947.3684210526" calcext:value-type="float">
            <text:p>8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42524" calcext:value-type="float">
            <text:p>25.7542524</text:p>
          </table:table-cell>
          <table:table-cell office:value-type="float" office:value="-100.4034274" calcext:value-type="float">
            <text:p>-100.4034274</text:p>
          </table:table-cell>
          <table:table-cell office:value-type="float" office:value="137" calcext:value-type="float">
            <text:p>137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756" calcext:value-type="float">
            <text:p>21.006756</text:p>
          </table:table-cell>
          <table:table-cell office:value-type="float" office:value="-89.570984" calcext:value-type="float">
            <text:p>-89.570984</text:p>
          </table:table-cell>
          <table:table-cell office:value-type="float" office:value="155" calcext:value-type="float">
            <text:p>155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1621" calcext:value-type="float">
            <text:p>18.891621</text:p>
          </table:table-cell>
          <table:table-cell office:value-type="float" office:value="-99.071698" calcext:value-type="float">
            <text:p>-99.071698</text:p>
          </table:table-cell>
          <table:table-cell office:value-type="float" office:value="68" calcext:value-type="float">
            <text:p>68</text:p>
          </table:table-cell>
          <table:table-cell office:value-type="float" office:value="41578.9473684211" calcext:value-type="float">
            <text:p>4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17653" calcext:value-type="float">
            <text:p>19.317653</text:p>
          </table:table-cell>
          <table:table-cell office:value-type="float" office:value="-99.236291" calcext:value-type="float">
            <text:p>-99.236291</text:p>
          </table:table-cell>
          <table:table-cell office:value-type="float" office:value="350" calcext:value-type="float">
            <text:p>350</text:p>
          </table:table-cell>
          <table:table-cell office:value-type="float" office:value="176315.789473684" calcext:value-type="float">
            <text:p>1763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46319" calcext:value-type="float">
            <text:p>22.246319</text:p>
          </table:table-cell>
          <table:table-cell office:value-type="float" office:value="-97.86264" calcext:value-type="float">
            <text:p>-97.86264</text:p>
          </table:table-cell>
          <table:table-cell office:value-type="float" office:value="163" calcext:value-type="float">
            <text:p>163</text:p>
          </table:table-cell>
          <table:table-cell office:value-type="float" office:value="113157.894736842" calcext:value-type="float">
            <text:p>113157.8947368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00" calcext:value-type="float">
            <text:p>100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51763" calcext:value-type="float">
            <text:p>19.3651763</text:p>
          </table:table-cell>
          <table:table-cell office:value-type="float" office:value="-99.2300641" calcext:value-type="float">
            <text:p>-99.2300641</text:p>
          </table:table-cell>
          <table:table-cell office:value-type="float" office:value="66" calcext:value-type="float">
            <text:p>66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3055" calcext:value-type="float">
            <text:p>20.593055</text:p>
          </table:table-cell>
          <table:table-cell office:value-type="float" office:value="-100.333424" calcext:value-type="float">
            <text:p>-100.333424</text:p>
          </table:table-cell>
          <table:table-cell office:value-type="float" office:value="175" calcext:value-type="float">
            <text:p>175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910283" calcext:value-type="float">
            <text:p>25.6910283</text:p>
          </table:table-cell>
          <table:table-cell office:value-type="float" office:value="-100.3568071" calcext:value-type="float">
            <text:p>-100.3568071</text:p>
          </table:table-cell>
          <table:table-cell office:value-type="float" office:value="340" calcext:value-type="float">
            <text:p>340</text:p>
          </table:table-cell>
          <table:table-cell office:value-type="float" office:value="310526.315789474" calcext:value-type="float">
            <text:p>3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94706" calcext:value-type="float">
            <text:p>20.594706</text:p>
          </table:table-cell>
          <table:table-cell office:value-type="float" office:value="-103.396278" calcext:value-type="float">
            <text:p>-103.396278</text:p>
          </table:table-cell>
          <table:table-cell office:value-type="float" office:value="90" calcext:value-type="float">
            <text:p>90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48" calcext:value-type="float">
            <text:p>148</text:p>
          </table:table-cell>
          <table:table-cell office:value-type="float" office:value="81578.9473684211" calcext:value-type="float">
            <text:p>8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9918" calcext:value-type="float">
            <text:p>18.989918</text:p>
          </table:table-cell>
          <table:table-cell office:value-type="float" office:value="-98.2295" calcext:value-type="float">
            <text:p>-98.2295</text:p>
          </table:table-cell>
          <table:table-cell office:value-type="float" office:value="220" calcext:value-type="float">
            <text:p>220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3993" calcext:value-type="float">
            <text:p>19.043993</text:p>
          </table:table-cell>
          <table:table-cell office:value-type="float" office:value="-98.25757" calcext:value-type="float">
            <text:p>-98.25757</text:p>
          </table:table-cell>
          <table:table-cell office:value-type="float" office:value="188" calcext:value-type="float">
            <text:p>188</text:p>
          </table:table-cell>
          <table:table-cell office:value-type="float" office:value="78947.3684210526" calcext:value-type="float">
            <text:p>78947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1213329" calcext:value-type="float">
            <text:p>20.1213329</text:p>
          </table:table-cell>
          <table:table-cell office:value-type="float" office:value="-98.7818531" calcext:value-type="float">
            <text:p>-98.7818531</text:p>
          </table:table-cell>
          <table:table-cell office:value-type="float" office:value="66" calcext:value-type="float">
            <text:p>66</text:p>
          </table:table-cell>
          <table:table-cell office:value-type="float" office:value="34210.5263157895" calcext:value-type="float">
            <text:p>3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0.733392" calcext:value-type="float">
            <text:p>20.733392</text:p>
          </table:table-cell>
          <table:table-cell office:value-type="float" office:value="-105.288009" calcext:value-type="float">
            <text:p>-105.288009</text:p>
          </table:table-cell>
          <table:table-cell office:value-type="float" office:value="172" calcext:value-type="float">
            <text:p>172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0249" calcext:value-type="float">
            <text:p>19.400249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50" calcext:value-type="float">
            <text:p>150</text:p>
          </table:table-cell>
          <table:table-cell office:value-type="float" office:value="273684.210526316" calcext:value-type="float">
            <text:p>273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3252" calcext:value-type="float">
            <text:p>21.023252</text:p>
          </table:table-cell>
          <table:table-cell office:value-type="float" office:value="-89.614571" calcext:value-type="float">
            <text:p>-89.614571</text:p>
          </table:table-cell>
          <table:table-cell office:value-type="float" office:value="300" calcext:value-type="float">
            <text:p>300</text:p>
          </table:table-cell>
          <table:table-cell office:value-type="float" office:value="163157.894736842" calcext:value-type="float">
            <text:p>16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124367" calcext:value-type="float">
            <text:p>20.124367</text:p>
          </table:table-cell>
          <table:table-cell office:value-type="float" office:value="-98.735725" calcext:value-type="float">
            <text:p>-98.735725</text:p>
          </table:table-cell>
          <table:table-cell office:value-type="float" office:value="176" calcext:value-type="float">
            <text:p>176</text:p>
          </table:table-cell>
          <table:table-cell office:value-type="float" office:value="82473.6842105263" calcext:value-type="float">
            <text:p>82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10947" calcext:value-type="float">
            <text:p>25.510947</text:p>
          </table:table-cell>
          <table:table-cell office:value-type="float" office:value="-103.357724" calcext:value-type="float">
            <text:p>-103.357724</text:p>
          </table:table-cell>
          <table:table-cell office:value-type="float" office:value="146" calcext:value-type="float">
            <text:p>146</text:p>
          </table:table-cell>
          <table:table-cell office:value-type="float" office:value="47368.4210526316" calcext:value-type="float">
            <text:p>47368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80501" calcext:value-type="float">
            <text:p>19.480501</text:p>
          </table:table-cell>
          <table:table-cell office:value-type="float" office:value="-99.178139" calcext:value-type="float">
            <text:p>-99.178139</text:p>
          </table:table-cell>
          <table:table-cell office:value-type="float" office:value="70" calcext:value-type="float">
            <text:p>70</text:p>
          </table:table-cell>
          <table:table-cell office:value-type="float" office:value="45789.4736842105" calcext:value-type="float">
            <text:p>4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305" calcext:value-type="float">
            <text:p>305</text:p>
          </table:table-cell>
          <table:table-cell office:value-type="float" office:value="189473.684210526" calcext:value-type="float">
            <text:p>18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79045" calcext:value-type="float">
            <text:p>20.679045</text:p>
          </table:table-cell>
          <table:table-cell office:value-type="float" office:value="-100.341225" calcext:value-type="float">
            <text:p>-100.341225</text:p>
          </table:table-cell>
          <table:table-cell office:value-type="float" office:value="157" calcext:value-type="float">
            <text:p>157</text:p>
          </table:table-cell>
          <table:table-cell office:value-type="float" office:value="102631.578947368" calcext:value-type="float">
            <text:p>102631.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633957" calcext:value-type="float">
            <text:p>21.9633957</text:p>
          </table:table-cell>
          <table:table-cell office:value-type="float" office:value="-102.343524" calcext:value-type="float">
            <text:p>-102.343524</text:p>
          </table:table-cell>
          <table:table-cell office:value-type="float" office:value="146" calcext:value-type="float">
            <text:p>146</text:p>
          </table:table-cell>
          <table:table-cell office:value-type="float" office:value="41578.9473684211" calcext:value-type="float">
            <text:p>4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69498" calcext:value-type="float">
            <text:p>32.469498</text:p>
          </table:table-cell>
          <table:table-cell office:value-type="float" office:value="-116.96022" calcext:value-type="float">
            <text:p>-116.96022</text:p>
          </table:table-cell>
          <table:table-cell office:value-type="float" office:value="111" calcext:value-type="float">
            <text:p>111</text:p>
          </table:table-cell>
          <table:table-cell office:value-type="float" office:value="34210.5263157895" calcext:value-type="float">
            <text:p>3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29824" calcext:value-type="float">
            <text:p>22.329824</text:p>
          </table:table-cell>
          <table:table-cell office:value-type="float" office:value="-97.880325" calcext:value-type="float">
            <text:p>-97.880325</text:p>
          </table:table-cell>
          <table:table-cell office:value-type="float" office:value="138" calcext:value-type="float">
            <text:p>138</text:p>
          </table:table-cell>
          <table:table-cell office:value-type="float" office:value="83157.8947368421" calcext:value-type="float">
            <text:p>83157.8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45" calcext:value-type="float">
            <text:p>145</text:p>
          </table:table-cell>
          <table:table-cell office:value-type="float" office:value="126296.526315789" calcext:value-type="float">
            <text:p>126296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01769" calcext:value-type="float">
            <text:p>19.701769</text:p>
          </table:table-cell>
          <table:table-cell office:value-type="float" office:value="-101.145103" calcext:value-type="float">
            <text:p>-101.145103</text:p>
          </table:table-cell>
          <table:table-cell office:value-type="float" office:value="120" calcext:value-type="float">
            <text:p>120</text:p>
          </table:table-cell>
          <table:table-cell office:value-type="float" office:value="34210.5263157895" calcext:value-type="float">
            <text:p>34210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70413" calcext:value-type="float">
            <text:p>16.870413</text:p>
          </table:table-cell>
          <table:table-cell office:value-type="float" office:value="-99.873192" calcext:value-type="float">
            <text:p>-99.873192</text:p>
          </table:table-cell>
          <table:table-cell office:value-type="float" office:value="150" calcext:value-type="float">
            <text:p>150</text:p>
          </table:table-cell>
          <table:table-cell office:value-type="float" office:value="192105.263157895" calcext:value-type="float">
            <text:p>192105.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765149" calcext:value-type="float">
            <text:p>19.765149</text:p>
          </table:table-cell>
          <table:table-cell office:value-type="float" office:value="-98.646915" calcext:value-type="float">
            <text:p>-98.646915</text:p>
          </table:table-cell>
          <table:table-cell office:value-type="float" office:value="380" calcext:value-type="float">
            <text:p>380</text:p>
          </table:table-cell>
          <table:table-cell office:value-type="float" office:value="104736.842105263" calcext:value-type="float">
            <text:p>104736.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2248" calcext:value-type="float">
            <text:p>19.372248</text:p>
          </table:table-cell>
          <table:table-cell office:value-type="float" office:value="-99.133377" calcext:value-type="float">
            <text:p>-99.133377</text:p>
          </table:table-cell>
          <table:table-cell office:value-type="float" office:value="65" calcext:value-type="float">
            <text:p>65</text:p>
          </table:table-cell>
          <table:table-cell office:value-type="float" office:value="56571.1578947368" calcext:value-type="float">
            <text:p>56571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0767" calcext:value-type="float">
            <text:p>19.280767</text:p>
          </table:table-cell>
          <table:table-cell office:value-type="float" office:value="-99.033615" calcext:value-type="float">
            <text:p>-99.033615</text:p>
          </table:table-cell>
          <table:table-cell office:value-type="float" office:value="349" calcext:value-type="float">
            <text:p>349</text:p>
          </table:table-cell>
          <table:table-cell office:value-type="float" office:value="95343.4210526316" calcext:value-type="float">
            <text:p>95343.4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9791" calcext:value-type="float">
            <text:p>19.389791</text:p>
          </table:table-cell>
          <table:table-cell office:value-type="float" office:value="-99.164696" calcext:value-type="float">
            <text:p>-99.164696</text:p>
          </table:table-cell>
          <table:table-cell office:value-type="float" office:value="154" calcext:value-type="float">
            <text:p>154</text:p>
          </table:table-cell>
          <table:table-cell office:value-type="float" office:value="263157.894736842" calcext:value-type="float">
            <text:p>263157.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350" calcext:value-type="float">
            <text:p>350</text:p>
          </table:table-cell>
          <table:table-cell office:value-type="float" office:value="160526.315789474" calcext:value-type="float">
            <text:p>16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68947" calcext:value-type="float">
            <text:p>19.668947</text:p>
          </table:table-cell>
          <table:table-cell office:value-type="float" office:value="-99.224525" calcext:value-type="float">
            <text:p>-99.224525</text:p>
          </table:table-cell>
          <table:table-cell office:value-type="float" office:value="90" calcext:value-type="float">
            <text:p>9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09069" calcext:value-type="float">
            <text:p>19.009069</text:p>
          </table:table-cell>
          <table:table-cell office:value-type="float" office:value="-98.196693" calcext:value-type="float">
            <text:p>-98.196693</text:p>
          </table:table-cell>
          <table:table-cell office:value-type="float" office:value="148" calcext:value-type="float">
            <text:p>148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94823" calcext:value-type="float">
            <text:p>32.494823</text:p>
          </table:table-cell>
          <table:table-cell office:value-type="float" office:value="-117.016725" calcext:value-type="float">
            <text:p>-117.016725</text:p>
          </table:table-cell>
          <table:table-cell office:value-type="float" office:value="92" calcext:value-type="float">
            <text:p>92</text:p>
          </table:table-cell>
          <table:table-cell office:value-type="float" office:value="51578.9473684211" calcext:value-type="float">
            <text:p>51578.94736842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14545" calcext:value-type="float">
            <text:p>19.314545</text:p>
          </table:table-cell>
          <table:table-cell office:value-type="float" office:value="-99.140672" calcext:value-type="float">
            <text:p>-99.140672</text:p>
          </table:table-cell>
          <table:table-cell office:value-type="float" office:value="122" calcext:value-type="float">
            <text:p>122</text:p>
          </table:table-cell>
          <table:table-cell office:value-type="float" office:value="244736.842105263" calcext:value-type="float">
            <text:p>2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47396" calcext:value-type="float">
            <text:p>22.1447396</text:p>
          </table:table-cell>
          <table:table-cell office:value-type="float" office:value="-101.0273412" calcext:value-type="float">
            <text:p>-101.0273412</text:p>
          </table:table-cell>
          <table:table-cell office:value-type="float" office:value="166" calcext:value-type="float">
            <text:p>16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4338" calcext:value-type="float">
            <text:p>20.64338</text:p>
          </table:table-cell>
          <table:table-cell office:value-type="float" office:value="-103.431613" calcext:value-type="float">
            <text:p>-103.431613</text:p>
          </table:table-cell>
          <table:table-cell office:value-type="float" office:value="120" calcext:value-type="float">
            <text:p>120</text:p>
          </table:table-cell>
          <table:table-cell office:value-type="float" office:value="71052.6315789474" calcext:value-type="float">
            <text:p>7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0.733356" calcext:value-type="float">
            <text:p>30.733356</text:p>
          </table:table-cell>
          <table:table-cell office:value-type="float" office:value="-115.984407" calcext:value-type="float">
            <text:p>-115.984407</text:p>
          </table:table-cell>
          <table:table-cell office:value-type="float" office:value="200" calcext:value-type="float">
            <text:p>200</text:p>
          </table:table-cell>
          <table:table-cell office:value-type="float" office:value="89473.6842105263" calcext:value-type="float">
            <text:p>8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3615" calcext:value-type="float">
            <text:p>19.553615</text:p>
          </table:table-cell>
          <table:table-cell office:value-type="float" office:value="-99.248715" calcext:value-type="float">
            <text:p>-99.248715</text:p>
          </table:table-cell>
          <table:table-cell office:value-type="float" office:value="260" calcext:value-type="float">
            <text:p>260</text:p>
          </table:table-cell>
          <table:table-cell office:value-type="float" office:value="147368.421052632" calcext:value-type="float">
            <text:p>147368.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5298" calcext:value-type="float">
            <text:p>19.405298</text:p>
          </table:table-cell>
          <table:table-cell office:value-type="float" office:value="-99.164986" calcext:value-type="float">
            <text:p>-99.164986</text:p>
          </table:table-cell>
          <table:table-cell office:value-type="float" office:value="80" calcext:value-type="float">
            <text:p>80</text:p>
          </table:table-cell>
          <table:table-cell office:value-type="float" office:value="225263.157894737" calcext:value-type="float">
            <text:p>22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69621" calcext:value-type="float">
            <text:p>20.5969621</text:p>
          </table:table-cell>
          <table:table-cell office:value-type="float" office:value="-100.3337597" calcext:value-type="float">
            <text:p>-100.3337597</text:p>
          </table:table-cell>
          <table:table-cell office:value-type="float" office:value="193" calcext:value-type="float">
            <text:p>193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15" calcext:value-type="float">
            <text:p>115</text:p>
          </table:table-cell>
          <table:table-cell office:value-type="float" office:value="56842.1052631579" calcext:value-type="float">
            <text:p>5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016" calcext:value-type="float">
            <text:p>19.34016</text:p>
          </table:table-cell>
          <table:table-cell office:value-type="float" office:value="-99.194081" calcext:value-type="float">
            <text:p>-99.194081</text:p>
          </table:table-cell>
          <table:table-cell office:value-type="float" office:value="90" calcext:value-type="float">
            <text:p>90</text:p>
          </table:table-cell>
          <table:table-cell office:value-type="float" office:value="79953.9473684211" calcext:value-type="float">
            <text:p>79953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185" calcext:value-type="float">
            <text:p>185</text:p>
          </table:table-cell>
          <table:table-cell office:value-type="float" office:value="75263.1578947368" calcext:value-type="float">
            <text:p>75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57896" calcext:value-type="float">
            <text:p>22.257896</text:p>
          </table:table-cell>
          <table:table-cell office:value-type="float" office:value="-97.86808" calcext:value-type="float">
            <text:p>-97.86808</text:p>
          </table:table-cell>
          <table:table-cell office:value-type="float" office:value="200" calcext:value-type="float">
            <text:p>200</text:p>
          </table:table-cell>
          <table:table-cell office:value-type="float" office:value="142105.263157895" calcext:value-type="float">
            <text:p>142105.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31086" calcext:value-type="float">
            <text:p>16.8531086</text:p>
          </table:table-cell>
          <table:table-cell office:value-type="float" office:value="-99.8236533" calcext:value-type="float">
            <text:p>-99.8236533</text:p>
          </table:table-cell>
          <table:table-cell office:value-type="float" office:value="138" calcext:value-type="float">
            <text:p>138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27384" calcext:value-type="float">
            <text:p>19.027384</text:p>
          </table:table-cell>
          <table:table-cell office:value-type="float" office:value="-98.265213" calcext:value-type="float">
            <text:p>-98.265213</text:p>
          </table:table-cell>
          <table:table-cell office:value-type="float" office:value="160" calcext:value-type="float">
            <text:p>160</text:p>
          </table:table-cell>
          <table:table-cell office:value-type="float" office:value="121052.631578947" calcext:value-type="float">
            <text:p>121052.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09069" calcext:value-type="float">
            <text:p>19.309069</text:p>
          </table:table-cell>
          <table:table-cell office:value-type="float" office:value="-99.602311" calcext:value-type="float">
            <text:p>-99.602311</text:p>
          </table:table-cell>
          <table:table-cell office:value-type="float" office:value="146" calcext:value-type="float">
            <text:p>14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0485" calcext:value-type="float">
            <text:p>23.20485</text:p>
          </table:table-cell>
          <table:table-cell office:value-type="float" office:value="-106.424401" calcext:value-type="float">
            <text:p>-106.424401</text:p>
          </table:table-cell>
          <table:table-cell office:value-type="float" office:value="200" calcext:value-type="float">
            <text:p>200</text:p>
          </table:table-cell>
          <table:table-cell office:value-type="float" office:value="118421.052631579" calcext:value-type="float">
            <text:p>11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31943" calcext:value-type="float">
            <text:p>28.631943</text:p>
          </table:table-cell>
          <table:table-cell office:value-type="float" office:value="-106.117668" calcext:value-type="float">
            <text:p>-106.117668</text:p>
          </table:table-cell>
          <table:table-cell office:value-type="float" office:value="170" calcext:value-type="float">
            <text:p>170</text:p>
          </table:table-cell>
          <table:table-cell office:value-type="float" office:value="81578.9473684211" calcext:value-type="float">
            <text:p>81578.9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9331" calcext:value-type="float">
            <text:p>21.0399331</text:p>
          </table:table-cell>
          <table:table-cell office:value-type="float" office:value="-89.5965747" calcext:value-type="float">
            <text:p>-89.5965747</text:p>
          </table:table-cell>
          <table:table-cell office:value-type="float" office:value="235" calcext:value-type="float">
            <text:p>235</text:p>
          </table:table-cell>
          <table:table-cell office:value-type="float" office:value="128218.684210526" calcext:value-type="float">
            <text:p>128218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808724" calcext:value-type="float">
            <text:p>16.8808724</text:p>
          </table:table-cell>
          <table:table-cell office:value-type="float" office:value="-99.9359641" calcext:value-type="float">
            <text:p>-99.9359641</text:p>
          </table:table-cell>
          <table:table-cell office:value-type="float" office:value="104" calcext:value-type="float">
            <text:p>104</text:p>
          </table:table-cell>
          <table:table-cell office:value-type="float" office:value="44736.8421052632" calcext:value-type="float">
            <text:p>44736.84210526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25583" calcext:value-type="float">
            <text:p>24.125583</text:p>
          </table:table-cell>
          <table:table-cell office:value-type="float" office:value="-110.330846" calcext:value-type="float">
            <text:p>-110.330846</text:p>
          </table:table-cell>
          <table:table-cell office:value-type="float" office:value="128" calcext:value-type="float">
            <text:p>128</text:p>
          </table:table-cell>
          <table:table-cell office:value-type="float" office:value="94210.5263157895" calcext:value-type="float">
            <text:p>94210.52631578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9808" calcext:value-type="float">
            <text:p>19.269808</text:p>
          </table:table-cell>
          <table:table-cell office:value-type="float" office:value="-99.593781" calcext:value-type="float">
            <text:p>-99.593781</text:p>
          </table:table-cell>
          <table:table-cell office:value-type="float" office:value="238" calcext:value-type="float">
            <text:p>238</text:p>
          </table:table-cell>
          <table:table-cell office:value-type="float" office:value="197368.421052632" calcext:value-type="float">
            <text:p>197368.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498" calcext:value-type="float">
            <text:p>19.41498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64" calcext:value-type="float">
            <text:p>164</text:p>
          </table:table-cell>
          <table:table-cell office:value-type="float" office:value="289473.684210526" calcext:value-type="float">
            <text:p>28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6355" calcext:value-type="float">
            <text:p>20.996355</text:p>
          </table:table-cell>
          <table:table-cell office:value-type="float" office:value="-89.583946" calcext:value-type="float">
            <text:p>-89.583946</text:p>
          </table:table-cell>
          <table:table-cell office:value-type="float" office:value="248" calcext:value-type="float">
            <text:p>248</text:p>
          </table:table-cell>
          <table:table-cell office:value-type="float" office:value="126315.789473684" calcext:value-type="float">
            <text:p>126315.7894736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4132" calcext:value-type="float">
            <text:p>18.954132</text:p>
          </table:table-cell>
          <table:table-cell office:value-type="float" office:value="-99.266083" calcext:value-type="float">
            <text:p>-99.266083</text:p>
          </table:table-cell>
          <table:table-cell office:value-type="float" office:value="85" calcext:value-type="float">
            <text:p>85</text:p>
          </table:table-cell>
          <table:table-cell office:value-type="float" office:value="55263.1578947368" calcext:value-type="float">
            <text:p>55263.15789473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4789" calcext:value-type="float">
            <text:p>19.494789</text:p>
          </table:table-cell>
          <table:table-cell office:value-type="float" office:value="-99.270887" calcext:value-type="float">
            <text:p>-99.270887</text:p>
          </table:table-cell>
          <table:table-cell office:value-type="float" office:value="151" calcext:value-type="float">
            <text:p>151</text:p>
          </table:table-cell>
          <table:table-cell office:value-type="float" office:value="105789.473684211" calcext:value-type="float">
            <text:p>10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7.6474239" calcext:value-type="float">
            <text:p>17.6474239</text:p>
          </table:table-cell>
          <table:table-cell office:value-type="float" office:value="-101.5455504" calcext:value-type="float">
            <text:p>-101.5455504</text:p>
          </table:table-cell>
          <table:table-cell office:value-type="float" office:value="119" calcext:value-type="float">
            <text:p>119</text:p>
          </table:table-cell>
          <table:table-cell office:value-type="float" office:value="125073.684210526" calcext:value-type="float">
            <text:p>1250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66119" calcext:value-type="float">
            <text:p>19.2666119</text:p>
          </table:table-cell>
          <table:table-cell office:value-type="float" office:value="-99.6403991" calcext:value-type="float">
            <text:p>-99.6403991</text:p>
          </table:table-cell>
          <table:table-cell office:value-type="float" office:value="191" calcext:value-type="float">
            <text:p>191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61908" calcext:value-type="float">
            <text:p>21.161908</text:p>
          </table:table-cell>
          <table:table-cell office:value-type="float" office:value="-86.8515279" calcext:value-type="float">
            <text:p>-86.8515279</text:p>
          </table:table-cell>
          <table:table-cell office:value-type="float" office:value="210" calcext:value-type="float">
            <text:p>210</text:p>
          </table:table-cell>
          <table:table-cell office:value-type="float" office:value="103947.368421053" calcext:value-type="float">
            <text:p>103947.3684210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7171" calcext:value-type="float">
            <text:p>19.377171</text:p>
          </table:table-cell>
          <table:table-cell office:value-type="float" office:value="-99.188503" calcext:value-type="float">
            <text:p>-99.188503</text:p>
          </table:table-cell>
          <table:table-cell office:value-type="float" office:value="72" calcext:value-type="float">
            <text:p>72</text:p>
          </table:table-cell>
          <table:table-cell office:value-type="float" office:value="106736.842105263" calcext:value-type="float">
            <text:p>106736.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90911" calcext:value-type="float">
            <text:p>19.2790911</text:p>
          </table:table-cell>
          <table:table-cell office:value-type="float" office:value="-99.2114234" calcext:value-type="float">
            <text:p>-99.2114234</text:p>
          </table:table-cell>
          <table:table-cell office:value-type="float" office:value="76" calcext:value-type="float">
            <text:p>76</text:p>
          </table:table-cell>
          <table:table-cell office:value-type="float" office:value="40593.7894736842" calcext:value-type="float">
            <text:p>40593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60534" calcext:value-type="float">
            <text:p>20.660534</text:p>
          </table:table-cell>
          <table:table-cell office:value-type="float" office:value="-103.318809" calcext:value-type="float">
            <text:p>-103.318809</text:p>
          </table:table-cell>
          <table:table-cell office:value-type="float" office:value="345" calcext:value-type="float">
            <text:p>345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5618" calcext:value-type="float">
            <text:p>20.95618</text:p>
          </table:table-cell>
          <table:table-cell office:value-type="float" office:value="-97.408578" calcext:value-type="float">
            <text:p>-97.408578</text:p>
          </table:table-cell>
          <table:table-cell office:value-type="float" office:value="112" calcext:value-type="float">
            <text:p>112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1575" calcext:value-type="float">
            <text:p>22.141575</text:p>
          </table:table-cell>
          <table:table-cell office:value-type="float" office:value="-100.900192" calcext:value-type="float">
            <text:p>-100.900192</text:p>
          </table:table-cell>
          <table:table-cell office:value-type="float" office:value="229" calcext:value-type="float">
            <text:p>229</text:p>
          </table:table-cell>
          <table:table-cell office:value-type="float" office:value="113084.210526316" calcext:value-type="float">
            <text:p>113084.21052631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3178" calcext:value-type="float">
            <text:p>19.443178</text:p>
          </table:table-cell>
          <table:table-cell office:value-type="float" office:value="-99.20237" calcext:value-type="float">
            <text:p>-99.20237</text:p>
          </table:table-cell>
          <table:table-cell office:value-type="float" office:value="115" calcext:value-type="float">
            <text:p>115</text:p>
          </table:table-cell>
          <table:table-cell office:value-type="float" office:value="238684.210526316" calcext:value-type="float">
            <text:p>238684.2105263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525830247" calcext:value-type="float">
            <text:p>21.0525830247</text:p>
          </table:table-cell>
          <table:table-cell office:value-type="float" office:value="-89.5386385918" calcext:value-type="float">
            <text:p>-89.5386385918</text:p>
          </table:table-cell>
          <table:table-cell office:value-type="float" office:value="168" calcext:value-type="float">
            <text:p>168</text:p>
          </table:table-cell>
          <table:table-cell office:value-type="float" office:value="80711.3684210526" calcext:value-type="float">
            <text:p>80711.3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21174" calcext:value-type="float">
            <text:p>19.621174</text:p>
          </table:table-cell>
          <table:table-cell office:value-type="float" office:value="-99.148073" calcext:value-type="float">
            <text:p>-99.148073</text:p>
          </table:table-cell>
          <table:table-cell office:value-type="float" office:value="100" calcext:value-type="float">
            <text:p>100</text:p>
          </table:table-cell>
          <table:table-cell office:value-type="float" office:value="36842.1052631579" calcext:value-type="float">
            <text:p>3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15431" calcext:value-type="float">
            <text:p>18.915431</text:p>
          </table:table-cell>
          <table:table-cell office:value-type="float" office:value="-98.435252" calcext:value-type="float">
            <text:p>-98.435252</text:p>
          </table:table-cell>
          <table:table-cell office:value-type="float" office:value="200" calcext:value-type="float">
            <text:p>200</text:p>
          </table:table-cell>
          <table:table-cell office:value-type="float" office:value="99473.6842105263" calcext:value-type="float">
            <text:p>9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62037" calcext:value-type="float">
            <text:p>17.962037</text:p>
          </table:table-cell>
          <table:table-cell office:value-type="float" office:value="-92.973569" calcext:value-type="float">
            <text:p>-92.973569</text:p>
          </table:table-cell>
          <table:table-cell office:value-type="float" office:value="139" calcext:value-type="float">
            <text:p>139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10279716" calcext:value-type="float">
            <text:p>19.3010279716</text:p>
          </table:table-cell>
          <table:table-cell office:value-type="float" office:value="-99.1442191601" calcext:value-type="float">
            <text:p>-99.1442191601</text:p>
          </table:table-cell>
          <table:table-cell office:value-type="float" office:value="108" calcext:value-type="float">
            <text:p>108</text:p>
          </table:table-cell>
          <table:table-cell office:value-type="float" office:value="86842.1052631579" calcext:value-type="float">
            <text:p>86842.10526315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49051" calcext:value-type="float">
            <text:p>20.949051</text:p>
          </table:table-cell>
          <table:table-cell office:value-type="float" office:value="-97.364006" calcext:value-type="float">
            <text:p>-97.364006</text:p>
          </table:table-cell>
          <table:table-cell office:value-type="float" office:value="300" calcext:value-type="float">
            <text:p>300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27731" calcext:value-type="float">
            <text:p>19.627731</text:p>
          </table:table-cell>
          <table:table-cell office:value-type="float" office:value="-99.30194" calcext:value-type="float">
            <text:p>-99.30194</text:p>
          </table:table-cell>
          <table:table-cell office:value-type="float" office:value="146" calcext:value-type="float">
            <text:p>146</text:p>
          </table:table-cell>
          <table:table-cell office:value-type="float" office:value="45789.4736842105" calcext:value-type="float">
            <text:p>4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0390214553" calcext:value-type="float">
            <text:p>24.0390214553</text:p>
          </table:table-cell>
          <table:table-cell office:value-type="float" office:value="-110.3097617626" calcext:value-type="float">
            <text:p>-110.3097617626</text:p>
          </table:table-cell>
          <table:table-cell office:value-type="float" office:value="250" calcext:value-type="float">
            <text:p>250</text:p>
          </table:table-cell>
          <table:table-cell office:value-type="float" office:value="155263.157894737" calcext:value-type="float">
            <text:p>15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12447" calcext:value-type="float">
            <text:p>21.112447</text:p>
          </table:table-cell>
          <table:table-cell office:value-type="float" office:value="-86.85264" calcext:value-type="float">
            <text:p>-86.85264</text:p>
          </table:table-cell>
          <table:table-cell office:value-type="float" office:value="180" calcext:value-type="float">
            <text:p>180</text:p>
          </table:table-cell>
          <table:table-cell office:value-type="float" office:value="131578.947368421" calcext:value-type="float">
            <text:p>131578.9473684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1872" calcext:value-type="float">
            <text:p>19.451872</text:p>
          </table:table-cell>
          <table:table-cell office:value-type="float" office:value="-99.173522" calcext:value-type="float">
            <text:p>-99.173522</text:p>
          </table:table-cell>
          <table:table-cell office:value-type="float" office:value="70" calcext:value-type="float">
            <text:p>70</text:p>
          </table:table-cell>
          <table:table-cell office:value-type="float" office:value="66842.1052631579" calcext:value-type="float">
            <text:p>6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3485" calcext:value-type="float">
            <text:p>18.913485</text:p>
          </table:table-cell>
          <table:table-cell office:value-type="float" office:value="-99.240456" calcext:value-type="float">
            <text:p>-99.240456</text:p>
          </table:table-cell>
          <table:table-cell office:value-type="float" office:value="80" calcext:value-type="float">
            <text:p>80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40925" calcext:value-type="float">
            <text:p>18.840925</text:p>
          </table:table-cell>
          <table:table-cell office:value-type="float" office:value="-98.934196" calcext:value-type="float">
            <text:p>-98.934196</text:p>
          </table:table-cell>
          <table:table-cell office:value-type="float" office:value="110" calcext:value-type="float">
            <text:p>110</text:p>
          </table:table-cell>
          <table:table-cell office:value-type="float" office:value="94736.8421052632" calcext:value-type="float">
            <text:p>94736.84210526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19271" calcext:value-type="float">
            <text:p>19.3819271</text:p>
          </table:table-cell>
          <table:table-cell office:value-type="float" office:value="-99.1891539" calcext:value-type="float">
            <text:p>-99.1891539</text:p>
          </table:table-cell>
          <table:table-cell office:value-type="float" office:value="90" calcext:value-type="float">
            <text:p>90</text:p>
          </table:table-cell>
          <table:table-cell office:value-type="float" office:value="178447.368421053" calcext:value-type="float">
            <text:p>178447.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58637" calcext:value-type="float">
            <text:p>25.558637</text:p>
          </table:table-cell>
          <table:table-cell office:value-type="float" office:value="-103.449786" calcext:value-type="float">
            <text:p>-103.449786</text:p>
          </table:table-cell>
          <table:table-cell office:value-type="float" office:value="250" calcext:value-type="float">
            <text:p>250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64135" calcext:value-type="float">
            <text:p>20.764135</text:p>
          </table:table-cell>
          <table:table-cell office:value-type="float" office:value="-103.339958" calcext:value-type="float">
            <text:p>-103.339958</text:p>
          </table:table-cell>
          <table:table-cell office:value-type="float" office:value="140" calcext:value-type="float">
            <text:p>140</text:p>
          </table:table-cell>
          <table:table-cell office:value-type="float" office:value="84210.5263157895" calcext:value-type="float">
            <text:p>84210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5989" calcext:value-type="float">
            <text:p>19.385989</text:p>
          </table:table-cell>
          <table:table-cell office:value-type="float" office:value="-99.186285" calcext:value-type="float">
            <text:p>-99.186285</text:p>
          </table:table-cell>
          <table:table-cell office:value-type="float" office:value="107" calcext:value-type="float">
            <text:p>107</text:p>
          </table:table-cell>
          <table:table-cell office:value-type="float" office:value="79342.1052631579" calcext:value-type="float">
            <text:p>793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329957" calcext:value-type="float">
            <text:p>28.6329957</text:p>
          </table:table-cell>
          <table:table-cell office:value-type="float" office:value="-106.0691004" calcext:value-type="float">
            <text:p>-106.0691004</text:p>
          </table:table-cell>
          <table:table-cell office:value-type="float" office:value="290" calcext:value-type="float">
            <text:p>290</text:p>
          </table:table-cell>
          <table:table-cell office:value-type="float" office:value="195526.315789474" calcext:value-type="float">
            <text:p>195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96482" calcext:value-type="float">
            <text:p>18.996482</text:p>
          </table:table-cell>
          <table:table-cell office:value-type="float" office:value="-98.239653" calcext:value-type="float">
            <text:p>-98.239653</text:p>
          </table:table-cell>
          <table:table-cell office:value-type="float" office:value="100" calcext:value-type="float">
            <text:p>100</text:p>
          </table:table-cell>
          <table:table-cell office:value-type="float" office:value="39473.6842105263" calcext:value-type="float">
            <text:p>39473.68421052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1507" calcext:value-type="float">
            <text:p>19.401507</text:p>
          </table:table-cell>
          <table:table-cell office:value-type="float" office:value="-99.14682" calcext:value-type="float">
            <text:p>-99.14682</text:p>
          </table:table-cell>
          <table:table-cell office:value-type="float" office:value="65" calcext:value-type="float">
            <text:p>65</text:p>
          </table:table-cell>
          <table:table-cell office:value-type="float" office:value="91052.6315789474" calcext:value-type="float">
            <text:p>91052.6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35" calcext:value-type="float">
            <text:p>135</text:p>
          </table:table-cell>
          <table:table-cell office:value-type="float" office:value="115789.473684211" calcext:value-type="float">
            <text:p>115789.4736842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795519" calcext:value-type="float">
            <text:p>18.795519</text:p>
          </table:table-cell>
          <table:table-cell office:value-type="float" office:value="-99.231445" calcext:value-type="float">
            <text:p>-99.231445</text:p>
          </table:table-cell>
          <table:table-cell office:value-type="float" office:value="165" calcext:value-type="float">
            <text:p>165</text:p>
          </table:table-cell>
          <table:table-cell office:value-type="float" office:value="93684.2105263158" calcext:value-type="float">
            <text:p>93684.21052631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5848" calcext:value-type="float">
            <text:p>18.885848</text:p>
          </table:table-cell>
          <table:table-cell office:value-type="float" office:value="-98.973834" calcext:value-type="float">
            <text:p>-98.973834</text:p>
          </table:table-cell>
          <table:table-cell office:value-type="float" office:value="82" calcext:value-type="float">
            <text:p>82</text:p>
          </table:table-cell>
          <table:table-cell office:value-type="float" office:value="75694.7368421053" calcext:value-type="float">
            <text:p>756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403807" calcext:value-type="float">
            <text:p>20.403807</text:p>
          </table:table-cell>
          <table:table-cell office:value-type="float" office:value="-99.990905" calcext:value-type="float">
            <text:p>-99.990905</text:p>
          </table:table-cell>
          <table:table-cell office:value-type="float" office:value="110" calcext:value-type="float">
            <text:p>110</text:p>
          </table:table-cell>
          <table:table-cell office:value-type="float" office:value="62105.2631578947" calcext:value-type="float">
            <text:p>62105.26315789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4478" calcext:value-type="float">
            <text:p>22.134478</text:p>
          </table:table-cell>
          <table:table-cell office:value-type="float" office:value="-100.929138" calcext:value-type="float">
            <text:p>-100.929138</text:p>
          </table:table-cell>
          <table:table-cell office:value-type="float" office:value="97" calcext:value-type="float">
            <text:p>97</text:p>
          </table:table-cell>
          <table:table-cell office:value-type="float" office:value="40789.4736842105" calcext:value-type="float">
            <text:p>40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62275" calcext:value-type="float">
            <text:p>19.5562275</text:p>
          </table:table-cell>
          <table:table-cell office:value-type="float" office:value="-99.2674713" calcext:value-type="float">
            <text:p>-99.2674713</text:p>
          </table:table-cell>
          <table:table-cell office:value-type="float" office:value="64" calcext:value-type="float">
            <text:p>64</text:p>
          </table:table-cell>
          <table:table-cell office:value-type="float" office:value="52631.5263157895" calcext:value-type="float">
            <text:p>52631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73" calcext:value-type="float">
            <text:p>173</text:p>
          </table:table-cell>
          <table:table-cell office:value-type="float" office:value="231578.947368421" calcext:value-type="float">
            <text:p>2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7803" calcext:value-type="float">
            <text:p>25.757803</text:p>
          </table:table-cell>
          <table:table-cell office:value-type="float" office:value="-100.404541" calcext:value-type="float">
            <text:p>-100.404541</text:p>
          </table:table-cell>
          <table:table-cell office:value-type="float" office:value="179" calcext:value-type="float">
            <text:p>179</text:p>
          </table:table-cell>
          <table:table-cell office:value-type="float" office:value="99473.6842105263" calcext:value-type="float">
            <text:p>99473.6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93377" calcext:value-type="float">
            <text:p>22.1593377</text:p>
          </table:table-cell>
          <table:table-cell office:value-type="float" office:value="-101.0443504" calcext:value-type="float">
            <text:p>-101.0443504</text:p>
          </table:table-cell>
          <table:table-cell office:value-type="float" office:value="187" calcext:value-type="float">
            <text:p>187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80" calcext:value-type="float">
            <text:p>180</text:p>
          </table:table-cell>
          <table:table-cell office:value-type="float" office:value="127894.736842105" calcext:value-type="float">
            <text:p>127894.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5765" calcext:value-type="float">
            <text:p>19.475765</text:p>
          </table:table-cell>
          <table:table-cell office:value-type="float" office:value="-99.145" calcext:value-type="float">
            <text:p>-99.145</text:p>
          </table:table-cell>
          <table:table-cell office:value-type="float" office:value="270" calcext:value-type="float">
            <text:p>270</text:p>
          </table:table-cell>
          <table:table-cell office:value-type="float" office:value="131578.947368421" calcext:value-type="float">
            <text:p>13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490506" calcext:value-type="float">
            <text:p>20.6490506</text:p>
          </table:table-cell>
          <table:table-cell office:value-type="float" office:value="-100.4393293" calcext:value-type="float">
            <text:p>-100.4393293</text:p>
          </table:table-cell>
          <table:table-cell office:value-type="float" office:value="380" calcext:value-type="float">
            <text:p>38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60701" calcext:value-type="float">
            <text:p>19.060701</text:p>
          </table:table-cell>
          <table:table-cell office:value-type="float" office:value="-98.329774" calcext:value-type="float">
            <text:p>-98.329774</text:p>
          </table:table-cell>
          <table:table-cell office:value-type="float" office:value="255" calcext:value-type="float">
            <text:p>255</text:p>
          </table:table-cell>
          <table:table-cell office:value-type="float" office:value="139473.684210526" calcext:value-type="float">
            <text:p>139473.6842105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365447" calcext:value-type="float">
            <text:p>25.365447</text:p>
          </table:table-cell>
          <table:table-cell office:value-type="float" office:value="-100.9942" calcext:value-type="float">
            <text:p>-100.9942</text:p>
          </table:table-cell>
          <table:table-cell office:value-type="float" office:value="167" calcext:value-type="float">
            <text:p>167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80" calcext:value-type="float">
            <text:p>180</text:p>
          </table:table-cell>
          <table:table-cell office:value-type="float" office:value="105263.157894737" calcext:value-type="float">
            <text:p>105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589504" calcext:value-type="float">
            <text:p>32.589504</text:p>
          </table:table-cell>
          <table:table-cell office:value-type="float" office:value="-115.363762" calcext:value-type="float">
            <text:p>-115.363762</text:p>
          </table:table-cell>
          <table:table-cell office:value-type="float" office:value="86" calcext:value-type="float">
            <text:p>86</text:p>
          </table:table-cell>
          <table:table-cell office:value-type="float" office:value="41578.9473684211" calcext:value-type="float">
            <text:p>41578.94736842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3952" calcext:value-type="float">
            <text:p>19.383952</text:p>
          </table:table-cell>
          <table:table-cell office:value-type="float" office:value="-99.160229" calcext:value-type="float">
            <text:p>-99.160229</text:p>
          </table:table-cell>
          <table:table-cell office:value-type="float" office:value="110" calcext:value-type="float">
            <text:p>110</text:p>
          </table:table-cell>
          <table:table-cell office:value-type="float" office:value="176327.368421053" calcext:value-type="float">
            <text:p>176327.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7302" calcext:value-type="float">
            <text:p>18.97302</text:p>
          </table:table-cell>
          <table:table-cell office:value-type="float" office:value="-98.206238" calcext:value-type="float">
            <text:p>-98.206238</text:p>
          </table:table-cell>
          <table:table-cell office:value-type="float" office:value="210" calcext:value-type="float">
            <text:p>21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 Sur</text:p>
          </table:table-cell>
          <table:table-cell office:value-type="float" office:value="24.1647821422" calcext:value-type="float">
            <text:p>24.1647821422</text:p>
          </table:table-cell>
          <table:table-cell office:value-type="float" office:value="-110.3053683043" calcext:value-type="float">
            <text:p>-110.3053683043</text:p>
          </table:table-cell>
          <table:table-cell office:value-type="float" office:value="71" calcext:value-type="float">
            <text:p>71</text:p>
          </table:table-cell>
          <table:table-cell office:value-type="float" office:value="42105.2631578947" calcext:value-type="float">
            <text:p>42105.26315789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10" calcext:value-type="float">
            <text:p>210</text:p>
          </table:table-cell>
          <table:table-cell office:value-type="float" office:value="104013.157894737" calcext:value-type="float">
            <text:p>10401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8963" calcext:value-type="float">
            <text:p>25.758963</text:p>
          </table:table-cell>
          <table:table-cell office:value-type="float" office:value="-100.316811" calcext:value-type="float">
            <text:p>-100.316811</text:p>
          </table:table-cell>
          <table:table-cell office:value-type="float" office:value="175" calcext:value-type="float">
            <text:p>175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378006" calcext:value-type="float">
            <text:p>19.0378006</text:p>
          </table:table-cell>
          <table:table-cell office:value-type="float" office:value="-98.3007086" calcext:value-type="float">
            <text:p>-98.3007086</text:p>
          </table:table-cell>
          <table:table-cell office:value-type="float" office:value="165" calcext:value-type="float">
            <text:p>165</text:p>
          </table:table-cell>
          <table:table-cell office:value-type="float" office:value="111578.947368421" calcext:value-type="float">
            <text:p>111578.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870644" calcext:value-type="float">
            <text:p>19.3870644</text:p>
          </table:table-cell>
          <table:table-cell office:value-type="float" office:value="-99.0362059" calcext:value-type="float">
            <text:p>-99.0362059</text:p>
          </table:table-cell>
          <table:table-cell office:value-type="float" office:value="300" calcext:value-type="float">
            <text:p>300</text:p>
          </table:table-cell>
          <table:table-cell office:value-type="float" office:value="134210.526315789" calcext:value-type="float">
            <text:p>134210.52631578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29337" calcext:value-type="float">
            <text:p>19.5329337</text:p>
          </table:table-cell>
          <table:table-cell office:value-type="float" office:value="-99.164866" calcext:value-type="float">
            <text:p>-99.164866</text:p>
          </table:table-cell>
          <table:table-cell office:value-type="float" office:value="290" calcext:value-type="float">
            <text:p>290</text:p>
          </table:table-cell>
          <table:table-cell office:value-type="float" office:value="244736.842105263" calcext:value-type="float">
            <text:p>24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29712" calcext:value-type="float">
            <text:p>19.29712</text:p>
          </table:table-cell>
          <table:table-cell office:value-type="float" office:value="-98.255075" calcext:value-type="float">
            <text:p>-98.255075</text:p>
          </table:table-cell>
          <table:table-cell office:value-type="float" office:value="160" calcext:value-type="float">
            <text:p>160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10" calcext:value-type="float">
            <text:p>110</text:p>
          </table:table-cell>
          <table:table-cell office:value-type="float" office:value="68421.052631579" calcext:value-type="float">
            <text:p>68421.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70670337" calcext:value-type="float">
            <text:p>20.7070670337</text:p>
          </table:table-cell>
          <table:table-cell office:value-type="float" office:value="-100.4718160629" calcext:value-type="float">
            <text:p>-100.4718160629</text:p>
          </table:table-cell>
          <table:table-cell office:value-type="float" office:value="309" calcext:value-type="float">
            <text:p>309</text:p>
          </table:table-cell>
          <table:table-cell office:value-type="float" office:value="194736.842105263" calcext:value-type="float">
            <text:p>194736.8421052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6589" calcext:value-type="float">
            <text:p>19.046589</text:p>
          </table:table-cell>
          <table:table-cell office:value-type="float" office:value="-98.102929" calcext:value-type="float">
            <text:p>-98.102929</text:p>
          </table:table-cell>
          <table:table-cell office:value-type="float" office:value="92" calcext:value-type="float">
            <text:p>92</text:p>
          </table:table-cell>
          <table:table-cell office:value-type="float" office:value="33157.8947368421" calcext:value-type="float">
            <text:p>33157.89473684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394971" calcext:value-type="float">
            <text:p>25.7394971</text:p>
          </table:table-cell>
          <table:table-cell office:value-type="float" office:value="-100.2754971" calcext:value-type="float">
            <text:p>-100.2754971</text:p>
          </table:table-cell>
          <table:table-cell office:value-type="float" office:value="164" calcext:value-type="float">
            <text:p>164</text:p>
          </table:table-cell>
          <table:table-cell office:value-type="float" office:value="65789.4736842105" calcext:value-type="float">
            <text:p>65789.47368421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0079" calcext:value-type="float">
            <text:p>19.100079</text:p>
          </table:table-cell>
          <table:table-cell office:value-type="float" office:value="-96.121007" calcext:value-type="float">
            <text:p>-96.121007</text:p>
          </table:table-cell>
          <table:table-cell office:value-type="float" office:value="220" calcext:value-type="float">
            <text:p>2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47087" calcext:value-type="float">
            <text:p>22.147087</text:p>
          </table:table-cell>
          <table:table-cell office:value-type="float" office:value="-100.960213" calcext:value-type="float">
            <text:p>-100.960213</text:p>
          </table:table-cell>
          <table:table-cell office:value-type="float" office:value="105" calcext:value-type="float">
            <text:p>105</text:p>
          </table:table-cell>
          <table:table-cell office:value-type="float" office:value="57894.7368421053" calcext:value-type="float">
            <text:p>57894.7368421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1264477" calcext:value-type="float">
            <text:p>21.1264477</text:p>
          </table:table-cell>
          <table:table-cell office:value-type="float" office:value="-101.611078" calcext:value-type="float">
            <text:p>-101.611078</text:p>
          </table:table-cell>
          <table:table-cell office:value-type="float" office:value="250" calcext:value-type="float">
            <text:p>250</text:p>
          </table:table-cell>
          <table:table-cell office:value-type="float" office:value="120526.315789474" calcext:value-type="float">
            <text:p>12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7542" calcext:value-type="float">
            <text:p>18.917542</text:p>
          </table:table-cell>
          <table:table-cell office:value-type="float" office:value="-98.963181" calcext:value-type="float">
            <text:p>-98.963181</text:p>
          </table:table-cell>
          <table:table-cell office:value-type="float" office:value="140" calcext:value-type="float">
            <text:p>140</text:p>
          </table:table-cell>
          <table:table-cell office:value-type="float" office:value="76315.7894736842" calcext:value-type="float">
            <text:p>76315.78947368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2128" calcext:value-type="float">
            <text:p>19.472128</text:p>
          </table:table-cell>
          <table:table-cell office:value-type="float" office:value="-99.146697" calcext:value-type="float">
            <text:p>-99.146697</text:p>
          </table:table-cell>
          <table:table-cell office:value-type="float" office:value="190" calcext:value-type="float">
            <text:p>190</text:p>
          </table:table-cell>
          <table:table-cell office:value-type="float" office:value="102263.157894737" calcext:value-type="float">
            <text:p>102263.1578947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34984" calcext:value-type="float">
            <text:p>19.234984</text:p>
          </table:table-cell>
          <table:table-cell office:value-type="float" office:value="-99.558175" calcext:value-type="float">
            <text:p>-99.558175</text:p>
          </table:table-cell>
          <table:table-cell office:value-type="float" office:value="115" calcext:value-type="float">
            <text:p>115</text:p>
          </table:table-cell>
          <table:table-cell office:value-type="float" office:value="110526.315789474" calcext:value-type="float">
            <text:p>110526.3157894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187144" calcext:value-type="float">
            <text:p>18.9187144</text:p>
          </table:table-cell>
          <table:table-cell office:value-type="float" office:value="-98.4266391" calcext:value-type="float">
            <text:p>-98.4266391</text:p>
          </table:table-cell>
          <table:table-cell office:value-type="float" office:value="90" calcext:value-type="float">
            <text:p>90</text:p>
          </table:table-cell>
          <table:table-cell office:value-type="float" office:value="46842.1052631579" calcext:value-type="float">
            <text:p>46842.10526315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5163" calcext:value-type="float">
            <text:p>21.075163</text:p>
          </table:table-cell>
          <table:table-cell office:value-type="float" office:value="-89.516731" calcext:value-type="float">
            <text:p>-89.516731</text:p>
          </table:table-cell>
          <table:table-cell office:value-type="float" office:value="185" calcext:value-type="float">
            <text:p>185</text:p>
          </table:table-cell>
          <table:table-cell office:value-type="float" office:value="89210.5263157895" calcext:value-type="float">
            <text:p>89210.52631578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52589" calcext:value-type="float">
            <text:p>19.52589</text:p>
          </table:table-cell>
          <table:table-cell office:value-type="float" office:value="-99.151703" calcext:value-type="float">
            <text:p>-99.151703</text:p>
          </table:table-cell>
          <table:table-cell office:value-type="float" office:value="71" calcext:value-type="float">
            <text:p>71</text:p>
          </table:table-cell>
          <table:table-cell office:value-type="float" office:value="48550.59" calcext:value-type="float">
            <text:p>48550.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40539" calcext:value-type="float">
            <text:p>19.2640539</text:p>
          </table:table-cell>
          <table:table-cell office:value-type="float" office:value="-99.5727534" calcext:value-type="float">
            <text:p>-99.5727534</text:p>
          </table:table-cell>
          <table:table-cell office:value-type="float" office:value="233" calcext:value-type="float">
            <text:p>233</text:p>
          </table:table-cell>
          <table:table-cell office:value-type="float" office:value="168636.73" calcext:value-type="float">
            <text:p>168636.7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8629" calcext:value-type="float">
            <text:p>19.268629</text:p>
          </table:table-cell>
          <table:table-cell office:value-type="float" office:value="-99.671722" calcext:value-type="float">
            <text:p>-99.671722</text:p>
          </table:table-cell>
          <table:table-cell office:value-type="float" office:value="300" calcext:value-type="float">
            <text:p>300</text:p>
          </table:table-cell>
          <table:table-cell office:value-type="float" office:value="86932.69" calcext:value-type="float">
            <text:p>86932.6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11938" calcext:value-type="float">
            <text:p>19.511938</text:p>
          </table:table-cell>
          <table:table-cell office:value-type="float" office:value="-96.871956" calcext:value-type="float">
            <text:p>-96.871956</text:p>
          </table:table-cell>
          <table:table-cell office:value-type="float" office:value="84" calcext:value-type="float">
            <text:p>84</text:p>
          </table:table-cell>
          <table:table-cell office:value-type="float" office:value="68508.67" calcext:value-type="float">
            <text:p>68508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89157" calcext:value-type="float">
            <text:p>20.689157</text:p>
          </table:table-cell>
          <table:table-cell office:value-type="float" office:value="-103.366728" calcext:value-type="float">
            <text:p>-103.366728</text:p>
          </table:table-cell>
          <table:table-cell office:value-type="float" office:value="175" calcext:value-type="float">
            <text:p>175</text:p>
          </table:table-cell>
          <table:table-cell office:value-type="float" office:value="102763" calcext:value-type="float">
            <text:p>1027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41317" calcext:value-type="float">
            <text:p>21.0441317</text:p>
          </table:table-cell>
          <table:table-cell office:value-type="float" office:value="-89.6216334" calcext:value-type="float">
            <text:p>-89.6216334</text:p>
          </table:table-cell>
          <table:table-cell office:value-type="float" office:value="223" calcext:value-type="float">
            <text:p>223</text:p>
          </table:table-cell>
          <table:table-cell office:value-type="float" office:value="126477.54" calcext:value-type="float">
            <text:p>126477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29547" calcext:value-type="float">
            <text:p>21.129547</text:p>
          </table:table-cell>
          <table:table-cell office:value-type="float" office:value="-86.817017" calcext:value-type="float">
            <text:p>-86.817017</text:p>
          </table:table-cell>
          <table:table-cell office:value-type="float" office:value="179" calcext:value-type="float">
            <text:p>179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003574" calcext:value-type="float">
            <text:p>21.003574</text:p>
          </table:table-cell>
          <table:table-cell office:value-type="float" office:value="-101.285683" calcext:value-type="float">
            <text:p>-101.285683</text:p>
          </table:table-cell>
          <table:table-cell office:value-type="float" office:value="205" calcext:value-type="float">
            <text:p>205</text:p>
          </table:table-cell>
          <table:table-cell office:value-type="float" office:value="226869.1" calcext:value-type="float">
            <text:p>226869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67873" calcext:value-type="float">
            <text:p>19.667873</text:p>
          </table:table-cell>
          <table:table-cell office:value-type="float" office:value="-101.233465" calcext:value-type="float">
            <text:p>-101.233465</text:p>
          </table:table-cell>
          <table:table-cell office:value-type="float" office:value="130" calcext:value-type="float">
            <text:p>130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3178" calcext:value-type="float">
            <text:p>19.443178</text:p>
          </table:table-cell>
          <table:table-cell office:value-type="float" office:value="-99.144234" calcext:value-type="float">
            <text:p>-99.144234</text:p>
          </table:table-cell>
          <table:table-cell office:value-type="float" office:value="67" calcext:value-type="float">
            <text:p>67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593" calcext:value-type="float">
            <text:p>19.396593</text:p>
          </table:table-cell>
          <table:table-cell office:value-type="float" office:value="-99.133163" calcext:value-type="float">
            <text:p>-99.133163</text:p>
          </table:table-cell>
          <table:table-cell office:value-type="float" office:value="80" calcext:value-type="float">
            <text:p>80</text:p>
          </table:table-cell>
          <table:table-cell office:value-type="float" office:value="51076.22" calcext:value-type="float">
            <text:p>51076.2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1299039" calcext:value-type="float">
            <text:p>21.1299039</text:p>
          </table:table-cell>
          <table:table-cell office:value-type="float" office:value="-101.6220159" calcext:value-type="float">
            <text:p>-101.6220159</text:p>
          </table:table-cell>
          <table:table-cell office:value-type="float" office:value="263" calcext:value-type="float">
            <text:p>263</text:p>
          </table:table-cell>
          <table:table-cell office:value-type="float" office:value="152932.43" calcext:value-type="float">
            <text:p>152932.4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25994" calcext:value-type="float">
            <text:p>25.625994</text:p>
          </table:table-cell>
          <table:table-cell office:value-type="float" office:value="-100.283852" calcext:value-type="float">
            <text:p>-100.283852</text:p>
          </table:table-cell>
          <table:table-cell office:value-type="float" office:value="367" calcext:value-type="float">
            <text:p>367</text:p>
          </table:table-cell>
          <table:table-cell office:value-type="float" office:value="216014.58" calcext:value-type="float">
            <text:p>216014.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524143" calcext:value-type="float">
            <text:p>19.524143</text:p>
          </table:table-cell>
          <table:table-cell office:value-type="float" office:value="-99.160149" calcext:value-type="float">
            <text:p>-99.160149</text:p>
          </table:table-cell>
          <table:table-cell office:value-type="float" office:value="60" calcext:value-type="float">
            <text:p>60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6959" calcext:value-type="float">
            <text:p>19.386959</text:p>
          </table:table-cell>
          <table:table-cell office:value-type="float" office:value="-99.219492" calcext:value-type="float">
            <text:p>-99.219492</text:p>
          </table:table-cell>
          <table:table-cell office:value-type="float" office:value="120" calcext:value-type="float">
            <text:p>120</text:p>
          </table:table-cell>
          <table:table-cell office:value-type="float" office:value="100104.31" calcext:value-type="float">
            <text:p>100104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49741" calcext:value-type="float">
            <text:p>20.949741</text:p>
          </table:table-cell>
          <table:table-cell office:value-type="float" office:value="-97.396337" calcext:value-type="float">
            <text:p>-97.396337</text:p>
          </table:table-cell>
          <table:table-cell office:value-type="float" office:value="320" calcext:value-type="float">
            <text:p>32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0345" calcext:value-type="float">
            <text:p>18.920345</text:p>
          </table:table-cell>
          <table:table-cell office:value-type="float" office:value="-99.235603" calcext:value-type="float">
            <text:p>-99.235603</text:p>
          </table:table-cell>
          <table:table-cell office:value-type="float" office:value="122" calcext:value-type="float">
            <text:p>122</text:p>
          </table:table-cell>
          <table:table-cell office:value-type="float" office:value="103500.79" calcext:value-type="float">
            <text:p>103500.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3794" calcext:value-type="float">
            <text:p>16.863794</text:p>
          </table:table-cell>
          <table:table-cell office:value-type="float" office:value="-99.881614" calcext:value-type="float">
            <text:p>-99.881614</text:p>
          </table:table-cell>
          <table:table-cell office:value-type="float" office:value="191" calcext:value-type="float">
            <text:p>191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6782" calcext:value-type="float">
            <text:p>19.136782</text:p>
          </table:table-cell>
          <table:table-cell office:value-type="float" office:value="-96.123543" calcext:value-type="float">
            <text:p>-96.123543</text:p>
          </table:table-cell>
          <table:table-cell office:value-type="float" office:value="220" calcext:value-type="float">
            <text:p>220</text:p>
          </table:table-cell>
          <table:table-cell office:value-type="float" office:value="104319.23" calcext:value-type="float">
            <text:p>104319.2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3334" calcext:value-type="float">
            <text:p>19.403334</text:p>
          </table:table-cell>
          <table:table-cell office:value-type="float" office:value="-99.145021" calcext:value-type="float">
            <text:p>-99.145021</text:p>
          </table:table-cell>
          <table:table-cell office:value-type="float" office:value="153" calcext:value-type="float">
            <text:p>153</text:p>
          </table:table-cell>
          <table:table-cell office:value-type="float" office:value="65633.66" calcext:value-type="float">
            <text:p>65633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11724" calcext:value-type="float">
            <text:p>21.0411724</text:p>
          </table:table-cell>
          <table:table-cell office:value-type="float" office:value="-89.5550539" calcext:value-type="float">
            <text:p>-89.5550539</text:p>
          </table:table-cell>
          <table:table-cell office:value-type="float" office:value="205" calcext:value-type="float">
            <text:p>205</text:p>
          </table:table-cell>
          <table:table-cell office:value-type="float" office:value="90115.25" calcext:value-type="float">
            <text:p>90115.2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41315" calcext:value-type="float">
            <text:p>25.441315</text:p>
          </table:table-cell>
          <table:table-cell office:value-type="float" office:value="-100.987683" calcext:value-type="float">
            <text:p>-100.987683</text:p>
          </table:table-cell>
          <table:table-cell office:value-type="float" office:value="120" calcext:value-type="float">
            <text:p>120</text:p>
          </table:table-cell>
          <table:table-cell office:value-type="float" office:value="110667.85" calcext:value-type="float">
            <text:p>110667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25724" calcext:value-type="float">
            <text:p>32.425724</text:p>
          </table:table-cell>
          <table:table-cell office:value-type="float" office:value="-117.034189" calcext:value-type="float">
            <text:p>-117.034189</text:p>
          </table:table-cell>
          <table:table-cell office:value-type="float" office:value="115" calcext:value-type="float">
            <text:p>115</text:p>
          </table:table-cell>
          <table:table-cell office:value-type="float" office:value="62585.3" calcext:value-type="float">
            <text:p>62585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84794" calcext:value-type="float">
            <text:p>19.484794</text:p>
          </table:table-cell>
          <table:table-cell office:value-type="float" office:value="-98.874065" calcext:value-type="float">
            <text:p>-98.874065</text:p>
          </table:table-cell>
          <table:table-cell office:value-type="float" office:value="260" calcext:value-type="float">
            <text:p>260</text:p>
          </table:table-cell>
          <table:table-cell office:value-type="float" office:value="91674.48" calcext:value-type="float">
            <text:p>91674.4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8533" calcext:value-type="float">
            <text:p>19.378533</text:p>
          </table:table-cell>
          <table:table-cell office:value-type="float" office:value="-99.187561" calcext:value-type="float">
            <text:p>-99.187561</text:p>
          </table:table-cell>
          <table:table-cell office:value-type="float" office:value="107" calcext:value-type="float">
            <text:p>107</text:p>
          </table:table-cell>
          <table:table-cell office:value-type="float" office:value="79443.7" calcext:value-type="float">
            <text:p>79443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40887" calcext:value-type="float">
            <text:p>25.740887</text:p>
          </table:table-cell>
          <table:table-cell office:value-type="float" office:value="-100.385582" calcext:value-type="float">
            <text:p>-100.385582</text:p>
          </table:table-cell>
          <table:table-cell office:value-type="float" office:value="192" calcext:value-type="float">
            <text:p>192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9737" calcext:value-type="float">
            <text:p>16.769737</text:p>
          </table:table-cell>
          <table:table-cell office:value-type="float" office:value="-93.088928" calcext:value-type="float">
            <text:p>-93.088928</text:p>
          </table:table-cell>
          <table:table-cell office:value-type="float" office:value="106" calcext:value-type="float">
            <text:p>106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50429" calcext:value-type="float">
            <text:p>20.650429</text:p>
          </table:table-cell>
          <table:table-cell office:value-type="float" office:value="-103.374611" calcext:value-type="float">
            <text:p>-103.374611</text:p>
          </table:table-cell>
          <table:table-cell office:value-type="float" office:value="190" calcext:value-type="float">
            <text:p>190</text:p>
          </table:table-cell>
          <table:table-cell office:value-type="float" office:value="150192.08" calcext:value-type="float">
            <text:p>150192.0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7613" calcext:value-type="float">
            <text:p>19.387613</text:p>
          </table:table-cell>
          <table:table-cell office:value-type="float" office:value="-99.202726" calcext:value-type="float">
            <text:p>-99.202726</text:p>
          </table:table-cell>
          <table:table-cell office:value-type="float" office:value="103" calcext:value-type="float">
            <text:p>103</text:p>
          </table:table-cell>
          <table:table-cell office:value-type="float" office:value="50942.31" calcext:value-type="float">
            <text:p>50942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0867" calcext:value-type="float">
            <text:p>18.890867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71" calcext:value-type="float">
            <text:p>171</text:p>
          </table:table-cell>
          <table:table-cell office:value-type="float" office:value="105397.95" calcext:value-type="float">
            <text:p>105397.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39086" calcext:value-type="float">
            <text:p>21.139086</text:p>
          </table:table-cell>
          <table:table-cell office:value-type="float" office:value="-86.84964" calcext:value-type="float">
            <text:p>-86.84964</text:p>
          </table:table-cell>
          <table:table-cell office:value-type="float" office:value="203" calcext:value-type="float">
            <text:p>203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3079" calcext:value-type="float">
            <text:p>19.413079</text:p>
          </table:table-cell>
          <table:table-cell office:value-type="float" office:value="-99.174228" calcext:value-type="float">
            <text:p>-99.174228</text:p>
          </table:table-cell>
          <table:table-cell office:value-type="float" office:value="140" calcext:value-type="float">
            <text:p>140</text:p>
          </table:table-cell>
          <table:table-cell office:value-type="float" office:value="273969.71" calcext:value-type="float">
            <text:p>273969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10826" calcext:value-type="float">
            <text:p>19.410826</text:p>
          </table:table-cell>
          <table:table-cell office:value-type="float" office:value="-99.143757" calcext:value-type="float">
            <text:p>-99.143757</text:p>
          </table:table-cell>
          <table:table-cell office:value-type="float" office:value="160" calcext:value-type="float">
            <text:p>160</text:p>
          </table:table-cell>
          <table:table-cell office:value-type="float" office:value="157532.58" calcext:value-type="float">
            <text:p>157532.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0852" calcext:value-type="float">
            <text:p>18.90085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200" calcext:value-type="float">
            <text:p>200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28767" calcext:value-type="float">
            <text:p>19.428767</text:p>
          </table:table-cell>
          <table:table-cell office:value-type="float" office:value="-99.1459" calcext:value-type="float">
            <text:p>-99.1459</text:p>
          </table:table-cell>
          <table:table-cell office:value-type="float" office:value="75" calcext:value-type="float">
            <text:p>75</text:p>
          </table:table-cell>
          <table:table-cell office:value-type="float" office:value="56689.55" calcext:value-type="float">
            <text:p>56689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95285" calcext:value-type="float">
            <text:p>19.595285</text:p>
          </table:table-cell>
          <table:table-cell office:value-type="float" office:value="-99.050201" calcext:value-type="float">
            <text:p>-99.050201</text:p>
          </table:table-cell>
          <table:table-cell office:value-type="float" office:value="149" calcext:value-type="float">
            <text:p>149</text:p>
          </table:table-cell>
          <table:table-cell office:value-type="float" office:value="100104.31" calcext:value-type="float">
            <text:p>100104.3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31834" calcext:value-type="float">
            <text:p>19.531834</text:p>
          </table:table-cell>
          <table:table-cell office:value-type="float" office:value="-99.240456" calcext:value-type="float">
            <text:p>-99.240456</text:p>
          </table:table-cell>
          <table:table-cell office:value-type="float" office:value="117" calcext:value-type="float">
            <text:p>117</text:p>
          </table:table-cell>
          <table:table-cell office:value-type="float" office:value="144922.18" calcext:value-type="float">
            <text:p>144922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8652" calcext:value-type="float">
            <text:p>18.818652</text:p>
          </table:table-cell>
          <table:table-cell office:value-type="float" office:value="-98.936752" calcext:value-type="float">
            <text:p>-98.936752</text:p>
          </table:table-cell>
          <table:table-cell office:value-type="float" office:value="293" calcext:value-type="float">
            <text:p>293</text:p>
          </table:table-cell>
          <table:table-cell office:value-type="float" office:value="110667.85" calcext:value-type="float">
            <text:p>110667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33" calcext:value-type="float">
            <text:p>233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7991" calcext:value-type="float">
            <text:p>21.137991</text:p>
          </table:table-cell>
          <table:table-cell office:value-type="float" office:value="-86.870964" calcext:value-type="float">
            <text:p>-86.870964</text:p>
          </table:table-cell>
          <table:table-cell office:value-type="float" office:value="280" calcext:value-type="float">
            <text:p>280</text:p>
          </table:table-cell>
          <table:table-cell office:value-type="float" office:value="92201.34" calcext:value-type="float">
            <text:p>92201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7696195" calcext:value-type="float">
            <text:p>18.7696195</text:p>
          </table:table-cell>
          <table:table-cell office:value-type="float" office:value="-95.758949" calcext:value-type="float">
            <text:p>-95.758949</text:p>
          </table:table-cell>
          <table:table-cell office:value-type="float" office:value="160" calcext:value-type="float">
            <text:p>160</text:p>
          </table:table-cell>
          <table:table-cell office:value-type="float" office:value="92130.98" calcext:value-type="float">
            <text:p>92130.9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69217188" calcext:value-type="float">
            <text:p>22.169217188</text:p>
          </table:table-cell>
          <table:table-cell office:value-type="float" office:value="-101.0471907892" calcext:value-type="float">
            <text:p>-101.0471907892</text:p>
          </table:table-cell>
          <table:table-cell office:value-type="float" office:value="190" calcext:value-type="float">
            <text:p>190</text:p>
          </table:table-cell>
          <table:table-cell office:value-type="float" office:value="99050.58" calcext:value-type="float">
            <text:p>99050.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00" calcext:value-type="float">
            <text:p>200</text:p>
          </table:table-cell>
          <table:table-cell office:value-type="float" office:value="98523.72" calcext:value-type="float">
            <text:p>98523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101794" calcext:value-type="float">
            <text:p>19.101794</text:p>
          </table:table-cell>
          <table:table-cell office:value-type="float" office:value="-98.87164" calcext:value-type="float">
            <text:p>-98.87164</text:p>
          </table:table-cell>
          <table:table-cell office:value-type="float" office:value="300" calcext:value-type="float">
            <text:p>300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17859" calcext:value-type="float">
            <text:p>19.517859</text:p>
          </table:table-cell>
          <table:table-cell office:value-type="float" office:value="-96.891403" calcext:value-type="float">
            <text:p>-96.891403</text:p>
          </table:table-cell>
          <table:table-cell office:value-type="float" office:value="180" calcext:value-type="float">
            <text:p>180</text:p>
          </table:table-cell>
          <table:table-cell office:value-type="float" office:value="123842.59" calcext:value-type="float">
            <text:p>123842.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790911" calcext:value-type="float">
            <text:p>19.2790911</text:p>
          </table:table-cell>
          <table:table-cell office:value-type="float" office:value="-99.2114234" calcext:value-type="float">
            <text:p>-99.2114234</text:p>
          </table:table-cell>
          <table:table-cell office:value-type="float" office:value="117" calcext:value-type="float">
            <text:p>117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Oaxaca</text:p>
          </table:table-cell>
          <table:table-cell office:value-type="float" office:value="15.752900306" calcext:value-type="float">
            <text:p>15.752900306</text:p>
          </table:table-cell>
          <table:table-cell office:value-type="float" office:value="-96.1357247829" calcext:value-type="float">
            <text:p>-96.1357247829</text:p>
          </table:table-cell>
          <table:table-cell office:value-type="float" office:value="83" calcext:value-type="float">
            <text:p>83</text:p>
          </table:table-cell>
          <table:table-cell office:value-type="float" office:value="68245.17" calcext:value-type="float">
            <text:p>68245.1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2422" calcext:value-type="float">
            <text:p>19.302422</text:p>
          </table:table-cell>
          <table:table-cell office:value-type="float" office:value="-99.230829" calcext:value-type="float">
            <text:p>-99.230829</text:p>
          </table:table-cell>
          <table:table-cell office:value-type="float" office:value="104" calcext:value-type="float">
            <text:p>104</text:p>
          </table:table-cell>
          <table:table-cell office:value-type="float" office:value="103370.88" calcext:value-type="float">
            <text:p>103370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3664" calcext:value-type="float">
            <text:p>19.343664</text:p>
          </table:table-cell>
          <table:table-cell office:value-type="float" office:value="-99.212308" calcext:value-type="float">
            <text:p>-99.212308</text:p>
          </table:table-cell>
          <table:table-cell office:value-type="float" office:value="350" calcext:value-type="float">
            <text:p>350</text:p>
          </table:table-cell>
          <table:table-cell office:value-type="float" office:value="242357.82" calcext:value-type="float">
            <text:p>242357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8438" calcext:value-type="float">
            <text:p>16.868438</text:p>
          </table:table-cell>
          <table:table-cell office:value-type="float" office:value="-99.89028" calcext:value-type="float">
            <text:p>-99.89028</text:p>
          </table:table-cell>
          <table:table-cell office:value-type="float" office:value="100" calcext:value-type="float">
            <text:p>10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409" calcext:value-type="float">
            <text:p>18.93409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198" calcext:value-type="float">
            <text:p>198</text:p>
          </table:table-cell>
          <table:table-cell office:value-type="float" office:value="123813.23" calcext:value-type="float">
            <text:p>123813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4415" calcext:value-type="float">
            <text:p>19.534415</text:p>
          </table:table-cell>
          <table:table-cell office:value-type="float" office:value="-99.023333" calcext:value-type="float">
            <text:p>-99.023333</text:p>
          </table:table-cell>
          <table:table-cell office:value-type="float" office:value="280" calcext:value-type="float">
            <text:p>280</text:p>
          </table:table-cell>
          <table:table-cell office:value-type="float" office:value="55039.77" calcext:value-type="float">
            <text:p>55039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3223" calcext:value-type="float">
            <text:p>19.043223</text:p>
          </table:table-cell>
          <table:table-cell office:value-type="float" office:value="-98.268716" calcext:value-type="float">
            <text:p>-98.268716</text:p>
          </table:table-cell>
          <table:table-cell office:value-type="float" office:value="168" calcext:value-type="float">
            <text:p>168</text:p>
          </table:table-cell>
          <table:table-cell office:value-type="float" office:value="92201.34" calcext:value-type="float">
            <text:p>92201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527224248" calcext:value-type="float">
            <text:p>19.0527224248</text:p>
          </table:table-cell>
          <table:table-cell office:value-type="float" office:value="-98.2346042991" calcext:value-type="float">
            <text:p>-98.2346042991</text:p>
          </table:table-cell>
          <table:table-cell office:value-type="float" office:value="75" calcext:value-type="float">
            <text:p>75</text:p>
          </table:table-cell>
          <table:table-cell office:value-type="float" office:value="81683.41" calcext:value-type="float">
            <text:p>81683.4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81213" calcext:value-type="float">
            <text:p>18.981213</text:p>
          </table:table-cell>
          <table:table-cell office:value-type="float" office:value="-99.206345" calcext:value-type="float">
            <text:p>-99.206345</text:p>
          </table:table-cell>
          <table:table-cell office:value-type="float" office:value="200" calcext:value-type="float">
            <text:p>200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5097" calcext:value-type="float">
            <text:p>19.395097</text:p>
          </table:table-cell>
          <table:table-cell office:value-type="float" office:value="-99.150424" calcext:value-type="float">
            <text:p>-99.150424</text:p>
          </table:table-cell>
          <table:table-cell office:value-type="float" office:value="80" calcext:value-type="float">
            <text:p>80</text:p>
          </table:table-cell>
          <table:table-cell office:value-type="float" office:value="53158.13" calcext:value-type="float">
            <text:p>53158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602" calcext:value-type="float">
            <text:p>18.86260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305" calcext:value-type="float">
            <text:p>305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94334" calcext:value-type="float">
            <text:p>20.594334</text:p>
          </table:table-cell>
          <table:table-cell office:value-type="float" office:value="-103.425086" calcext:value-type="float">
            <text:p>-103.425086</text:p>
          </table:table-cell>
          <table:table-cell office:value-type="float" office:value="90" calcext:value-type="float">
            <text:p>90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915056" calcext:value-type="float">
            <text:p>18.9915056</text:p>
          </table:table-cell>
          <table:table-cell office:value-type="float" office:value="-98.2181614" calcext:value-type="float">
            <text:p>-98.2181614</text:p>
          </table:table-cell>
          <table:table-cell office:value-type="float" office:value="152" calcext:value-type="float">
            <text:p>152</text:p>
          </table:table-cell>
          <table:table-cell office:value-type="float" office:value="105397.95" calcext:value-type="float">
            <text:p>105397.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25832" calcext:value-type="float">
            <text:p>22.125832</text:p>
          </table:table-cell>
          <table:table-cell office:value-type="float" office:value="-101.035118" calcext:value-type="float">
            <text:p>-101.035118</text:p>
          </table:table-cell>
          <table:table-cell office:value-type="float" office:value="144" calcext:value-type="float">
            <text:p>144</text:p>
          </table:table-cell>
          <table:table-cell office:value-type="float" office:value="100128.05" calcext:value-type="float">
            <text:p>100128.0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592172" calcext:value-type="float">
            <text:p>25.592172</text:p>
          </table:table-cell>
          <table:table-cell office:value-type="float" office:value="-99.9961947" calcext:value-type="float">
            <text:p>-99.9961947</text:p>
          </table:table-cell>
          <table:table-cell office:value-type="float" office:value="87" calcext:value-type="float">
            <text:p>87</text:p>
          </table:table-cell>
          <table:table-cell office:value-type="float" office:value="173490.81" calcext:value-type="float">
            <text:p>173490.8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95469" calcext:value-type="float">
            <text:p>19.295469</text:p>
          </table:table-cell>
          <table:table-cell office:value-type="float" office:value="-99.692619" calcext:value-type="float">
            <text:p>-99.692619</text:p>
          </table:table-cell>
          <table:table-cell office:value-type="float" office:value="84" calcext:value-type="float">
            <text:p>84</text:p>
          </table:table-cell>
          <table:table-cell office:value-type="float" office:value="49986.51" calcext:value-type="float">
            <text:p>49986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0.703063" calcext:value-type="float">
            <text:p>20.703063</text:p>
          </table:table-cell>
          <table:table-cell office:value-type="float" office:value="-101.339442" calcext:value-type="float">
            <text:p>-101.339442</text:p>
          </table:table-cell>
          <table:table-cell office:value-type="float" office:value="90" calcext:value-type="float">
            <text:p>90</text:p>
          </table:table-cell>
          <table:table-cell office:value-type="float" office:value="55320.8" calcext:value-type="float">
            <text:p>5532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0241" calcext:value-type="float">
            <text:p>19.670241</text:p>
          </table:table-cell>
          <table:table-cell office:value-type="float" office:value="-101.190542" calcext:value-type="float">
            <text:p>-101.190542</text:p>
          </table:table-cell>
          <table:table-cell office:value-type="float" office:value="190" calcext:value-type="float">
            <text:p>190</text:p>
          </table:table-cell>
          <table:table-cell office:value-type="float" office:value="165962.42" calcext:value-type="float">
            <text:p>16596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591553064" calcext:value-type="float">
            <text:p>20.9591553064</text:p>
          </table:table-cell>
          <table:table-cell office:value-type="float" office:value="-89.627494812" calcext:value-type="float">
            <text:p>-89.627494812</text:p>
          </table:table-cell>
          <table:table-cell office:value-type="float" office:value="135" calcext:value-type="float">
            <text:p>135</text:p>
          </table:table-cell>
          <table:table-cell office:value-type="float" office:value="89587.99" calcext:value-type="float">
            <text:p>89587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35013" calcext:value-type="float">
            <text:p>20.635013</text:p>
          </table:table-cell>
          <table:table-cell office:value-type="float" office:value="-103.42725" calcext:value-type="float">
            <text:p>-103.42725</text:p>
          </table:table-cell>
          <table:table-cell office:value-type="float" office:value="200" calcext:value-type="float">
            <text:p>200</text:p>
          </table:table-cell>
          <table:table-cell office:value-type="float" office:value="120652.04" calcext:value-type="float">
            <text:p>120652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3779" calcext:value-type="float">
            <text:p>19.673779</text:p>
          </table:table-cell>
          <table:table-cell office:value-type="float" office:value="-101.187927" calcext:value-type="float">
            <text:p>-101.187927</text:p>
          </table:table-cell>
          <table:table-cell office:value-type="float" office:value="260" calcext:value-type="float">
            <text:p>26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Tabasco</text:p>
          </table:table-cell>
          <table:table-cell office:value-type="float" office:value="17.997911" calcext:value-type="float">
            <text:p>17.997911</text:p>
          </table:table-cell>
          <table:table-cell office:value-type="float" office:value="-92.923836" calcext:value-type="float">
            <text:p>-92.923836</text:p>
          </table:table-cell>
          <table:table-cell office:value-type="float" office:value="125" calcext:value-type="float">
            <text:p>125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08253" calcext:value-type="float">
            <text:p>19.508253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113" calcext:value-type="float">
            <text:p>113</text:p>
          </table:table-cell>
          <table:table-cell office:value-type="float" office:value="153686.47" calcext:value-type="float">
            <text:p>153686.4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37398" calcext:value-type="float">
            <text:p>18.937398</text:p>
          </table:table-cell>
          <table:table-cell office:value-type="float" office:value="-99.246207" calcext:value-type="float">
            <text:p>-99.246207</text:p>
          </table:table-cell>
          <table:table-cell office:value-type="float" office:value="127" calcext:value-type="float">
            <text:p>127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</text:p>
          </table:table-cell>
          <table:table-cell office:value-type="float" office:value="32.486253" calcext:value-type="float">
            <text:p>32.486253</text:p>
          </table:table-cell>
          <table:table-cell office:value-type="float" office:value="-117.054332" calcext:value-type="float">
            <text:p>-117.054332</text:p>
          </table:table-cell>
          <table:table-cell office:value-type="float" office:value="63" calcext:value-type="float">
            <text:p>63</text:p>
          </table:table-cell>
          <table:table-cell office:value-type="float" office:value="36817.31" calcext:value-type="float">
            <text:p>36817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02279987" calcext:value-type="float">
            <text:p>18.9802279987</text:p>
          </table:table-cell>
          <table:table-cell office:value-type="float" office:value="-98.2865452766" calcext:value-type="float">
            <text:p>-98.2865452766</text:p>
          </table:table-cell>
          <table:table-cell office:value-type="float" office:value="272" calcext:value-type="float">
            <text:p>272</text:p>
          </table:table-cell>
          <table:table-cell office:value-type="float" office:value="210795.91" calcext:value-type="float">
            <text:p>210795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69621" calcext:value-type="float">
            <text:p>20.5969621</text:p>
          </table:table-cell>
          <table:table-cell office:value-type="float" office:value="-100.3337597" calcext:value-type="float">
            <text:p>-100.3337597</text:p>
          </table:table-cell>
          <table:table-cell office:value-type="float" office:value="95" calcext:value-type="float">
            <text:p>95</text:p>
          </table:table-cell>
          <table:table-cell office:value-type="float" office:value="52698.97" calcext:value-type="float">
            <text:p>52698.9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81429" calcext:value-type="float">
            <text:p>21.0181429</text:p>
          </table:table-cell>
          <table:table-cell office:value-type="float" office:value="-89.6396127" calcext:value-type="float">
            <text:p>-89.6396127</text:p>
          </table:table-cell>
          <table:table-cell office:value-type="float" office:value="180" calcext:value-type="float">
            <text:p>180</text:p>
          </table:table-cell>
          <table:table-cell office:value-type="float" office:value="72724.58" calcext:value-type="float">
            <text:p>72724.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275048" calcext:value-type="float">
            <text:p>28.6275048</text:p>
          </table:table-cell>
          <table:table-cell office:value-type="float" office:value="-106.0401387" calcext:value-type="float">
            <text:p>-106.0401387</text:p>
          </table:table-cell>
          <table:table-cell office:value-type="float" office:value="212" calcext:value-type="float">
            <text:p>212</text:p>
          </table:table-cell>
          <table:table-cell office:value-type="float" office:value="44256.64" calcext:value-type="float">
            <text:p>44256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3525" calcext:value-type="float">
            <text:p>20.723525</text:p>
          </table:table-cell>
          <table:table-cell office:value-type="float" office:value="-100.45586" calcext:value-type="float">
            <text:p>-100.45586</text:p>
          </table:table-cell>
          <table:table-cell office:value-type="float" office:value="248" calcext:value-type="float">
            <text:p>248</text:p>
          </table:table-cell>
          <table:table-cell office:value-type="float" office:value="151210.2" calcext:value-type="float">
            <text:p>151210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9762" calcext:value-type="float">
            <text:p>20.729762</text:p>
          </table:table-cell>
          <table:table-cell office:value-type="float" office:value="-100.467159" calcext:value-type="float">
            <text:p>-100.467159</text:p>
          </table:table-cell>
          <table:table-cell office:value-type="float" office:value="198" calcext:value-type="float">
            <text:p>198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7696195" calcext:value-type="float">
            <text:p>18.7696195</text:p>
          </table:table-cell>
          <table:table-cell office:value-type="float" office:value="-95.758949" calcext:value-type="float">
            <text:p>-95.758949</text:p>
          </table:table-cell>
          <table:table-cell office:value-type="float" office:value="245" calcext:value-type="float">
            <text:p>245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10632" calcext:value-type="float">
            <text:p>19.410632</text:p>
          </table:table-cell>
          <table:table-cell office:value-type="float" office:value="-99.13847" calcext:value-type="float">
            <text:p>-99.13847</text:p>
          </table:table-cell>
          <table:table-cell office:value-type="float" office:value="140" calcext:value-type="float">
            <text:p>140</text:p>
          </table:table-cell>
          <table:table-cell office:value-type="float" office:value="162801.23" calcext:value-type="float">
            <text:p>162801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72207" calcext:value-type="float">
            <text:p>19.672207</text:p>
          </table:table-cell>
          <table:table-cell office:value-type="float" office:value="-99.015656" calcext:value-type="float">
            <text:p>-99.015656</text:p>
          </table:table-cell>
          <table:table-cell office:value-type="float" office:value="158" calcext:value-type="float">
            <text:p>158</text:p>
          </table:table-cell>
          <table:table-cell office:value-type="float" office:value="86247.77" calcext:value-type="float">
            <text:p>86247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103324259" calcext:value-type="float">
            <text:p>28.6103324259</text:p>
          </table:table-cell>
          <table:table-cell office:value-type="float" office:value="-106.1123085022" calcext:value-type="float">
            <text:p>-106.1123085022</text:p>
          </table:table-cell>
          <table:table-cell office:value-type="float" office:value="200" calcext:value-type="float">
            <text:p>200</text:p>
          </table:table-cell>
          <table:table-cell office:value-type="float" office:value="134382.39" calcext:value-type="float">
            <text:p>134382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00" calcext:value-type="float">
            <text:p>100</text:p>
          </table:table-cell>
          <table:table-cell office:value-type="float" office:value="44730.82" calcext:value-type="float">
            <text:p>44730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Tabasco</text:p>
          </table:table-cell>
          <table:table-cell office:value-type="float" office:value="17.928942" calcext:value-type="float">
            <text:p>17.928942</text:p>
          </table:table-cell>
          <table:table-cell office:value-type="float" office:value="-92.912029" calcext:value-type="float">
            <text:p>-92.912029</text:p>
          </table:table-cell>
          <table:table-cell office:value-type="float" office:value="67" calcext:value-type="float">
            <text:p>67</text:p>
          </table:table-cell>
          <table:table-cell office:value-type="float" office:value="35826.8" calcext:value-type="float">
            <text:p>35826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72651" calcext:value-type="float">
            <text:p>20.572651</text:p>
          </table:table-cell>
          <table:table-cell office:value-type="float" office:value="-103.474675" calcext:value-type="float">
            <text:p>-103.474675</text:p>
          </table:table-cell>
          <table:table-cell office:value-type="float" office:value="270" calcext:value-type="float">
            <text:p>270</text:p>
          </table:table-cell>
          <table:table-cell office:value-type="float" office:value="250260.79" calcext:value-type="float">
            <text:p>250260.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553371" calcext:value-type="float">
            <text:p>19.1553371</text:p>
          </table:table-cell>
          <table:table-cell office:value-type="float" office:value="-96.1682507" calcext:value-type="float">
            <text:p>-96.1682507</text:p>
          </table:table-cell>
          <table:table-cell office:value-type="float" office:value="282" calcext:value-type="float">
            <text:p>282</text:p>
          </table:table-cell>
          <table:table-cell office:value-type="float" office:value="68508.67" calcext:value-type="float">
            <text:p>68508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57177" calcext:value-type="float">
            <text:p>20.957177</text:p>
          </table:table-cell>
          <table:table-cell office:value-type="float" office:value="-97.410652" calcext:value-type="float">
            <text:p>-97.410652</text:p>
          </table:table-cell>
          <table:table-cell office:value-type="float" office:value="350" calcext:value-type="float">
            <text:p>350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815621" calcext:value-type="float">
            <text:p>25.7815621</text:p>
          </table:table-cell>
          <table:table-cell office:value-type="float" office:value="-100.1875974" calcext:value-type="float">
            <text:p>-100.1875974</text:p>
          </table:table-cell>
          <table:table-cell office:value-type="float" office:value="108" calcext:value-type="float">
            <text:p>108</text:p>
          </table:table-cell>
          <table:table-cell office:value-type="float" office:value="35036.51" calcext:value-type="float">
            <text:p>35036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62" calcext:value-type="float">
            <text:p>162</text:p>
          </table:table-cell>
          <table:table-cell office:value-type="float" office:value="83226.17" calcext:value-type="float">
            <text:p>83226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3838" calcext:value-type="float">
            <text:p>20.543838</text:p>
          </table:table-cell>
          <table:table-cell office:value-type="float" office:value="-100.412211" calcext:value-type="float">
            <text:p>-100.412211</text:p>
          </table:table-cell>
          <table:table-cell office:value-type="float" office:value="145" calcext:value-type="float">
            <text:p>145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564195" calcext:value-type="float">
            <text:p>19.1564195</text:p>
          </table:table-cell>
          <table:table-cell office:value-type="float" office:value="-96.111619" calcext:value-type="float">
            <text:p>-96.111619</text:p>
          </table:table-cell>
          <table:table-cell office:value-type="float" office:value="190" calcext:value-type="float">
            <text:p>190</text:p>
          </table:table-cell>
          <table:table-cell office:value-type="float" office:value="124633.08" calcext:value-type="float">
            <text:p>124633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75725" calcext:value-type="float">
            <text:p>19.275725</text:p>
          </table:table-cell>
          <table:table-cell office:value-type="float" office:value="-99.129684" calcext:value-type="float">
            <text:p>-99.129684</text:p>
          </table:table-cell>
          <table:table-cell office:value-type="float" office:value="80" calcext:value-type="float">
            <text:p>80</text:p>
          </table:table-cell>
          <table:table-cell office:value-type="float" office:value="132559.19" calcext:value-type="float">
            <text:p>132559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666" calcext:value-type="float">
            <text:p>18.90666</text:p>
          </table:table-cell>
          <table:table-cell office:value-type="float" office:value="-98.965851" calcext:value-type="float">
            <text:p>-98.965851</text:p>
          </table:table-cell>
          <table:table-cell office:value-type="float" office:value="330" calcext:value-type="float">
            <text:p>330</text:p>
          </table:table-cell>
          <table:table-cell office:value-type="float" office:value="184402.69" calcext:value-type="float">
            <text:p>184402.6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2083" calcext:value-type="float">
            <text:p>19.342083</text:p>
          </table:table-cell>
          <table:table-cell office:value-type="float" office:value="-99.0532159" calcext:value-type="float">
            <text:p>-99.0532159</text:p>
          </table:table-cell>
          <table:table-cell office:value-type="float" office:value="83" calcext:value-type="float">
            <text:p>83</text:p>
          </table:table-cell>
          <table:table-cell office:value-type="float" office:value="52574.87" calcext:value-type="float">
            <text:p>52574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0164" calcext:value-type="float">
            <text:p>20.570164</text:p>
          </table:table-cell>
          <table:table-cell office:value-type="float" office:value="-100.363823" calcext:value-type="float">
            <text:p>-100.363823</text:p>
          </table:table-cell>
          <table:table-cell office:value-type="float" office:value="135" calcext:value-type="float">
            <text:p>135</text:p>
          </table:table-cell>
          <table:table-cell office:value-type="float" office:value="78521.47" calcext:value-type="float">
            <text:p>78521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6468" calcext:value-type="float">
            <text:p>18.926468</text:p>
          </table:table-cell>
          <table:table-cell office:value-type="float" office:value="-99.214211" calcext:value-type="float">
            <text:p>-99.214211</text:p>
          </table:table-cell>
          <table:table-cell office:value-type="float" office:value="340" calcext:value-type="float">
            <text:p>340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8553" calcext:value-type="float">
            <text:p>19.368553</text:p>
          </table:table-cell>
          <table:table-cell office:value-type="float" office:value="-99.178235" calcext:value-type="float">
            <text:p>-99.178235</text:p>
          </table:table-cell>
          <table:table-cell office:value-type="float" office:value="174" calcext:value-type="float">
            <text:p>174</text:p>
          </table:table-cell>
          <table:table-cell office:value-type="float" office:value="89430.16" calcext:value-type="float">
            <text:p>89430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28187131" calcext:value-type="float">
            <text:p>20.5828187131</text:p>
          </table:table-cell>
          <table:table-cell office:value-type="float" office:value="-100.417855382" calcext:value-type="float">
            <text:p>-100.417855382</text:p>
          </table:table-cell>
          <table:table-cell office:value-type="float" office:value="93" calcext:value-type="float">
            <text:p>93</text:p>
          </table:table-cell>
          <table:table-cell office:value-type="float" office:value="59022.85" calcext:value-type="float">
            <text:p>59022.8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27607" calcext:value-type="float">
            <text:p>19.427607</text:p>
          </table:table-cell>
          <table:table-cell office:value-type="float" office:value="-99.160835" calcext:value-type="float">
            <text:p>-99.160835</text:p>
          </table:table-cell>
          <table:table-cell office:value-type="float" office:value="102" calcext:value-type="float">
            <text:p>102</text:p>
          </table:table-cell>
          <table:table-cell office:value-type="float" office:value="177267.41" calcext:value-type="float">
            <text:p>177267.4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70111" calcext:value-type="float">
            <text:p>16.770111</text:p>
          </table:table-cell>
          <table:table-cell office:value-type="float" office:value="-93.08167" calcext:value-type="float">
            <text:p>-93.08167</text:p>
          </table:table-cell>
          <table:table-cell office:value-type="float" office:value="144" calcext:value-type="float">
            <text:p>144</text:p>
          </table:table-cell>
          <table:table-cell office:value-type="float" office:value="71126.75" calcext:value-type="float">
            <text:p>71126.7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60046" calcext:value-type="float">
            <text:p>19.460046</text:p>
          </table:table-cell>
          <table:table-cell office:value-type="float" office:value="-99.140495" calcext:value-type="float">
            <text:p>-99.140495</text:p>
          </table:table-cell>
          <table:table-cell office:value-type="float" office:value="70" calcext:value-type="float">
            <text:p>7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15371" calcext:value-type="float">
            <text:p>18.9015371</text:p>
          </table:table-cell>
          <table:table-cell office:value-type="float" office:value="-98.9336558" calcext:value-type="float">
            <text:p>-98.9336558</text:p>
          </table:table-cell>
          <table:table-cell office:value-type="float" office:value="200" calcext:value-type="float">
            <text:p>200</text:p>
          </table:table-cell>
          <table:table-cell office:value-type="float" office:value="123842.59" calcext:value-type="float">
            <text:p>123842.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48295" calcext:value-type="float">
            <text:p>16.748295</text:p>
          </table:table-cell>
          <table:table-cell office:value-type="float" office:value="-93.084284" calcext:value-type="float">
            <text:p>-93.084284</text:p>
          </table:table-cell>
          <table:table-cell office:value-type="float" office:value="140" calcext:value-type="float">
            <text:p>14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198184" calcext:value-type="float">
            <text:p>20.5198184</text:p>
          </table:table-cell>
          <table:table-cell office:value-type="float" office:value="-100.3933074" calcext:value-type="float">
            <text:p>-100.3933074</text:p>
          </table:table-cell>
          <table:table-cell office:value-type="float" office:value="123" calcext:value-type="float">
            <text:p>123</text:p>
          </table:table-cell>
          <table:table-cell office:value-type="float" office:value="85178.23" calcext:value-type="float">
            <text:p>85178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90867" calcext:value-type="float">
            <text:p>18.890867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50" calcext:value-type="float">
            <text:p>150</text:p>
          </table:table-cell>
          <table:table-cell office:value-type="float" office:value="86932.69" calcext:value-type="float">
            <text:p>86932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82383" calcext:value-type="float">
            <text:p>19.682383</text:p>
          </table:table-cell>
          <table:table-cell office:value-type="float" office:value="-98.984458" calcext:value-type="float">
            <text:p>-98.984458</text:p>
          </table:table-cell>
          <table:table-cell office:value-type="float" office:value="74" calcext:value-type="float">
            <text:p>74</text:p>
          </table:table-cell>
          <table:table-cell office:value-type="float" office:value="33350.54" calcext:value-type="float">
            <text:p>33350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2091" calcext:value-type="float">
            <text:p>20.582091</text:p>
          </table:table-cell>
          <table:table-cell office:value-type="float" office:value="-100.391196" calcext:value-type="float">
            <text:p>-100.391196</text:p>
          </table:table-cell>
          <table:table-cell office:value-type="float" office:value="300" calcext:value-type="float">
            <text:p>300</text:p>
          </table:table-cell>
          <table:table-cell office:value-type="float" office:value="237089.17" calcext:value-type="float">
            <text:p>237089.1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733273" calcext:value-type="float">
            <text:p>19.0733273</text:p>
          </table:table-cell>
          <table:table-cell office:value-type="float" office:value="-98.2658243" calcext:value-type="float">
            <text:p>-98.2658243</text:p>
          </table:table-cell>
          <table:table-cell office:value-type="float" office:value="164" calcext:value-type="float">
            <text:p>164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61908" calcext:value-type="float">
            <text:p>21.161908</text:p>
          </table:table-cell>
          <table:table-cell office:value-type="float" office:value="-86.8515279" calcext:value-type="float">
            <text:p>-86.8515279</text:p>
          </table:table-cell>
          <table:table-cell office:value-type="float" office:value="220" calcext:value-type="float">
            <text:p>220</text:p>
          </table:table-cell>
          <table:table-cell office:value-type="float" office:value="136984.85" calcext:value-type="float">
            <text:p>136984.8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49474" calcext:value-type="float">
            <text:p>18.949474</text:p>
          </table:table-cell>
          <table:table-cell office:value-type="float" office:value="-99.232381" calcext:value-type="float">
            <text:p>-99.232381</text:p>
          </table:table-cell>
          <table:table-cell office:value-type="float" office:value="129" calcext:value-type="float">
            <text:p>129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795519" calcext:value-type="float">
            <text:p>18.795519</text:p>
          </table:table-cell>
          <table:table-cell office:value-type="float" office:value="-99.231445" calcext:value-type="float">
            <text:p>-99.231445</text:p>
          </table:table-cell>
          <table:table-cell office:value-type="float" office:value="71" calcext:value-type="float">
            <text:p>71</text:p>
          </table:table-cell>
          <table:table-cell office:value-type="float" office:value="36353.67" calcext:value-type="float">
            <text:p>36353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84016" calcext:value-type="float">
            <text:p>25.484016</text:p>
          </table:table-cell>
          <table:table-cell office:value-type="float" office:value="-100.966568" calcext:value-type="float">
            <text:p>-100.966568</text:p>
          </table:table-cell>
          <table:table-cell office:value-type="float" office:value="290" calcext:value-type="float">
            <text:p>290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36322" calcext:value-type="float">
            <text:p>20.536322</text:p>
          </table:table-cell>
          <table:table-cell office:value-type="float" office:value="-100.436844" calcext:value-type="float">
            <text:p>-100.436844</text:p>
          </table:table-cell>
          <table:table-cell office:value-type="float" office:value="280" calcext:value-type="float">
            <text:p>280</text:p>
          </table:table-cell>
          <table:table-cell office:value-type="float" office:value="205477.28" calcext:value-type="float">
            <text:p>205477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3424" calcext:value-type="float">
            <text:p>19.343424</text:p>
          </table:table-cell>
          <table:table-cell office:value-type="float" office:value="-99.135933" calcext:value-type="float">
            <text:p>-99.135933</text:p>
          </table:table-cell>
          <table:table-cell office:value-type="float" office:value="182" calcext:value-type="float">
            <text:p>182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olima</text:p>
          </table:table-cell>
          <table:table-cell office:value-type="float" office:value="19.274727" calcext:value-type="float">
            <text:p>19.274727</text:p>
          </table:table-cell>
          <table:table-cell office:value-type="float" office:value="-103.74485" calcext:value-type="float">
            <text:p>-103.74485</text:p>
          </table:table-cell>
          <table:table-cell office:value-type="float" office:value="329" calcext:value-type="float">
            <text:p>329</text:p>
          </table:table-cell>
          <table:table-cell office:value-type="float" office:value="104343.97" calcext:value-type="float">
            <text:p>104343.9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12697" calcext:value-type="float">
            <text:p>20.5412697</text:p>
          </table:table-cell>
          <table:table-cell office:value-type="float" office:value="-100.3997814" calcext:value-type="float">
            <text:p>-100.3997814</text:p>
          </table:table-cell>
          <table:table-cell office:value-type="float" office:value="110" calcext:value-type="float">
            <text:p>110</text:p>
          </table:table-cell>
          <table:table-cell office:value-type="float" office:value="59022.85" calcext:value-type="float">
            <text:p>59022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96370244" calcext:value-type="float">
            <text:p>25.7296370244</text:p>
          </table:table-cell>
          <table:table-cell office:value-type="float" office:value="-100.2941036224" calcext:value-type="float">
            <text:p>-100.2941036224</text:p>
          </table:table-cell>
          <table:table-cell office:value-type="float" office:value="310" calcext:value-type="float">
            <text:p>310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35054" calcext:value-type="float">
            <text:p>18.835054</text:p>
          </table:table-cell>
          <table:table-cell office:value-type="float" office:value="-98.951226" calcext:value-type="float">
            <text:p>-98.951226</text:p>
          </table:table-cell>
          <table:table-cell office:value-type="float" office:value="250" calcext:value-type="float">
            <text:p>25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8475" calcext:value-type="float">
            <text:p>19.368475</text:p>
          </table:table-cell>
          <table:table-cell office:value-type="float" office:value="-99.17952" calcext:value-type="float">
            <text:p>-99.17952</text:p>
          </table:table-cell>
          <table:table-cell office:value-type="float" office:value="81" calcext:value-type="float">
            <text:p>81</text:p>
          </table:table-cell>
          <table:table-cell office:value-type="float" office:value="149629.61" calcext:value-type="float">
            <text:p>149629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5891" calcext:value-type="float">
            <text:p>19.285891</text:p>
          </table:table-cell>
          <table:table-cell office:value-type="float" office:value="-99.108269" calcext:value-type="float">
            <text:p>-99.108269</text:p>
          </table:table-cell>
          <table:table-cell office:value-type="float" office:value="210" calcext:value-type="float">
            <text:p>210</text:p>
          </table:table-cell>
          <table:table-cell office:value-type="float" office:value="85949.19" calcext:value-type="float">
            <text:p>85949.1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2302" calcext:value-type="float">
            <text:p>19.392302</text:p>
          </table:table-cell>
          <table:table-cell office:value-type="float" office:value="-99.154385" calcext:value-type="float">
            <text:p>-99.154385</text:p>
          </table:table-cell>
          <table:table-cell office:value-type="float" office:value="150" calcext:value-type="float">
            <text:p>150</text:p>
          </table:table-cell>
          <table:table-cell office:value-type="float" office:value="222924.2" calcext:value-type="float">
            <text:p>222924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925929444" calcext:value-type="float">
            <text:p>19.2925929444</text:p>
          </table:table-cell>
          <table:table-cell office:value-type="float" office:value="-99.1806221008" calcext:value-type="float">
            <text:p>-99.1806221008</text:p>
          </table:table-cell>
          <table:table-cell office:value-type="float" office:value="96" calcext:value-type="float">
            <text:p>96</text:p>
          </table:table-cell>
          <table:table-cell office:value-type="float" office:value="138598.31" calcext:value-type="float">
            <text:p>138598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26931" calcext:value-type="float">
            <text:p>20.5426931</text:p>
          </table:table-cell>
          <table:table-cell office:value-type="float" office:value="-100.4512523" calcext:value-type="float">
            <text:p>-100.4512523</text:p>
          </table:table-cell>
          <table:table-cell office:value-type="float" office:value="260" calcext:value-type="float">
            <text:p>260</text:p>
          </table:table-cell>
          <table:table-cell office:value-type="float" office:value="122525.12" calcext:value-type="float">
            <text:p>12252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652948" calcext:value-type="float">
            <text:p>19.0652948</text:p>
          </table:table-cell>
          <table:table-cell office:value-type="float" office:value="-96.069905" calcext:value-type="float">
            <text:p>-96.069905</text:p>
          </table:table-cell>
          <table:table-cell office:value-type="float" office:value="239" calcext:value-type="float">
            <text:p>239</text:p>
          </table:table-cell>
          <table:table-cell office:value-type="float" office:value="138334.81" calcext:value-type="float">
            <text:p>138334.8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129" calcext:value-type="float">
            <text:p>20.6129</text:p>
          </table:table-cell>
          <table:table-cell office:value-type="float" office:value="-103.464564" calcext:value-type="float">
            <text:p>-103.464564</text:p>
          </table:table-cell>
          <table:table-cell office:value-type="float" office:value="275" calcext:value-type="float">
            <text:p>275</text:p>
          </table:table-cell>
          <table:table-cell office:value-type="float" office:value="163328.09" calcext:value-type="float">
            <text:p>163328.0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8.983398" calcext:value-type="float">
            <text:p>18.983398</text:p>
          </table:table-cell>
          <table:table-cell office:value-type="float" office:value="-98.288951" calcext:value-type="float">
            <text:p>-98.288951</text:p>
          </table:table-cell>
          <table:table-cell office:value-type="float" office:value="192" calcext:value-type="float">
            <text:p>192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57836" calcext:value-type="float">
            <text:p>19.657836</text:p>
          </table:table-cell>
          <table:table-cell office:value-type="float" office:value="-101.184317" calcext:value-type="float">
            <text:p>-101.184317</text:p>
          </table:table-cell>
          <table:table-cell office:value-type="float" office:value="260" calcext:value-type="float">
            <text:p>26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71" calcext:value-type="float">
            <text:p>21.03071</text:p>
          </table:table-cell>
          <table:table-cell office:value-type="float" office:value="-89.618103" calcext:value-type="float">
            <text:p>-89.618103</text:p>
          </table:table-cell>
          <table:table-cell office:value-type="float" office:value="126" calcext:value-type="float">
            <text:p>126</text:p>
          </table:table-cell>
          <table:table-cell office:value-type="float" office:value="77467.49" calcext:value-type="float">
            <text:p>77467.4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10472" calcext:value-type="float">
            <text:p>19.710472</text:p>
          </table:table-cell>
          <table:table-cell office:value-type="float" office:value="-101.222626" calcext:value-type="float">
            <text:p>-101.222626</text:p>
          </table:table-cell>
          <table:table-cell office:value-type="float" office:value="190" calcext:value-type="float">
            <text:p>190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76202" calcext:value-type="float">
            <text:p>19.476202</text:p>
          </table:table-cell>
          <table:table-cell office:value-type="float" office:value="-99.261893" calcext:value-type="float">
            <text:p>-99.261893</text:p>
          </table:table-cell>
          <table:table-cell office:value-type="float" office:value="230" calcext:value-type="float">
            <text:p>230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63404" calcext:value-type="float">
            <text:p>28.663404</text:p>
          </table:table-cell>
          <table:table-cell office:value-type="float" office:value="-106.133102" calcext:value-type="float">
            <text:p>-106.133102</text:p>
          </table:table-cell>
          <table:table-cell office:value-type="float" office:value="182" calcext:value-type="float">
            <text:p>182</text:p>
          </table:table-cell>
          <table:table-cell office:value-type="float" office:value="326733.66" calcext:value-type="float">
            <text:p>326733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26262" calcext:value-type="float">
            <text:p>20.726262</text:p>
          </table:table-cell>
          <table:table-cell office:value-type="float" office:value="-103.468575" calcext:value-type="float">
            <text:p>-103.468575</text:p>
          </table:table-cell>
          <table:table-cell office:value-type="float" office:value="206" calcext:value-type="float">
            <text:p>206</text:p>
          </table:table-cell>
          <table:table-cell office:value-type="float" office:value="168596.74" calcext:value-type="float">
            <text:p>16859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37135" calcext:value-type="float">
            <text:p>19.137135</text:p>
          </table:table-cell>
          <table:table-cell office:value-type="float" office:value="-96.112946" calcext:value-type="float">
            <text:p>-96.112946</text:p>
          </table:table-cell>
          <table:table-cell office:value-type="float" office:value="125" calcext:value-type="float">
            <text:p>125</text:p>
          </table:table-cell>
          <table:table-cell office:value-type="float" office:value="60589.45" calcext:value-type="float">
            <text:p>6058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224623443" calcext:value-type="float">
            <text:p>19.5224623443</text:p>
          </table:table-cell>
          <table:table-cell office:value-type="float" office:value="-99.2515909641" calcext:value-type="float">
            <text:p>-99.2515909641</text:p>
          </table:table-cell>
          <table:table-cell office:value-type="float" office:value="210" calcext:value-type="float">
            <text:p>210</text:p>
          </table:table-cell>
          <table:table-cell office:value-type="float" office:value="202842.96" calcext:value-type="float">
            <text:p>202842.9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696185" calcext:value-type="float">
            <text:p>20.696185</text:p>
          </table:table-cell>
          <table:table-cell office:value-type="float" office:value="-100.450005" calcext:value-type="float">
            <text:p>-100.450005</text:p>
          </table:table-cell>
          <table:table-cell office:value-type="float" office:value="132" calcext:value-type="float">
            <text:p>132</text:p>
          </table:table-cell>
          <table:table-cell office:value-type="float" office:value="93781.94" calcext:value-type="float">
            <text:p>93781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92012" calcext:value-type="float">
            <text:p>20.092012</text:p>
          </table:table-cell>
          <table:table-cell office:value-type="float" office:value="-98.741743" calcext:value-type="float">
            <text:p>-98.741743</text:p>
          </table:table-cell>
          <table:table-cell office:value-type="float" office:value="116" calcext:value-type="float">
            <text:p>116</text:p>
          </table:table-cell>
          <table:table-cell office:value-type="float" office:value="84087.62" calcext:value-type="float">
            <text:p>84087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601212" calcext:value-type="float">
            <text:p>32.601212</text:p>
          </table:table-cell>
          <table:table-cell office:value-type="float" office:value="-115.474838" calcext:value-type="float">
            <text:p>-115.474838</text:p>
          </table:table-cell>
          <table:table-cell office:value-type="float" office:value="102" calcext:value-type="float">
            <text:p>102</text:p>
          </table:table-cell>
          <table:table-cell office:value-type="float" office:value="33982.78" calcext:value-type="float">
            <text:p>33982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5467" calcext:value-type="float">
            <text:p>16.765467</text:p>
          </table:table-cell>
          <table:table-cell office:value-type="float" office:value="-93.105786" calcext:value-type="float">
            <text:p>-93.105786</text:p>
          </table:table-cell>
          <table:table-cell office:value-type="float" office:value="370" calcext:value-type="float">
            <text:p>370</text:p>
          </table:table-cell>
          <table:table-cell office:value-type="float" office:value="192305.66" calcext:value-type="float">
            <text:p>19230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95" calcext:value-type="float">
            <text:p>195</text:p>
          </table:table-cell>
          <table:table-cell office:value-type="float" office:value="91632.19" calcext:value-type="float">
            <text:p>91632.1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8.989942" calcext:value-type="float">
            <text:p>18.989942</text:p>
          </table:table-cell>
          <table:table-cell office:value-type="float" office:value="-98.247486" calcext:value-type="float">
            <text:p>-98.247486</text:p>
          </table:table-cell>
          <table:table-cell office:value-type="float" office:value="100" calcext:value-type="float">
            <text:p>100</text:p>
          </table:table-cell>
          <table:table-cell office:value-type="float" office:value="55847.67" calcext:value-type="float">
            <text:p>55847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898756" calcext:value-type="float">
            <text:p>18.898756</text:p>
          </table:table-cell>
          <table:table-cell office:value-type="float" office:value="-96.998779" calcext:value-type="float">
            <text:p>-96.998779</text:p>
          </table:table-cell>
          <table:table-cell office:value-type="float" office:value="130" calcext:value-type="float">
            <text:p>130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19549" calcext:value-type="float">
            <text:p>19.119549</text:p>
          </table:table-cell>
          <table:table-cell office:value-type="float" office:value="-96.107643" calcext:value-type="float">
            <text:p>-96.107643</text:p>
          </table:table-cell>
          <table:table-cell office:value-type="float" office:value="232" calcext:value-type="float">
            <text:p>232</text:p>
          </table:table-cell>
          <table:table-cell office:value-type="float" office:value="125393.83" calcext:value-type="float">
            <text:p>125393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3288" calcext:value-type="float">
            <text:p>19.353288</text:p>
          </table:table-cell>
          <table:table-cell office:value-type="float" office:value="-99.244721" calcext:value-type="float">
            <text:p>-99.244721</text:p>
          </table:table-cell>
          <table:table-cell office:value-type="float" office:value="90" calcext:value-type="float">
            <text:p>90</text:p>
          </table:table-cell>
          <table:table-cell office:value-type="float" office:value="136405.3" calcext:value-type="float">
            <text:p>136405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85005078" calcext:value-type="float">
            <text:p>22.1385005078</text:p>
          </table:table-cell>
          <table:table-cell office:value-type="float" office:value="-100.9965722937" calcext:value-type="float">
            <text:p>-100.9965722937</text:p>
          </table:table-cell>
          <table:table-cell office:value-type="float" office:value="168" calcext:value-type="float">
            <text:p>168</text:p>
          </table:table-cell>
          <table:table-cell office:value-type="float" office:value="104319.23" calcext:value-type="float">
            <text:p>104319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083198" calcext:value-type="float">
            <text:p>29.083198</text:p>
          </table:table-cell>
          <table:table-cell office:value-type="float" office:value="-110.993222" calcext:value-type="float">
            <text:p>-110.993222</text:p>
          </table:table-cell>
          <table:table-cell office:value-type="float" office:value="162" calcext:value-type="float">
            <text:p>162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4477" calcext:value-type="float">
            <text:p>19.044477</text:p>
          </table:table-cell>
          <table:table-cell office:value-type="float" office:value="-98.328011" calcext:value-type="float">
            <text:p>-98.328011</text:p>
          </table:table-cell>
          <table:table-cell office:value-type="float" office:value="165" calcext:value-type="float">
            <text:p>165</text:p>
          </table:table-cell>
          <table:table-cell office:value-type="float" office:value="111331.75" calcext:value-type="float">
            <text:p>111331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510133" calcext:value-type="float">
            <text:p>19.510133</text:p>
          </table:table-cell>
          <table:table-cell office:value-type="float" office:value="-99.100025" calcext:value-type="float">
            <text:p>-99.100025</text:p>
          </table:table-cell>
          <table:table-cell office:value-type="float" office:value="171" calcext:value-type="float">
            <text:p>171</text:p>
          </table:table-cell>
          <table:table-cell office:value-type="float" office:value="141199.77" calcext:value-type="float">
            <text:p>141199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0763" calcext:value-type="float">
            <text:p>18.850763</text:p>
          </table:table-cell>
          <table:table-cell office:value-type="float" office:value="-98.943855" calcext:value-type="float">
            <text:p>-98.943855</text:p>
          </table:table-cell>
          <table:table-cell office:value-type="float" office:value="168" calcext:value-type="float">
            <text:p>168</text:p>
          </table:table-cell>
          <table:table-cell office:value-type="float" office:value="67438.69" calcext:value-type="float">
            <text:p>67438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58372724" calcext:value-type="float">
            <text:p>25.758372724</text:p>
          </table:table-cell>
          <table:table-cell office:value-type="float" office:value="-100.2713531256" calcext:value-type="float">
            <text:p>-100.2713531256</text:p>
          </table:table-cell>
          <table:table-cell office:value-type="float" office:value="98" calcext:value-type="float">
            <text:p>98</text:p>
          </table:table-cell>
          <table:table-cell office:value-type="float" office:value="43213.16" calcext:value-type="float">
            <text:p>43213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60" calcext:value-type="float">
            <text:p>260</text:p>
          </table:table-cell>
          <table:table-cell office:value-type="float" office:value="163328.09" calcext:value-type="float">
            <text:p>163328.0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62275" calcext:value-type="float">
            <text:p>19.5562275</text:p>
          </table:table-cell>
          <table:table-cell office:value-type="float" office:value="-99.2674713" calcext:value-type="float">
            <text:p>-99.2674713</text:p>
          </table:table-cell>
          <table:table-cell office:value-type="float" office:value="150" calcext:value-type="float">
            <text:p>150</text:p>
          </table:table-cell>
          <table:table-cell office:value-type="float" office:value="205526.01" calcext:value-type="float">
            <text:p>205526.0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5528" calcext:value-type="float">
            <text:p>19.345528</text:p>
          </table:table-cell>
          <table:table-cell office:value-type="float" office:value="-99.189906" calcext:value-type="float">
            <text:p>-99.189906</text:p>
          </table:table-cell>
          <table:table-cell office:value-type="float" office:value="60" calcext:value-type="float">
            <text:p>60</text:p>
          </table:table-cell>
          <table:table-cell office:value-type="float" office:value="46943.65" calcext:value-type="float">
            <text:p>46943.6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5198" calcext:value-type="float">
            <text:p>18.935198</text:p>
          </table:table-cell>
          <table:table-cell office:value-type="float" office:value="-99.232834" calcext:value-type="float">
            <text:p>-99.232834</text:p>
          </table:table-cell>
          <table:table-cell office:value-type="float" office:value="300" calcext:value-type="float">
            <text:p>300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3362" calcext:value-type="float">
            <text:p>19.03362</text:p>
          </table:table-cell>
          <table:table-cell office:value-type="float" office:value="-98.203294" calcext:value-type="float">
            <text:p>-98.203294</text:p>
          </table:table-cell>
          <table:table-cell office:value-type="float" office:value="156" calcext:value-type="float">
            <text:p>156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29864" calcext:value-type="float">
            <text:p>19.229864</text:p>
          </table:table-cell>
          <table:table-cell office:value-type="float" office:value="-99.597954" calcext:value-type="float">
            <text:p>-99.597954</text:p>
          </table:table-cell>
          <table:table-cell office:value-type="float" office:value="256" calcext:value-type="float">
            <text:p>256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330" calcext:value-type="float">
            <text:p>330</text:p>
          </table:table-cell>
          <table:table-cell office:value-type="float" office:value="171271.67" calcext:value-type="float">
            <text:p>171271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6026" calcext:value-type="float">
            <text:p>18.936026</text:p>
          </table:table-cell>
          <table:table-cell office:value-type="float" office:value="-99.216217" calcext:value-type="float">
            <text:p>-99.216217</text:p>
          </table:table-cell>
          <table:table-cell office:value-type="float" office:value="220" calcext:value-type="float">
            <text:p>220</text:p>
          </table:table-cell>
          <table:table-cell office:value-type="float" office:value="205477.28" calcext:value-type="float">
            <text:p>205477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53865" calcext:value-type="float">
            <text:p>18.053865</text:p>
          </table:table-cell>
          <table:table-cell office:value-type="float" office:value="-92.937809" calcext:value-type="float">
            <text:p>-92.937809</text:p>
          </table:table-cell>
          <table:table-cell office:value-type="float" office:value="182" calcext:value-type="float">
            <text:p>182</text:p>
          </table:table-cell>
          <table:table-cell office:value-type="float" office:value="81664.04" calcext:value-type="float">
            <text:p>8166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68241" calcext:value-type="float">
            <text:p>20.9968241</text:p>
          </table:table-cell>
          <table:table-cell office:value-type="float" office:value="-89.5846761" calcext:value-type="float">
            <text:p>-89.5846761</text:p>
          </table:table-cell>
          <table:table-cell office:value-type="float" office:value="164" calcext:value-type="float">
            <text:p>164</text:p>
          </table:table-cell>
          <table:table-cell office:value-type="float" office:value="62711.78" calcext:value-type="float">
            <text:p>62711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84423" calcext:value-type="float">
            <text:p>20.984423</text:p>
          </table:table-cell>
          <table:table-cell office:value-type="float" office:value="-89.579231" calcext:value-type="float">
            <text:p>-89.579231</text:p>
          </table:table-cell>
          <table:table-cell office:value-type="float" office:value="162" calcext:value-type="float">
            <text:p>162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4874" calcext:value-type="float">
            <text:p>18.864874</text:p>
          </table:table-cell>
          <table:table-cell office:value-type="float" office:value="-98.925911" calcext:value-type="float">
            <text:p>-98.925911</text:p>
          </table:table-cell>
          <table:table-cell office:value-type="float" office:value="120" calcext:value-type="float">
            <text:p>120</text:p>
          </table:table-cell>
          <table:table-cell office:value-type="float" office:value="51369.32" calcext:value-type="float">
            <text:p>51369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0112" calcext:value-type="float">
            <text:p>19.40112</text:p>
          </table:table-cell>
          <table:table-cell office:value-type="float" office:value="-99.06707" calcext:value-type="float">
            <text:p>-99.06707</text:p>
          </table:table-cell>
          <table:table-cell office:value-type="float" office:value="317" calcext:value-type="float">
            <text:p>317</text:p>
          </table:table-cell>
          <table:table-cell office:value-type="float" office:value="173906.62" calcext:value-type="float">
            <text:p>173906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5742" calcext:value-type="float">
            <text:p>20.705742</text:p>
          </table:table-cell>
          <table:table-cell office:value-type="float" office:value="-100.444016" calcext:value-type="float">
            <text:p>-100.444016</text:p>
          </table:table-cell>
          <table:table-cell office:value-type="float" office:value="185" calcext:value-type="float">
            <text:p>185</text:p>
          </table:table-cell>
          <table:table-cell office:value-type="float" office:value="146995.28" calcext:value-type="float">
            <text:p>146995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13503" calcext:value-type="float">
            <text:p>24.813503</text:p>
          </table:table-cell>
          <table:table-cell office:value-type="float" office:value="-107.371574" calcext:value-type="float">
            <text:p>-107.371574</text:p>
          </table:table-cell>
          <table:table-cell office:value-type="float" office:value="220" calcext:value-type="float">
            <text:p>220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35198" calcext:value-type="float">
            <text:p>18.935198</text:p>
          </table:table-cell>
          <table:table-cell office:value-type="float" office:value="-99.232834" calcext:value-type="float">
            <text:p>-99.232834</text:p>
          </table:table-cell>
          <table:table-cell office:value-type="float" office:value="91" calcext:value-type="float">
            <text:p>91</text:p>
          </table:table-cell>
          <table:table-cell office:value-type="float" office:value="101182.03" calcext:value-type="float">
            <text:p>101182.0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12869" calcext:value-type="float">
            <text:p>21.012869</text:p>
          </table:table-cell>
          <table:table-cell office:value-type="float" office:value="-89.636932" calcext:value-type="float">
            <text:p>-89.636932</text:p>
          </table:table-cell>
          <table:table-cell office:value-type="float" office:value="96" calcext:value-type="float">
            <text:p>96</text:p>
          </table:table-cell>
          <table:table-cell office:value-type="float" office:value="57705.38" calcext:value-type="float">
            <text:p>57705.3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672703" calcext:value-type="float">
            <text:p>21.1672703</text:p>
          </table:table-cell>
          <table:table-cell office:value-type="float" office:value="-86.8414848" calcext:value-type="float">
            <text:p>-86.8414848</text:p>
          </table:table-cell>
          <table:table-cell office:value-type="float" office:value="120" calcext:value-type="float">
            <text:p>120</text:p>
          </table:table-cell>
          <table:table-cell office:value-type="float" office:value="163366.83" calcext:value-type="float">
            <text:p>163366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8607" calcext:value-type="float">
            <text:p>18.948607</text:p>
          </table:table-cell>
          <table:table-cell office:value-type="float" office:value="-99.243812" calcext:value-type="float">
            <text:p>-99.243812</text:p>
          </table:table-cell>
          <table:table-cell office:value-type="float" office:value="180" calcext:value-type="float">
            <text:p>180</text:p>
          </table:table-cell>
          <table:table-cell office:value-type="float" office:value="184446.42" calcext:value-type="float">
            <text:p>184446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299" calcext:value-type="float">
            <text:p>18.95299</text:p>
          </table:table-cell>
          <table:table-cell office:value-type="float" office:value="-99.259592" calcext:value-type="float">
            <text:p>-99.259592</text:p>
          </table:table-cell>
          <table:table-cell office:value-type="float" office:value="180" calcext:value-type="float">
            <text:p>180</text:p>
          </table:table-cell>
          <table:table-cell office:value-type="float" office:value="102738.64" calcext:value-type="float">
            <text:p>102738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16687" calcext:value-type="float">
            <text:p>18.8816687</text:p>
          </table:table-cell>
          <table:table-cell office:value-type="float" office:value="-99.1632665" calcext:value-type="float">
            <text:p>-99.1632665</text:p>
          </table:table-cell>
          <table:table-cell office:value-type="float" office:value="90" calcext:value-type="float">
            <text:p>90</text:p>
          </table:table-cell>
          <table:table-cell office:value-type="float" office:value="68245.17" calcext:value-type="float">
            <text:p>68245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84382058" calcext:value-type="float">
            <text:p>20.5884382058</text:p>
          </table:table-cell>
          <table:table-cell office:value-type="float" office:value="-100.4006266594" calcext:value-type="float">
            <text:p>-100.4006266594</text:p>
          </table:table-cell>
          <table:table-cell office:value-type="float" office:value="243" calcext:value-type="float">
            <text:p>243</text:p>
          </table:table-cell>
          <table:table-cell office:value-type="float" office:value="200208.63" calcext:value-type="float">
            <text:p>200208.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73786" calcext:value-type="float">
            <text:p>20.9973786</text:p>
          </table:table-cell>
          <table:table-cell office:value-type="float" office:value="-89.6296213" calcext:value-type="float">
            <text:p>-89.6296213</text:p>
          </table:table-cell>
          <table:table-cell office:value-type="float" office:value="170" calcext:value-type="float">
            <text:p>170</text:p>
          </table:table-cell>
          <table:table-cell office:value-type="float" office:value="38470.25" calcext:value-type="float">
            <text:p>38470.2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923" calcext:value-type="float">
            <text:p>19.33923</text:p>
          </table:table-cell>
          <table:table-cell office:value-type="float" office:value="-99.218987" calcext:value-type="float">
            <text:p>-99.218987</text:p>
          </table:table-cell>
          <table:table-cell office:value-type="float" office:value="83" calcext:value-type="float">
            <text:p>83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6967" calcext:value-type="float">
            <text:p>16.766967</text:p>
          </table:table-cell>
          <table:table-cell office:value-type="float" office:value="-93.123362" calcext:value-type="float">
            <text:p>-93.123362</text:p>
          </table:table-cell>
          <table:table-cell office:value-type="float" office:value="239" calcext:value-type="float">
            <text:p>239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31689" calcext:value-type="float">
            <text:p>28.631689</text:p>
          </table:table-cell>
          <table:table-cell office:value-type="float" office:value="-106.102234" calcext:value-type="float">
            <text:p>-106.102234</text:p>
          </table:table-cell>
          <table:table-cell office:value-type="float" office:value="200" calcext:value-type="float">
            <text:p>200</text:p>
          </table:table-cell>
          <table:table-cell office:value-type="float" office:value="115410.76" calcext:value-type="float">
            <text:p>115410.7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966" calcext:value-type="float">
            <text:p>20.58966</text:p>
          </table:table-cell>
          <table:table-cell office:value-type="float" office:value="-100.366899" calcext:value-type="float">
            <text:p>-100.366899</text:p>
          </table:table-cell>
          <table:table-cell office:value-type="float" office:value="335" calcext:value-type="float">
            <text:p>335</text:p>
          </table:table-cell>
          <table:table-cell office:value-type="float" office:value="250260.79" calcext:value-type="float">
            <text:p>250260.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62602" calcext:value-type="float">
            <text:p>18.862602</text:p>
          </table:table-cell>
          <table:table-cell office:value-type="float" office:value="-99.213448" calcext:value-type="float">
            <text:p>-99.213448</text:p>
          </table:table-cell>
          <table:table-cell office:value-type="float" office:value="210" calcext:value-type="float">
            <text:p>210</text:p>
          </table:table-cell>
          <table:table-cell office:value-type="float" office:value="141990.07" calcext:value-type="float">
            <text:p>141990.0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59808" calcext:value-type="float">
            <text:p>20.59808</text:p>
          </table:table-cell>
          <table:table-cell office:value-type="float" office:value="-100.337153" calcext:value-type="float">
            <text:p>-100.337153</text:p>
          </table:table-cell>
          <table:table-cell office:value-type="float" office:value="90" calcext:value-type="float">
            <text:p>90</text:p>
          </table:table-cell>
          <table:table-cell office:value-type="float" office:value="57428.26" calcext:value-type="float">
            <text:p>57428.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789333275" calcext:value-type="float">
            <text:p>21.1789333275</text:p>
          </table:table-cell>
          <table:table-cell office:value-type="float" office:value="-86.8123199791" calcext:value-type="float">
            <text:p>-86.8123199791</text:p>
          </table:table-cell>
          <table:table-cell office:value-type="float" office:value="75" calcext:value-type="float">
            <text:p>75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689477" calcext:value-type="float">
            <text:p>25.6689477</text:p>
          </table:table-cell>
          <table:table-cell office:value-type="float" office:value="-100.3536491" calcext:value-type="float">
            <text:p>-100.3536491</text:p>
          </table:table-cell>
          <table:table-cell office:value-type="float" office:value="117" calcext:value-type="float">
            <text:p>117</text:p>
          </table:table-cell>
          <table:table-cell office:value-type="float" office:value="140741.38" calcext:value-type="float">
            <text:p>140741.3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62803" calcext:value-type="float">
            <text:p>16.862803</text:p>
          </table:table-cell>
          <table:table-cell office:value-type="float" office:value="-99.894829" calcext:value-type="float">
            <text:p>-99.894829</text:p>
          </table:table-cell>
          <table:table-cell office:value-type="float" office:value="147" calcext:value-type="float">
            <text:p>147</text:p>
          </table:table-cell>
          <table:table-cell office:value-type="float" office:value="92750.2" calcext:value-type="float">
            <text:p>92750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inaloa</text:p>
          </table:table-cell>
          <table:table-cell office:value-type="float" office:value="23.296583" calcext:value-type="float">
            <text:p>23.296583</text:p>
          </table:table-cell>
          <table:table-cell office:value-type="float" office:value="-106.479973" calcext:value-type="float">
            <text:p>-106.479973</text:p>
          </table:table-cell>
          <table:table-cell office:value-type="float" office:value="134" calcext:value-type="float">
            <text:p>134</text:p>
          </table:table-cell>
          <table:table-cell office:value-type="float" office:value="173865.39" calcext:value-type="float">
            <text:p>173865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12449" calcext:value-type="float">
            <text:p>21.0012449</text:p>
          </table:table-cell>
          <table:table-cell office:value-type="float" office:value="-89.5674103" calcext:value-type="float">
            <text:p>-89.5674103</text:p>
          </table:table-cell>
          <table:table-cell office:value-type="float" office:value="133" calcext:value-type="float">
            <text:p>133</text:p>
          </table:table-cell>
          <table:table-cell office:value-type="float" office:value="76150.02" calcext:value-type="float">
            <text:p>76150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66832" calcext:value-type="float">
            <text:p>19.666832</text:p>
          </table:table-cell>
          <table:table-cell office:value-type="float" office:value="-99.236992" calcext:value-type="float">
            <text:p>-99.236992</text:p>
          </table:table-cell>
          <table:table-cell office:value-type="float" office:value="69" calcext:value-type="float">
            <text:p>69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68703" calcext:value-type="float">
            <text:p>25.668703</text:p>
          </table:table-cell>
          <table:table-cell office:value-type="float" office:value="-100.405373" calcext:value-type="float">
            <text:p>-100.405373</text:p>
          </table:table-cell>
          <table:table-cell office:value-type="float" office:value="101" calcext:value-type="float">
            <text:p>101</text:p>
          </table:table-cell>
          <table:table-cell office:value-type="float" office:value="210795.91" calcext:value-type="float">
            <text:p>210795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63444" calcext:value-type="float">
            <text:p>20.663444</text:p>
          </table:table-cell>
          <table:table-cell office:value-type="float" office:value="-103.426533" calcext:value-type="float">
            <text:p>-103.426533</text:p>
          </table:table-cell>
          <table:table-cell office:value-type="float" office:value="350" calcext:value-type="float">
            <text:p>350</text:p>
          </table:table-cell>
          <table:table-cell office:value-type="float" office:value="262115.25" calcext:value-type="float">
            <text:p>262115.2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21015" calcext:value-type="float">
            <text:p>19.521015</text:p>
          </table:table-cell>
          <table:table-cell office:value-type="float" office:value="-99.23091" calcext:value-type="float">
            <text:p>-99.23091</text:p>
          </table:table-cell>
          <table:table-cell office:value-type="float" office:value="130" calcext:value-type="float">
            <text:p>130</text:p>
          </table:table-cell>
          <table:table-cell office:value-type="float" office:value="171231.07" calcext:value-type="float">
            <text:p>171231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86216" calcext:value-type="float">
            <text:p>23.286216</text:p>
          </table:table-cell>
          <table:table-cell office:value-type="float" office:value="-106.427007" calcext:value-type="float">
            <text:p>-106.427007</text:p>
          </table:table-cell>
          <table:table-cell office:value-type="float" office:value="180" calcext:value-type="float">
            <text:p>180</text:p>
          </table:table-cell>
          <table:table-cell office:value-type="float" office:value="86932.69" calcext:value-type="float">
            <text:p>86932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22676" calcext:value-type="float">
            <text:p>19.422676</text:p>
          </table:table-cell>
          <table:table-cell office:value-type="float" office:value="-99.257774" calcext:value-type="float">
            <text:p>-99.257774</text:p>
          </table:table-cell>
          <table:table-cell office:value-type="float" office:value="200" calcext:value-type="float">
            <text:p>200</text:p>
          </table:table-cell>
          <table:table-cell office:value-type="float" office:value="70283.76" calcext:value-type="float">
            <text:p>70283.7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378074" calcext:value-type="float">
            <text:p>19.6378074</text:p>
          </table:table-cell>
          <table:table-cell office:value-type="float" office:value="-99.1995969" calcext:value-type="float">
            <text:p>-99.1995969</text:p>
          </table:table-cell>
          <table:table-cell office:value-type="float" office:value="254" calcext:value-type="float">
            <text:p>254</text:p>
          </table:table-cell>
          <table:table-cell office:value-type="float" office:value="171271.67" calcext:value-type="float">
            <text:p>171271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84376" calcext:value-type="float">
            <text:p>20.084376</text:p>
          </table:table-cell>
          <table:table-cell office:value-type="float" office:value="-98.367993" calcext:value-type="float">
            <text:p>-98.367993</text:p>
          </table:table-cell>
          <table:table-cell office:value-type="float" office:value="279" calcext:value-type="float">
            <text:p>279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0763" calcext:value-type="float">
            <text:p>18.850763</text:p>
          </table:table-cell>
          <table:table-cell office:value-type="float" office:value="-98.943855" calcext:value-type="float">
            <text:p>-98.943855</text:p>
          </table:table-cell>
          <table:table-cell office:value-type="float" office:value="110" calcext:value-type="float">
            <text:p>110</text:p>
          </table:table-cell>
          <table:table-cell office:value-type="float" office:value="73234.21" calcext:value-type="float">
            <text:p>73234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00923" calcext:value-type="float">
            <text:p>19.300923</text:p>
          </table:table-cell>
          <table:table-cell office:value-type="float" office:value="-99.713636" calcext:value-type="float">
            <text:p>-99.713636</text:p>
          </table:table-cell>
          <table:table-cell office:value-type="float" office:value="73" calcext:value-type="float">
            <text:p>73</text:p>
          </table:table-cell>
          <table:table-cell office:value-type="float" office:value="43729.78" calcext:value-type="float">
            <text:p>43729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4723" calcext:value-type="float">
            <text:p>19.444723</text:p>
          </table:table-cell>
          <table:table-cell office:value-type="float" office:value="-99.186447" calcext:value-type="float">
            <text:p>-99.186447</text:p>
          </table:table-cell>
          <table:table-cell office:value-type="float" office:value="70" calcext:value-type="float">
            <text:p>70</text:p>
          </table:table-cell>
          <table:table-cell office:value-type="float" office:value="41680.96" calcext:value-type="float">
            <text:p>41680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03597" calcext:value-type="float">
            <text:p>19.403597</text:p>
          </table:table-cell>
          <table:table-cell office:value-type="float" office:value="-99.149771" calcext:value-type="float">
            <text:p>-99.149771</text:p>
          </table:table-cell>
          <table:table-cell office:value-type="float" office:value="380" calcext:value-type="float">
            <text:p>380</text:p>
          </table:table-cell>
          <table:table-cell office:value-type="float" office:value="257531.53" calcext:value-type="float">
            <text:p>257531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6869" calcext:value-type="float">
            <text:p>19.66869</text:p>
          </table:table-cell>
          <table:table-cell office:value-type="float" office:value="-101.205173" calcext:value-type="float">
            <text:p>-101.205173</text:p>
          </table:table-cell>
          <table:table-cell office:value-type="float" office:value="298" calcext:value-type="float">
            <text:p>298</text:p>
          </table:table-cell>
          <table:table-cell office:value-type="float" office:value="168069.88" calcext:value-type="float">
            <text:p>168069.8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</text:p>
          </table:table-cell>
          <table:table-cell office:value-type="float" office:value="32.486292" calcext:value-type="float">
            <text:p>32.486292</text:p>
          </table:table-cell>
          <table:table-cell office:value-type="float" office:value="-117.054763" calcext:value-type="float">
            <text:p>-117.054763</text:p>
          </table:table-cell>
          <table:table-cell office:value-type="float" office:value="63" calcext:value-type="float">
            <text:p>63</text:p>
          </table:table-cell>
          <table:table-cell office:value-type="float" office:value="36817.31" calcext:value-type="float">
            <text:p>36817.3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Jalisco</text:p>
          </table:table-cell>
          <table:table-cell office:value-type="float" office:value="20.705671" calcext:value-type="float">
            <text:p>20.705671</text:p>
          </table:table-cell>
          <table:table-cell office:value-type="float" office:value="-103.396278" calcext:value-type="float">
            <text:p>-103.396278</text:p>
          </table:table-cell>
          <table:table-cell office:value-type="float" office:value="180" calcext:value-type="float">
            <text:p>180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583631" calcext:value-type="float">
            <text:p>16.8583631</text:p>
          </table:table-cell>
          <table:table-cell office:value-type="float" office:value="-99.8508616" calcext:value-type="float">
            <text:p>-99.8508616</text:p>
          </table:table-cell>
          <table:table-cell office:value-type="float" office:value="354" calcext:value-type="float">
            <text:p>354</text:p>
          </table:table-cell>
          <table:table-cell office:value-type="float" office:value="266975.89" calcext:value-type="float">
            <text:p>266975.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005941575" calcext:value-type="float">
            <text:p>19.1005941575</text:p>
          </table:table-cell>
          <table:table-cell office:value-type="float" office:value="-96.1070613563" calcext:value-type="float">
            <text:p>-96.1070613563</text:p>
          </table:table-cell>
          <table:table-cell office:value-type="float" office:value="76" calcext:value-type="float">
            <text:p>76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79437" calcext:value-type="float">
            <text:p>19.479437</text:p>
          </table:table-cell>
          <table:table-cell office:value-type="float" office:value="-99.236561" calcext:value-type="float">
            <text:p>-99.236561</text:p>
          </table:table-cell>
          <table:table-cell office:value-type="float" office:value="75" calcext:value-type="float">
            <text:p>75</text:p>
          </table:table-cell>
          <table:table-cell office:value-type="float" office:value="105397.95" calcext:value-type="float">
            <text:p>105397.9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81213" calcext:value-type="float">
            <text:p>18.981213</text:p>
          </table:table-cell>
          <table:table-cell office:value-type="float" office:value="-99.206345" calcext:value-type="float">
            <text:p>-99.206345</text:p>
          </table:table-cell>
          <table:table-cell office:value-type="float" office:value="240" calcext:value-type="float">
            <text:p>240</text:p>
          </table:table-cell>
          <table:table-cell office:value-type="float" office:value="183348.96" calcext:value-type="float">
            <text:p>183348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24242" calcext:value-type="float">
            <text:p>20.624242</text:p>
          </table:table-cell>
          <table:table-cell office:value-type="float" office:value="-100.390194" calcext:value-type="float">
            <text:p>-100.390194</text:p>
          </table:table-cell>
          <table:table-cell office:value-type="float" office:value="172" calcext:value-type="float">
            <text:p>172</text:p>
          </table:table-cell>
          <table:table-cell office:value-type="float" office:value="86953.31" calcext:value-type="float">
            <text:p>86953.3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08253" calcext:value-type="float">
            <text:p>19.508253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113" calcext:value-type="float">
            <text:p>113</text:p>
          </table:table-cell>
          <table:table-cell office:value-type="float" office:value="153686.47" calcext:value-type="float">
            <text:p>153686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3955" calcext:value-type="float">
            <text:p>19.533955</text:p>
          </table:table-cell>
          <table:table-cell office:value-type="float" office:value="-99.228287" calcext:value-type="float">
            <text:p>-99.228287</text:p>
          </table:table-cell>
          <table:table-cell office:value-type="float" office:value="155" calcext:value-type="float">
            <text:p>155</text:p>
          </table:table-cell>
          <table:table-cell office:value-type="float" office:value="52159.61" calcext:value-type="float">
            <text:p>52159.6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4073" calcext:value-type="float">
            <text:p>19.394073</text:p>
          </table:table-cell>
          <table:table-cell office:value-type="float" office:value="-99.153915" calcext:value-type="float">
            <text:p>-99.153915</text:p>
          </table:table-cell>
          <table:table-cell office:value-type="float" office:value="82" calcext:value-type="float">
            <text:p>82</text:p>
          </table:table-cell>
          <table:table-cell office:value-type="float" office:value="154987.69" calcext:value-type="float">
            <text:p>154987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78128" calcext:value-type="float">
            <text:p>18.878128</text:p>
          </table:table-cell>
          <table:table-cell office:value-type="float" office:value="-99.187238" calcext:value-type="float">
            <text:p>-99.187238</text:p>
          </table:table-cell>
          <table:table-cell office:value-type="float" office:value="110" calcext:value-type="float">
            <text:p>110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5862687746" calcext:value-type="float">
            <text:p>20.5862687746</text:p>
          </table:table-cell>
          <table:table-cell office:value-type="float" office:value="-100.3786790371" calcext:value-type="float">
            <text:p>-100.3786790371</text:p>
          </table:table-cell>
          <table:table-cell office:value-type="float" office:value="63" calcext:value-type="float">
            <text:p>63</text:p>
          </table:table-cell>
          <table:table-cell office:value-type="float" office:value="113302.8" calcext:value-type="float">
            <text:p>113302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61286" calcext:value-type="float">
            <text:p>18.961286</text:p>
          </table:table-cell>
          <table:table-cell office:value-type="float" office:value="-99.212621" calcext:value-type="float">
            <text:p>-99.212621</text:p>
          </table:table-cell>
          <table:table-cell office:value-type="float" office:value="60" calcext:value-type="float">
            <text:p>60</text:p>
          </table:table-cell>
          <table:table-cell office:value-type="float" office:value="34773.07" calcext:value-type="float">
            <text:p>34773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28052" calcext:value-type="float">
            <text:p>20.628052</text:p>
          </table:table-cell>
          <table:table-cell office:value-type="float" office:value="-100.404541" calcext:value-type="float">
            <text:p>-100.404541</text:p>
          </table:table-cell>
          <table:table-cell office:value-type="float" office:value="254" calcext:value-type="float">
            <text:p>254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mpeche</text:p>
          </table:table-cell>
          <table:table-cell office:value-type="float" office:value="18.660893" calcext:value-type="float">
            <text:p>18.660893</text:p>
          </table:table-cell>
          <table:table-cell office:value-type="float" office:value="-91.7663706" calcext:value-type="float">
            <text:p>-91.7663706</text:p>
          </table:table-cell>
          <table:table-cell office:value-type="float" office:value="264" calcext:value-type="float">
            <text:p>264</text:p>
          </table:table-cell>
          <table:table-cell office:value-type="float" office:value="172852.64" calcext:value-type="float">
            <text:p>172852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652948" calcext:value-type="float">
            <text:p>19.0652948</text:p>
          </table:table-cell>
          <table:table-cell office:value-type="float" office:value="-96.069905" calcext:value-type="float">
            <text:p>-96.069905</text:p>
          </table:table-cell>
          <table:table-cell office:value-type="float" office:value="192" calcext:value-type="float">
            <text:p>192</text:p>
          </table:table-cell>
          <table:table-cell office:value-type="float" office:value="126477.54" calcext:value-type="float">
            <text:p>126477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85725" calcext:value-type="float">
            <text:p>22.285725</text:p>
          </table:table-cell>
          <table:table-cell office:value-type="float" office:value="-97.843597" calcext:value-type="float">
            <text:p>-97.843597</text:p>
          </table:table-cell>
          <table:table-cell office:value-type="float" office:value="72" calcext:value-type="float">
            <text:p>72</text:p>
          </table:table-cell>
          <table:table-cell office:value-type="float" office:value="35988.5" calcext:value-type="float">
            <text:p>35988.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5984" calcext:value-type="float">
            <text:p>19.305984</text:p>
          </table:table-cell>
          <table:table-cell office:value-type="float" office:value="-99.127341" calcext:value-type="float">
            <text:p>-99.127341</text:p>
          </table:table-cell>
          <table:table-cell office:value-type="float" office:value="70" calcext:value-type="float">
            <text:p>70</text:p>
          </table:table-cell>
          <table:table-cell office:value-type="float" office:value="107322.36" calcext:value-type="float">
            <text:p>107322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1792" calcext:value-type="float">
            <text:p>19.361792</text:p>
          </table:table-cell>
          <table:table-cell office:value-type="float" office:value="-99.190096" calcext:value-type="float">
            <text:p>-99.190096</text:p>
          </table:table-cell>
          <table:table-cell office:value-type="float" office:value="197" calcext:value-type="float">
            <text:p>197</text:p>
          </table:table-cell>
          <table:table-cell office:value-type="float" office:value="49999.47" calcext:value-type="float">
            <text:p>49999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877626295" calcext:value-type="float">
            <text:p>22.1877626295</text:p>
          </table:table-cell>
          <table:table-cell office:value-type="float" office:value="-100.962767601" calcext:value-type="float">
            <text:p>-100.962767601</text:p>
          </table:table-cell>
          <table:table-cell office:value-type="float" office:value="105" calcext:value-type="float">
            <text:p>105</text:p>
          </table:table-cell>
          <table:table-cell office:value-type="float" office:value="50517.24" calcext:value-type="float">
            <text:p>50517.2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105" calcext:value-type="float">
            <text:p>105</text:p>
          </table:table-cell>
          <table:table-cell office:value-type="float" office:value="93856.88" calcext:value-type="float">
            <text:p>93856.8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7636" calcext:value-type="float">
            <text:p>19.417636</text:p>
          </table:table-cell>
          <table:table-cell office:value-type="float" office:value="-99.153292" calcext:value-type="float">
            <text:p>-99.153292</text:p>
          </table:table-cell>
          <table:table-cell office:value-type="float" office:value="70" calcext:value-type="float">
            <text:p>70</text:p>
          </table:table-cell>
          <table:table-cell office:value-type="float" office:value="41095.45" calcext:value-type="float">
            <text:p>41095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70101" calcext:value-type="float">
            <text:p>19.570101</text:p>
          </table:table-cell>
          <table:table-cell office:value-type="float" office:value="-96.918228" calcext:value-type="float">
            <text:p>-96.918228</text:p>
          </table:table-cell>
          <table:table-cell office:value-type="float" office:value="140" calcext:value-type="float">
            <text:p>140</text:p>
          </table:table-cell>
          <table:table-cell office:value-type="float" office:value="42623.36" calcext:value-type="float">
            <text:p>42623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5313" calcext:value-type="float">
            <text:p>18.885313</text:p>
          </table:table-cell>
          <table:table-cell office:value-type="float" office:value="-99.062879" calcext:value-type="float">
            <text:p>-99.062879</text:p>
          </table:table-cell>
          <table:table-cell office:value-type="float" office:value="97" calcext:value-type="float">
            <text:p>97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48722" calcext:value-type="float">
            <text:p>22.148722</text:p>
          </table:table-cell>
          <table:table-cell office:value-type="float" office:value="-101.00119" calcext:value-type="float">
            <text:p>-101.00119</text:p>
          </table:table-cell>
          <table:table-cell office:value-type="float" office:value="129" calcext:value-type="float">
            <text:p>129</text:p>
          </table:table-cell>
          <table:table-cell office:value-type="float" office:value="92750.2" calcext:value-type="float">
            <text:p>92750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5688" calcext:value-type="float">
            <text:p>18.985688</text:p>
          </table:table-cell>
          <table:table-cell office:value-type="float" office:value="-98.230121" calcext:value-type="float">
            <text:p>-98.230121</text:p>
          </table:table-cell>
          <table:table-cell office:value-type="float" office:value="73" calcext:value-type="float">
            <text:p>73</text:p>
          </table:table-cell>
          <table:table-cell office:value-type="float" office:value="37670.83" calcext:value-type="float">
            <text:p>37670.8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427053" calcext:value-type="float">
            <text:p>19.427053</text:p>
          </table:table-cell>
          <table:table-cell office:value-type="float" office:value="-99.256293" calcext:value-type="float">
            <text:p>-99.256293</text:p>
          </table:table-cell>
          <table:table-cell office:value-type="float" office:value="100" calcext:value-type="float">
            <text:p>100</text:p>
          </table:table-cell>
          <table:table-cell office:value-type="float" office:value="313695.32" calcext:value-type="float">
            <text:p>313695.3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6256" calcext:value-type="float">
            <text:p>19.446256</text:p>
          </table:table-cell>
          <table:table-cell office:value-type="float" office:value="-99.147767" calcext:value-type="float">
            <text:p>-99.147767</text:p>
          </table:table-cell>
          <table:table-cell office:value-type="float" office:value="68" calcext:value-type="float">
            <text:p>68</text:p>
          </table:table-cell>
          <table:table-cell office:value-type="float" office:value="49051.11" calcext:value-type="float">
            <text:p>49051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ayarit</text:p>
          </table:table-cell>
          <table:table-cell office:value-type="float" office:value="21.4581695" calcext:value-type="float">
            <text:p>21.4581695</text:p>
          </table:table-cell>
          <table:table-cell office:value-type="float" office:value="-104.8877876" calcext:value-type="float">
            <text:p>-104.8877876</text:p>
          </table:table-cell>
          <table:table-cell office:value-type="float" office:value="220" calcext:value-type="float">
            <text:p>220</text:p>
          </table:table-cell>
          <table:table-cell office:value-type="float" office:value="165172.12" calcext:value-type="float">
            <text:p>165172.1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3974" calcext:value-type="float">
            <text:p>19.333974</text:p>
          </table:table-cell>
          <table:table-cell office:value-type="float" office:value="-99.240363" calcext:value-type="float">
            <text:p>-99.240363</text:p>
          </table:table-cell>
          <table:table-cell office:value-type="float" office:value="70" calcext:value-type="float">
            <text:p>70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79597" calcext:value-type="float">
            <text:p>19.379597</text:p>
          </table:table-cell>
          <table:table-cell office:value-type="float" office:value="-99.293808" calcext:value-type="float">
            <text:p>-99.293808</text:p>
          </table:table-cell>
          <table:table-cell office:value-type="float" office:value="155" calcext:value-type="float">
            <text:p>155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9618" calcext:value-type="float">
            <text:p>22.139618</text:p>
          </table:table-cell>
          <table:table-cell office:value-type="float" office:value="-101.032422" calcext:value-type="float">
            <text:p>-101.032422</text:p>
          </table:table-cell>
          <table:table-cell office:value-type="float" office:value="354" calcext:value-type="float">
            <text:p>354</text:p>
          </table:table-cell>
          <table:table-cell office:value-type="float" office:value="208111.61" calcext:value-type="float">
            <text:p>20811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2184" calcext:value-type="float">
            <text:p>19.552184</text:p>
          </table:table-cell>
          <table:table-cell office:value-type="float" office:value="-99.251489" calcext:value-type="float">
            <text:p>-99.251489</text:p>
          </table:table-cell>
          <table:table-cell office:value-type="float" office:value="80" calcext:value-type="float">
            <text:p>80</text:p>
          </table:table-cell>
          <table:table-cell office:value-type="float" office:value="127880.63" calcext:value-type="float">
            <text:p>127880.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erétaro</text:p>
          </table:table-cell>
          <table:table-cell office:value-type="float" office:value="20.5365909" calcext:value-type="float">
            <text:p>20.5365909</text:p>
          </table:table-cell>
          <table:table-cell office:value-type="float" office:value="-100.4411011" calcext:value-type="float">
            <text:p>-100.4411011</text:p>
          </table:table-cell>
          <table:table-cell office:value-type="float" office:value="80" calcext:value-type="float">
            <text:p>80</text:p>
          </table:table-cell>
          <table:table-cell office:value-type="float" office:value="44794.13" calcext:value-type="float">
            <text:p>44794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5032" calcext:value-type="float">
            <text:p>19.445032</text:p>
          </table:table-cell>
          <table:table-cell office:value-type="float" office:value="-99.140207" calcext:value-type="float">
            <text:p>-99.140207</text:p>
          </table:table-cell>
          <table:table-cell office:value-type="float" office:value="133" calcext:value-type="float">
            <text:p>133</text:p>
          </table:table-cell>
          <table:table-cell office:value-type="float" office:value="59426.13" calcext:value-type="float">
            <text:p>59426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235" calcext:value-type="float">
            <text:p>19.54235</text:p>
          </table:table-cell>
          <table:table-cell office:value-type="float" office:value="-99.19195" calcext:value-type="float">
            <text:p>-99.19195</text:p>
          </table:table-cell>
          <table:table-cell office:value-type="float" office:value="192" calcext:value-type="float">
            <text:p>192</text:p>
          </table:table-cell>
          <table:table-cell office:value-type="float" office:value="125920.69" calcext:value-type="float">
            <text:p>125920.6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7404" calcext:value-type="float">
            <text:p>19.377404</text:p>
          </table:table-cell>
          <table:table-cell office:value-type="float" office:value="-99.193301" calcext:value-type="float">
            <text:p>-99.193301</text:p>
          </table:table-cell>
          <table:table-cell office:value-type="float" office:value="80" calcext:value-type="float">
            <text:p>80</text:p>
          </table:table-cell>
          <table:table-cell office:value-type="float" office:value="91411.04" calcext:value-type="float">
            <text:p>91411.0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8816" calcext:value-type="float">
            <text:p>16.858816</text:p>
          </table:table-cell>
          <table:table-cell office:value-type="float" office:value="-99.857628" calcext:value-type="float">
            <text:p>-99.857628</text:p>
          </table:table-cell>
          <table:table-cell office:value-type="float" office:value="185" calcext:value-type="float">
            <text:p>185</text:p>
          </table:table-cell>
          <table:table-cell office:value-type="float" office:value="157917.19" calcext:value-type="float">
            <text:p>157917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31522" calcext:value-type="float">
            <text:p>23.231522</text:p>
          </table:table-cell>
          <table:table-cell office:value-type="float" office:value="-106.382439" calcext:value-type="float">
            <text:p>-106.382439</text:p>
          </table:table-cell>
          <table:table-cell office:value-type="float" office:value="211" calcext:value-type="float">
            <text:p>211</text:p>
          </table:table-cell>
          <table:table-cell office:value-type="float" office:value="81137.18" calcext:value-type="float">
            <text:p>81137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756" calcext:value-type="float">
            <text:p>21.006756</text:p>
          </table:table-cell>
          <table:table-cell office:value-type="float" office:value="-89.570984" calcext:value-type="float">
            <text:p>-89.570984</text:p>
          </table:table-cell>
          <table:table-cell office:value-type="float" office:value="250" calcext:value-type="float">
            <text:p>250</text:p>
          </table:table-cell>
          <table:table-cell office:value-type="float" office:value="105397.95" calcext:value-type="float">
            <text:p>105397.9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50374" calcext:value-type="float">
            <text:p>16.850374</text:p>
          </table:table-cell>
          <table:table-cell office:value-type="float" office:value="-99.850166" calcext:value-type="float">
            <text:p>-99.850166</text:p>
          </table:table-cell>
          <table:table-cell office:value-type="float" office:value="145" calcext:value-type="float">
            <text:p>145</text:p>
          </table:table-cell>
          <table:table-cell office:value-type="float" office:value="81664.04" calcext:value-type="float">
            <text:p>8166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1083" calcext:value-type="float">
            <text:p>18.141083</text:p>
          </table:table-cell>
          <table:table-cell office:value-type="float" office:value="-94.458733" calcext:value-type="float">
            <text:p>-94.458733</text:p>
          </table:table-cell>
          <table:table-cell office:value-type="float" office:value="180" calcext:value-type="float">
            <text:p>180</text:p>
          </table:table-cell>
          <table:table-cell office:value-type="float" office:value="110667.85" calcext:value-type="float">
            <text:p>110667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89918" calcext:value-type="float">
            <text:p>18.989918</text:p>
          </table:table-cell>
          <table:table-cell office:value-type="float" office:value="-98.2295" calcext:value-type="float">
            <text:p>-98.2295</text:p>
          </table:table-cell>
          <table:table-cell office:value-type="float" office:value="299" calcext:value-type="float">
            <text:p>299</text:p>
          </table:table-cell>
          <table:table-cell office:value-type="float" office:value="231820.52" calcext:value-type="float">
            <text:p>231820.5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40674" calcext:value-type="float">
            <text:p>25.540674</text:p>
          </table:table-cell>
          <table:table-cell office:value-type="float" office:value="-103.393252" calcext:value-type="float">
            <text:p>-103.393252</text:p>
          </table:table-cell>
          <table:table-cell office:value-type="float" office:value="140" calcext:value-type="float">
            <text:p>140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40" calcext:value-type="float">
            <text:p>240</text:p>
          </table:table-cell>
          <table:table-cell office:value-type="float" office:value="138058.14" calcext:value-type="float">
            <text:p>138058.1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36697" calcext:value-type="float">
            <text:p>19.336697</text:p>
          </table:table-cell>
          <table:table-cell office:value-type="float" office:value="-99.152534" calcext:value-type="float">
            <text:p>-99.152534</text:p>
          </table:table-cell>
          <table:table-cell office:value-type="float" office:value="102" calcext:value-type="float">
            <text:p>102</text:p>
          </table:table-cell>
          <table:table-cell office:value-type="float" office:value="187081.37" calcext:value-type="float">
            <text:p>187081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97427" calcext:value-type="float">
            <text:p>20.697427</text:p>
          </table:table-cell>
          <table:table-cell office:value-type="float" office:value="-100.444385" calcext:value-type="float">
            <text:p>-100.444385</text:p>
          </table:table-cell>
          <table:table-cell office:value-type="float" office:value="187" calcext:value-type="float">
            <text:p>187</text:p>
          </table:table-cell>
          <table:table-cell office:value-type="float" office:value="134350.53" calcext:value-type="float">
            <text:p>134350.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1872" calcext:value-type="float">
            <text:p>19.451872</text:p>
          </table:table-cell>
          <table:table-cell office:value-type="float" office:value="-99.173522" calcext:value-type="float">
            <text:p>-99.173522</text:p>
          </table:table-cell>
          <table:table-cell office:value-type="float" office:value="70" calcext:value-type="float">
            <text:p>70</text:p>
          </table:table-cell>
          <table:table-cell office:value-type="float" office:value="66911.83" calcext:value-type="float">
            <text:p>66911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62129" calcext:value-type="float">
            <text:p>19.262129</text:p>
          </table:table-cell>
          <table:table-cell office:value-type="float" office:value="-99.602481" calcext:value-type="float">
            <text:p>-99.602481</text:p>
          </table:table-cell>
          <table:table-cell office:value-type="float" office:value="239" calcext:value-type="float">
            <text:p>239</text:p>
          </table:table-cell>
          <table:table-cell office:value-type="float" office:value="132769.93" calcext:value-type="float">
            <text:p>132769.9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90911" calcext:value-type="float">
            <text:p>19.2790911</text:p>
          </table:table-cell>
          <table:table-cell office:value-type="float" office:value="-99.2114234" calcext:value-type="float">
            <text:p>-99.2114234</text:p>
          </table:table-cell>
          <table:table-cell office:value-type="float" office:value="72" calcext:value-type="float">
            <text:p>72</text:p>
          </table:table-cell>
          <table:table-cell office:value-type="float" office:value="40645.77" calcext:value-type="float">
            <text:p>40645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47398" calcext:value-type="float">
            <text:p>20.647398</text:p>
          </table:table-cell>
          <table:table-cell office:value-type="float" office:value="-105.209682" calcext:value-type="float">
            <text:p>-105.209682</text:p>
          </table:table-cell>
          <table:table-cell office:value-type="float" office:value="84" calcext:value-type="float">
            <text:p>84</text:p>
          </table:table-cell>
          <table:table-cell office:value-type="float" office:value="65858.1" calcext:value-type="float">
            <text:p>65858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51" calcext:value-type="float">
            <text:p>151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887932" calcext:value-type="float">
            <text:p>20.5887932</text:p>
          </table:table-cell>
          <table:table-cell office:value-type="float" office:value="-100.3898881" calcext:value-type="float">
            <text:p>-100.3898881</text:p>
          </table:table-cell>
          <table:table-cell office:value-type="float" office:value="177" calcext:value-type="float">
            <text:p>177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28651" calcext:value-type="float">
            <text:p>19.028651</text:p>
          </table:table-cell>
          <table:table-cell office:value-type="float" office:value="-98.258029" calcext:value-type="float">
            <text:p>-98.258029</text:p>
          </table:table-cell>
          <table:table-cell office:value-type="float" office:value="116" calcext:value-type="float">
            <text:p>116</text:p>
          </table:table-cell>
          <table:table-cell office:value-type="float" office:value="171231.07" calcext:value-type="float">
            <text:p>171231.0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93713" calcext:value-type="float">
            <text:p>19.493713</text:p>
          </table:table-cell>
          <table:table-cell office:value-type="float" office:value="-99.204941" calcext:value-type="float">
            <text:p>-99.204941</text:p>
          </table:table-cell>
          <table:table-cell office:value-type="float" office:value="60" calcext:value-type="float">
            <text:p>60</text:p>
          </table:table-cell>
          <table:table-cell office:value-type="float" office:value="38812.39" calcext:value-type="float">
            <text:p>38812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1819" calcext:value-type="float">
            <text:p>19.11819</text:p>
          </table:table-cell>
          <table:table-cell office:value-type="float" office:value="-96.107956" calcext:value-type="float">
            <text:p>-96.107956</text:p>
          </table:table-cell>
          <table:table-cell office:value-type="float" office:value="181" calcext:value-type="float">
            <text:p>181</text:p>
          </table:table-cell>
          <table:table-cell office:value-type="float" office:value="129112.49" calcext:value-type="float">
            <text:p>129112.4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7928788" calcext:value-type="float">
            <text:p>18.147928788</text:p>
          </table:table-cell>
          <table:table-cell office:value-type="float" office:value="-94.4772926867" calcext:value-type="float">
            <text:p>-94.4772926867</text:p>
          </table:table-cell>
          <table:table-cell office:value-type="float" office:value="175" calcext:value-type="float">
            <text:p>175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07003" calcext:value-type="float">
            <text:p>19.4907003</text:p>
          </table:table-cell>
          <table:table-cell office:value-type="float" office:value="-99.2553635" calcext:value-type="float">
            <text:p>-99.2553635</text:p>
          </table:table-cell>
          <table:table-cell office:value-type="float" office:value="370" calcext:value-type="float">
            <text:p>370</text:p>
          </table:table-cell>
          <table:table-cell office:value-type="float" office:value="316193.86" calcext:value-type="float">
            <text:p>316193.8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72309" calcext:value-type="float">
            <text:p>25.672309</text:p>
          </table:table-cell>
          <table:table-cell office:value-type="float" office:value="-100.374119" calcext:value-type="float">
            <text:p>-100.374119</text:p>
          </table:table-cell>
          <table:table-cell office:value-type="float" office:value="73" calcext:value-type="float">
            <text:p>73</text:p>
          </table:table-cell>
          <table:table-cell office:value-type="float" office:value="106110.57" calcext:value-type="float">
            <text:p>106110.5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2509" calcext:value-type="float">
            <text:p>19.542509</text:p>
          </table:table-cell>
          <table:table-cell office:value-type="float" office:value="-99.218987" calcext:value-type="float">
            <text:p>-99.218987</text:p>
          </table:table-cell>
          <table:table-cell office:value-type="float" office:value="220" calcext:value-type="float">
            <text:p>220</text:p>
          </table:table-cell>
          <table:table-cell office:value-type="float" office:value="150156.47" calcext:value-type="float">
            <text:p>150156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1952" calcext:value-type="float">
            <text:p>19.671952</text:p>
          </table:table-cell>
          <table:table-cell office:value-type="float" office:value="-101.175638" calcext:value-type="float">
            <text:p>-101.175638</text:p>
          </table:table-cell>
          <table:table-cell office:value-type="float" office:value="235" calcext:value-type="float">
            <text:p>235</text:p>
          </table:table-cell>
          <table:table-cell office:value-type="float" office:value="171231.07" calcext:value-type="float">
            <text:p>171231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olima</text:p>
          </table:table-cell>
          <table:table-cell office:value-type="float" office:value="19.297108" calcext:value-type="float">
            <text:p>19.297108</text:p>
          </table:table-cell>
          <table:table-cell office:value-type="float" office:value="-103.737602" calcext:value-type="float">
            <text:p>-103.737602</text:p>
          </table:table-cell>
          <table:table-cell office:value-type="float" office:value="176" calcext:value-type="float">
            <text:p>176</text:p>
          </table:table-cell>
          <table:table-cell office:value-type="float" office:value="62170.05" calcext:value-type="float">
            <text:p>62170.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21957" calcext:value-type="float">
            <text:p>32.421957</text:p>
          </table:table-cell>
          <table:table-cell office:value-type="float" office:value="-117.033513" calcext:value-type="float">
            <text:p>-117.033513</text:p>
          </table:table-cell>
          <table:table-cell office:value-type="float" office:value="170" calcext:value-type="float">
            <text:p>170</text:p>
          </table:table-cell>
          <table:table-cell office:value-type="float" office:value="95499.52" calcext:value-type="float">
            <text:p>95499.5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5343" calcext:value-type="float">
            <text:p>18.855343</text:p>
          </table:table-cell>
          <table:table-cell office:value-type="float" office:value="-99.241142" calcext:value-type="float">
            <text:p>-99.241142</text:p>
          </table:table-cell>
          <table:table-cell office:value-type="float" office:value="73" calcext:value-type="float">
            <text:p>73</text:p>
          </table:table-cell>
          <table:table-cell office:value-type="float" office:value="36783.88" calcext:value-type="float">
            <text:p>36783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9657" calcext:value-type="float">
            <text:p>18.939657</text:p>
          </table:table-cell>
          <table:table-cell office:value-type="float" office:value="-99.20237" calcext:value-type="float">
            <text:p>-99.20237</text:p>
          </table:table-cell>
          <table:table-cell office:value-type="float" office:value="185" calcext:value-type="float">
            <text:p>185</text:p>
          </table:table-cell>
          <table:table-cell office:value-type="float" office:value="189716.32" calcext:value-type="float">
            <text:p>189716.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5431" calcext:value-type="float">
            <text:p>19.345431</text:p>
          </table:table-cell>
          <table:table-cell office:value-type="float" office:value="-99.209949" calcext:value-type="float">
            <text:p>-99.209949</text:p>
          </table:table-cell>
          <table:table-cell office:value-type="float" office:value="200" calcext:value-type="float">
            <text:p>200</text:p>
          </table:table-cell>
          <table:table-cell office:value-type="float" office:value="228450.07" calcext:value-type="float">
            <text:p>228450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60103" calcext:value-type="float">
            <text:p>25.660103</text:p>
          </table:table-cell>
          <table:table-cell office:value-type="float" office:value="-100.410858" calcext:value-type="float">
            <text:p>-100.410858</text:p>
          </table:table-cell>
          <table:table-cell office:value-type="float" office:value="127" calcext:value-type="float">
            <text:p>127</text:p>
          </table:table-cell>
          <table:table-cell office:value-type="float" office:value="131747.44" calcext:value-type="float">
            <text:p>131747.4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4925" calcext:value-type="float">
            <text:p>19.564925</text:p>
          </table:table-cell>
          <table:table-cell office:value-type="float" office:value="-99.218415" calcext:value-type="float">
            <text:p>-99.218415</text:p>
          </table:table-cell>
          <table:table-cell office:value-type="float" office:value="110" calcext:value-type="float">
            <text:p>110</text:p>
          </table:table-cell>
          <table:table-cell office:value-type="float" office:value="143834.1" calcext:value-type="float">
            <text:p>143834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52299" calcext:value-type="float">
            <text:p>25.652299</text:p>
          </table:table-cell>
          <table:table-cell office:value-type="float" office:value="-100.266174" calcext:value-type="float">
            <text:p>-100.266174</text:p>
          </table:table-cell>
          <table:table-cell office:value-type="float" office:value="281" calcext:value-type="float">
            <text:p>281</text:p>
          </table:table-cell>
          <table:table-cell office:value-type="float" office:value="152790.8" calcext:value-type="float">
            <text:p>152790.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2665" calcext:value-type="float">
            <text:p>19.452665</text:p>
          </table:table-cell>
          <table:table-cell office:value-type="float" office:value="-99.121497" calcext:value-type="float">
            <text:p>-99.121497</text:p>
          </table:table-cell>
          <table:table-cell office:value-type="float" office:value="75" calcext:value-type="float">
            <text:p>75</text:p>
          </table:table-cell>
          <table:table-cell office:value-type="float" office:value="34421.81" calcext:value-type="float">
            <text:p>34421.8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Guerrero</text:p>
          </table:table-cell>
          <table:table-cell office:value-type="float" office:value="16.869995" calcext:value-type="float">
            <text:p>16.869995</text:p>
          </table:table-cell>
          <table:table-cell office:value-type="float" office:value="-99.869568" calcext:value-type="float">
            <text:p>-99.869568</text:p>
          </table:table-cell>
          <table:table-cell office:value-type="float" office:value="72" calcext:value-type="float">
            <text:p>72</text:p>
          </table:table-cell>
          <table:table-cell office:value-type="float" office:value="48471.56" calcext:value-type="float">
            <text:p>48471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8602" calcext:value-type="float">
            <text:p>16.768602</text:p>
          </table:table-cell>
          <table:table-cell office:value-type="float" office:value="-93.164162" calcext:value-type="float">
            <text:p>-93.164162</text:p>
          </table:table-cell>
          <table:table-cell office:value-type="float" office:value="185" calcext:value-type="float">
            <text:p>185</text:p>
          </table:table-cell>
          <table:table-cell office:value-type="float" office:value="82717.77" calcext:value-type="float">
            <text:p>82717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20" calcext:value-type="float">
            <text:p>120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17622" calcext:value-type="float">
            <text:p>19.317622</text:p>
          </table:table-cell>
          <table:table-cell office:value-type="float" office:value="-99.607241" calcext:value-type="float">
            <text:p>-99.607241</text:p>
          </table:table-cell>
          <table:table-cell office:value-type="float" office:value="200" calcext:value-type="float">
            <text:p>200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50374" calcext:value-type="float">
            <text:p>16.850374</text:p>
          </table:table-cell>
          <table:table-cell office:value-type="float" office:value="-99.850166" calcext:value-type="float">
            <text:p>-99.850166</text:p>
          </table:table-cell>
          <table:table-cell office:value-type="float" office:value="168" calcext:value-type="float">
            <text:p>168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06572" calcext:value-type="float">
            <text:p>21.0306572</text:p>
          </table:table-cell>
          <table:table-cell office:value-type="float" office:value="-89.5945502" calcext:value-type="float">
            <text:p>-89.5945502</text:p>
          </table:table-cell>
          <table:table-cell office:value-type="float" office:value="144" calcext:value-type="float">
            <text:p>144</text:p>
          </table:table-cell>
          <table:table-cell office:value-type="float" office:value="79048.46" calcext:value-type="float">
            <text:p>79048.4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9798" calcext:value-type="float">
            <text:p>19.359798</text:p>
          </table:table-cell>
          <table:table-cell office:value-type="float" office:value="-99.161675" calcext:value-type="float">
            <text:p>-99.161675</text:p>
          </table:table-cell>
          <table:table-cell office:value-type="float" office:value="90" calcext:value-type="float">
            <text:p>9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34226" calcext:value-type="float">
            <text:p>19.3434226</text:p>
          </table:table-cell>
          <table:table-cell office:value-type="float" office:value="-99.1359301" calcext:value-type="float">
            <text:p>-99.1359301</text:p>
          </table:table-cell>
          <table:table-cell office:value-type="float" office:value="182" calcext:value-type="float">
            <text:p>182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03249" calcext:value-type="float">
            <text:p>19.4503249</text:p>
          </table:table-cell>
          <table:table-cell office:value-type="float" office:value="-99.1351802" calcext:value-type="float">
            <text:p>-99.1351802</text:p>
          </table:table-cell>
          <table:table-cell office:value-type="float" office:value="91" calcext:value-type="float">
            <text:p>91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918646281" calcext:value-type="float">
            <text:p>22.3918646281</text:p>
          </table:table-cell>
          <table:table-cell office:value-type="float" office:value="-97.9089224339" calcext:value-type="float">
            <text:p>-97.9089224339</text:p>
          </table:table-cell>
          <table:table-cell office:value-type="float" office:value="76" calcext:value-type="float">
            <text:p>76</text:p>
          </table:table-cell>
          <table:table-cell office:value-type="float" office:value="35826.8" calcext:value-type="float">
            <text:p>35826.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7417" calcext:value-type="float">
            <text:p>19.307417</text:p>
          </table:table-cell>
          <table:table-cell office:value-type="float" office:value="-99.125191" calcext:value-type="float">
            <text:p>-99.125191</text:p>
          </table:table-cell>
          <table:table-cell office:value-type="float" office:value="75" calcext:value-type="float">
            <text:p>75</text:p>
          </table:table-cell>
          <table:table-cell office:value-type="float" office:value="36882.11" calcext:value-type="float">
            <text:p>36882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4.0277202" calcext:value-type="float">
            <text:p>24.0277202</text:p>
          </table:table-cell>
          <table:table-cell office:value-type="float" office:value="-104.6531759" calcext:value-type="float">
            <text:p>-104.6531759</text:p>
          </table:table-cell>
          <table:table-cell office:value-type="float" office:value="245" calcext:value-type="float">
            <text:p>245</text:p>
          </table:table-cell>
          <table:table-cell office:value-type="float" office:value="92201.34" calcext:value-type="float">
            <text:p>92201.3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374843" calcext:value-type="float">
            <text:p>19.374843</text:p>
          </table:table-cell>
          <table:table-cell office:value-type="float" office:value="-99.293871" calcext:value-type="float">
            <text:p>-99.293871</text:p>
          </table:table-cell>
          <table:table-cell office:value-type="float" office:value="120" calcext:value-type="float">
            <text:p>120</text:p>
          </table:table-cell>
          <table:table-cell office:value-type="float" office:value="59711.33" calcext:value-type="float">
            <text:p>59711.3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352302" calcext:value-type="float">
            <text:p>22.1352302</text:p>
          </table:table-cell>
          <table:table-cell office:value-type="float" office:value="-101.0266343" calcext:value-type="float">
            <text:p>-101.0266343</text:p>
          </table:table-cell>
          <table:table-cell office:value-type="float" office:value="140" calcext:value-type="float">
            <text:p>140</text:p>
          </table:table-cell>
          <table:table-cell office:value-type="float" office:value="73234.21" calcext:value-type="float">
            <text:p>73234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77366" calcext:value-type="float">
            <text:p>25.577366</text:p>
          </table:table-cell>
          <table:table-cell office:value-type="float" office:value="-103.437088" calcext:value-type="float">
            <text:p>-103.437088</text:p>
          </table:table-cell>
          <table:table-cell office:value-type="float" office:value="348" calcext:value-type="float">
            <text:p>348</text:p>
          </table:table-cell>
          <table:table-cell office:value-type="float" office:value="155425.12" calcext:value-type="float">
            <text:p>15542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17859" calcext:value-type="float">
            <text:p>19.517859</text:p>
          </table:table-cell>
          <table:table-cell office:value-type="float" office:value="-96.891403" calcext:value-type="float">
            <text:p>-96.891403</text:p>
          </table:table-cell>
          <table:table-cell office:value-type="float" office:value="300" calcext:value-type="float">
            <text:p>300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05692" calcext:value-type="float">
            <text:p>20.605692</text:p>
          </table:table-cell>
          <table:table-cell office:value-type="float" office:value="-100.38488" calcext:value-type="float">
            <text:p>-100.38488</text:p>
          </table:table-cell>
          <table:table-cell office:value-type="float" office:value="290" calcext:value-type="float">
            <text:p>290</text:p>
          </table:table-cell>
          <table:table-cell office:value-type="float" office:value="208111.61" calcext:value-type="float">
            <text:p>208111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58050728" calcext:value-type="float">
            <text:p>22.158050728</text:p>
          </table:table-cell>
          <table:table-cell office:value-type="float" office:value="-100.9284004569" calcext:value-type="float">
            <text:p>-100.9284004569</text:p>
          </table:table-cell>
          <table:table-cell office:value-type="float" office:value="180" calcext:value-type="float">
            <text:p>180</text:p>
          </table:table-cell>
          <table:table-cell office:value-type="float" office:value="50064.02" calcext:value-type="float">
            <text:p>50064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47519" calcext:value-type="float">
            <text:p>18.847519</text:p>
          </table:table-cell>
          <table:table-cell office:value-type="float" office:value="-99.220529" calcext:value-type="float">
            <text:p>-99.220529</text:p>
          </table:table-cell>
          <table:table-cell office:value-type="float" office:value="162" calcext:value-type="float">
            <text:p>162</text:p>
          </table:table-cell>
          <table:table-cell office:value-type="float" office:value="89567.02" calcext:value-type="float">
            <text:p>89567.0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19549" calcext:value-type="float">
            <text:p>19.119549</text:p>
          </table:table-cell>
          <table:table-cell office:value-type="float" office:value="-96.107643" calcext:value-type="float">
            <text:p>-96.107643</text:p>
          </table:table-cell>
          <table:table-cell office:value-type="float" office:value="190" calcext:value-type="float">
            <text:p>190</text:p>
          </table:table-cell>
          <table:table-cell office:value-type="float" office:value="94331.17" calcext:value-type="float">
            <text:p>94331.1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01835" calcext:value-type="float">
            <text:p>19.301835</text:p>
          </table:table-cell>
          <table:table-cell office:value-type="float" office:value="-99.206377" calcext:value-type="float">
            <text:p>-99.206377</text:p>
          </table:table-cell>
          <table:table-cell office:value-type="float" office:value="300" calcext:value-type="float">
            <text:p>300</text:p>
          </table:table-cell>
          <table:table-cell office:value-type="float" office:value="207057.88" calcext:value-type="float">
            <text:p>207057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56552" calcext:value-type="float">
            <text:p>16.756552</text:p>
          </table:table-cell>
          <table:table-cell office:value-type="float" office:value="-93.181732" calcext:value-type="float">
            <text:p>-93.181732</text:p>
          </table:table-cell>
          <table:table-cell office:value-type="float" office:value="215" calcext:value-type="float">
            <text:p>215</text:p>
          </table:table-cell>
          <table:table-cell office:value-type="float" office:value="163366.83" calcext:value-type="float">
            <text:p>163366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13505" calcext:value-type="float">
            <text:p>18.813505</text:p>
          </table:table-cell>
          <table:table-cell office:value-type="float" office:value="-98.953514" calcext:value-type="float">
            <text:p>-98.953514</text:p>
          </table:table-cell>
          <table:table-cell office:value-type="float" office:value="80" calcext:value-type="float">
            <text:p>80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mpeche</text:p>
          </table:table-cell>
          <table:table-cell office:value-type="float" office:value="19.8301251" calcext:value-type="float">
            <text:p>19.8301251</text:p>
          </table:table-cell>
          <table:table-cell office:value-type="float" office:value="-90.5349087" calcext:value-type="float">
            <text:p>-90.5349087</text:p>
          </table:table-cell>
          <table:table-cell office:value-type="float" office:value="160" calcext:value-type="float">
            <text:p>160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2563" calcext:value-type="float">
            <text:p>20.592563</text:p>
          </table:table-cell>
          <table:table-cell office:value-type="float" office:value="-100.371039" calcext:value-type="float">
            <text:p>-100.371039</text:p>
          </table:table-cell>
          <table:table-cell office:value-type="float" office:value="271" calcext:value-type="float">
            <text:p>271</text:p>
          </table:table-cell>
          <table:table-cell office:value-type="float" office:value="179134.04" calcext:value-type="float">
            <text:p>17913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044181" calcext:value-type="float">
            <text:p>20.044181</text:p>
          </table:table-cell>
          <table:table-cell office:value-type="float" office:value="-99.34648" calcext:value-type="float">
            <text:p>-99.34648</text:p>
          </table:table-cell>
          <table:table-cell office:value-type="float" office:value="169" calcext:value-type="float">
            <text:p>169</text:p>
          </table:table-cell>
          <table:table-cell office:value-type="float" office:value="84054.87" calcext:value-type="float">
            <text:p>84054.8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893" calcext:value-type="float">
            <text:p>19.396893</text:p>
          </table:table-cell>
          <table:table-cell office:value-type="float" office:value="-99.152302" calcext:value-type="float">
            <text:p>-99.152302</text:p>
          </table:table-cell>
          <table:table-cell office:value-type="float" office:value="80" calcext:value-type="float">
            <text:p>80</text:p>
          </table:table-cell>
          <table:table-cell office:value-type="float" office:value="85899.33" calcext:value-type="float">
            <text:p>85899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15292" calcext:value-type="float">
            <text:p>20.615292</text:p>
          </table:table-cell>
          <table:table-cell office:value-type="float" office:value="-103.312843" calcext:value-type="float">
            <text:p>-103.312843</text:p>
          </table:table-cell>
          <table:table-cell office:value-type="float" office:value="230" calcext:value-type="float">
            <text:p>230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202881" calcext:value-type="float">
            <text:p>21.202881</text:p>
          </table:table-cell>
          <table:table-cell office:value-type="float" office:value="-101.679077" calcext:value-type="float">
            <text:p>-101.679077</text:p>
          </table:table-cell>
          <table:table-cell office:value-type="float" office:value="167" calcext:value-type="float">
            <text:p>167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15095" calcext:value-type="float">
            <text:p>21.0315095</text:p>
          </table:table-cell>
          <table:table-cell office:value-type="float" office:value="-89.600513" calcext:value-type="float">
            <text:p>-89.600513</text:p>
          </table:table-cell>
          <table:table-cell office:value-type="float" office:value="349" calcext:value-type="float">
            <text:p>349</text:p>
          </table:table-cell>
          <table:table-cell office:value-type="float" office:value="200256.11" calcext:value-type="float">
            <text:p>200256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3981" calcext:value-type="float">
            <text:p>19.33981</text:p>
          </table:table-cell>
          <table:table-cell office:value-type="float" office:value="-99.216052" calcext:value-type="float">
            <text:p>-99.216052</text:p>
          </table:table-cell>
          <table:table-cell office:value-type="float" office:value="272" calcext:value-type="float">
            <text:p>272</text:p>
          </table:table-cell>
          <table:table-cell office:value-type="float" office:value="260798.09" calcext:value-type="float">
            <text:p>260798.0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73984" calcext:value-type="float">
            <text:p>25.6773984</text:p>
          </table:table-cell>
          <table:table-cell office:value-type="float" office:value="-100.3940095" calcext:value-type="float">
            <text:p>-100.3940095</text:p>
          </table:table-cell>
          <table:table-cell office:value-type="float" office:value="347" calcext:value-type="float">
            <text:p>347</text:p>
          </table:table-cell>
          <table:table-cell office:value-type="float" office:value="292796.2" calcext:value-type="float">
            <text:p>29279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44135" calcext:value-type="float">
            <text:p>21.0344135</text:p>
          </table:table-cell>
          <table:table-cell office:value-type="float" office:value="-89.5978127" calcext:value-type="float">
            <text:p>-89.5978127</text:p>
          </table:table-cell>
          <table:table-cell office:value-type="float" office:value="305" calcext:value-type="float">
            <text:p>305</text:p>
          </table:table-cell>
          <table:table-cell office:value-type="float" office:value="194986.21" calcext:value-type="float">
            <text:p>19498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6026" calcext:value-type="float">
            <text:p>18.936026</text:p>
          </table:table-cell>
          <table:table-cell office:value-type="float" office:value="-99.216217" calcext:value-type="float">
            <text:p>-99.216217</text:p>
          </table:table-cell>
          <table:table-cell office:value-type="float" office:value="270" calcext:value-type="float">
            <text:p>270</text:p>
          </table:table-cell>
          <table:table-cell office:value-type="float" office:value="255590.04" calcext:value-type="float">
            <text:p>255590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07178" calcext:value-type="float">
            <text:p>20.607178</text:p>
          </table:table-cell>
          <table:table-cell office:value-type="float" office:value="-100.335754" calcext:value-type="float">
            <text:p>-100.335754</text:p>
          </table:table-cell>
          <table:table-cell office:value-type="float" office:value="75" calcext:value-type="float">
            <text:p>75</text:p>
          </table:table-cell>
          <table:table-cell office:value-type="float" office:value="35563.37" calcext:value-type="float">
            <text:p>35563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70298" calcext:value-type="float">
            <text:p>19.470298</text:p>
          </table:table-cell>
          <table:table-cell office:value-type="float" office:value="-99.272488" calcext:value-type="float">
            <text:p>-99.272488</text:p>
          </table:table-cell>
          <table:table-cell office:value-type="float" office:value="218" calcext:value-type="float">
            <text:p>218</text:p>
          </table:table-cell>
          <table:table-cell office:value-type="float" office:value="255529.44" calcext:value-type="float">
            <text:p>255529.4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22923" calcext:value-type="float">
            <text:p>19.522923</text:p>
          </table:table-cell>
          <table:table-cell office:value-type="float" office:value="-99.241837" calcext:value-type="float">
            <text:p>-99.241837</text:p>
          </table:table-cell>
          <table:table-cell office:value-type="float" office:value="340" calcext:value-type="float">
            <text:p>340</text:p>
          </table:table-cell>
          <table:table-cell office:value-type="float" office:value="250260.79" calcext:value-type="float">
            <text:p>250260.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0164" calcext:value-type="float">
            <text:p>20.570164</text:p>
          </table:table-cell>
          <table:table-cell office:value-type="float" office:value="-100.363823" calcext:value-type="float">
            <text:p>-100.363823</text:p>
          </table:table-cell>
          <table:table-cell office:value-type="float" office:value="170" calcext:value-type="float">
            <text:p>170</text:p>
          </table:table-cell>
          <table:table-cell office:value-type="float" office:value="123842.59" calcext:value-type="float">
            <text:p>123842.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8.1477847816" calcext:value-type="float">
            <text:p>18.1477847816</text:p>
          </table:table-cell>
          <table:table-cell office:value-type="float" office:value="-94.4396674633" calcext:value-type="float">
            <text:p>-94.4396674633</text:p>
          </table:table-cell>
          <table:table-cell office:value-type="float" office:value="240" calcext:value-type="float">
            <text:p>240</text:p>
          </table:table-cell>
          <table:table-cell office:value-type="float" office:value="115937.75" calcext:value-type="float">
            <text:p>115937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99741" calcext:value-type="float">
            <text:p>19.399741</text:p>
          </table:table-cell>
          <table:table-cell office:value-type="float" office:value="-99.115503" calcext:value-type="float">
            <text:p>-99.115503</text:p>
          </table:table-cell>
          <table:table-cell office:value-type="float" office:value="100" calcext:value-type="float">
            <text:p>100</text:p>
          </table:table-cell>
          <table:table-cell office:value-type="float" office:value="57287.8" calcext:value-type="float">
            <text:p>57287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282308" calcext:value-type="float">
            <text:p>19.282308</text:p>
          </table:table-cell>
          <table:table-cell office:value-type="float" office:value="-99.126869" calcext:value-type="float">
            <text:p>-99.126869</text:p>
          </table:table-cell>
          <table:table-cell office:value-type="float" office:value="130" calcext:value-type="float">
            <text:p>130</text:p>
          </table:table-cell>
          <table:table-cell office:value-type="float" office:value="119651" calcext:value-type="float">
            <text:p>11965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634604" calcext:value-type="float">
            <text:p>19.634604</text:p>
          </table:table-cell>
          <table:table-cell office:value-type="float" office:value="-99.088905" calcext:value-type="float">
            <text:p>-99.088905</text:p>
          </table:table-cell>
          <table:table-cell office:value-type="float" office:value="76" calcext:value-type="float">
            <text:p>76</text:p>
          </table:table-cell>
          <table:table-cell office:value-type="float" office:value="34245.11" calcext:value-type="float">
            <text:p>34245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4448" calcext:value-type="float">
            <text:p>18.904448</text:p>
          </table:table-cell>
          <table:table-cell office:value-type="float" office:value="-99.242474" calcext:value-type="float">
            <text:p>-99.242474</text:p>
          </table:table-cell>
          <table:table-cell office:value-type="float" office:value="106" calcext:value-type="float">
            <text:p>106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56544" calcext:value-type="float">
            <text:p>19.456544</text:p>
          </table:table-cell>
          <table:table-cell office:value-type="float" office:value="-99.127136" calcext:value-type="float">
            <text:p>-99.127136</text:p>
          </table:table-cell>
          <table:table-cell office:value-type="float" office:value="278" calcext:value-type="float">
            <text:p>278</text:p>
          </table:table-cell>
          <table:table-cell office:value-type="float" office:value="183875.82" calcext:value-type="float">
            <text:p>183875.8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85" calcext:value-type="float">
            <text:p>285</text:p>
          </table:table-cell>
          <table:table-cell office:value-type="float" office:value="231875.5" calcext:value-type="float">
            <text:p>231875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8123" calcext:value-type="float">
            <text:p>20.548123</text:p>
          </table:table-cell>
          <table:table-cell office:value-type="float" office:value="-100.436245" calcext:value-type="float">
            <text:p>-100.436245</text:p>
          </table:table-cell>
          <table:table-cell office:value-type="float" office:value="300" calcext:value-type="float">
            <text:p>300</text:p>
          </table:table-cell>
          <table:table-cell office:value-type="float" office:value="200208.63" calcext:value-type="float">
            <text:p>200208.6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6705" calcext:value-type="float">
            <text:p>19.396705</text:p>
          </table:table-cell>
          <table:table-cell office:value-type="float" office:value="-99.181902" calcext:value-type="float">
            <text:p>-99.181902</text:p>
          </table:table-cell>
          <table:table-cell office:value-type="float" office:value="85" calcext:value-type="float">
            <text:p>85</text:p>
          </table:table-cell>
          <table:table-cell office:value-type="float" office:value="76740.25" calcext:value-type="float">
            <text:p>76740.2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43981" calcext:value-type="float">
            <text:p>20.6543981</text:p>
          </table:table-cell>
          <table:table-cell office:value-type="float" office:value="-100.3546346" calcext:value-type="float">
            <text:p>-100.3546346</text:p>
          </table:table-cell>
          <table:table-cell office:value-type="float" office:value="137" calcext:value-type="float">
            <text:p>137</text:p>
          </table:table-cell>
          <table:table-cell office:value-type="float" office:value="83264.38" calcext:value-type="float">
            <text:p>83264.3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66762" calcext:value-type="float">
            <text:p>16.766762</text:p>
          </table:table-cell>
          <table:table-cell office:value-type="float" office:value="-93.148401" calcext:value-type="float">
            <text:p>-93.148401</text:p>
          </table:table-cell>
          <table:table-cell office:value-type="float" office:value="160" calcext:value-type="float">
            <text:p>160</text:p>
          </table:table-cell>
          <table:table-cell office:value-type="float" office:value="154371.39" calcext:value-type="float">
            <text:p>154371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4132" calcext:value-type="float">
            <text:p>18.954132</text:p>
          </table:table-cell>
          <table:table-cell office:value-type="float" office:value="-99.266083" calcext:value-type="float">
            <text:p>-99.266083</text:p>
          </table:table-cell>
          <table:table-cell office:value-type="float" office:value="94" calcext:value-type="float">
            <text:p>94</text:p>
          </table:table-cell>
          <table:table-cell office:value-type="float" office:value="55333.92" calcext:value-type="float">
            <text:p>55333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96475" calcext:value-type="float">
            <text:p>25.696475</text:p>
          </table:table-cell>
          <table:table-cell office:value-type="float" office:value="-100.345717" calcext:value-type="float">
            <text:p>-100.345717</text:p>
          </table:table-cell>
          <table:table-cell office:value-type="float" office:value="220" calcext:value-type="float">
            <text:p>220</text:p>
          </table:table-cell>
          <table:table-cell office:value-type="float" office:value="165962.42" calcext:value-type="float">
            <text:p>165962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70165" calcext:value-type="float">
            <text:p>19.270165</text:p>
          </table:table-cell>
          <table:table-cell office:value-type="float" office:value="-99.152404" calcext:value-type="float">
            <text:p>-99.152404</text:p>
          </table:table-cell>
          <table:table-cell office:value-type="float" office:value="80" calcext:value-type="float">
            <text:p>80</text:p>
          </table:table-cell>
          <table:table-cell office:value-type="float" office:value="131400.09" calcext:value-type="float">
            <text:p>131400.0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00" calcext:value-type="float">
            <text:p>100</text:p>
          </table:table-cell>
          <table:table-cell office:value-type="float" office:value="50052.15" calcext:value-type="float">
            <text:p>50052.1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912" calcext:value-type="float">
            <text:p>19.39912</text:p>
          </table:table-cell>
          <table:table-cell office:value-type="float" office:value="-99.141464" calcext:value-type="float">
            <text:p>-99.141464</text:p>
          </table:table-cell>
          <table:table-cell office:value-type="float" office:value="92" calcext:value-type="float">
            <text:p>92</text:p>
          </table:table-cell>
          <table:table-cell office:value-type="float" office:value="142253.5" calcext:value-type="float">
            <text:p>142253.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29864" calcext:value-type="float">
            <text:p>19.229864</text:p>
          </table:table-cell>
          <table:table-cell office:value-type="float" office:value="-99.597954" calcext:value-type="float">
            <text:p>-99.597954</text:p>
          </table:table-cell>
          <table:table-cell office:value-type="float" office:value="270" calcext:value-type="float">
            <text:p>270</text:p>
          </table:table-cell>
          <table:table-cell office:value-type="float" office:value="231820.52" calcext:value-type="float">
            <text:p>231820.5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6589" calcext:value-type="float">
            <text:p>19.376589</text:p>
          </table:table-cell>
          <table:table-cell office:value-type="float" office:value="-99.153107" calcext:value-type="float">
            <text:p>-99.153107</text:p>
          </table:table-cell>
          <table:table-cell office:value-type="float" office:value="107" calcext:value-type="float">
            <text:p>107</text:p>
          </table:table-cell>
          <table:table-cell office:value-type="float" office:value="215482.45" calcext:value-type="float">
            <text:p>215482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80" calcext:value-type="float">
            <text:p>280</text:p>
          </table:table-cell>
          <table:table-cell office:value-type="float" office:value="110351.66" calcext:value-type="float">
            <text:p>110351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44477" calcext:value-type="float">
            <text:p>19.044477</text:p>
          </table:table-cell>
          <table:table-cell office:value-type="float" office:value="-98.328011" calcext:value-type="float">
            <text:p>-98.328011</text:p>
          </table:table-cell>
          <table:table-cell office:value-type="float" office:value="350" calcext:value-type="float">
            <text:p>350</text:p>
          </table:table-cell>
          <table:table-cell office:value-type="float" office:value="226551.88" calcext:value-type="float">
            <text:p>226551.8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6494549" calcext:value-type="float">
            <text:p>19.6494549</text:p>
          </table:table-cell>
          <table:table-cell office:value-type="float" office:value="-99.2023662" calcext:value-type="float">
            <text:p>-99.2023662</text:p>
          </table:table-cell>
          <table:table-cell office:value-type="float" office:value="69" calcext:value-type="float">
            <text:p>69</text:p>
          </table:table-cell>
          <table:table-cell office:value-type="float" office:value="38461.13" calcext:value-type="float">
            <text:p>38461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60537" calcext:value-type="float">
            <text:p>19.60537</text:p>
          </table:table-cell>
          <table:table-cell office:value-type="float" office:value="-99.233148" calcext:value-type="float">
            <text:p>-99.233148</text:p>
          </table:table-cell>
          <table:table-cell office:value-type="float" office:value="60" calcext:value-type="float">
            <text:p>60</text:p>
          </table:table-cell>
          <table:table-cell office:value-type="float" office:value="39146.05" calcext:value-type="float">
            <text:p>39146.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7.999552" calcext:value-type="float">
            <text:p>17.999552</text:p>
          </table:table-cell>
          <table:table-cell office:value-type="float" office:value="-92.950018" calcext:value-type="float">
            <text:p>-92.950018</text:p>
          </table:table-cell>
          <table:table-cell office:value-type="float" office:value="151" calcext:value-type="float">
            <text:p>151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1090862" calcext:value-type="float">
            <text:p>19.1090862</text:p>
          </table:table-cell>
          <table:table-cell office:value-type="float" office:value="-98.3289824" calcext:value-type="float">
            <text:p>-98.3289824</text:p>
          </table:table-cell>
          <table:table-cell office:value-type="float" office:value="160" calcext:value-type="float">
            <text:p>160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0368" calcext:value-type="float">
            <text:p>18.910368</text:p>
          </table:table-cell>
          <table:table-cell office:value-type="float" office:value="-99.1996" calcext:value-type="float">
            <text:p>-99.1996</text:p>
          </table:table-cell>
          <table:table-cell office:value-type="float" office:value="200" calcext:value-type="float">
            <text:p>200</text:p>
          </table:table-cell>
          <table:table-cell office:value-type="float" office:value="129081.88" calcext:value-type="float">
            <text:p>129081.8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75549" calcext:value-type="float">
            <text:p>20.775549</text:p>
          </table:table-cell>
          <table:table-cell office:value-type="float" office:value="-103.691269" calcext:value-type="float">
            <text:p>-103.691269</text:p>
          </table:table-cell>
          <table:table-cell office:value-type="float" office:value="300" calcext:value-type="float">
            <text:p>300</text:p>
          </table:table-cell>
          <table:table-cell office:value-type="float" office:value="134350.53" calcext:value-type="float">
            <text:p>134350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671943" calcext:value-type="float">
            <text:p>25.7671943</text:p>
          </table:table-cell>
          <table:table-cell office:value-type="float" office:value="-100.2575589" calcext:value-type="float">
            <text:p>-100.2575589</text:p>
          </table:table-cell>
          <table:table-cell office:value-type="float" office:value="150" calcext:value-type="float">
            <text:p>150</text:p>
          </table:table-cell>
          <table:table-cell office:value-type="float" office:value="35308.31" calcext:value-type="float">
            <text:p>35308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68865" calcext:value-type="float">
            <text:p>24.168865</text:p>
          </table:table-cell>
          <table:table-cell office:value-type="float" office:value="-110.306996" calcext:value-type="float">
            <text:p>-110.306996</text:p>
          </table:table-cell>
          <table:table-cell office:value-type="float" office:value="330" calcext:value-type="float">
            <text:p>330</text:p>
          </table:table-cell>
          <table:table-cell office:value-type="float" office:value="290434.24" calcext:value-type="float">
            <text:p>290434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57415" calcext:value-type="float">
            <text:p>32.457415</text:p>
          </table:table-cell>
          <table:table-cell office:value-type="float" office:value="-116.88252" calcext:value-type="float">
            <text:p>-116.88252</text:p>
          </table:table-cell>
          <table:table-cell office:value-type="float" office:value="102" calcext:value-type="float">
            <text:p>102</text:p>
          </table:table-cell>
          <table:table-cell office:value-type="float" office:value="61643.18" calcext:value-type="float">
            <text:p>61643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26007" calcext:value-type="float">
            <text:p>20.726007</text:p>
          </table:table-cell>
          <table:table-cell office:value-type="float" office:value="-100.442642" calcext:value-type="float">
            <text:p>-100.442642</text:p>
          </table:table-cell>
          <table:table-cell office:value-type="float" office:value="200" calcext:value-type="float">
            <text:p>200</text:p>
          </table:table-cell>
          <table:table-cell office:value-type="float" office:value="121705.77" calcext:value-type="float">
            <text:p>121705.7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Oaxaca</text:p>
          </table:table-cell>
          <table:table-cell office:value-type="float" office:value="17.0588513685" calcext:value-type="float">
            <text:p>17.0588513685</text:p>
          </table:table-cell>
          <table:table-cell office:value-type="float" office:value="-96.749432981" calcext:value-type="float">
            <text:p>-96.749432981</text:p>
          </table:table-cell>
          <table:table-cell office:value-type="float" office:value="94" calcext:value-type="float">
            <text:p>94</text:p>
          </table:table-cell>
          <table:table-cell office:value-type="float" office:value="51118" calcext:value-type="float">
            <text:p>511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0762" calcext:value-type="float">
            <text:p>19.550762</text:p>
          </table:table-cell>
          <table:table-cell office:value-type="float" office:value="-99.242156" calcext:value-type="float">
            <text:p>-99.242156</text:p>
          </table:table-cell>
          <table:table-cell office:value-type="float" office:value="160" calcext:value-type="float">
            <text:p>160</text:p>
          </table:table-cell>
          <table:table-cell office:value-type="float" office:value="111194.84" calcext:value-type="float">
            <text:p>111194.8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12206815" calcext:value-type="float">
            <text:p>21.0412206815</text:p>
          </table:table-cell>
          <table:table-cell office:value-type="float" office:value="-89.5549756587" calcext:value-type="float">
            <text:p>-89.5549756587</text:p>
          </table:table-cell>
          <table:table-cell office:value-type="float" office:value="174" calcext:value-type="float">
            <text:p>174</text:p>
          </table:table-cell>
          <table:table-cell office:value-type="float" office:value="82842.79" calcext:value-type="float">
            <text:p>82842.7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3161" calcext:value-type="float">
            <text:p>19.373161</text:p>
          </table:table-cell>
          <table:table-cell office:value-type="float" office:value="-99.130394" calcext:value-type="float">
            <text:p>-99.130394</text:p>
          </table:table-cell>
          <table:table-cell office:value-type="float" office:value="69" calcext:value-type="float">
            <text:p>69</text:p>
          </table:table-cell>
          <table:table-cell office:value-type="float" office:value="84298.37" calcext:value-type="float">
            <text:p>84298.3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17542" calcext:value-type="float">
            <text:p>18.917542</text:p>
          </table:table-cell>
          <table:table-cell office:value-type="float" office:value="-98.963181" calcext:value-type="float">
            <text:p>-98.963181</text:p>
          </table:table-cell>
          <table:table-cell office:value-type="float" office:value="210" calcext:value-type="float">
            <text:p>210</text:p>
          </table:table-cell>
          <table:table-cell office:value-type="float" office:value="118572.7" calcext:value-type="float">
            <text:p>118572.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57194" calcext:value-type="float">
            <text:p>25.657194</text:p>
          </table:table-cell>
          <table:table-cell office:value-type="float" office:value="-100.340521" calcext:value-type="float">
            <text:p>-100.340521</text:p>
          </table:table-cell>
          <table:table-cell office:value-type="float" office:value="110" calcext:value-type="float">
            <text:p>110</text:p>
          </table:table-cell>
          <table:table-cell office:value-type="float" office:value="262378.68" calcext:value-type="float">
            <text:p>262378.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4542" calcext:value-type="float">
            <text:p>18.94542</text:p>
          </table:table-cell>
          <table:table-cell office:value-type="float" office:value="-99.223195" calcext:value-type="float">
            <text:p>-99.223195</text:p>
          </table:table-cell>
          <table:table-cell office:value-type="float" office:value="380" calcext:value-type="float">
            <text:p>380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13606" calcext:value-type="float">
            <text:p>20.6113606</text:p>
          </table:table-cell>
          <table:table-cell office:value-type="float" office:value="-100.3288581" calcext:value-type="float">
            <text:p>-100.3288581</text:p>
          </table:table-cell>
          <table:table-cell office:value-type="float" office:value="132" calcext:value-type="float">
            <text:p>132</text:p>
          </table:table-cell>
          <table:table-cell office:value-type="float" office:value="86953.31" calcext:value-type="float">
            <text:p>86953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73806" calcext:value-type="float">
            <text:p>16.773806</text:p>
          </table:table-cell>
          <table:table-cell office:value-type="float" office:value="-93.096295" calcext:value-type="float">
            <text:p>-93.096295</text:p>
          </table:table-cell>
          <table:table-cell office:value-type="float" office:value="165" calcext:value-type="float">
            <text:p>165</text:p>
          </table:table-cell>
          <table:table-cell office:value-type="float" office:value="71126.75" calcext:value-type="float">
            <text:p>71126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93973" calcext:value-type="float">
            <text:p>19.493973</text:p>
          </table:table-cell>
          <table:table-cell office:value-type="float" office:value="-99.130394" calcext:value-type="float">
            <text:p>-99.130394</text:p>
          </table:table-cell>
          <table:table-cell office:value-type="float" office:value="300" calcext:value-type="float">
            <text:p>300</text:p>
          </table:table-cell>
          <table:table-cell office:value-type="float" office:value="179239.41" calcext:value-type="float">
            <text:p>179239.4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0.626583" calcext:value-type="float">
            <text:p>20.626583</text:p>
          </table:table-cell>
          <table:table-cell office:value-type="float" office:value="-87.078659" calcext:value-type="float">
            <text:p>-87.078659</text:p>
          </table:table-cell>
          <table:table-cell office:value-type="float" office:value="145" calcext:value-type="float">
            <text:p>145</text:p>
          </table:table-cell>
          <table:table-cell office:value-type="float" office:value="115437.11" calcext:value-type="float">
            <text:p>115437.1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Nuevo León</text:p>
          </table:table-cell>
          <table:table-cell office:value-type="float" office:value="25.651072" calcext:value-type="float">
            <text:p>25.651072</text:p>
          </table:table-cell>
          <table:table-cell office:value-type="float" office:value="-100.342773" calcext:value-type="float">
            <text:p>-100.342773</text:p>
          </table:table-cell>
          <table:table-cell office:value-type="float" office:value="126" calcext:value-type="float">
            <text:p>126</text:p>
          </table:table-cell>
          <table:table-cell office:value-type="float" office:value="175924.99" calcext:value-type="float">
            <text:p>17592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62795" calcext:value-type="float">
            <text:p>19.362795</text:p>
          </table:table-cell>
          <table:table-cell office:value-type="float" office:value="-99.218987" calcext:value-type="float">
            <text:p>-99.218987</text:p>
          </table:table-cell>
          <table:table-cell office:value-type="float" office:value="80" calcext:value-type="float">
            <text:p>80</text:p>
          </table:table-cell>
          <table:table-cell office:value-type="float" office:value="46715.31" calcext:value-type="float">
            <text:p>46715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31845" calcext:value-type="float">
            <text:p>20.631845</text:p>
          </table:table-cell>
          <table:table-cell office:value-type="float" office:value="-100.390495" calcext:value-type="float">
            <text:p>-100.390495</text:p>
          </table:table-cell>
          <table:table-cell office:value-type="float" office:value="180" calcext:value-type="float">
            <text:p>180</text:p>
          </table:table-cell>
          <table:table-cell office:value-type="float" office:value="118572.7" calcext:value-type="float">
            <text:p>118572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37247" calcext:value-type="float">
            <text:p>25.637247</text:p>
          </table:table-cell>
          <table:table-cell office:value-type="float" office:value="-100.382774" calcext:value-type="float">
            <text:p>-100.382774</text:p>
          </table:table-cell>
          <table:table-cell office:value-type="float" office:value="194" calcext:value-type="float">
            <text:p>194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8567" calcext:value-type="float">
            <text:p>21.138567</text:p>
          </table:table-cell>
          <table:table-cell office:value-type="float" office:value="-86.842937" calcext:value-type="float">
            <text:p>-86.842937</text:p>
          </table:table-cell>
          <table:table-cell office:value-type="float" office:value="185" calcext:value-type="float">
            <text:p>185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74741" calcext:value-type="float">
            <text:p>16.874741</text:p>
          </table:table-cell>
          <table:table-cell office:value-type="float" office:value="-99.889244" calcext:value-type="float">
            <text:p>-99.889244</text:p>
          </table:table-cell>
          <table:table-cell office:value-type="float" office:value="300" calcext:value-type="float">
            <text:p>300</text:p>
          </table:table-cell>
          <table:table-cell office:value-type="float" office:value="98787.15" calcext:value-type="float">
            <text:p>98787.1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5097" calcext:value-type="float">
            <text:p>19.395097</text:p>
          </table:table-cell>
          <table:table-cell office:value-type="float" office:value="-99.150424" calcext:value-type="float">
            <text:p>-99.150424</text:p>
          </table:table-cell>
          <table:table-cell office:value-type="float" office:value="80" calcext:value-type="float">
            <text:p>80</text:p>
          </table:table-cell>
          <table:table-cell office:value-type="float" office:value="53158.18" calcext:value-type="float">
            <text:p>53158.1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78815" calcext:value-type="float">
            <text:p>19.478815</text:p>
          </table:table-cell>
          <table:table-cell office:value-type="float" office:value="-99.196831" calcext:value-type="float">
            <text:p>-99.196831</text:p>
          </table:table-cell>
          <table:table-cell office:value-type="float" office:value="64" calcext:value-type="float">
            <text:p>64</text:p>
          </table:table-cell>
          <table:table-cell office:value-type="float" office:value="76395.4" calcext:value-type="float">
            <text:p>7639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54081" calcext:value-type="float">
            <text:p>19.554081</text:p>
          </table:table-cell>
          <table:table-cell office:value-type="float" office:value="-96.911522" calcext:value-type="float">
            <text:p>-96.911522</text:p>
          </table:table-cell>
          <table:table-cell office:value-type="float" office:value="95" calcext:value-type="float">
            <text:p>95</text:p>
          </table:table-cell>
          <table:table-cell office:value-type="float" office:value="38461.13" calcext:value-type="float">
            <text:p>38461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6130897" calcext:value-type="float">
            <text:p>22.276130897</text:p>
          </table:table-cell>
          <table:table-cell office:value-type="float" office:value="-97.8784418106" calcext:value-type="float">
            <text:p>-97.8784418106</text:p>
          </table:table-cell>
          <table:table-cell office:value-type="float" office:value="232" calcext:value-type="float">
            <text:p>232</text:p>
          </table:table-cell>
          <table:table-cell office:value-type="float" office:value="139652.29" calcext:value-type="float">
            <text:p>139652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611008" calcext:value-type="float">
            <text:p>18.9611008</text:p>
          </table:table-cell>
          <table:table-cell office:value-type="float" office:value="-99.2684274" calcext:value-type="float">
            <text:p>-99.2684274</text:p>
          </table:table-cell>
          <table:table-cell office:value-type="float" office:value="192" calcext:value-type="float">
            <text:p>192</text:p>
          </table:table-cell>
          <table:table-cell office:value-type="float" office:value="173906.62" calcext:value-type="float">
            <text:p>173906.6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51918" calcext:value-type="float">
            <text:p>19.51918</text:p>
          </table:table-cell>
          <table:table-cell office:value-type="float" office:value="-99.143403" calcext:value-type="float">
            <text:p>-99.143403</text:p>
          </table:table-cell>
          <table:table-cell office:value-type="float" office:value="60" calcext:value-type="float">
            <text:p>60</text:p>
          </table:table-cell>
          <table:table-cell office:value-type="float" office:value="34983.82" calcext:value-type="float">
            <text:p>34983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071" calcext:value-type="float">
            <text:p>21.03071</text:p>
          </table:table-cell>
          <table:table-cell office:value-type="float" office:value="-89.618103" calcext:value-type="float">
            <text:p>-89.618103</text:p>
          </table:table-cell>
          <table:table-cell office:value-type="float" office:value="131" calcext:value-type="float">
            <text:p>131</text:p>
          </table:table-cell>
          <table:table-cell office:value-type="float" office:value="77467.49" calcext:value-type="float">
            <text:p>77467.4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671921" calcext:value-type="float">
            <text:p>19.671921</text:p>
          </table:table-cell>
          <table:table-cell office:value-type="float" office:value="-101.197362" calcext:value-type="float">
            <text:p>-101.197362</text:p>
          </table:table-cell>
          <table:table-cell office:value-type="float" office:value="240" calcext:value-type="float">
            <text:p>240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14929" calcext:value-type="float">
            <text:p>19.514929</text:p>
          </table:table-cell>
          <table:table-cell office:value-type="float" office:value="-99.2542064" calcext:value-type="float">
            <text:p>-99.2542064</text:p>
          </table:table-cell>
          <table:table-cell office:value-type="float" office:value="356" calcext:value-type="float">
            <text:p>356</text:p>
          </table:table-cell>
          <table:table-cell office:value-type="float" office:value="288721.93" calcext:value-type="float">
            <text:p>288721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95469" calcext:value-type="float">
            <text:p>19.295469</text:p>
          </table:table-cell>
          <table:table-cell office:value-type="float" office:value="-99.692619" calcext:value-type="float">
            <text:p>-99.692619</text:p>
          </table:table-cell>
          <table:table-cell office:value-type="float" office:value="150" calcext:value-type="float">
            <text:p>150</text:p>
          </table:table-cell>
          <table:table-cell office:value-type="float" office:value="57968.87" calcext:value-type="float">
            <text:p>57968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88134" calcext:value-type="float">
            <text:p>19.488134</text:p>
          </table:table-cell>
          <table:table-cell office:value-type="float" office:value="-99.230759" calcext:value-type="float">
            <text:p>-99.230759</text:p>
          </table:table-cell>
          <table:table-cell office:value-type="float" office:value="110" calcext:value-type="float">
            <text:p>110</text:p>
          </table:table-cell>
          <table:table-cell office:value-type="float" office:value="138934.25" calcext:value-type="float">
            <text:p>138934.2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26108" calcext:value-type="float">
            <text:p>19.326108</text:p>
          </table:table-cell>
          <table:table-cell office:value-type="float" office:value="-99.122758" calcext:value-type="float">
            <text:p>-99.122758</text:p>
          </table:table-cell>
          <table:table-cell office:value-type="float" office:value="70" calcext:value-type="float">
            <text:p>70</text:p>
          </table:table-cell>
          <table:table-cell office:value-type="float" office:value="49273.54" calcext:value-type="float">
            <text:p>49273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9.105133" calcext:value-type="float">
            <text:p>29.105133</text:p>
          </table:table-cell>
          <table:table-cell office:value-type="float" office:value="-110.943916" calcext:value-type="float">
            <text:p>-110.943916</text:p>
          </table:table-cell>
          <table:table-cell office:value-type="float" office:value="357" calcext:value-type="float">
            <text:p>357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11031" calcext:value-type="float">
            <text:p>19.711031</text:p>
          </table:table-cell>
          <table:table-cell office:value-type="float" office:value="-101.245743" calcext:value-type="float">
            <text:p>-101.245743</text:p>
          </table:table-cell>
          <table:table-cell office:value-type="float" office:value="256" calcext:value-type="float">
            <text:p>256</text:p>
          </table:table-cell>
          <table:table-cell office:value-type="float" office:value="60603.82" calcext:value-type="float">
            <text:p>60603.8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883667" calcext:value-type="float">
            <text:p>25.5883667</text:p>
          </table:table-cell>
          <table:table-cell office:value-type="float" office:value="-100.2430415" calcext:value-type="float">
            <text:p>-100.2430415</text:p>
          </table:table-cell>
          <table:table-cell office:value-type="float" office:value="300" calcext:value-type="float">
            <text:p>300</text:p>
          </table:table-cell>
          <table:table-cell office:value-type="float" office:value="162393.9" calcext:value-type="float">
            <text:p>162393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 Sur</text:p>
          </table:table-cell>
          <table:table-cell office:value-type="float" office:value="24.155968" calcext:value-type="float">
            <text:p>24.155968</text:p>
          </table:table-cell>
          <table:table-cell office:value-type="float" office:value="-110.315987" calcext:value-type="float">
            <text:p>-110.315987</text:p>
          </table:table-cell>
          <table:table-cell office:value-type="float" office:value="204" calcext:value-type="float">
            <text:p>204</text:p>
          </table:table-cell>
          <table:table-cell office:value-type="float" office:value="135963.36" calcext:value-type="float">
            <text:p>135963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83263" calcext:value-type="float">
            <text:p>19.483263</text:p>
          </table:table-cell>
          <table:table-cell office:value-type="float" office:value="-99.186297" calcext:value-type="float">
            <text:p>-99.186297</text:p>
          </table:table-cell>
          <table:table-cell office:value-type="float" office:value="190" calcext:value-type="float">
            <text:p>190</text:p>
          </table:table-cell>
          <table:table-cell office:value-type="float" office:value="102369.83" calcext:value-type="float">
            <text:p>102369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04718" calcext:value-type="float">
            <text:p>19.404718</text:p>
          </table:table-cell>
          <table:table-cell office:value-type="float" office:value="-99.263313" calcext:value-type="float">
            <text:p>-99.263313</text:p>
          </table:table-cell>
          <table:table-cell office:value-type="float" office:value="139" calcext:value-type="float">
            <text:p>139</text:p>
          </table:table-cell>
          <table:table-cell office:value-type="float" office:value="252895.12" calcext:value-type="float">
            <text:p>25289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78531" calcext:value-type="float">
            <text:p>28.678531</text:p>
          </table:table-cell>
          <table:table-cell office:value-type="float" office:value="-106.040439" calcext:value-type="float">
            <text:p>-106.040439</text:p>
          </table:table-cell>
          <table:table-cell office:value-type="float" office:value="115" calcext:value-type="float">
            <text:p>115</text:p>
          </table:table-cell>
          <table:table-cell office:value-type="float" office:value="46890.97" calcext:value-type="float">
            <text:p>46890.9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064261" calcext:value-type="float">
            <text:p>21.0064261</text:p>
          </table:table-cell>
          <table:table-cell office:value-type="float" office:value="-89.6850751" calcext:value-type="float">
            <text:p>-89.6850751</text:p>
          </table:table-cell>
          <table:table-cell office:value-type="float" office:value="90" calcext:value-type="float">
            <text:p>90</text:p>
          </table:table-cell>
          <table:table-cell office:value-type="float" office:value="60603.82" calcext:value-type="float">
            <text:p>60603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85" calcext:value-type="float">
            <text:p>85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80685" calcext:value-type="float">
            <text:p>19.580685</text:p>
          </table:table-cell>
          <table:table-cell office:value-type="float" office:value="-99.047432" calcext:value-type="float">
            <text:p>-99.047432</text:p>
          </table:table-cell>
          <table:table-cell office:value-type="float" office:value="70" calcext:value-type="float">
            <text:p>70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1299" calcext:value-type="float">
            <text:p>20.571299</text:p>
          </table:table-cell>
          <table:table-cell office:value-type="float" office:value="-100.383032" calcext:value-type="float">
            <text:p>-100.383032</text:p>
          </table:table-cell>
          <table:table-cell office:value-type="float" office:value="90" calcext:value-type="float">
            <text:p>90</text:p>
          </table:table-cell>
          <table:table-cell office:value-type="float" office:value="37353.34" calcext:value-type="float">
            <text:p>37353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04342" calcext:value-type="float">
            <text:p>20.9904342</text:p>
          </table:table-cell>
          <table:table-cell office:value-type="float" office:value="-89.6004394" calcext:value-type="float">
            <text:p>-89.6004394</text:p>
          </table:table-cell>
          <table:table-cell office:value-type="float" office:value="200" calcext:value-type="float">
            <text:p>20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3518" calcext:value-type="float">
            <text:p>18.953518</text:p>
          </table:table-cell>
          <table:table-cell office:value-type="float" office:value="-99.272508" calcext:value-type="float">
            <text:p>-99.272508</text:p>
          </table:table-cell>
          <table:table-cell office:value-type="float" office:value="300" calcext:value-type="float">
            <text:p>300</text:p>
          </table:table-cell>
          <table:table-cell office:value-type="float" office:value="147522.15" calcext:value-type="float">
            <text:p>147522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86357" calcext:value-type="float">
            <text:p>25.686357</text:p>
          </table:table-cell>
          <table:table-cell office:value-type="float" office:value="-100.376106" calcext:value-type="float">
            <text:p>-100.376106</text:p>
          </table:table-cell>
          <table:table-cell office:value-type="float" office:value="380" calcext:value-type="float">
            <text:p>380</text:p>
          </table:table-cell>
          <table:table-cell office:value-type="float" office:value="200256.11" calcext:value-type="float">
            <text:p>200256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94759" calcext:value-type="float">
            <text:p>32.494759</text:p>
          </table:table-cell>
          <table:table-cell office:value-type="float" office:value="-117.016926" calcext:value-type="float">
            <text:p>-117.016926</text:p>
          </table:table-cell>
          <table:table-cell office:value-type="float" office:value="92" calcext:value-type="float">
            <text:p>92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540020174" calcext:value-type="float">
            <text:p>20.7540020174</text:p>
          </table:table-cell>
          <table:table-cell office:value-type="float" office:value="-103.3824715018" calcext:value-type="float">
            <text:p>-103.3824715018</text:p>
          </table:table-cell>
          <table:table-cell office:value-type="float" office:value="290" calcext:value-type="float">
            <text:p>290</text:p>
          </table:table-cell>
          <table:table-cell office:value-type="float" office:value="152790.8" calcext:value-type="float">
            <text:p>15279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62864" calcext:value-type="float">
            <text:p>19.562864</text:p>
          </table:table-cell>
          <table:table-cell office:value-type="float" office:value="-99.064713" calcext:value-type="float">
            <text:p>-99.064713</text:p>
          </table:table-cell>
          <table:table-cell office:value-type="float" office:value="90" calcext:value-type="float">
            <text:p>90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285264774" calcext:value-type="float">
            <text:p>20.5285264774</text:p>
          </table:table-cell>
          <table:table-cell office:value-type="float" office:value="-99.88301754" calcext:value-type="float">
            <text:p>-99.88301754</text:p>
          </table:table-cell>
          <table:table-cell office:value-type="float" office:value="136" calcext:value-type="float">
            <text:p>136</text:p>
          </table:table-cell>
          <table:table-cell office:value-type="float" office:value="79048.46" calcext:value-type="float">
            <text:p>79048.4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33745" calcext:value-type="float">
            <text:p>22.133745</text:p>
          </table:table-cell>
          <table:table-cell office:value-type="float" office:value="-101.016029" calcext:value-type="float">
            <text:p>-101.016029</text:p>
          </table:table-cell>
          <table:table-cell office:value-type="float" office:value="174" calcext:value-type="float">
            <text:p>174</text:p>
          </table:table-cell>
          <table:table-cell office:value-type="float" office:value="143868.21" calcext:value-type="float">
            <text:p>143868.2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99864" calcext:value-type="float">
            <text:p>19.299864</text:p>
          </table:table-cell>
          <table:table-cell office:value-type="float" office:value="-99.111133" calcext:value-type="float">
            <text:p>-99.111133</text:p>
          </table:table-cell>
          <table:table-cell office:value-type="float" office:value="65" calcext:value-type="float">
            <text:p>65</text:p>
          </table:table-cell>
          <table:table-cell office:value-type="float" office:value="135225.12" calcext:value-type="float">
            <text:p>13522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3069" calcext:value-type="float">
            <text:p>19.493069</text:p>
          </table:table-cell>
          <table:table-cell office:value-type="float" office:value="-99.060346" calcext:value-type="float">
            <text:p>-99.060346</text:p>
          </table:table-cell>
          <table:table-cell office:value-type="float" office:value="343" calcext:value-type="float">
            <text:p>343</text:p>
          </table:table-cell>
          <table:table-cell office:value-type="float" office:value="191620.74" calcext:value-type="float">
            <text:p>191620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36084" calcext:value-type="float">
            <text:p>20.6536084</text:p>
          </table:table-cell>
          <table:table-cell office:value-type="float" office:value="-100.3469826" calcext:value-type="float">
            <text:p>-100.3469826</text:p>
          </table:table-cell>
          <table:table-cell office:value-type="float" office:value="176" calcext:value-type="float">
            <text:p>176</text:p>
          </table:table-cell>
          <table:table-cell office:value-type="float" office:value="110140.86" calcext:value-type="float">
            <text:p>110140.8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4724" calcext:value-type="float">
            <text:p>19.384724</text:p>
          </table:table-cell>
          <table:table-cell office:value-type="float" office:value="-99.145619" calcext:value-type="float">
            <text:p>-99.145619</text:p>
          </table:table-cell>
          <table:table-cell office:value-type="float" office:value="145" calcext:value-type="float">
            <text:p>145</text:p>
          </table:table-cell>
          <table:table-cell office:value-type="float" office:value="123813.23" calcext:value-type="float">
            <text:p>123813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883594" calcext:value-type="float">
            <text:p>20.883594</text:p>
          </table:table-cell>
          <table:table-cell office:value-type="float" office:value="-103.839896" calcext:value-type="float">
            <text:p>-103.839896</text:p>
          </table:table-cell>
          <table:table-cell office:value-type="float" office:value="100" calcext:value-type="float">
            <text:p>100</text:p>
          </table:table-cell>
          <table:table-cell office:value-type="float" office:value="184402.69" calcext:value-type="float">
            <text:p>184402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866142" calcext:value-type="float">
            <text:p>25.6866142</text:p>
          </table:table-cell>
          <table:table-cell office:value-type="float" office:value="-100.3161126" calcext:value-type="float">
            <text:p>-100.3161126</text:p>
          </table:table-cell>
          <table:table-cell office:value-type="float" office:value="90" calcext:value-type="float">
            <text:p>90</text:p>
          </table:table-cell>
          <table:table-cell office:value-type="float" office:value="242357.82" calcext:value-type="float">
            <text:p>242357.8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197" calcext:value-type="float">
            <text:p>18.804197</text:p>
          </table:table-cell>
          <table:table-cell office:value-type="float" office:value="-98.932816" calcext:value-type="float">
            <text:p>-98.932816</text:p>
          </table:table-cell>
          <table:table-cell office:value-type="float" office:value="140" calcext:value-type="float">
            <text:p>140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047931" calcext:value-type="float">
            <text:p>20.7047931</text:p>
          </table:table-cell>
          <table:table-cell office:value-type="float" office:value="-100.4462718" calcext:value-type="float">
            <text:p>-100.4462718</text:p>
          </table:table-cell>
          <table:table-cell office:value-type="float" office:value="250" calcext:value-type="float">
            <text:p>250</text:p>
          </table:table-cell>
          <table:table-cell office:value-type="float" office:value="150192.08" calcext:value-type="float">
            <text:p>150192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89786878" calcext:value-type="float">
            <text:p>19.589786878</text:p>
          </table:table-cell>
          <table:table-cell office:value-type="float" office:value="-99.0521619915" calcext:value-type="float">
            <text:p>-99.0521619915</text:p>
          </table:table-cell>
          <table:table-cell office:value-type="float" office:value="80" calcext:value-type="float">
            <text:p>80</text:p>
          </table:table-cell>
          <table:table-cell office:value-type="float" office:value="36889.28" calcext:value-type="float">
            <text:p>36889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8.972588" calcext:value-type="float">
            <text:p>18.972588</text:p>
          </table:table-cell>
          <table:table-cell office:value-type="float" office:value="-98.282691" calcext:value-type="float">
            <text:p>-98.282691</text:p>
          </table:table-cell>
          <table:table-cell office:value-type="float" office:value="202" calcext:value-type="float">
            <text:p>202</text:p>
          </table:table-cell>
          <table:table-cell office:value-type="float" office:value="150894.08" calcext:value-type="float">
            <text:p>150894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530777" calcext:value-type="float">
            <text:p>25.530777</text:p>
          </table:table-cell>
          <table:table-cell office:value-type="float" office:value="-100.2071" calcext:value-type="float">
            <text:p>-100.2071</text:p>
          </table:table-cell>
          <table:table-cell office:value-type="float" office:value="299" calcext:value-type="float">
            <text:p>299</text:p>
          </table:table-cell>
          <table:table-cell office:value-type="float" office:value="194939.99" calcext:value-type="float">
            <text:p>19493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3385" calcext:value-type="float">
            <text:p>20.593385</text:p>
          </table:table-cell>
          <table:table-cell office:value-type="float" office:value="-100.361619" calcext:value-type="float">
            <text:p>-100.361619</text:p>
          </table:table-cell>
          <table:table-cell office:value-type="float" office:value="100" calcext:value-type="float">
            <text:p>100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17727" calcext:value-type="float">
            <text:p>19.017727</text:p>
          </table:table-cell>
          <table:table-cell office:value-type="float" office:value="-98.316376" calcext:value-type="float">
            <text:p>-98.316376</text:p>
          </table:table-cell>
          <table:table-cell office:value-type="float" office:value="182" calcext:value-type="float">
            <text:p>182</text:p>
          </table:table-cell>
          <table:table-cell office:value-type="float" office:value="108559.89" calcext:value-type="float">
            <text:p>108559.8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4332" calcext:value-type="float">
            <text:p>19.454332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62" calcext:value-type="float">
            <text:p>62</text:p>
          </table:table-cell>
          <table:table-cell office:value-type="float" office:value="50591.01" calcext:value-type="float">
            <text:p>50591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9086" calcext:value-type="float">
            <text:p>21.139086</text:p>
          </table:table-cell>
          <table:table-cell office:value-type="float" office:value="-86.84964" calcext:value-type="float">
            <text:p>-86.84964</text:p>
          </table:table-cell>
          <table:table-cell office:value-type="float" office:value="200" calcext:value-type="float">
            <text:p>200</text:p>
          </table:table-cell>
          <table:table-cell office:value-type="float" office:value="158096.93" calcext:value-type="float">
            <text:p>158096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030655" calcext:value-type="float">
            <text:p>19.2030655</text:p>
          </table:table-cell>
          <table:table-cell office:value-type="float" office:value="-99.5478784" calcext:value-type="float">
            <text:p>-99.5478784</text:p>
          </table:table-cell>
          <table:table-cell office:value-type="float" office:value="106" calcext:value-type="float">
            <text:p>106</text:p>
          </table:table-cell>
          <table:table-cell office:value-type="float" office:value="38724.56" calcext:value-type="float">
            <text:p>38724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90356" calcext:value-type="float">
            <text:p>23.290356</text:p>
          </table:table-cell>
          <table:table-cell office:value-type="float" office:value="-106.426237" calcext:value-type="float">
            <text:p>-106.426237</text:p>
          </table:table-cell>
          <table:table-cell office:value-type="float" office:value="150" calcext:value-type="float">
            <text:p>150</text:p>
          </table:table-cell>
          <table:table-cell office:value-type="float" office:value="93781.94" calcext:value-type="float">
            <text:p>93781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olima</text:p>
          </table:table-cell>
          <table:table-cell office:value-type="float" office:value="19.277207" calcext:value-type="float">
            <text:p>19.277207</text:p>
          </table:table-cell>
          <table:table-cell office:value-type="float" office:value="-103.734973" calcext:value-type="float">
            <text:p>-103.734973</text:p>
          </table:table-cell>
          <table:table-cell office:value-type="float" office:value="161" calcext:value-type="float">
            <text:p>161</text:p>
          </table:table-cell>
          <table:table-cell office:value-type="float" office:value="52633.79" calcext:value-type="float">
            <text:p>52633.7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393693814" calcext:value-type="float">
            <text:p>25.7393693814</text:p>
          </table:table-cell>
          <table:table-cell office:value-type="float" office:value="-100.2269947529" calcext:value-type="float">
            <text:p>-100.2269947529</text:p>
          </table:table-cell>
          <table:table-cell office:value-type="float" office:value="266" calcext:value-type="float">
            <text:p>266</text:p>
          </table:table-cell>
          <table:table-cell office:value-type="float" office:value="144700.85" calcext:value-type="float">
            <text:p>144700.8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01708" calcext:value-type="float">
            <text:p>18.901708</text:p>
          </table:table-cell>
          <table:table-cell office:value-type="float" office:value="-99.237779" calcext:value-type="float">
            <text:p>-99.237779</text:p>
          </table:table-cell>
          <table:table-cell office:value-type="float" office:value="250" calcext:value-type="float">
            <text:p>250</text:p>
          </table:table-cell>
          <table:table-cell office:value-type="float" office:value="242357.82" calcext:value-type="float">
            <text:p>242357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8808" calcext:value-type="float">
            <text:p>19.368808</text:p>
          </table:table-cell>
          <table:table-cell office:value-type="float" office:value="-99.112954" calcext:value-type="float">
            <text:p>-99.112954</text:p>
          </table:table-cell>
          <table:table-cell office:value-type="float" office:value="83" calcext:value-type="float">
            <text:p>83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69774162" calcext:value-type="float">
            <text:p>21.0369774162</text:p>
          </table:table-cell>
          <table:table-cell office:value-type="float" office:value="-89.6034273505" calcext:value-type="float">
            <text:p>-89.6034273505</text:p>
          </table:table-cell>
          <table:table-cell office:value-type="float" office:value="175" calcext:value-type="float">
            <text:p>175</text:p>
          </table:table-cell>
          <table:table-cell office:value-type="float" office:value="126214.05" calcext:value-type="float">
            <text:p>126214.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70" calcext:value-type="float">
            <text:p>270</text:p>
          </table:table-cell>
          <table:table-cell office:value-type="float" office:value="229186.2" calcext:value-type="float">
            <text:p>229186.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342" calcext:value-type="float">
            <text:p>19.38342</text:p>
          </table:table-cell>
          <table:table-cell office:value-type="float" office:value="-99.086604" calcext:value-type="float">
            <text:p>-99.086604</text:p>
          </table:table-cell>
          <table:table-cell office:value-type="float" office:value="88" calcext:value-type="float">
            <text:p>88</text:p>
          </table:table-cell>
          <table:table-cell office:value-type="float" office:value="100104.31" calcext:value-type="float">
            <text:p>100104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409" calcext:value-type="float">
            <text:p>18.93409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145" calcext:value-type="float">
            <text:p>145</text:p>
          </table:table-cell>
          <table:table-cell office:value-type="float" office:value="102738.64" calcext:value-type="float">
            <text:p>102738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80834" calcext:value-type="float">
            <text:p>19.380834</text:p>
          </table:table-cell>
          <table:table-cell office:value-type="float" office:value="-99.200764" calcext:value-type="float">
            <text:p>-99.200764</text:p>
          </table:table-cell>
          <table:table-cell office:value-type="float" office:value="350" calcext:value-type="float">
            <text:p>350</text:p>
          </table:table-cell>
          <table:table-cell office:value-type="float" office:value="161258.87" calcext:value-type="float">
            <text:p>161258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6955" calcext:value-type="float">
            <text:p>18.886955</text:p>
          </table:table-cell>
          <table:table-cell office:value-type="float" office:value="-99.062244" calcext:value-type="float">
            <text:p>-99.062244</text:p>
          </table:table-cell>
          <table:table-cell office:value-type="float" office:value="68" calcext:value-type="float">
            <text:p>68</text:p>
          </table:table-cell>
          <table:table-cell office:value-type="float" office:value="43202.91" calcext:value-type="float">
            <text:p>43202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79226" calcext:value-type="float">
            <text:p>25.679226</text:p>
          </table:table-cell>
          <table:table-cell office:value-type="float" office:value="-100.344032" calcext:value-type="float">
            <text:p>-100.344032</text:p>
          </table:table-cell>
          <table:table-cell office:value-type="float" office:value="210" calcext:value-type="float">
            <text:p>210</text:p>
          </table:table-cell>
          <table:table-cell office:value-type="float" office:value="155425.12" calcext:value-type="float">
            <text:p>155425.1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3009" calcext:value-type="float">
            <text:p>19.413009</text:p>
          </table:table-cell>
          <table:table-cell office:value-type="float" office:value="-99.17109" calcext:value-type="float">
            <text:p>-99.17109</text:p>
          </table:table-cell>
          <table:table-cell office:value-type="float" office:value="127" calcext:value-type="float">
            <text:p>127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0215" calcext:value-type="float">
            <text:p>19.410215</text:p>
          </table:table-cell>
          <table:table-cell office:value-type="float" office:value="-99.14595" calcext:value-type="float">
            <text:p>-99.14595</text:p>
          </table:table-cell>
          <table:table-cell office:value-type="float" office:value="70" calcext:value-type="float">
            <text:p>70</text:p>
          </table:table-cell>
          <table:table-cell office:value-type="float" office:value="44048.85" calcext:value-type="float">
            <text:p>44048.8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7424" calcext:value-type="float">
            <text:p>19.367424</text:p>
          </table:table-cell>
          <table:table-cell office:value-type="float" office:value="-99.185753" calcext:value-type="float">
            <text:p>-99.185753</text:p>
          </table:table-cell>
          <table:table-cell office:value-type="float" office:value="82" calcext:value-type="float">
            <text:p>82</text:p>
          </table:table-cell>
          <table:table-cell office:value-type="float" office:value="154898.26" calcext:value-type="float">
            <text:p>154898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0951835008" calcext:value-type="float">
            <text:p>22.0951835008</text:p>
          </table:table-cell>
          <table:table-cell office:value-type="float" office:value="-100.87474823" calcext:value-type="float">
            <text:p>-100.87474823</text:p>
          </table:table-cell>
          <table:table-cell office:value-type="float" office:value="172" calcext:value-type="float">
            <text:p>172</text:p>
          </table:table-cell>
          <table:table-cell office:value-type="float" office:value="50157.53" calcext:value-type="float">
            <text:p>50157.5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98168" calcext:value-type="float">
            <text:p>19.298168</text:p>
          </table:table-cell>
          <table:table-cell office:value-type="float" office:value="-99.113106" calcext:value-type="float">
            <text:p>-99.113106</text:p>
          </table:table-cell>
          <table:table-cell office:value-type="float" office:value="83" calcext:value-type="float">
            <text:p>83</text:p>
          </table:table-cell>
          <table:table-cell office:value-type="float" office:value="177695.7" calcext:value-type="float">
            <text:p>177695.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5652097" calcext:value-type="float">
            <text:p>19.5652097</text:p>
          </table:table-cell>
          <table:table-cell office:value-type="float" office:value="-99.2646998" calcext:value-type="float">
            <text:p>-99.2646998</text:p>
          </table:table-cell>
          <table:table-cell office:value-type="float" office:value="87" calcext:value-type="float">
            <text:p>87</text:p>
          </table:table-cell>
          <table:table-cell office:value-type="float" office:value="84318.36" calcext:value-type="float">
            <text:p>84318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527338" calcext:value-type="float">
            <text:p>19.5527338</text:p>
          </table:table-cell>
          <table:table-cell office:value-type="float" office:value="-99.2494583" calcext:value-type="float">
            <text:p>-99.2494583</text:p>
          </table:table-cell>
          <table:table-cell office:value-type="float" office:value="200" calcext:value-type="float">
            <text:p>200</text:p>
          </table:table-cell>
          <table:table-cell office:value-type="float" office:value="92223.21" calcext:value-type="float">
            <text:p>922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634817" calcext:value-type="float">
            <text:p>21.0634817</text:p>
          </table:table-cell>
          <table:table-cell office:value-type="float" office:value="-89.6110378" calcext:value-type="float">
            <text:p>-89.6110378</text:p>
          </table:table-cell>
          <table:table-cell office:value-type="float" office:value="235" calcext:value-type="float">
            <text:p>235</text:p>
          </table:table-cell>
          <table:table-cell office:value-type="float" office:value="146995.28" calcext:value-type="float">
            <text:p>146995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85725" calcext:value-type="float">
            <text:p>22.285725</text:p>
          </table:table-cell>
          <table:table-cell office:value-type="float" office:value="-97.843597" calcext:value-type="float">
            <text:p>-97.843597</text:p>
          </table:table-cell>
          <table:table-cell office:value-type="float" office:value="218" calcext:value-type="float">
            <text:p>218</text:p>
          </table:table-cell>
          <table:table-cell office:value-type="float" office:value="118572.7" calcext:value-type="float">
            <text:p>118572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230129" calcext:value-type="float">
            <text:p>20.5230129</text:p>
          </table:table-cell>
          <table:table-cell office:value-type="float" office:value="-100.4302641" calcext:value-type="float">
            <text:p>-100.4302641</text:p>
          </table:table-cell>
          <table:table-cell office:value-type="float" office:value="184" calcext:value-type="float">
            <text:p>184</text:p>
          </table:table-cell>
          <table:table-cell office:value-type="float" office:value="93804.18" calcext:value-type="float">
            <text:p>93804.1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0043" calcext:value-type="float">
            <text:p>19.440043</text:p>
          </table:table-cell>
          <table:table-cell office:value-type="float" office:value="-99.176894" calcext:value-type="float">
            <text:p>-99.176894</text:p>
          </table:table-cell>
          <table:table-cell office:value-type="float" office:value="79" calcext:value-type="float">
            <text:p>79</text:p>
          </table:table-cell>
          <table:table-cell office:value-type="float" office:value="137017.34" calcext:value-type="float">
            <text:p>137017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439536" calcext:value-type="float">
            <text:p>25.439536</text:p>
          </table:table-cell>
          <table:table-cell office:value-type="float" office:value="-100.994925" calcext:value-type="float">
            <text:p>-100.994925</text:p>
          </table:table-cell>
          <table:table-cell office:value-type="float" office:value="293" calcext:value-type="float">
            <text:p>293</text:p>
          </table:table-cell>
          <table:table-cell office:value-type="float" office:value="158059.45" calcext:value-type="float">
            <text:p>158059.4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San Luis Potosí</text:p>
          </table:table-cell>
          <table:table-cell office:value-type="float" office:value="22.144705" calcext:value-type="float">
            <text:p>22.144705</text:p>
          </table:table-cell>
          <table:table-cell office:value-type="float" office:value="-101.04092" calcext:value-type="float">
            <text:p>-101.04092</text:p>
          </table:table-cell>
          <table:table-cell office:value-type="float" office:value="144" calcext:value-type="float">
            <text:p>144</text:p>
          </table:table-cell>
          <table:table-cell office:value-type="float" office:value="90620.75" calcext:value-type="float">
            <text:p>90620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59805028" calcext:value-type="float">
            <text:p>20.9959805028</text:p>
          </table:table-cell>
          <table:table-cell office:value-type="float" office:value="-89.6128177643" calcext:value-type="float">
            <text:p>-89.6128177643</text:p>
          </table:table-cell>
          <table:table-cell office:value-type="float" office:value="374" calcext:value-type="float">
            <text:p>374</text:p>
          </table:table-cell>
          <table:table-cell office:value-type="float" office:value="247421.7" calcext:value-type="float">
            <text:p>247421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286560021" calcext:value-type="float">
            <text:p>22.3286560021</text:p>
          </table:table-cell>
          <table:table-cell office:value-type="float" office:value="-97.8898514392" calcext:value-type="float">
            <text:p>-97.8898514392</text:p>
          </table:table-cell>
          <table:table-cell office:value-type="float" office:value="140" calcext:value-type="float">
            <text:p>140</text:p>
          </table:table-cell>
          <table:table-cell office:value-type="float" office:value="73778.56" calcext:value-type="float">
            <text:p>73778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58107" calcext:value-type="float">
            <text:p>18.858107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92" calcext:value-type="float">
            <text:p>92</text:p>
          </table:table-cell>
          <table:table-cell office:value-type="float" office:value="64556.24" calcext:value-type="float">
            <text:p>64556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0530826" calcext:value-type="float">
            <text:p>19.0530826</text:p>
          </table:table-cell>
          <table:table-cell office:value-type="float" office:value="-96.0588921" calcext:value-type="float">
            <text:p>-96.0588921</text:p>
          </table:table-cell>
          <table:table-cell office:value-type="float" office:value="200" calcext:value-type="float">
            <text:p>200</text:p>
          </table:table-cell>
          <table:table-cell office:value-type="float" office:value="108007.29" calcext:value-type="float">
            <text:p>108007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83513" calcext:value-type="float">
            <text:p>18.883513</text:p>
          </table:table-cell>
          <table:table-cell office:value-type="float" office:value="-99.221881" calcext:value-type="float">
            <text:p>-99.221881</text:p>
          </table:table-cell>
          <table:table-cell office:value-type="float" office:value="80" calcext:value-type="float">
            <text:p>80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3414" calcext:value-type="float">
            <text:p>18.933414</text:p>
          </table:table-cell>
          <table:table-cell office:value-type="float" office:value="-99.194748" calcext:value-type="float">
            <text:p>-99.194748</text:p>
          </table:table-cell>
          <table:table-cell office:value-type="float" office:value="250" calcext:value-type="float">
            <text:p>250</text:p>
          </table:table-cell>
          <table:table-cell office:value-type="float" office:value="292900.92" calcext:value-type="float">
            <text:p>292900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35198" calcext:value-type="float">
            <text:p>18.935198</text:p>
          </table:table-cell>
          <table:table-cell office:value-type="float" office:value="-99.232834" calcext:value-type="float">
            <text:p>-99.232834</text:p>
          </table:table-cell>
          <table:table-cell office:value-type="float" office:value="180" calcext:value-type="float">
            <text:p>180</text:p>
          </table:table-cell>
          <table:table-cell office:value-type="float" office:value="168596.74" calcext:value-type="float">
            <text:p>16859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385463" calcext:value-type="float">
            <text:p>25.7385463</text:p>
          </table:table-cell>
          <table:table-cell office:value-type="float" office:value="-100.3184093" calcext:value-type="float">
            <text:p>-100.3184093</text:p>
          </table:table-cell>
          <table:table-cell office:value-type="float" office:value="254" calcext:value-type="float">
            <text:p>254</text:p>
          </table:table-cell>
          <table:table-cell office:value-type="float" office:value="139652.29" calcext:value-type="float">
            <text:p>139652.2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1275" calcext:value-type="float">
            <text:p>19.41275</text:p>
          </table:table-cell>
          <table:table-cell office:value-type="float" office:value="-99.126007" calcext:value-type="float">
            <text:p>-99.126007</text:p>
          </table:table-cell>
          <table:table-cell office:value-type="float" office:value="60" calcext:value-type="float">
            <text:p>60</text:p>
          </table:table-cell>
          <table:table-cell office:value-type="float" office:value="35890.24" calcext:value-type="float">
            <text:p>35890.2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64891" calcext:value-type="float">
            <text:p>19.364891</text:p>
          </table:table-cell>
          <table:table-cell office:value-type="float" office:value="-99.148384" calcext:value-type="float">
            <text:p>-99.148384</text:p>
          </table:table-cell>
          <table:table-cell office:value-type="float" office:value="78" calcext:value-type="float">
            <text:p>78</text:p>
          </table:table-cell>
          <table:table-cell office:value-type="float" office:value="150830.86" calcext:value-type="float">
            <text:p>150830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72732" calcext:value-type="float">
            <text:p>19.272732</text:p>
          </table:table-cell>
          <table:table-cell office:value-type="float" office:value="-99.453377" calcext:value-type="float">
            <text:p>-99.453377</text:p>
          </table:table-cell>
          <table:table-cell office:value-type="float" office:value="126" calcext:value-type="float">
            <text:p>126</text:p>
          </table:table-cell>
          <table:table-cell office:value-type="float" office:value="68492.42" calcext:value-type="float">
            <text:p>68492.4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0576" calcext:value-type="float">
            <text:p>19.490576</text:p>
          </table:table-cell>
          <table:table-cell office:value-type="float" office:value="-99.254997" calcext:value-type="float">
            <text:p>-99.254997</text:p>
          </table:table-cell>
          <table:table-cell office:value-type="float" office:value="350" calcext:value-type="float">
            <text:p>350</text:p>
          </table:table-cell>
          <table:table-cell office:value-type="float" office:value="210745.93" calcext:value-type="float">
            <text:p>210745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535753" calcext:value-type="float">
            <text:p>20.5535753</text:p>
          </table:table-cell>
          <table:table-cell office:value-type="float" office:value="-100.4222725" calcext:value-type="float">
            <text:p>-100.4222725</text:p>
          </table:table-cell>
          <table:table-cell office:value-type="float" office:value="156" calcext:value-type="float">
            <text:p>156</text:p>
          </table:table-cell>
          <table:table-cell office:value-type="float" office:value="86953.31" calcext:value-type="float">
            <text:p>86953.3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72051" calcext:value-type="float">
            <text:p>20.572051</text:p>
          </table:table-cell>
          <table:table-cell office:value-type="float" office:value="-100.406716" calcext:value-type="float">
            <text:p>-100.406716</text:p>
          </table:table-cell>
          <table:table-cell office:value-type="float" office:value="227" calcext:value-type="float">
            <text:p>227</text:p>
          </table:table-cell>
          <table:table-cell office:value-type="float" office:value="125920.69" calcext:value-type="float">
            <text:p>125920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57469" calcext:value-type="float">
            <text:p>32.457469</text:p>
          </table:table-cell>
          <table:table-cell office:value-type="float" office:value="-116.882435" calcext:value-type="float">
            <text:p>-116.882435</text:p>
          </table:table-cell>
          <table:table-cell office:value-type="float" office:value="102" calcext:value-type="float">
            <text:p>102</text:p>
          </table:table-cell>
          <table:table-cell office:value-type="float" office:value="61643.18" calcext:value-type="float">
            <text:p>61643.1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53373" calcext:value-type="float">
            <text:p>19.353373</text:p>
          </table:table-cell>
          <table:table-cell office:value-type="float" office:value="-99.1138" calcext:value-type="float">
            <text:p>-99.1138</text:p>
          </table:table-cell>
          <table:table-cell office:value-type="float" office:value="160" calcext:value-type="float">
            <text:p>160</text:p>
          </table:table-cell>
          <table:table-cell office:value-type="float" office:value="106127.01" calcext:value-type="float">
            <text:p>106127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270" calcext:value-type="float">
            <text:p>270</text:p>
          </table:table-cell>
          <table:table-cell office:value-type="float" office:value="164947.8" calcext:value-type="float">
            <text:p>164947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2959587" calcext:value-type="float">
            <text:p>20.2959587</text:p>
          </table:table-cell>
          <table:table-cell office:value-type="float" office:value="-103.1944627" calcext:value-type="float">
            <text:p>-103.1944627</text:p>
          </table:table-cell>
          <table:table-cell office:value-type="float" office:value="204" calcext:value-type="float">
            <text:p>204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79178" calcext:value-type="float">
            <text:p>20.379178</text:p>
          </table:table-cell>
          <table:table-cell office:value-type="float" office:value="-99.966431" calcext:value-type="float">
            <text:p>-99.966431</text:p>
          </table:table-cell>
          <table:table-cell office:value-type="float" office:value="80" calcext:value-type="float">
            <text:p>80</text:p>
          </table:table-cell>
          <table:table-cell office:value-type="float" office:value="34246.21" calcext:value-type="float">
            <text:p>34246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4409" calcext:value-type="float">
            <text:p>18.804409</text:p>
          </table:table-cell>
          <table:table-cell office:value-type="float" office:value="-98.959038" calcext:value-type="float">
            <text:p>-98.959038</text:p>
          </table:table-cell>
          <table:table-cell office:value-type="float" office:value="130" calcext:value-type="float">
            <text:p>130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0.5958037462" calcext:value-type="float">
            <text:p>20.5958037462</text:p>
          </table:table-cell>
          <table:table-cell office:value-type="float" office:value="-101.186433658" calcext:value-type="float">
            <text:p>-101.186433658</text:p>
          </table:table-cell>
          <table:table-cell office:value-type="float" office:value="195" calcext:value-type="float">
            <text:p>195</text:p>
          </table:table-cell>
          <table:table-cell office:value-type="float" office:value="94858.16" calcext:value-type="float">
            <text:p>94858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72678" calcext:value-type="float">
            <text:p>22.272678</text:p>
          </table:table-cell>
          <table:table-cell office:value-type="float" office:value="-97.883728" calcext:value-type="float">
            <text:p>-97.883728</text:p>
          </table:table-cell>
          <table:table-cell office:value-type="float" office:value="350" calcext:value-type="float">
            <text:p>350</text:p>
          </table:table-cell>
          <table:table-cell office:value-type="float" office:value="237145.4" calcext:value-type="float">
            <text:p>23714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09216" calcext:value-type="float">
            <text:p>22.309216</text:p>
          </table:table-cell>
          <table:table-cell office:value-type="float" office:value="-97.89325" calcext:value-type="float">
            <text:p>-97.89325</text:p>
          </table:table-cell>
          <table:table-cell office:value-type="float" office:value="109" calcext:value-type="float">
            <text:p>109</text:p>
          </table:table-cell>
          <table:table-cell office:value-type="float" office:value="45848.11" calcext:value-type="float">
            <text:p>45848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08657" calcext:value-type="float">
            <text:p>18.808657</text:p>
          </table:table-cell>
          <table:table-cell office:value-type="float" office:value="-99.203751" calcext:value-type="float">
            <text:p>-99.203751</text:p>
          </table:table-cell>
          <table:table-cell office:value-type="float" office:value="67" calcext:value-type="float">
            <text:p>67</text:p>
          </table:table-cell>
          <table:table-cell office:value-type="float" office:value="34254.33" calcext:value-type="float">
            <text:p>34254.3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12604" calcext:value-type="float">
            <text:p>20.712604</text:p>
          </table:table-cell>
          <table:table-cell office:value-type="float" office:value="-103.391146" calcext:value-type="float">
            <text:p>-103.391146</text:p>
          </table:table-cell>
          <table:table-cell office:value-type="float" office:value="361" calcext:value-type="float">
            <text:p>361</text:p>
          </table:table-cell>
          <table:table-cell office:value-type="float" office:value="194939.99" calcext:value-type="float">
            <text:p>19493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6626225" calcext:value-type="float">
            <text:p>25.6626225</text:p>
          </table:table-cell>
          <table:table-cell office:value-type="float" office:value="-100.3688142" calcext:value-type="float">
            <text:p>-100.3688142</text:p>
          </table:table-cell>
          <table:table-cell office:value-type="float" office:value="311" calcext:value-type="float">
            <text:p>311</text:p>
          </table:table-cell>
          <table:table-cell office:value-type="float" office:value="240884.28" calcext:value-type="float">
            <text:p>240884.2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59084" calcext:value-type="float">
            <text:p>19.059084</text:p>
          </table:table-cell>
          <table:table-cell office:value-type="float" office:value="-98.286095" calcext:value-type="float">
            <text:p>-98.286095</text:p>
          </table:table-cell>
          <table:table-cell office:value-type="float" office:value="243" calcext:value-type="float">
            <text:p>243</text:p>
          </table:table-cell>
          <table:table-cell office:value-type="float" office:value="101445.53" calcext:value-type="float">
            <text:p>101445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89658" calcext:value-type="float">
            <text:p>21.89658</text:p>
          </table:table-cell>
          <table:table-cell office:value-type="float" office:value="-102.316322" calcext:value-type="float">
            <text:p>-102.316322</text:p>
          </table:table-cell>
          <table:table-cell office:value-type="float" office:value="245" calcext:value-type="float">
            <text:p>245</text:p>
          </table:table-cell>
          <table:table-cell office:value-type="float" office:value="78502.86" calcext:value-type="float">
            <text:p>78502.8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mpeche</text:p>
          </table:table-cell>
          <table:table-cell office:value-type="float" office:value="19.8308743" calcext:value-type="float">
            <text:p>19.8308743</text:p>
          </table:table-cell>
          <table:table-cell office:value-type="float" office:value="-90.5359003" calcext:value-type="float">
            <text:p>-90.5359003</text:p>
          </table:table-cell>
          <table:table-cell office:value-type="float" office:value="180" calcext:value-type="float">
            <text:p>180</text:p>
          </table:table-cell>
          <table:table-cell office:value-type="float" office:value="76413.51" calcext:value-type="float">
            <text:p>7641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1798" calcext:value-type="float">
            <text:p>19.491798</text:p>
          </table:table-cell>
          <table:table-cell office:value-type="float" office:value="-99.262423" calcext:value-type="float">
            <text:p>-99.262423</text:p>
          </table:table-cell>
          <table:table-cell office:value-type="float" office:value="150" calcext:value-type="float">
            <text:p>150</text:p>
          </table:table-cell>
          <table:table-cell office:value-type="float" office:value="168596.74" calcext:value-type="float">
            <text:p>168596.7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508428" calcext:value-type="float">
            <text:p>19.508428</text:p>
          </table:table-cell>
          <table:table-cell office:value-type="float" office:value="-99.125896" calcext:value-type="float">
            <text:p>-99.125896</text:p>
          </table:table-cell>
          <table:table-cell office:value-type="float" office:value="150" calcext:value-type="float">
            <text:p>150</text:p>
          </table:table-cell>
          <table:table-cell office:value-type="float" office:value="45057.62" calcext:value-type="float">
            <text:p>45057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70466" calcext:value-type="float">
            <text:p>28.70466</text:p>
          </table:table-cell>
          <table:table-cell office:value-type="float" office:value="-106.089596" calcext:value-type="float">
            <text:p>-106.089596</text:p>
          </table:table-cell>
          <table:table-cell office:value-type="float" office:value="78" calcext:value-type="float">
            <text:p>78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54332" calcext:value-type="float">
            <text:p>19.454332</text:p>
          </table:table-cell>
          <table:table-cell office:value-type="float" office:value="-99.200287" calcext:value-type="float">
            <text:p>-99.200287</text:p>
          </table:table-cell>
          <table:table-cell office:value-type="float" office:value="90" calcext:value-type="float">
            <text:p>90</text:p>
          </table:table-cell>
          <table:table-cell office:value-type="float" office:value="53832.41" calcext:value-type="float">
            <text:p>53832.4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77675" calcext:value-type="float">
            <text:p>19.077675</text:p>
          </table:table-cell>
          <table:table-cell office:value-type="float" office:value="-98.225566" calcext:value-type="float">
            <text:p>-98.225566</text:p>
          </table:table-cell>
          <table:table-cell office:value-type="float" office:value="175" calcext:value-type="float">
            <text:p>175</text:p>
          </table:table-cell>
          <table:table-cell office:value-type="float" office:value="118544.58" calcext:value-type="float">
            <text:p>118544.5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60" calcext:value-type="float">
            <text:p>160</text:p>
          </table:table-cell>
          <table:table-cell office:value-type="float" office:value="99577.45" calcext:value-type="float">
            <text:p>99577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2282" calcext:value-type="float">
            <text:p>18.922282</text:p>
          </table:table-cell>
          <table:table-cell office:value-type="float" office:value="-99.04435" calcext:value-type="float">
            <text:p>-99.04435</text:p>
          </table:table-cell>
          <table:table-cell office:value-type="float" office:value="70" calcext:value-type="float">
            <text:p>70</text:p>
          </table:table-cell>
          <table:table-cell office:value-type="float" office:value="46469.47" calcext:value-type="float">
            <text:p>46469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6.742777" calcext:value-type="float">
            <text:p>16.742777</text:p>
          </table:table-cell>
          <table:table-cell office:value-type="float" office:value="-93.119011" calcext:value-type="float">
            <text:p>-93.119011</text:p>
          </table:table-cell>
          <table:table-cell office:value-type="float" office:value="140" calcext:value-type="float">
            <text:p>140</text:p>
          </table:table-cell>
          <table:table-cell office:value-type="float" office:value="73778.56" calcext:value-type="float">
            <text:p>73778.5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45961" calcext:value-type="float">
            <text:p>20.945961</text:p>
          </table:table-cell>
          <table:table-cell office:value-type="float" office:value="-97.389905" calcext:value-type="float">
            <text:p>-97.389905</text:p>
          </table:table-cell>
          <table:table-cell office:value-type="float" office:value="200" calcext:value-type="float">
            <text:p>200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93162" calcext:value-type="float">
            <text:p>22.193162</text:p>
          </table:table-cell>
          <table:table-cell office:value-type="float" office:value="-101.005431" calcext:value-type="float">
            <text:p>-101.005431</text:p>
          </table:table-cell>
          <table:table-cell office:value-type="float" office:value="80" calcext:value-type="float">
            <text:p>80</text:p>
          </table:table-cell>
          <table:table-cell office:value-type="float" office:value="39514.86" calcext:value-type="float">
            <text:p>39514.8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19549" calcext:value-type="float">
            <text:p>19.119549</text:p>
          </table:table-cell>
          <table:table-cell office:value-type="float" office:value="-96.107643" calcext:value-type="float">
            <text:p>-96.107643</text:p>
          </table:table-cell>
          <table:table-cell office:value-type="float" office:value="93" calcext:value-type="float">
            <text:p>93</text:p>
          </table:table-cell>
          <table:table-cell office:value-type="float" office:value="76413.51" calcext:value-type="float">
            <text:p>76413.5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953683665" calcext:value-type="float">
            <text:p>19.4953683665</text:p>
          </table:table-cell>
          <table:table-cell office:value-type="float" office:value="-99.2584598064" calcext:value-type="float">
            <text:p>-99.2584598064</text:p>
          </table:table-cell>
          <table:table-cell office:value-type="float" office:value="140" calcext:value-type="float">
            <text:p>140</text:p>
          </table:table-cell>
          <table:table-cell office:value-type="float" office:value="68508.67" calcext:value-type="float">
            <text:p>68508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39641" calcext:value-type="float">
            <text:p>21.139641</text:p>
          </table:table-cell>
          <table:table-cell office:value-type="float" office:value="-86.879738" calcext:value-type="float">
            <text:p>-86.879738</text:p>
          </table:table-cell>
          <table:table-cell office:value-type="float" office:value="100" calcext:value-type="float">
            <text:p>100</text:p>
          </table:table-cell>
          <table:table-cell office:value-type="float" office:value="36880.53" calcext:value-type="float">
            <text:p>36880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59601" calcext:value-type="float">
            <text:p>20.659601</text:p>
          </table:table-cell>
          <table:table-cell office:value-type="float" office:value="-100.442467" calcext:value-type="float">
            <text:p>-100.442467</text:p>
          </table:table-cell>
          <table:table-cell office:value-type="float" office:value="301" calcext:value-type="float">
            <text:p>301</text:p>
          </table:table-cell>
          <table:table-cell office:value-type="float" office:value="274034.68" calcext:value-type="float">
            <text:p>274034.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3103259143" calcext:value-type="float">
            <text:p>21.3103259143</text:p>
          </table:table-cell>
          <table:table-cell office:value-type="float" office:value="-89.248380661" calcext:value-type="float">
            <text:p>-89.248380661</text:p>
          </table:table-cell>
          <table:table-cell office:value-type="float" office:value="325" calcext:value-type="float">
            <text:p>325</text:p>
          </table:table-cell>
          <table:table-cell office:value-type="float" office:value="187081.37" calcext:value-type="float">
            <text:p>187081.37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3257" calcext:value-type="float">
            <text:p>19.393257</text:p>
          </table:table-cell>
          <table:table-cell office:value-type="float" office:value="-99.157113" calcext:value-type="float">
            <text:p>-99.157113</text:p>
          </table:table-cell>
          <table:table-cell office:value-type="float" office:value="100" calcext:value-type="float">
            <text:p>100</text:p>
          </table:table-cell>
          <table:table-cell office:value-type="float" office:value="71653.61" calcext:value-type="float">
            <text:p>71653.6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190" calcext:value-type="float">
            <text:p>190</text:p>
          </table:table-cell>
          <table:table-cell office:value-type="float" office:value="97493.1" calcext:value-type="float">
            <text:p>97493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475017" calcext:value-type="float">
            <text:p>20.9475017</text:p>
          </table:table-cell>
          <table:table-cell office:value-type="float" office:value="-97.3631926" calcext:value-type="float">
            <text:p>-97.3631926</text:p>
          </table:table-cell>
          <table:table-cell office:value-type="float" office:value="110" calcext:value-type="float">
            <text:p>110</text:p>
          </table:table-cell>
          <table:table-cell office:value-type="float" office:value="67860.19" calcext:value-type="float">
            <text:p>67860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1457" calcext:value-type="float">
            <text:p>25.721457</text:p>
          </table:table-cell>
          <table:table-cell office:value-type="float" office:value="-100.228301" calcext:value-type="float">
            <text:p>-100.228301</text:p>
          </table:table-cell>
          <table:table-cell office:value-type="float" office:value="190" calcext:value-type="float">
            <text:p>190</text:p>
          </table:table-cell>
          <table:table-cell office:value-type="float" office:value="88513.29" calcext:value-type="float">
            <text:p>88513.2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406092" calcext:value-type="float">
            <text:p>19.406092</text:p>
          </table:table-cell>
          <table:table-cell office:value-type="float" office:value="-99.011968" calcext:value-type="float">
            <text:p>-99.011968</text:p>
          </table:table-cell>
          <table:table-cell office:value-type="float" office:value="177" calcext:value-type="float">
            <text:p>177</text:p>
          </table:table-cell>
          <table:table-cell office:value-type="float" office:value="80083.45" calcext:value-type="float">
            <text:p>80083.4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25832" calcext:value-type="float">
            <text:p>22.125832</text:p>
          </table:table-cell>
          <table:table-cell office:value-type="float" office:value="-101.035118" calcext:value-type="float">
            <text:p>-101.035118</text:p>
          </table:table-cell>
          <table:table-cell office:value-type="float" office:value="197" calcext:value-type="float">
            <text:p>197</text:p>
          </table:table-cell>
          <table:table-cell office:value-type="float" office:value="147557.13" calcext:value-type="float">
            <text:p>147557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3252" calcext:value-type="float">
            <text:p>21.023252</text:p>
          </table:table-cell>
          <table:table-cell office:value-type="float" office:value="-89.614571" calcext:value-type="float">
            <text:p>-89.614571</text:p>
          </table:table-cell>
          <table:table-cell office:value-type="float" office:value="320" calcext:value-type="float">
            <text:p>320</text:p>
          </table:table-cell>
          <table:table-cell office:value-type="float" office:value="150192.08" calcext:value-type="float">
            <text:p>150192.0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1673" calcext:value-type="float">
            <text:p>19.31673</text:p>
          </table:table-cell>
          <table:table-cell office:value-type="float" office:value="-99.581169" calcext:value-type="float">
            <text:p>-99.581169</text:p>
          </table:table-cell>
          <table:table-cell office:value-type="float" office:value="80" calcext:value-type="float">
            <text:p>80</text:p>
          </table:table-cell>
          <table:table-cell office:value-type="float" office:value="47944.7" calcext:value-type="float">
            <text:p>47944.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47322" calcext:value-type="float">
            <text:p>20.647322</text:p>
          </table:table-cell>
          <table:table-cell office:value-type="float" office:value="-100.479441" calcext:value-type="float">
            <text:p>-100.479441</text:p>
          </table:table-cell>
          <table:table-cell office:value-type="float" office:value="82" calcext:value-type="float">
            <text:p>82</text:p>
          </table:table-cell>
          <table:table-cell office:value-type="float" office:value="36248.3" calcext:value-type="float">
            <text:p>36248.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7100885" calcext:value-type="float">
            <text:p>19.7100885</text:p>
          </table:table-cell>
          <table:table-cell office:value-type="float" office:value="-98.9659399" calcext:value-type="float">
            <text:p>-98.9659399</text:p>
          </table:table-cell>
          <table:table-cell office:value-type="float" office:value="99" calcext:value-type="float">
            <text:p>99</text:p>
          </table:table-cell>
          <table:table-cell office:value-type="float" office:value="75783.82" calcext:value-type="float">
            <text:p>75783.8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62951" calcext:value-type="float">
            <text:p>19.462951</text:p>
          </table:table-cell>
          <table:table-cell office:value-type="float" office:value="-99.125888" calcext:value-type="float">
            <text:p>-99.125888</text:p>
          </table:table-cell>
          <table:table-cell office:value-type="float" office:value="208" calcext:value-type="float">
            <text:p>208</text:p>
          </table:table-cell>
          <table:table-cell office:value-type="float" office:value="131716.2" calcext:value-type="float">
            <text:p>131716.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72905" calcext:value-type="float">
            <text:p>21.072905</text:p>
          </table:table-cell>
          <table:table-cell office:value-type="float" office:value="-89.65963" calcext:value-type="float">
            <text:p>-89.65963</text:p>
          </table:table-cell>
          <table:table-cell office:value-type="float" office:value="290" calcext:value-type="float">
            <text:p>290</text:p>
          </table:table-cell>
          <table:table-cell office:value-type="float" office:value="126477.54" calcext:value-type="float">
            <text:p>126477.5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3140373" calcext:value-type="float">
            <text:p>22.3140373</text:p>
          </table:table-cell>
          <table:table-cell office:value-type="float" office:value="-97.8800254" calcext:value-type="float">
            <text:p>-97.8800254</text:p>
          </table:table-cell>
          <table:table-cell office:value-type="float" office:value="178" calcext:value-type="float">
            <text:p>178</text:p>
          </table:table-cell>
          <table:table-cell office:value-type="float" office:value="51644.99" calcext:value-type="float">
            <text:p>51644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47053" calcext:value-type="float">
            <text:p>20.547053</text:p>
          </table:table-cell>
          <table:table-cell office:value-type="float" office:value="-103.47907" calcext:value-type="float">
            <text:p>-103.47907</text:p>
          </table:table-cell>
          <table:table-cell office:value-type="float" office:value="340" calcext:value-type="float">
            <text:p>340</text:p>
          </table:table-cell>
          <table:table-cell office:value-type="float" office:value="262440.91" calcext:value-type="float">
            <text:p>262440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laxcala</text:p>
          </table:table-cell>
          <table:table-cell office:value-type="float" office:value="19.308845" calcext:value-type="float">
            <text:p>19.308845</text:p>
          </table:table-cell>
          <table:table-cell office:value-type="float" office:value="-98.214439" calcext:value-type="float">
            <text:p>-98.214439</text:p>
          </table:table-cell>
          <table:table-cell office:value-type="float" office:value="85" calcext:value-type="float">
            <text:p>85</text:p>
          </table:table-cell>
          <table:table-cell office:value-type="float" office:value="35826.8" calcext:value-type="float">
            <text:p>35826.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Chiapas</text:p>
          </table:table-cell>
          <table:table-cell office:value-type="float" office:value="16.745515" calcext:value-type="float">
            <text:p>16.745515</text:p>
          </table:table-cell>
          <table:table-cell office:value-type="float" office:value="-93.15228" calcext:value-type="float">
            <text:p>-93.15228</text:p>
          </table:table-cell>
          <table:table-cell office:value-type="float" office:value="102" calcext:value-type="float">
            <text:p>102</text:p>
          </table:table-cell>
          <table:table-cell office:value-type="float" office:value="46364.1" calcext:value-type="float">
            <text:p>46364.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04245" calcext:value-type="float">
            <text:p>19.704245</text:p>
          </table:table-cell>
          <table:table-cell office:value-type="float" office:value="-101.165592" calcext:value-type="float">
            <text:p>-101.165592</text:p>
          </table:table-cell>
          <table:table-cell office:value-type="float" office:value="150" calcext:value-type="float">
            <text:p>150</text:p>
          </table:table-cell>
          <table:table-cell office:value-type="float" office:value="94835.67" calcext:value-type="float">
            <text:p>94835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25183" calcext:value-type="float">
            <text:p>25.525183</text:p>
          </table:table-cell>
          <table:table-cell office:value-type="float" office:value="-103.377502" calcext:value-type="float">
            <text:p>-103.377502</text:p>
          </table:table-cell>
          <table:table-cell office:value-type="float" office:value="104" calcext:value-type="float">
            <text:p>104</text:p>
          </table:table-cell>
          <table:table-cell office:value-type="float" office:value="33192.48" calcext:value-type="float">
            <text:p>33192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36711" calcext:value-type="float">
            <text:p>22.136711</text:p>
          </table:table-cell>
          <table:table-cell office:value-type="float" office:value="-101.041163" calcext:value-type="float">
            <text:p>-101.041163</text:p>
          </table:table-cell>
          <table:table-cell office:value-type="float" office:value="270" calcext:value-type="float">
            <text:p>270</text:p>
          </table:table-cell>
          <table:table-cell office:value-type="float" office:value="163328.09" calcext:value-type="float">
            <text:p>163328.0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9522" calcext:value-type="float">
            <text:p>21.039522</text:p>
          </table:table-cell>
          <table:table-cell office:value-type="float" office:value="-89.563911" calcext:value-type="float">
            <text:p>-89.563911</text:p>
          </table:table-cell>
          <table:table-cell office:value-type="float" office:value="119" calcext:value-type="float">
            <text:p>119</text:p>
          </table:table-cell>
          <table:table-cell office:value-type="float" office:value="115814.11" calcext:value-type="float">
            <text:p>115814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8.831146" calcext:value-type="float">
            <text:p>18.831146</text:p>
          </table:table-cell>
          <table:table-cell office:value-type="float" office:value="-99.675944" calcext:value-type="float">
            <text:p>-99.675944</text:p>
          </table:table-cell>
          <table:table-cell office:value-type="float" office:value="125" calcext:value-type="float">
            <text:p>125</text:p>
          </table:table-cell>
          <table:table-cell office:value-type="float" office:value="73761.07" calcext:value-type="float">
            <text:p>73761.0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58271" calcext:value-type="float">
            <text:p>20.558271</text:p>
          </table:table-cell>
          <table:table-cell office:value-type="float" office:value="-100.42942" calcext:value-type="float">
            <text:p>-100.42942</text:p>
          </table:table-cell>
          <table:table-cell office:value-type="float" office:value="139" calcext:value-type="float">
            <text:p>139</text:p>
          </table:table-cell>
          <table:table-cell office:value-type="float" office:value="97469.99" calcext:value-type="float">
            <text:p>97469.9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1.178095" calcext:value-type="float">
            <text:p>21.178095</text:p>
          </table:table-cell>
          <table:table-cell office:value-type="float" office:value="-101.708252" calcext:value-type="float">
            <text:p>-101.708252</text:p>
          </table:table-cell>
          <table:table-cell office:value-type="float" office:value="360" calcext:value-type="float">
            <text:p>360</text:p>
          </table:table-cell>
          <table:table-cell office:value-type="float" office:value="178607.18" calcext:value-type="float">
            <text:p>178607.1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3794" calcext:value-type="float">
            <text:p>19.403794</text:p>
          </table:table-cell>
          <table:table-cell office:value-type="float" office:value="-99.155899" calcext:value-type="float">
            <text:p>-99.155899</text:p>
          </table:table-cell>
          <table:table-cell office:value-type="float" office:value="70" calcext:value-type="float">
            <text:p>70</text:p>
          </table:table-cell>
          <table:table-cell office:value-type="float" office:value="54235.15" calcext:value-type="float">
            <text:p>54235.1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43869" calcext:value-type="float">
            <text:p>20.543869</text:p>
          </table:table-cell>
          <table:table-cell office:value-type="float" office:value="-100.414032" calcext:value-type="float">
            <text:p>-100.414032</text:p>
          </table:table-cell>
          <table:table-cell office:value-type="float" office:value="150" calcext:value-type="float">
            <text:p>150</text:p>
          </table:table-cell>
          <table:table-cell office:value-type="float" office:value="51105.88" calcext:value-type="float">
            <text:p>51105.8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43424" calcext:value-type="float">
            <text:p>19.343424</text:p>
          </table:table-cell>
          <table:table-cell office:value-type="float" office:value="-99.135933" calcext:value-type="float">
            <text:p>-99.135933</text:p>
          </table:table-cell>
          <table:table-cell office:value-type="float" office:value="84" calcext:value-type="float">
            <text:p>84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532236" calcext:value-type="float">
            <text:p>19.532236</text:p>
          </table:table-cell>
          <table:table-cell office:value-type="float" office:value="-96.94104" calcext:value-type="float">
            <text:p>-96.94104</text:p>
          </table:table-cell>
          <table:table-cell office:value-type="float" office:value="180" calcext:value-type="float">
            <text:p>180</text:p>
          </table:table-cell>
          <table:table-cell office:value-type="float" office:value="79029.72" calcext:value-type="float">
            <text:p>79029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755376" calcext:value-type="float">
            <text:p>20.755376</text:p>
          </table:table-cell>
          <table:table-cell office:value-type="float" office:value="-103.39302" calcext:value-type="float">
            <text:p>-103.39302</text:p>
          </table:table-cell>
          <table:table-cell office:value-type="float" office:value="120" calcext:value-type="float">
            <text:p>120</text:p>
          </table:table-cell>
          <table:table-cell office:value-type="float" office:value="71143.62" calcext:value-type="float">
            <text:p>71143.6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08295" calcext:value-type="float">
            <text:p>21.008295</text:p>
          </table:table-cell>
          <table:table-cell office:value-type="float" office:value="-89.591019" calcext:value-type="float">
            <text:p>-89.591019</text:p>
          </table:table-cell>
          <table:table-cell office:value-type="float" office:value="142" calcext:value-type="float">
            <text:p>142</text:p>
          </table:table-cell>
          <table:table-cell office:value-type="float" office:value="91169.23" calcext:value-type="float">
            <text:p>91169.2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2649" calcext:value-type="float">
            <text:p>19.382649</text:p>
          </table:table-cell>
          <table:table-cell office:value-type="float" office:value="-99.143384" calcext:value-type="float">
            <text:p>-99.143384</text:p>
          </table:table-cell>
          <table:table-cell office:value-type="float" office:value="65" calcext:value-type="float">
            <text:p>65</text:p>
          </table:table-cell>
          <table:table-cell office:value-type="float" office:value="44178.77" calcext:value-type="float">
            <text:p>4417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200" calcext:value-type="float">
            <text:p>200</text:p>
          </table:table-cell>
          <table:table-cell office:value-type="float" office:value="152790.8" calcext:value-type="float">
            <text:p>15279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68972" calcext:value-type="float">
            <text:p>22.268972</text:p>
          </table:table-cell>
          <table:table-cell office:value-type="float" office:value="-97.860939" calcext:value-type="float">
            <text:p>-97.860939</text:p>
          </table:table-cell>
          <table:table-cell office:value-type="float" office:value="200" calcext:value-type="float">
            <text:p>200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856389" calcext:value-type="float">
            <text:p>16.856389</text:p>
          </table:table-cell>
          <table:table-cell office:value-type="float" office:value="-99.913115" calcext:value-type="float">
            <text:p>-99.913115</text:p>
          </table:table-cell>
          <table:table-cell office:value-type="float" office:value="131" calcext:value-type="float">
            <text:p>131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19.1279472004" calcext:value-type="float">
            <text:p>19.1279472004</text:p>
          </table:table-cell>
          <table:table-cell office:value-type="float" office:value="-96.1076366901" calcext:value-type="float">
            <text:p>-96.1076366901</text:p>
          </table:table-cell>
          <table:table-cell office:value-type="float" office:value="200" calcext:value-type="float">
            <text:p>200</text:p>
          </table:table-cell>
          <table:table-cell office:value-type="float" office:value="104319.23" calcext:value-type="float">
            <text:p>104319.2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76612" calcext:value-type="float">
            <text:p>19.076612</text:p>
          </table:table-cell>
          <table:table-cell office:value-type="float" office:value="-98.236336" calcext:value-type="float">
            <text:p>-98.236336</text:p>
          </table:table-cell>
          <table:table-cell office:value-type="float" office:value="93" calcext:value-type="float">
            <text:p>93</text:p>
          </table:table-cell>
          <table:table-cell office:value-type="float" office:value="57884.47" calcext:value-type="float">
            <text:p>57884.4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391528" calcext:value-type="float">
            <text:p>20.391528</text:p>
          </table:table-cell>
          <table:table-cell office:value-type="float" office:value="-99.981438" calcext:value-type="float">
            <text:p>-99.981438</text:p>
          </table:table-cell>
          <table:table-cell office:value-type="float" office:value="202" calcext:value-type="float">
            <text:p>202</text:p>
          </table:table-cell>
          <table:table-cell office:value-type="float" office:value="121207.64" calcext:value-type="float">
            <text:p>121207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1661723" calcext:value-type="float">
            <text:p>21.1661723</text:p>
          </table:table-cell>
          <table:table-cell office:value-type="float" office:value="-86.8251719" calcext:value-type="float">
            <text:p>-86.8251719</text:p>
          </table:table-cell>
          <table:table-cell office:value-type="float" office:value="370" calcext:value-type="float">
            <text:p>370</text:p>
          </table:table-cell>
          <table:table-cell office:value-type="float" office:value="200256.11" calcext:value-type="float">
            <text:p>200256.1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aja California</text:p>
          </table:table-cell>
          <table:table-cell office:value-type="float" office:value="32.46906" calcext:value-type="float">
            <text:p>32.46906</text:p>
          </table:table-cell>
          <table:table-cell office:value-type="float" office:value="-116.81963" calcext:value-type="float">
            <text:p>-116.81963</text:p>
          </table:table-cell>
          <table:table-cell office:value-type="float" office:value="86" calcext:value-type="float">
            <text:p>86</text:p>
          </table:table-cell>
          <table:table-cell office:value-type="float" office:value="52605.29" calcext:value-type="float">
            <text:p>52605.2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634817" calcext:value-type="float">
            <text:p>21.0634817</text:p>
          </table:table-cell>
          <table:table-cell office:value-type="float" office:value="-89.6110378" calcext:value-type="float">
            <text:p>-89.6110378</text:p>
          </table:table-cell>
          <table:table-cell office:value-type="float" office:value="63" calcext:value-type="float">
            <text:p>63</text:p>
          </table:table-cell>
          <table:table-cell office:value-type="float" office:value="44794.13" calcext:value-type="float">
            <text:p>44794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Baja Californi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95" calcext:value-type="float">
            <text:p>95</text:p>
          </table:table-cell>
          <table:table-cell office:value-type="float" office:value="84313.09" calcext:value-type="float">
            <text:p>84313.0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745667" calcext:value-type="float">
            <text:p>20.745667</text:p>
          </table:table-cell>
          <table:table-cell office:value-type="float" office:value="-100.455109" calcext:value-type="float">
            <text:p>-100.455109</text:p>
          </table:table-cell>
          <table:table-cell office:value-type="float" office:value="290" calcext:value-type="float">
            <text:p>290</text:p>
          </table:table-cell>
          <table:table-cell office:value-type="float" office:value="236091.42" calcext:value-type="float">
            <text:p>236091.42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Tamaulipas</text:p>
          </table:table-cell>
          <table:table-cell office:value-type="float" office:value="22.292006" calcext:value-type="float">
            <text:p>22.292006</text:p>
          </table:table-cell>
          <table:table-cell office:value-type="float" office:value="-97.866714" calcext:value-type="float">
            <text:p>-97.866714</text:p>
          </table:table-cell>
          <table:table-cell office:value-type="float" office:value="128" calcext:value-type="float">
            <text:p>128</text:p>
          </table:table-cell>
          <table:table-cell office:value-type="float" office:value="85878.96" calcext:value-type="float">
            <text:p>85878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19.061148" calcext:value-type="float">
            <text:p>19.061148</text:p>
          </table:table-cell>
          <table:table-cell office:value-type="float" office:value="-98.248372" calcext:value-type="float">
            <text:p>-98.248372</text:p>
          </table:table-cell>
          <table:table-cell office:value-type="float" office:value="120" calcext:value-type="float">
            <text:p>120</text:p>
          </table:table-cell>
          <table:table-cell office:value-type="float" office:value="59535.72" calcext:value-type="float">
            <text:p>59535.7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69536" calcext:value-type="float">
            <text:p>18.969536</text:p>
          </table:table-cell>
          <table:table-cell office:value-type="float" office:value="-99.215979" calcext:value-type="float">
            <text:p>-99.215979</text:p>
          </table:table-cell>
          <table:table-cell office:value-type="float" office:value="180" calcext:value-type="float">
            <text:p>180</text:p>
          </table:table-cell>
          <table:table-cell office:value-type="float" office:value="81664.04" calcext:value-type="float">
            <text:p>81664.0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300028" calcext:value-type="float">
            <text:p>19.300028</text:p>
          </table:table-cell>
          <table:table-cell office:value-type="float" office:value="-99.566057" calcext:value-type="float">
            <text:p>-99.566057</text:p>
          </table:table-cell>
          <table:table-cell office:value-type="float" office:value="198" calcext:value-type="float">
            <text:p>198</text:p>
          </table:table-cell>
          <table:table-cell office:value-type="float" office:value="53666.55" calcext:value-type="float">
            <text:p>53666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9418" calcext:value-type="float">
            <text:p>20.999418</text:p>
          </table:table-cell>
          <table:table-cell office:value-type="float" office:value="-89.619278" calcext:value-type="float">
            <text:p>-89.619278</text:p>
          </table:table-cell>
          <table:table-cell office:value-type="float" office:value="377" calcext:value-type="float">
            <text:p>377</text:p>
          </table:table-cell>
          <table:table-cell office:value-type="float" office:value="224339.55" calcext:value-type="float">
            <text:p>224339.5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01507" calcext:value-type="float">
            <text:p>19.401507</text:p>
          </table:table-cell>
          <table:table-cell office:value-type="float" office:value="-99.14682" calcext:value-type="float">
            <text:p>-99.14682</text:p>
          </table:table-cell>
          <table:table-cell office:value-type="float" office:value="92" calcext:value-type="float">
            <text:p>92</text:p>
          </table:table-cell>
          <table:table-cell office:value-type="float" office:value="67438.69" calcext:value-type="float">
            <text:p>67438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663315" calcext:value-type="float">
            <text:p>19.663315</text:p>
          </table:table-cell>
          <table:table-cell office:value-type="float" office:value="-99.103287" calcext:value-type="float">
            <text:p>-99.103287</text:p>
          </table:table-cell>
          <table:table-cell office:value-type="float" office:value="100" calcext:value-type="float">
            <text:p>100</text:p>
          </table:table-cell>
          <table:table-cell office:value-type="float" office:value="80083.45" calcext:value-type="float">
            <text:p>80083.4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Yucatán</text:p>
          </table:table-cell>
          <table:table-cell office:value-type="float" office:value="21.030668" calcext:value-type="float">
            <text:p>21.030668</text:p>
          </table:table-cell>
          <table:table-cell office:value-type="float" office:value="-89.599258" calcext:value-type="float">
            <text:p>-89.599258</text:p>
          </table:table-cell>
          <table:table-cell office:value-type="float" office:value="82" calcext:value-type="float">
            <text:p>82</text:p>
          </table:table-cell>
          <table:table-cell office:value-type="float" office:value="62696.91" calcext:value-type="float">
            <text:p>62696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olima</text:p>
          </table:table-cell>
          <table:table-cell office:value-type="float" office:value="19.255166" calcext:value-type="float">
            <text:p>19.255166</text:p>
          </table:table-cell>
          <table:table-cell office:value-type="float" office:value="-103.680325" calcext:value-type="float">
            <text:p>-103.680325</text:p>
          </table:table-cell>
          <table:table-cell office:value-type="float" office:value="105" calcext:value-type="float">
            <text:p>105</text:p>
          </table:table-cell>
          <table:table-cell office:value-type="float" office:value="46627.53" calcext:value-type="float">
            <text:p>46627.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743973" calcext:value-type="float">
            <text:p>18.743973</text:p>
          </table:table-cell>
          <table:table-cell office:value-type="float" office:value="-99.254183" calcext:value-type="float">
            <text:p>-99.254183</text:p>
          </table:table-cell>
          <table:table-cell office:value-type="float" office:value="79" calcext:value-type="float">
            <text:p>79</text:p>
          </table:table-cell>
          <table:table-cell office:value-type="float" office:value="42941.43" calcext:value-type="float">
            <text:p>42941.4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7875" calcext:value-type="float">
            <text:p>21.037875</text:p>
          </table:table-cell>
          <table:table-cell office:value-type="float" office:value="-89.648252" calcext:value-type="float">
            <text:p>-89.648252</text:p>
          </table:table-cell>
          <table:table-cell office:value-type="float" office:value="123" calcext:value-type="float">
            <text:p>123</text:p>
          </table:table-cell>
          <table:table-cell office:value-type="float" office:value="41095.45" calcext:value-type="float">
            <text:p>41095.4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Quintana Roo</text:p>
          </table:table-cell>
          <table:table-cell office:value-type="float" office:value="21.1495343889" calcext:value-type="float">
            <text:p>21.1495343889</text:p>
          </table:table-cell>
          <table:table-cell office:value-type="float" office:value="-86.8515973089" calcext:value-type="float">
            <text:p>-86.8515973089</text:p>
          </table:table-cell>
          <table:table-cell office:value-type="float" office:value="79" calcext:value-type="float">
            <text:p>79</text:p>
          </table:table-cell>
          <table:table-cell office:value-type="float" office:value="80015.91" calcext:value-type="float">
            <text:p>80015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51663" calcext:value-type="float">
            <text:p>18.951663</text:p>
          </table:table-cell>
          <table:table-cell office:value-type="float" office:value="-99.218298" calcext:value-type="float">
            <text:p>-99.218298</text:p>
          </table:table-cell>
          <table:table-cell office:value-type="float" office:value="376" calcext:value-type="float">
            <text:p>376</text:p>
          </table:table-cell>
          <table:table-cell office:value-type="float" office:value="263432.41" calcext:value-type="float">
            <text:p>263432.4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81078" calcext:value-type="float">
            <text:p>19.381078</text:p>
          </table:table-cell>
          <table:table-cell office:value-type="float" office:value="-99.186714" calcext:value-type="float">
            <text:p>-99.186714</text:p>
          </table:table-cell>
          <table:table-cell office:value-type="float" office:value="70" calcext:value-type="float">
            <text:p>70</text:p>
          </table:table-cell>
          <table:table-cell office:value-type="float" office:value="85668.22" calcext:value-type="float">
            <text:p>85668.2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225157463" calcext:value-type="float">
            <text:p>24.8225157463</text:p>
          </table:table-cell>
          <table:table-cell office:value-type="float" office:value="-107.4352383614" calcext:value-type="float">
            <text:p>-107.4352383614</text:p>
          </table:table-cell>
          <table:table-cell office:value-type="float" office:value="105" calcext:value-type="float">
            <text:p>105</text:p>
          </table:table-cell>
          <table:table-cell office:value-type="float" office:value="55847.67" calcext:value-type="float">
            <text:p>55847.6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22923" calcext:value-type="float">
            <text:p>19.522923</text:p>
          </table:table-cell>
          <table:table-cell office:value-type="float" office:value="-99.241837" calcext:value-type="float">
            <text:p>-99.241837</text:p>
          </table:table-cell>
          <table:table-cell office:value-type="float" office:value="200" calcext:value-type="float">
            <text:p>200</text:p>
          </table:table-cell>
          <table:table-cell office:value-type="float" office:value="229240.55" calcext:value-type="float">
            <text:p>229240.5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93433" calcext:value-type="float">
            <text:p>20.693433</text:p>
          </table:table-cell>
          <table:table-cell office:value-type="float" office:value="-100.446219" calcext:value-type="float">
            <text:p>-100.446219</text:p>
          </table:table-cell>
          <table:table-cell office:value-type="float" office:value="160" calcext:value-type="float">
            <text:p>160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45727" calcext:value-type="float">
            <text:p>19.545727</text:p>
          </table:table-cell>
          <table:table-cell office:value-type="float" office:value="-99.039146" calcext:value-type="float">
            <text:p>-99.039146</text:p>
          </table:table-cell>
          <table:table-cell office:value-type="float" office:value="133" calcext:value-type="float">
            <text:p>133</text:p>
          </table:table-cell>
          <table:table-cell office:value-type="float" office:value="67438.69" calcext:value-type="float">
            <text:p>67438.6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72886" calcext:value-type="float">
            <text:p>28.672886</text:p>
          </table:table-cell>
          <table:table-cell office:value-type="float" office:value="-106.09304" calcext:value-type="float">
            <text:p>-106.09304</text:p>
          </table:table-cell>
          <table:table-cell office:value-type="float" office:value="250" calcext:value-type="float">
            <text:p>250</text:p>
          </table:table-cell>
          <table:table-cell office:value-type="float" office:value="63238.77" calcext:value-type="float">
            <text:p>63238.7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anajuato</text:p>
          </table:table-cell>
          <table:table-cell office:value-type="float" office:value="20.9144491" calcext:value-type="float">
            <text:p>20.9144491</text:p>
          </table:table-cell>
          <table:table-cell office:value-type="float" office:value="-100.745235" calcext:value-type="float">
            <text:p>-100.745235</text:p>
          </table:table-cell>
          <table:table-cell office:value-type="float" office:value="100" calcext:value-type="float">
            <text:p>100</text:p>
          </table:table-cell>
          <table:table-cell office:value-type="float" office:value="127584.22" calcext:value-type="float">
            <text:p>127584.2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Puebla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13" calcext:value-type="float">
            <text:p>113</text:p>
          </table:table-cell>
          <table:table-cell office:value-type="float" office:value="57955.13" calcext:value-type="float">
            <text:p>57955.1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618279" calcext:value-type="float">
            <text:p>20.618279</text:p>
          </table:table-cell>
          <table:table-cell office:value-type="float" office:value="-100.346985" calcext:value-type="float">
            <text:p>-100.346985</text:p>
          </table:table-cell>
          <table:table-cell office:value-type="float" office:value="130" calcext:value-type="float">
            <text:p>130</text:p>
          </table:table-cell>
          <table:table-cell office:value-type="float" office:value="99601.06" calcext:value-type="float">
            <text:p>99601.0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93523" calcext:value-type="float">
            <text:p>22.193523</text:p>
          </table:table-cell>
          <table:table-cell office:value-type="float" office:value="-101.0019" calcext:value-type="float">
            <text:p>-101.0019</text:p>
          </table:table-cell>
          <table:table-cell office:value-type="float" office:value="211" calcext:value-type="float">
            <text:p>211</text:p>
          </table:table-cell>
          <table:table-cell office:value-type="float" office:value="165467.83" calcext:value-type="float">
            <text:p>16546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30771" calcext:value-type="float">
            <text:p>21.030771</text:p>
          </table:table-cell>
          <table:table-cell office:value-type="float" office:value="-89.646347" calcext:value-type="float">
            <text:p>-89.646347</text:p>
          </table:table-cell>
          <table:table-cell office:value-type="float" office:value="200" calcext:value-type="float">
            <text:p>200</text:p>
          </table:table-cell>
          <table:table-cell office:value-type="float" office:value="77994.48" calcext:value-type="float">
            <text:p>77994.4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Chiapas</text:p>
          </table:table-cell>
          <table:table-cell office:value-type="float" office:value="16.747116" calcext:value-type="float">
            <text:p>16.747116</text:p>
          </table:table-cell>
          <table:table-cell office:value-type="float" office:value="-92.651844" calcext:value-type="float">
            <text:p>-92.651844</text:p>
          </table:table-cell>
          <table:table-cell office:value-type="float" office:value="84" calcext:value-type="float">
            <text:p>84</text:p>
          </table:table-cell>
          <table:table-cell office:value-type="float" office:value="52686.48" calcext:value-type="float">
            <text:p>52686.4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76849" calcext:value-type="float">
            <text:p>19.276849</text:p>
          </table:table-cell>
          <table:table-cell office:value-type="float" office:value="-99.546473" calcext:value-type="float">
            <text:p>-99.546473</text:p>
          </table:table-cell>
          <table:table-cell office:value-type="float" office:value="179" calcext:value-type="float">
            <text:p>179</text:p>
          </table:table-cell>
          <table:table-cell office:value-type="float" office:value="94203.43" calcext:value-type="float">
            <text:p>94203.4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intana Roo</text:p>
          </table:table-cell>
          <table:table-cell office:value-type="float" office:value="21.082655" calcext:value-type="float">
            <text:p>21.082655</text:p>
          </table:table-cell>
          <table:table-cell office:value-type="float" office:value="-86.857162" calcext:value-type="float">
            <text:p>-86.857162</text:p>
          </table:table-cell>
          <table:table-cell office:value-type="float" office:value="251" calcext:value-type="float">
            <text:p>251</text:p>
          </table:table-cell>
          <table:table-cell office:value-type="float" office:value="187037.01" calcext:value-type="float">
            <text:p>187037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845016369" calcext:value-type="float">
            <text:p>19.3845016369</text:p>
          </table:table-cell>
          <table:table-cell office:value-type="float" office:value="-99.0904824436" calcext:value-type="float">
            <text:p>-99.0904824436</text:p>
          </table:table-cell>
          <table:table-cell office:value-type="float" office:value="115" calcext:value-type="float">
            <text:p>115</text:p>
          </table:table-cell>
          <table:table-cell office:value-type="float" office:value="81683.41" calcext:value-type="float">
            <text:p>81683.4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6829" calcext:value-type="float">
            <text:p>19.446829</text:p>
          </table:table-cell>
          <table:table-cell office:value-type="float" office:value="-99.159454" calcext:value-type="float">
            <text:p>-99.159454</text:p>
          </table:table-cell>
          <table:table-cell office:value-type="float" office:value="65" calcext:value-type="float">
            <text:p>65</text:p>
          </table:table-cell>
          <table:table-cell office:value-type="float" office:value="163064.66" calcext:value-type="float">
            <text:p>163064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0.99947" calcext:value-type="float">
            <text:p>20.99947</text:p>
          </table:table-cell>
          <table:table-cell office:value-type="float" office:value="-89.642815" calcext:value-type="float">
            <text:p>-89.642815</text:p>
          </table:table-cell>
          <table:table-cell office:value-type="float" office:value="169" calcext:value-type="float">
            <text:p>169</text:p>
          </table:table-cell>
          <table:table-cell office:value-type="float" office:value="55333.92" calcext:value-type="float">
            <text:p>55333.9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guascalientes</text:p>
          </table:table-cell>
          <table:table-cell office:value-type="float" office:value="21.99782" calcext:value-type="float">
            <text:p>21.99782</text:p>
          </table:table-cell>
          <table:table-cell office:value-type="float" office:value="-102.191307" calcext:value-type="float">
            <text:p>-102.191307</text:p>
          </table:table-cell>
          <table:table-cell office:value-type="float" office:value="350" calcext:value-type="float">
            <text:p>350</text:p>
          </table:table-cell>
          <table:table-cell office:value-type="float" office:value="193359.39" calcext:value-type="float">
            <text:p>193359.3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14615" calcext:value-type="float">
            <text:p>25.714615</text:p>
          </table:table-cell>
          <table:table-cell office:value-type="float" office:value="-100.230576" calcext:value-type="float">
            <text:p>-100.230576</text:p>
          </table:table-cell>
          <table:table-cell office:value-type="float" office:value="309" calcext:value-type="float">
            <text:p>309</text:p>
          </table:table-cell>
          <table:table-cell office:value-type="float" office:value="158096.93" calcext:value-type="float">
            <text:p>158096.9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86575" calcext:value-type="float">
            <text:p>19.286575</text:p>
          </table:table-cell>
          <table:table-cell office:value-type="float" office:value="-99.597733" calcext:value-type="float">
            <text:p>-99.597733</text:p>
          </table:table-cell>
          <table:table-cell office:value-type="float" office:value="200" calcext:value-type="float">
            <text:p>200</text:p>
          </table:table-cell>
          <table:table-cell office:value-type="float" office:value="72865.4" calcext:value-type="float">
            <text:p>72865.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urango</text:p>
          </table:table-cell>
          <table:table-cell office:value-type="float" office:value="24.024288" calcext:value-type="float">
            <text:p>24.024288</text:p>
          </table:table-cell>
          <table:table-cell office:value-type="float" office:value="-104.615791" calcext:value-type="float">
            <text:p>-104.615791</text:p>
          </table:table-cell>
          <table:table-cell office:value-type="float" office:value="98" calcext:value-type="float">
            <text:p>98</text:p>
          </table:table-cell>
          <table:table-cell office:value-type="float" office:value="36090.24" calcext:value-type="float">
            <text:p>36090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37234" calcext:value-type="float">
            <text:p>19.537234</text:p>
          </table:table-cell>
          <table:table-cell office:value-type="float" office:value="-99.025536" calcext:value-type="float">
            <text:p>-99.025536</text:p>
          </table:table-cell>
          <table:table-cell office:value-type="float" office:value="83" calcext:value-type="float">
            <text:p>83</text:p>
          </table:table-cell>
          <table:table-cell office:value-type="float" office:value="45447.36" calcext:value-type="float">
            <text:p>45447.3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343042" calcext:value-type="float">
            <text:p>19.343042</text:p>
          </table:table-cell>
          <table:table-cell office:value-type="float" office:value="-99.054777" calcext:value-type="float">
            <text:p>-99.054777</text:p>
          </table:table-cell>
          <table:table-cell office:value-type="float" office:value="275" calcext:value-type="float">
            <text:p>275</text:p>
          </table:table-cell>
          <table:table-cell office:value-type="float" office:value="167543.01" calcext:value-type="float">
            <text:p>167543.0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Querétaro</text:p>
          </table:table-cell>
          <table:table-cell office:value-type="float" office:value="20.594322" calcext:value-type="float">
            <text:p>20.594322</text:p>
          </table:table-cell>
          <table:table-cell office:value-type="float" office:value="-100.365929" calcext:value-type="float">
            <text:p>-100.365929</text:p>
          </table:table-cell>
          <table:table-cell office:value-type="float" office:value="286" calcext:value-type="float">
            <text:p>286</text:p>
          </table:table-cell>
          <table:table-cell office:value-type="float" office:value="183875.82" calcext:value-type="float">
            <text:p>183875.8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66976" calcext:value-type="float">
            <text:p>20.66976</text:p>
          </table:table-cell>
          <table:table-cell office:value-type="float" office:value="-105.204857" calcext:value-type="float">
            <text:p>-105.204857</text:p>
          </table:table-cell>
          <table:table-cell office:value-type="float" office:value="70" calcext:value-type="float">
            <text:p>70</text:p>
          </table:table-cell>
          <table:table-cell office:value-type="float" office:value="35299.94" calcext:value-type="float">
            <text:p>35299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3.256596" calcext:value-type="float">
            <text:p>23.256596</text:p>
          </table:table-cell>
          <table:table-cell office:value-type="float" office:value="-106.415812" calcext:value-type="float">
            <text:p>-106.415812</text:p>
          </table:table-cell>
          <table:table-cell office:value-type="float" office:value="190" calcext:value-type="float">
            <text:p>190</text:p>
          </table:table-cell>
          <table:table-cell office:value-type="float" office:value="55320.8" calcext:value-type="float">
            <text:p>55320.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524088" calcext:value-type="float">
            <text:p>19.524088</text:p>
          </table:table-cell>
          <table:table-cell office:value-type="float" office:value="-99.096736" calcext:value-type="float">
            <text:p>-99.096736</text:p>
          </table:table-cell>
          <table:table-cell office:value-type="float" office:value="75" calcext:value-type="float">
            <text:p>75</text:p>
          </table:table-cell>
          <table:table-cell office:value-type="float" office:value="70757.94" calcext:value-type="float">
            <text:p>70757.9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onora</text:p>
          </table:table-cell>
          <table:table-cell office:value-type="float" office:value="27.492267" calcext:value-type="float">
            <text:p>27.492267</text:p>
          </table:table-cell>
          <table:table-cell office:value-type="float" office:value="-109.958231" calcext:value-type="float">
            <text:p>-109.958231</text:p>
          </table:table-cell>
          <table:table-cell office:value-type="float" office:value="236" calcext:value-type="float">
            <text:p>236</text:p>
          </table:table-cell>
          <table:table-cell office:value-type="float" office:value="115910.26" calcext:value-type="float">
            <text:p>115910.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4358" calcext:value-type="float">
            <text:p>19.394358</text:p>
          </table:table-cell>
          <table:table-cell office:value-type="float" office:value="-99.177444" calcext:value-type="float">
            <text:p>-99.177444</text:p>
          </table:table-cell>
          <table:table-cell office:value-type="float" office:value="195" calcext:value-type="float">
            <text:p>195</text:p>
          </table:table-cell>
          <table:table-cell office:value-type="float" office:value="289775.66" calcext:value-type="float">
            <text:p>289775.6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075214" calcext:value-type="float">
            <text:p>25.7075214</text:p>
          </table:table-cell>
          <table:table-cell office:value-type="float" office:value="-100.4578949" calcext:value-type="float">
            <text:p>-100.4578949</text:p>
          </table:table-cell>
          <table:table-cell office:value-type="float" office:value="150" calcext:value-type="float">
            <text:p>150</text:p>
          </table:table-cell>
          <table:table-cell office:value-type="float" office:value="110969.16" calcext:value-type="float">
            <text:p>110969.1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huahua</text:p>
          </table:table-cell>
          <table:table-cell office:value-type="float" office:value="28.6329957" calcext:value-type="float">
            <text:p>28.6329957</text:p>
          </table:table-cell>
          <table:table-cell office:value-type="float" office:value="-106.0691004" calcext:value-type="float">
            <text:p>-106.0691004</text:p>
          </table:table-cell>
          <table:table-cell office:value-type="float" office:value="274" calcext:value-type="float">
            <text:p>274</text:p>
          </table:table-cell>
          <table:table-cell office:value-type="float" office:value="173906.62" calcext:value-type="float">
            <text:p>173906.6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maulipas</text:p>
          </table:table-cell>
          <table:table-cell office:value-type="float" office:value="22.286442" calcext:value-type="float">
            <text:p>22.286442</text:p>
          </table:table-cell>
          <table:table-cell office:value-type="float" office:value="-97.889847" calcext:value-type="float">
            <text:p>-97.889847</text:p>
          </table:table-cell>
          <table:table-cell office:value-type="float" office:value="81" calcext:value-type="float">
            <text:p>81</text:p>
          </table:table-cell>
          <table:table-cell office:value-type="float" office:value="44256.64" calcext:value-type="float">
            <text:p>44256.6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6889" calcext:value-type="float">
            <text:p>18.926889</text:p>
          </table:table-cell>
          <table:table-cell office:value-type="float" office:value="-99.218126" calcext:value-type="float">
            <text:p>-99.218126</text:p>
          </table:table-cell>
          <table:table-cell office:value-type="float" office:value="186" calcext:value-type="float">
            <text:p>186</text:p>
          </table:table-cell>
          <table:table-cell office:value-type="float" office:value="118544.58" calcext:value-type="float">
            <text:p>118544.5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287568" calcext:value-type="float">
            <text:p>19.287568</text:p>
          </table:table-cell>
          <table:table-cell office:value-type="float" office:value="-99.145853" calcext:value-type="float">
            <text:p>-99.145853</text:p>
          </table:table-cell>
          <table:table-cell office:value-type="float" office:value="100" calcext:value-type="float">
            <text:p>100</text:p>
          </table:table-cell>
          <table:table-cell office:value-type="float" office:value="159320.71" calcext:value-type="float">
            <text:p>159320.7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35637" calcext:value-type="float">
            <text:p>18.835637</text:p>
          </table:table-cell>
          <table:table-cell office:value-type="float" office:value="-99.252857" calcext:value-type="float">
            <text:p>-99.252857</text:p>
          </table:table-cell>
          <table:table-cell office:value-type="float" office:value="200" calcext:value-type="float">
            <text:p>200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Nuevo León</text:p>
          </table:table-cell>
          <table:table-cell office:value-type="float" office:value="25.723516" calcext:value-type="float">
            <text:p>25.723516</text:p>
          </table:table-cell>
          <table:table-cell office:value-type="float" office:value="-100.393311" calcext:value-type="float">
            <text:p>-100.393311</text:p>
          </table:table-cell>
          <table:table-cell office:value-type="float" office:value="350" calcext:value-type="float">
            <text:p>350</text:p>
          </table:table-cell>
          <table:table-cell office:value-type="float" office:value="252895.12" calcext:value-type="float">
            <text:p>252895.1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iapas</text:p>
          </table:table-cell>
          <table:table-cell office:value-type="float" office:value="19.750508" calcext:value-type="float">
            <text:p>19.750508</text:p>
          </table:table-cell>
          <table:table-cell office:value-type="float" office:value="-101.181947" calcext:value-type="float">
            <text:p>-101.181947</text:p>
          </table:table-cell>
          <table:table-cell office:value-type="float" office:value="90" calcext:value-type="float">
            <text:p>90</text:p>
          </table:table-cell>
          <table:table-cell office:value-type="float" office:value="37934.26" calcext:value-type="float">
            <text:p>37934.26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Puebla</text:p>
          </table:table-cell>
          <table:table-cell office:value-type="float" office:value="19.058884" calcext:value-type="float">
            <text:p>19.058884</text:p>
          </table:table-cell>
          <table:table-cell office:value-type="float" office:value="-98.260885" calcext:value-type="float">
            <text:p>-98.260885</text:p>
          </table:table-cell>
          <table:table-cell office:value-type="float" office:value="104" calcext:value-type="float">
            <text:p>104</text:p>
          </table:table-cell>
          <table:table-cell office:value-type="float" office:value="92201.34" calcext:value-type="float">
            <text:p>92201.3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Distrito Federal</text:p>
          </table:table-cell>
          <table:table-cell office:value-type="float" office:value="19.477827" calcext:value-type="float">
            <text:p>19.477827</text:p>
          </table:table-cell>
          <table:table-cell office:value-type="float" office:value="-99.216217" calcext:value-type="float">
            <text:p>-99.216217</text:p>
          </table:table-cell>
          <table:table-cell office:value-type="float" office:value="229" calcext:value-type="float">
            <text:p>229</text:p>
          </table:table-cell>
          <table:table-cell office:value-type="float" office:value="157690.64" calcext:value-type="float">
            <text:p>157690.64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Morelos</text:p>
          </table:table-cell>
          <table:table-cell office:value-type="float" office:value="18.963312" calcext:value-type="float">
            <text:p>18.963312</text:p>
          </table:table-cell>
          <table:table-cell office:value-type="float" office:value="-99.214456" calcext:value-type="float">
            <text:p>-99.214456</text:p>
          </table:table-cell>
          <table:table-cell office:value-type="float" office:value="76" calcext:value-type="float">
            <text:p>76</text:p>
          </table:table-cell>
          <table:table-cell office:value-type="float" office:value="43729.78" calcext:value-type="float">
            <text:p>43729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3656" calcext:value-type="float">
            <text:p>19.393656</text:p>
          </table:table-cell>
          <table:table-cell office:value-type="float" office:value="-99.132304" calcext:value-type="float">
            <text:p>-99.132304</text:p>
          </table:table-cell>
          <table:table-cell office:value-type="float" office:value="60" calcext:value-type="float">
            <text:p>60</text:p>
          </table:table-cell>
          <table:table-cell office:value-type="float" office:value="84845.35" calcext:value-type="float">
            <text:p>84845.35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Estado de México</text:p>
          </table:table-cell>
          <table:table-cell office:value-type="float" office:value="19.607218" calcext:value-type="float">
            <text:p>19.607218</text:p>
          </table:table-cell>
          <table:table-cell office:value-type="float" office:value="-99.194926" calcext:value-type="float">
            <text:p>-99.194926</text:p>
          </table:table-cell>
          <table:table-cell office:value-type="float" office:value="100" calcext:value-type="float">
            <text:p>100</text:p>
          </table:table-cell>
          <table:table-cell office:value-type="float" office:value="43202.91" calcext:value-type="float">
            <text:p>43202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1617587" calcext:value-type="float">
            <text:p>19.1617587</text:p>
          </table:table-cell>
          <table:table-cell office:value-type="float" office:value="-99.6178249" calcext:value-type="float">
            <text:p>-99.6178249</text:p>
          </table:table-cell>
          <table:table-cell office:value-type="float" office:value="85" calcext:value-type="float">
            <text:p>85</text:p>
          </table:table-cell>
          <table:table-cell office:value-type="float" office:value="57968.87" calcext:value-type="float">
            <text:p>57968.87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Guerrero</text:p>
          </table:table-cell>
          <table:table-cell office:value-type="float" office:value="16.7795417527" calcext:value-type="float">
            <text:p>16.7795417527</text:p>
          </table:table-cell>
          <table:table-cell office:value-type="float" office:value="-99.798010105" calcext:value-type="float">
            <text:p>-99.798010105</text:p>
          </table:table-cell>
          <table:table-cell office:value-type="float" office:value="275" calcext:value-type="float">
            <text:p>275</text:p>
          </table:table-cell>
          <table:table-cell office:value-type="float" office:value="316118.9" calcext:value-type="float">
            <text:p>316118.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411724" calcext:value-type="float">
            <text:p>21.0411724</text:p>
          </table:table-cell>
          <table:table-cell office:value-type="float" office:value="-89.5550539" calcext:value-type="float">
            <text:p>-89.5550539</text:p>
          </table:table-cell>
          <table:table-cell office:value-type="float" office:value="195" calcext:value-type="float">
            <text:p>195</text:p>
          </table:table-cell>
          <table:table-cell office:value-type="float" office:value="91632.19" calcext:value-type="float">
            <text:p>91632.1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Tabasco</text:p>
          </table:table-cell>
          <table:table-cell office:value-type="float" office:value="18.00557" calcext:value-type="float">
            <text:p>18.00557</text:p>
          </table:table-cell>
          <table:table-cell office:value-type="float" office:value="-92.959735" calcext:value-type="float">
            <text:p>-92.959735</text:p>
          </table:table-cell>
          <table:table-cell office:value-type="float" office:value="205" calcext:value-type="float">
            <text:p>205</text:p>
          </table:table-cell>
          <table:table-cell office:value-type="float" office:value="88513.29" calcext:value-type="float">
            <text:p>88513.29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41809" calcext:value-type="float">
            <text:p>19.441809</text:p>
          </table:table-cell>
          <table:table-cell office:value-type="float" office:value="-99.156423" calcext:value-type="float">
            <text:p>-99.156423</text:p>
          </table:table-cell>
          <table:table-cell office:value-type="float" office:value="80" calcext:value-type="float">
            <text:p>80</text:p>
          </table:table-cell>
          <table:table-cell office:value-type="float" office:value="65120.49" calcext:value-type="float">
            <text:p>65120.4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idalgo</text:p>
          </table:table-cell>
          <table:table-cell office:value-type="float" office:value="20.124367" calcext:value-type="float">
            <text:p>20.124367</text:p>
          </table:table-cell>
          <table:table-cell office:value-type="float" office:value="-98.735725" calcext:value-type="float">
            <text:p>-98.735725</text:p>
          </table:table-cell>
          <table:table-cell office:value-type="float" office:value="150" calcext:value-type="float">
            <text:p>150</text:p>
          </table:table-cell>
          <table:table-cell office:value-type="float" office:value="92223.21" calcext:value-type="float">
            <text:p>92223.2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0.9673656268" calcext:value-type="float">
            <text:p>20.9673656268</text:p>
          </table:table-cell>
          <table:table-cell office:value-type="float" office:value="-97.3916879296" calcext:value-type="float">
            <text:p>-97.3916879296</text:p>
          </table:table-cell>
          <table:table-cell office:value-type="float" office:value="120" calcext:value-type="float">
            <text:p>120</text:p>
          </table:table-cell>
          <table:table-cell office:value-type="float" office:value="44783.51" calcext:value-type="float">
            <text:p>44783.5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91819" calcext:value-type="float">
            <text:p>19.391819</text:p>
          </table:table-cell>
          <table:table-cell office:value-type="float" office:value="-99.188639" calcext:value-type="float">
            <text:p>-99.188639</text:p>
          </table:table-cell>
          <table:table-cell office:value-type="float" office:value="84" calcext:value-type="float">
            <text:p>84</text:p>
          </table:table-cell>
          <table:table-cell office:value-type="float" office:value="71653.61" calcext:value-type="float">
            <text:p>71653.6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75412" calcext:value-type="float">
            <text:p>19.375412</text:p>
          </table:table-cell>
          <table:table-cell office:value-type="float" office:value="-99.144234" calcext:value-type="float">
            <text:p>-99.144234</text:p>
          </table:table-cell>
          <table:table-cell office:value-type="float" office:value="60" calcext:value-type="float">
            <text:p>60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23.634501" calcext:value-type="float">
            <text:p>23.634501</text:p>
          </table:table-cell>
          <table:table-cell office:value-type="float" office:value="-102.552788" calcext:value-type="float">
            <text:p>-102.552788</text:p>
          </table:table-cell>
          <table:table-cell office:value-type="float" office:value="180" calcext:value-type="float">
            <text:p>180</text:p>
          </table:table-cell>
          <table:table-cell office:value-type="float" office:value="63223.78" calcext:value-type="float">
            <text:p>63223.78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496076" calcext:value-type="float">
            <text:p>19.496076</text:p>
          </table:table-cell>
          <table:table-cell office:value-type="float" office:value="-99.204251" calcext:value-type="float">
            <text:p>-99.204251</text:p>
          </table:table-cell>
          <table:table-cell office:value-type="float" office:value="60" calcext:value-type="float">
            <text:p>60</text:p>
          </table:table-cell>
          <table:table-cell office:value-type="float" office:value="36260.68" calcext:value-type="float">
            <text:p>36260.68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inaloa</text:p>
          </table:table-cell>
          <table:table-cell office:value-type="float" office:value="24.8053549677" calcext:value-type="float">
            <text:p>24.8053549677</text:p>
          </table:table-cell>
          <table:table-cell office:value-type="float" office:value="-107.4623677164" calcext:value-type="float">
            <text:p>-107.4623677164</text:p>
          </table:table-cell>
          <table:table-cell office:value-type="float" office:value="95" calcext:value-type="float">
            <text:p>95</text:p>
          </table:table-cell>
          <table:table-cell office:value-type="float" office:value="44794.13" calcext:value-type="float">
            <text:p>44794.13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istrito Federal</text:p>
          </table:table-cell>
          <table:table-cell office:value-type="float" office:value="19.309196" calcext:value-type="float">
            <text:p>19.309196</text:p>
          </table:table-cell>
          <table:table-cell office:value-type="float" office:value="-99.219505" calcext:value-type="float">
            <text:p>-99.219505</text:p>
          </table:table-cell>
          <table:table-cell office:value-type="float" office:value="110" calcext:value-type="float">
            <text:p>110</text:p>
          </table:table-cell>
          <table:table-cell office:value-type="float" office:value="121863.83" calcext:value-type="float">
            <text:p>121863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842861" calcext:value-type="float">
            <text:p>18.842861</text:p>
          </table:table-cell>
          <table:table-cell office:value-type="float" office:value="-99.225906" calcext:value-type="float">
            <text:p>-99.225906</text:p>
          </table:table-cell>
          <table:table-cell office:value-type="float" office:value="120" calcext:value-type="float">
            <text:p>120</text:p>
          </table:table-cell>
          <table:table-cell office:value-type="float" office:value="105372.96" calcext:value-type="float">
            <text:p>105372.96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Veracruz de Ignacio de la Llave</text:p>
          </table:table-cell>
          <table:table-cell office:value-type="float" office:value="25.51485" calcext:value-type="float">
            <text:p>25.51485</text:p>
          </table:table-cell>
          <table:table-cell office:value-type="float" office:value="-103.389699" calcext:value-type="float">
            <text:p>-103.389699</text:p>
          </table:table-cell>
          <table:table-cell office:value-type="float" office:value="140" calcext:value-type="float">
            <text:p>140</text:p>
          </table:table-cell>
          <table:table-cell office:value-type="float" office:value="51632.75" calcext:value-type="float">
            <text:p>51632.7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Jalisco</text:p>
          </table:table-cell>
          <table:table-cell office:value-type="float" office:value="20.532264" calcext:value-type="float">
            <text:p>20.532264</text:p>
          </table:table-cell>
          <table:table-cell office:value-type="float" office:value="-103.484418" calcext:value-type="float">
            <text:p>-103.484418</text:p>
          </table:table-cell>
          <table:table-cell office:value-type="float" office:value="175" calcext:value-type="float">
            <text:p>175</text:p>
          </table:table-cell>
          <table:table-cell office:value-type="float" office:value="121178.91" calcext:value-type="float">
            <text:p>121178.9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Morelos</text:p>
          </table:table-cell>
          <table:table-cell office:value-type="float" office:value="18.9289862" calcext:value-type="float">
            <text:p>18.9289862</text:p>
          </table:table-cell>
          <table:table-cell office:value-type="float" office:value="-99.1802147" calcext:value-type="float">
            <text:p>-99.1802147</text:p>
          </table:table-cell>
          <table:table-cell office:value-type="float" office:value="100" calcext:value-type="float">
            <text:p>100</text:p>
          </table:table-cell>
          <table:table-cell office:value-type="float" office:value="47417.83" calcext:value-type="float">
            <text:p>47417.8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Yucatán</text:p>
          </table:table-cell>
          <table:table-cell office:value-type="float" office:value="21.0284038368" calcext:value-type="float">
            <text:p>21.0284038368</text:p>
          </table:table-cell>
          <table:table-cell office:value-type="float" office:value="-89.6530058049" calcext:value-type="float">
            <text:p>-89.6530058049</text:p>
          </table:table-cell>
          <table:table-cell office:value-type="float" office:value="81" calcext:value-type="float">
            <text:p>81</text:p>
          </table:table-cell>
          <table:table-cell office:value-type="float" office:value="39524.23" calcext:value-type="float">
            <text:p>39524.2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an Luis Potosí</text:p>
          </table:table-cell>
          <table:table-cell office:value-type="float" office:value="22.11830417" calcext:value-type="float">
            <text:p>22.11830417</text:p>
          </table:table-cell>
          <table:table-cell office:value-type="float" office:value="-101.0321938992" calcext:value-type="float">
            <text:p>-101.0321938992</text:p>
          </table:table-cell>
          <table:table-cell office:value-type="float" office:value="360" calcext:value-type="float">
            <text:p>360</text:p>
          </table:table-cell>
          <table:table-cell office:value-type="float" office:value="245050.24" calcext:value-type="float">
            <text:p>245050.24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stado de México</text:p>
          </table:table-cell>
          <table:table-cell office:value-type="float" office:value="19.233201" calcext:value-type="float">
            <text:p>19.233201</text:p>
          </table:table-cell>
          <table:table-cell office:value-type="float" office:value="-99.558519" calcext:value-type="float">
            <text:p>-99.558519</text:p>
          </table:table-cell>
          <table:table-cell office:value-type="float" office:value="115" calcext:value-type="float">
            <text:p>115</text:p>
          </table:table-cell>
          <table:table-cell office:value-type="float" office:value="110667.85" calcext:value-type="float">
            <text:p>11066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00:42.453821512</meta:creation-date>
    <dc:date>2023-10-30T11:25:57.340003484</dc:date>
    <meta:editing-duration>PT4M27S</meta:editing-duration>
    <meta:editing-cycles>1</meta:editing-cycles>
    <meta:generator>LibreOffice/7.3.7.2$Linux_X86_64 LibreOffice_project/30$Build-2</meta:generator>
    <meta:document-statistic meta:table-count="1" meta:cell-count="10422" meta:object-count="0"/>
  </office:meta>
</office:document-meta>
</file>